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07in"/>
    </style:style>
    <style:style style:name="co2" style:family="table-column">
      <style:table-column-properties fo:break-before="auto" style:column-width="1.0791in"/>
    </style:style>
    <style:style style:name="co3" style:family="table-column">
      <style:table-column-properties fo:break-before="auto" style:column-width="1.231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Data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pressure</text:p>
          </table:table-cell>
        </table:table-row>
        <table:table-row table:style-name="ro1">
          <table:table-cell office:value-type="date" office:date-value="2014-07-23T03:18:07" calcext:value-type="date">
            <text:p>23 Jul 2014 03:18</text:p>
          </table:table-cell>
          <table:table-cell office:value-type="float" office:value="76.0846557617188" calcext:value-type="float">
            <text:p>76.0846557617</text:p>
          </table:table-cell>
          <table:table-cell office:value-type="float" office:value="12.1999998092651" calcext:value-type="float">
            <text:p>12.1999998093</text:p>
          </table:table-cell>
          <table:table-cell office:value-type="float" office:value="1024.03002929688" calcext:value-type="float">
            <text:p>1024.0300292969</text:p>
          </table:table-cell>
        </table:table-row>
        <table:table-row table:style-name="ro1">
          <table:table-cell office:value-type="date" office:date-value="2014-07-23T03:28:07" calcext:value-type="date">
            <text:p>23 Jul 2014 03:28</text:p>
          </table:table-cell>
          <table:table-cell office:value-type="float" office:value="77.2061767578125" calcext:value-type="float">
            <text:p>77.2061767578</text:p>
          </table:table-cell>
          <table:table-cell office:value-type="float" office:value="12.6000003814697" calcext:value-type="float">
            <text:p>12.6000003815</text:p>
          </table:table-cell>
          <table:table-cell office:value-type="float" office:value="1024.17004394531" calcext:value-type="float">
            <text:p>1024.1700439453</text:p>
          </table:table-cell>
        </table:table-row>
        <table:table-row table:style-name="ro1">
          <table:table-cell office:value-type="date" office:date-value="2014-07-23T03:38:08" calcext:value-type="date">
            <text:p>23 Jul 2014 03:38</text:p>
          </table:table-cell>
          <table:table-cell office:value-type="float" office:value="77.8775634765625" calcext:value-type="float">
            <text:p>77.8775634766</text:p>
          </table:table-cell>
          <table:table-cell office:value-type="float" office:value="14.3999996185303" calcext:value-type="float">
            <text:p>14.3999996185</text:p>
          </table:table-cell>
          <table:table-cell office:value-type="float" office:value="1024.06994628906" calcext:value-type="float">
            <text:p>1024.0699462891</text:p>
          </table:table-cell>
        </table:table-row>
        <table:table-row table:style-name="ro1">
          <table:table-cell office:value-type="date" office:date-value="2014-07-23T03:48:08" calcext:value-type="date">
            <text:p>23 Jul 2014 03:48</text:p>
          </table:table-cell>
          <table:table-cell office:value-type="float" office:value="73.89501953125" calcext:value-type="float">
            <text:p>73.8950195313</text:p>
          </table:table-cell>
          <table:table-cell office:value-type="float" office:value="15.8000001907349" calcext:value-type="float">
            <text:p>15.8000001907</text:p>
          </table:table-cell>
          <table:table-cell office:value-type="float" office:value="1024.08996582031" calcext:value-type="float">
            <text:p>1024.0899658203</text:p>
          </table:table-cell>
        </table:table-row>
        <table:table-row table:style-name="ro1">
          <table:table-cell office:value-type="date" office:date-value="2014-07-23T03:58:08" calcext:value-type="date">
            <text:p>23 Jul 2014 03:58</text:p>
          </table:table-cell>
          <table:table-cell office:value-type="float" office:value="71.4307250976563" calcext:value-type="float">
            <text:p>71.4307250977</text:p>
          </table:table-cell>
          <table:table-cell office:value-type="float" office:value="16.7999992370605" calcext:value-type="float">
            <text:p>16.7999992371</text:p>
          </table:table-cell>
          <table:table-cell office:value-type="float" office:value="1024.08996582031" calcext:value-type="float">
            <text:p>1024.0899658203</text:p>
          </table:table-cell>
        </table:table-row>
        <table:table-row table:style-name="ro1">
          <table:table-cell office:value-type="date" office:date-value="2014-07-23T04:08:08" calcext:value-type="date">
            <text:p>23 Jul 2014 04:08</text:p>
          </table:table-cell>
          <table:table-cell office:value-type="float" office:value="69.5691528320313" calcext:value-type="float">
            <text:p>69.569152832</text:p>
          </table:table-cell>
          <table:table-cell office:value-type="float" office:value="17.5" calcext:value-type="float">
            <text:p>17.5</text:p>
          </table:table-cell>
          <table:table-cell office:value-type="float" office:value="1024.27001953125" calcext:value-type="float">
            <text:p>1024.2700195313</text:p>
          </table:table-cell>
        </table:table-row>
        <table:table-row table:style-name="ro1">
          <table:table-cell office:value-type="date" office:date-value="2014-07-23T04:18:08" calcext:value-type="date">
            <text:p>23 Jul 2014 04:18</text:p>
          </table:table-cell>
          <table:table-cell office:value-type="float" office:value="68.1043090820313" calcext:value-type="float">
            <text:p>68.104309082</text:p>
          </table:table-cell>
          <table:table-cell office:value-type="float" office:value="18.1000003814697" calcext:value-type="float">
            <text:p>18.1000003815</text:p>
          </table:table-cell>
          <table:table-cell office:value-type="float" office:value="1024.25" calcext:value-type="float">
            <text:p>1024.25</text:p>
          </table:table-cell>
        </table:table-row>
        <table:table-row table:style-name="ro1">
          <table:table-cell office:value-type="date" office:date-value="2014-07-23T04:28:08" calcext:value-type="date">
            <text:p>23 Jul 2014 04:28</text:p>
          </table:table-cell>
          <table:table-cell office:value-type="float" office:value="67.0819702148438" calcext:value-type="float">
            <text:p>67.0819702148</text:p>
          </table:table-cell>
          <table:table-cell office:value-type="float" office:value="18.6000003814697" calcext:value-type="float">
            <text:p>18.6000003815</text:p>
          </table:table-cell>
          <table:table-cell office:value-type="float" office:value="1024.2099609375" calcext:value-type="float">
            <text:p>1024.2099609375</text:p>
          </table:table-cell>
        </table:table-row>
        <table:table-row table:style-name="ro1">
          <table:table-cell office:value-type="date" office:date-value="2014-07-23T04:38:08" calcext:value-type="date">
            <text:p>23 Jul 2014 04:38</text:p>
          </table:table-cell>
          <table:table-cell office:value-type="float" office:value="66.7081298828125" calcext:value-type="float">
            <text:p>66.7081298828</text:p>
          </table:table-cell>
          <table:table-cell office:value-type="float" office:value="19.1000003814697" calcext:value-type="float">
            <text:p>19.1000003815</text:p>
          </table:table-cell>
          <table:table-cell office:value-type="float" office:value="1024.25" calcext:value-type="float">
            <text:p>1024.25</text:p>
          </table:table-cell>
        </table:table-row>
        <table:table-row table:style-name="ro1">
          <table:table-cell office:value-type="date" office:date-value="2014-07-23T04:48:08" calcext:value-type="date">
            <text:p>23 Jul 2014 04:48</text:p>
          </table:table-cell>
          <table:table-cell office:value-type="float" office:value="65.9985961914063" calcext:value-type="float">
            <text:p>65.9985961914</text:p>
          </table:table-cell>
          <table:table-cell office:value-type="float" office:value="19.5" calcext:value-type="float">
            <text:p>19.5</text:p>
          </table:table-cell>
          <table:table-cell office:value-type="float" office:value="1024.25" calcext:value-type="float">
            <text:p>1024.25</text:p>
          </table:table-cell>
        </table:table-row>
        <table:table-row table:style-name="ro1">
          <table:table-cell office:value-type="date" office:date-value="2014-07-23T04:58:08" calcext:value-type="date">
            <text:p>23 Jul 2014 04:58</text:p>
          </table:table-cell>
          <table:table-cell office:value-type="float" office:value="65.3272094726563" calcext:value-type="float">
            <text:p>65.3272094727</text:p>
          </table:table-cell>
          <table:table-cell office:value-type="float" office:value="19.7999992370605" calcext:value-type="float">
            <text:p>19.7999992371</text:p>
          </table:table-cell>
          <table:table-cell office:value-type="float" office:value="1024.06994628906" calcext:value-type="float">
            <text:p>1024.0699462891</text:p>
          </table:table-cell>
        </table:table-row>
        <table:table-row table:style-name="ro1">
          <table:table-cell office:value-type="date" office:date-value="2014-07-23T05:08:08" calcext:value-type="date">
            <text:p>23 Jul 2014 05:08</text:p>
          </table:table-cell>
          <table:table-cell office:value-type="float" office:value="64.9304809570313" calcext:value-type="float">
            <text:p>64.930480957</text:p>
          </table:table-cell>
          <table:table-cell office:value-type="float" office:value="20.1000003814697" calcext:value-type="float">
            <text:p>20.1000003815</text:p>
          </table:table-cell>
          <table:table-cell office:value-type="float" office:value="1023.95001220703" calcext:value-type="float">
            <text:p>1023.950012207</text:p>
          </table:table-cell>
        </table:table-row>
        <table:table-row table:style-name="ro1">
          <table:table-cell office:value-type="date" office:date-value="2014-07-23T05:18:08" calcext:value-type="date">
            <text:p>23 Jul 2014 05:18</text:p>
          </table:table-cell>
          <table:table-cell office:value-type="float" office:value="64.4116821289063" calcext:value-type="float">
            <text:p>64.4116821289</text:p>
          </table:table-cell>
          <table:table-cell office:value-type="float" office:value="20.2999992370605" calcext:value-type="float">
            <text:p>20.2999992371</text:p>
          </table:table-cell>
          <table:table-cell office:value-type="float" office:value="1023.72998046875" calcext:value-type="float">
            <text:p>1023.7299804688</text:p>
          </table:table-cell>
        </table:table-row>
        <table:table-row table:style-name="ro1">
          <table:table-cell office:value-type="date" office:date-value="2014-07-23T05:28:09" calcext:value-type="date">
            <text:p>23 Jul 2014 05:28</text:p>
          </table:table-cell>
          <table:table-cell office:value-type="float" office:value="64.343017578125" calcext:value-type="float">
            <text:p>64.3430175781</text:p>
          </table:table-cell>
          <table:table-cell office:value-type="float" office:value="20.6000003814697" calcext:value-type="float">
            <text:p>20.6000003815</text:p>
          </table:table-cell>
          <table:table-cell office:value-type="float" office:value="1023.66998291016" calcext:value-type="float">
            <text:p>1023.6699829102</text:p>
          </table:table-cell>
        </table:table-row>
        <table:table-row table:style-name="ro1">
          <table:table-cell office:value-type="date" office:date-value="2014-07-23T05:38:09" calcext:value-type="date">
            <text:p>23 Jul 2014 05:38</text:p>
          </table:table-cell>
          <table:table-cell office:value-type="float" office:value="64.037841796875" calcext:value-type="float">
            <text:p>64.0378417969</text:p>
          </table:table-cell>
          <table:table-cell office:value-type="float" office:value="20.7999992370605" calcext:value-type="float">
            <text:p>20.7999992371</text:p>
          </table:table-cell>
          <table:table-cell office:value-type="float" office:value="1023.45001220703" calcext:value-type="float">
            <text:p>1023.450012207</text:p>
          </table:table-cell>
        </table:table-row>
        <table:table-row table:style-name="ro1">
          <table:table-cell office:value-type="date" office:date-value="2014-07-23T05:48:09" calcext:value-type="date">
            <text:p>23 Jul 2014 05:48</text:p>
          </table:table-cell>
          <table:table-cell office:value-type="float" office:value="63.7784423828125" calcext:value-type="float">
            <text:p>63.7784423828</text:p>
          </table:table-cell>
          <table:table-cell office:value-type="float" office:value="21" calcext:value-type="float">
            <text:p>21</text:p>
          </table:table-cell>
          <table:table-cell office:value-type="float" office:value="1023.29998779297" calcext:value-type="float">
            <text:p>1023.299987793</text:p>
          </table:table-cell>
        </table:table-row>
        <table:table-row table:style-name="ro1">
          <table:table-cell office:value-type="date" office:date-value="2014-07-23T05:58:09" calcext:value-type="date">
            <text:p>23 Jul 2014 05:58</text:p>
          </table:table-cell>
          <table:table-cell office:value-type="float" office:value="63.7479248046875" calcext:value-type="float">
            <text:p>63.7479248047</text:p>
          </table:table-cell>
          <table:table-cell office:value-type="float" office:value="21.2000007629395" calcext:value-type="float">
            <text:p>21.2000007629</text:p>
          </table:table-cell>
          <table:table-cell office:value-type="float" office:value="1023.05999755859" calcext:value-type="float">
            <text:p>1023.0599975586</text:p>
          </table:table-cell>
        </table:table-row>
        <table:table-row table:style-name="ro1">
          <table:table-cell office:value-type="date" office:date-value="2014-07-23T06:08:09" calcext:value-type="date">
            <text:p>23 Jul 2014 06:08</text:p>
          </table:table-cell>
          <table:table-cell office:value-type="float" office:value="63.5953369140625" calcext:value-type="float">
            <text:p>63.5953369141</text:p>
          </table:table-cell>
          <table:table-cell office:value-type="float" office:value="21.3999996185303" calcext:value-type="float">
            <text:p>21.3999996185</text:p>
          </table:table-cell>
          <table:table-cell office:value-type="float" office:value="1022.82000732422" calcext:value-type="float">
            <text:p>1022.8200073242</text:p>
          </table:table-cell>
        </table:table-row>
        <table:table-row table:style-name="ro1">
          <table:table-cell office:value-type="date" office:date-value="2014-07-23T06:18:09" calcext:value-type="date">
            <text:p>23 Jul 2014 06:18</text:p>
          </table:table-cell>
          <table:table-cell office:value-type="float" office:value="63.39697265625" calcext:value-type="float">
            <text:p>63.3969726563</text:p>
          </table:table-cell>
          <table:table-cell office:value-type="float" office:value="21.6000003814697" calcext:value-type="float">
            <text:p>21.6000003815</text:p>
          </table:table-cell>
          <table:table-cell office:value-type="float" office:value="1022.79998779297" calcext:value-type="float">
            <text:p>1022.799987793</text:p>
          </table:table-cell>
        </table:table-row>
        <table:table-row table:style-name="ro1">
          <table:table-cell office:value-type="date" office:date-value="2014-07-23T06:28:09" calcext:value-type="date">
            <text:p>23 Jul 2014 06:28</text:p>
          </table:table-cell>
          <table:table-cell office:value-type="float" office:value="63.2596435546875" calcext:value-type="float">
            <text:p>63.2596435547</text:p>
          </table:table-cell>
          <table:table-cell office:value-type="float" office:value="21.7000007629395" calcext:value-type="float">
            <text:p>21.7000007629</text:p>
          </table:table-cell>
          <table:table-cell office:value-type="float" office:value="1022.53997802734" calcext:value-type="float">
            <text:p>1022.5399780274</text:p>
          </table:table-cell>
        </table:table-row>
        <table:table-row table:style-name="ro1">
          <table:table-cell office:value-type="date" office:date-value="2014-07-23T06:38:09" calcext:value-type="date">
            <text:p>23 Jul 2014 06:38</text:p>
          </table:table-cell>
          <table:table-cell office:value-type="float" office:value="63.2520141601563" calcext:value-type="float">
            <text:p>63.2520141602</text:p>
          </table:table-cell>
          <table:table-cell office:value-type="float" office:value="21.8999996185303" calcext:value-type="float">
            <text:p>21.8999996185</text:p>
          </table:table-cell>
          <table:table-cell office:value-type="float" office:value="1022.38000488281" calcext:value-type="float">
            <text:p>1022.3800048828</text:p>
          </table:table-cell>
        </table:table-row>
        <table:table-row table:style-name="ro1">
          <table:table-cell office:value-type="date" office:date-value="2014-07-23T06:48:09" calcext:value-type="date">
            <text:p>23 Jul 2014 06:48</text:p>
          </table:table-cell>
          <table:table-cell office:value-type="float" office:value="63.0994262695313" calcext:value-type="float">
            <text:p>63.0994262695</text:p>
          </table:table-cell>
          <table:table-cell office:value-type="float" office:value="22.1000003814697" calcext:value-type="float">
            <text:p>22.1000003815</text:p>
          </table:table-cell>
          <table:table-cell office:value-type="float" office:value="1022.20001220703" calcext:value-type="float">
            <text:p>1022.200012207</text:p>
          </table:table-cell>
        </table:table-row>
        <table:table-row table:style-name="ro1">
          <table:table-cell office:value-type="date" office:date-value="2014-07-23T06:58:09" calcext:value-type="date">
            <text:p>23 Jul 2014 06:58</text:p>
          </table:table-cell>
          <table:table-cell office:value-type="float" office:value="63.0841674804688" calcext:value-type="float">
            <text:p>63.0841674805</text:p>
          </table:table-cell>
          <table:table-cell office:value-type="float" office:value="22.2000007629395" calcext:value-type="float">
            <text:p>22.2000007629</text:p>
          </table:table-cell>
          <table:table-cell office:value-type="float" office:value="1022.02001953125" calcext:value-type="float">
            <text:p>1022.0200195313</text:p>
          </table:table-cell>
        </table:table-row>
        <table:table-row table:style-name="ro1">
          <table:table-cell office:value-type="date" office:date-value="2014-07-23T07:08:09" calcext:value-type="date">
            <text:p>23 Jul 2014 07:08</text:p>
          </table:table-cell>
          <table:table-cell office:value-type="float" office:value="62.9239501953125" calcext:value-type="float">
            <text:p>62.9239501953</text:p>
          </table:table-cell>
          <table:table-cell office:value-type="float" office:value="22.2999992370605" calcext:value-type="float">
            <text:p>22.2999992371</text:p>
          </table:table-cell>
          <table:table-cell office:value-type="float" office:value="1021.89001464844" calcext:value-type="float">
            <text:p>1021.8900146484</text:p>
          </table:table-cell>
        </table:table-row>
        <table:table-row table:style-name="ro1">
          <table:table-cell office:value-type="date" office:date-value="2014-07-23T07:18:09" calcext:value-type="date">
            <text:p>23 Jul 2014 07:18</text:p>
          </table:table-cell>
          <table:table-cell office:value-type="float" office:value="62.9010620117188" calcext:value-type="float">
            <text:p>62.9010620117</text:p>
          </table:table-cell>
          <table:table-cell office:value-type="float" office:value="22.3999996185303" calcext:value-type="float">
            <text:p>22.3999996185</text:p>
          </table:table-cell>
          <table:table-cell office:value-type="float" office:value="1021.90997314453" calcext:value-type="float">
            <text:p>1021.9099731445</text:p>
          </table:table-cell>
        </table:table-row>
        <table:table-row table:style-name="ro1">
          <table:table-cell office:value-type="date" office:date-value="2014-07-23T07:28:10" calcext:value-type="date">
            <text:p>23 Jul 2014 07:28</text:p>
          </table:table-cell>
          <table:table-cell office:value-type="float" office:value="62.9544677734375" calcext:value-type="float">
            <text:p>62.9544677734</text:p>
          </table:table-cell>
          <table:table-cell office:value-type="float" office:value="22.6000003814697" calcext:value-type="float">
            <text:p>22.6000003815</text:p>
          </table:table-cell>
          <table:table-cell office:value-type="float" office:value="1021.90997314453" calcext:value-type="float">
            <text:p>1021.9099731445</text:p>
          </table:table-cell>
        </table:table-row>
        <table:table-row table:style-name="ro1">
          <table:table-cell office:value-type="date" office:date-value="2014-07-23T07:38:10" calcext:value-type="date">
            <text:p>23 Jul 2014 07:38</text:p>
          </table:table-cell>
          <table:table-cell office:value-type="float" office:value="62.9620971679688" calcext:value-type="float">
            <text:p>62.962097168</text:p>
          </table:table-cell>
          <table:table-cell office:value-type="float" office:value="22.7000007629395" calcext:value-type="float">
            <text:p>22.7000007629</text:p>
          </table:table-cell>
          <table:table-cell office:value-type="float" office:value="1021.83001708984" calcext:value-type="float">
            <text:p>1021.8300170899</text:p>
          </table:table-cell>
        </table:table-row>
        <table:table-row table:style-name="ro1">
          <table:table-cell office:value-type="date" office:date-value="2014-07-23T07:48:10" calcext:value-type="date">
            <text:p>23 Jul 2014 07:48</text:p>
          </table:table-cell>
          <table:table-cell office:value-type="float" office:value="62.8323974609375" calcext:value-type="float">
            <text:p>62.8323974609</text:p>
          </table:table-cell>
          <table:table-cell office:value-type="float" office:value="22.7999992370605" calcext:value-type="float">
            <text:p>22.7999992371</text:p>
          </table:table-cell>
          <table:table-cell office:value-type="float" office:value="1021.63000488281" calcext:value-type="float">
            <text:p>1021.6300048828</text:p>
          </table:table-cell>
        </table:table-row>
        <table:table-row table:style-name="ro1">
          <table:table-cell office:value-type="date" office:date-value="2014-07-23T07:58:10" calcext:value-type="date">
            <text:p>23 Jul 2014 07:58</text:p>
          </table:table-cell>
          <table:table-cell office:value-type="float" office:value="62.7942504882813" calcext:value-type="float">
            <text:p>62.7942504883</text:p>
          </table:table-cell>
          <table:table-cell office:value-type="float" office:value="22.7999992370605" calcext:value-type="float">
            <text:p>22.7999992371</text:p>
          </table:table-cell>
          <table:table-cell office:value-type="float" office:value="1021.57000732422" calcext:value-type="float">
            <text:p>1021.5700073242</text:p>
          </table:table-cell>
        </table:table-row>
        <table:table-row table:style-name="ro1">
          <table:table-cell office:value-type="date" office:date-value="2014-07-23T08:08:10" calcext:value-type="date">
            <text:p>23 Jul 2014 08:08</text:p>
          </table:table-cell>
          <table:table-cell office:value-type="float" office:value="62.7637329101563" calcext:value-type="float">
            <text:p>62.7637329102</text:p>
          </table:table-cell>
          <table:table-cell office:value-type="float" office:value="22.8999996185303" calcext:value-type="float">
            <text:p>22.8999996185</text:p>
          </table:table-cell>
          <table:table-cell office:value-type="float" office:value="1021.45001220703" calcext:value-type="float">
            <text:p>1021.450012207</text:p>
          </table:table-cell>
        </table:table-row>
        <table:table-row table:style-name="ro1">
          <table:table-cell office:value-type="date" office:date-value="2014-07-23T08:18:10" calcext:value-type="date">
            <text:p>23 Jul 2014 08:18</text:p>
          </table:table-cell>
          <table:table-cell office:value-type="float" office:value="62.878173828125" calcext:value-type="float">
            <text:p>62.8781738281</text:p>
          </table:table-cell>
          <table:table-cell office:value-type="float" office:value="23" calcext:value-type="float">
            <text:p>23</text:p>
          </table:table-cell>
          <table:table-cell office:value-type="float" office:value="1021.53002929688" calcext:value-type="float">
            <text:p>1021.5300292969</text:p>
          </table:table-cell>
        </table:table-row>
        <table:table-row table:style-name="ro1">
          <table:table-cell office:value-type="date" office:date-value="2014-07-23T08:28:10" calcext:value-type="date">
            <text:p>23 Jul 2014 08:28</text:p>
          </table:table-cell>
          <table:table-cell office:value-type="float" office:value="62.817138671875" calcext:value-type="float">
            <text:p>62.8171386719</text:p>
          </table:table-cell>
          <table:table-cell office:value-type="float" office:value="23.1000003814697" calcext:value-type="float">
            <text:p>23.1000003815</text:p>
          </table:table-cell>
          <table:table-cell office:value-type="float" office:value="1021.42999267578" calcext:value-type="float">
            <text:p>1021.4299926758</text:p>
          </table:table-cell>
        </table:table-row>
        <table:table-row table:style-name="ro1">
          <table:table-cell office:value-type="date" office:date-value="2014-07-23T08:38:10" calcext:value-type="date">
            <text:p>23 Jul 2014 08:38</text:p>
          </table:table-cell>
          <table:table-cell office:value-type="float" office:value="62.8629150390625" calcext:value-type="float">
            <text:p>62.8629150391</text:p>
          </table:table-cell>
          <table:table-cell office:value-type="float" office:value="23.1000003814697" calcext:value-type="float">
            <text:p>23.1000003815</text:p>
          </table:table-cell>
          <table:table-cell office:value-type="float" office:value="1021.54998779297" calcext:value-type="float">
            <text:p>1021.549987793</text:p>
          </table:table-cell>
        </table:table-row>
        <table:table-row table:style-name="ro1">
          <table:table-cell office:value-type="date" office:date-value="2014-07-23T08:48:10" calcext:value-type="date">
            <text:p>23 Jul 2014 08:48</text:p>
          </table:table-cell>
          <table:table-cell office:value-type="float" office:value="62.78662109375" calcext:value-type="float">
            <text:p>62.7866210938</text:p>
          </table:table-cell>
          <table:table-cell office:value-type="float" office:value="23.2000007629395" calcext:value-type="float">
            <text:p>23.2000007629</text:p>
          </table:table-cell>
          <table:table-cell office:value-type="float" office:value="1021.51000976563" calcext:value-type="float">
            <text:p>1021.5100097656</text:p>
          </table:table-cell>
        </table:table-row>
        <table:table-row table:style-name="ro1">
          <table:table-cell office:value-type="date" office:date-value="2014-07-23T08:58:10" calcext:value-type="date">
            <text:p>23 Jul 2014 08:58</text:p>
          </table:table-cell>
          <table:table-cell office:value-type="float" office:value="62.8247680664063" calcext:value-type="float">
            <text:p>62.8247680664</text:p>
          </table:table-cell>
          <table:table-cell office:value-type="float" office:value="23.2000007629395" calcext:value-type="float">
            <text:p>23.2000007629</text:p>
          </table:table-cell>
          <table:table-cell office:value-type="float" office:value="1021.40997314453" calcext:value-type="float">
            <text:p>1021.4099731445</text:p>
          </table:table-cell>
        </table:table-row>
        <table:table-row table:style-name="ro1">
          <table:table-cell office:value-type="date" office:date-value="2014-07-23T09:08:10" calcext:value-type="date">
            <text:p>23 Jul 2014 09:08</text:p>
          </table:table-cell>
          <table:table-cell office:value-type="float" office:value="62.8323974609375" calcext:value-type="float">
            <text:p>62.8323974609</text:p>
          </table:table-cell>
          <table:table-cell office:value-type="float" office:value="23.2999992370605" calcext:value-type="float">
            <text:p>23.2999992371</text:p>
          </table:table-cell>
          <table:table-cell office:value-type="float" office:value="1021.46997070313" calcext:value-type="float">
            <text:p>1021.4699707031</text:p>
          </table:table-cell>
        </table:table-row>
        <table:table-row table:style-name="ro1">
          <table:table-cell office:value-type="date" office:date-value="2014-07-23T09:18:11" calcext:value-type="date">
            <text:p>23 Jul 2014 09:18</text:p>
          </table:table-cell>
          <table:table-cell office:value-type="float" office:value="62.9010620117188" calcext:value-type="float">
            <text:p>62.9010620117</text:p>
          </table:table-cell>
          <table:table-cell office:value-type="float" office:value="23.2999992370605" calcext:value-type="float">
            <text:p>23.2999992371</text:p>
          </table:table-cell>
          <table:table-cell office:value-type="float" office:value="1021.36999511719" calcext:value-type="float">
            <text:p>1021.3699951172</text:p>
          </table:table-cell>
        </table:table-row>
        <table:table-row table:style-name="ro1">
          <table:table-cell office:value-type="date" office:date-value="2014-07-23T09:28:11" calcext:value-type="date">
            <text:p>23 Jul 2014 09:28</text:p>
          </table:table-cell>
          <table:table-cell office:value-type="float" office:value="62.9163208007813" calcext:value-type="float">
            <text:p>62.9163208008</text:p>
          </table:table-cell>
          <table:table-cell office:value-type="float" office:value="23.3999996185303" calcext:value-type="float">
            <text:p>23.3999996185</text:p>
          </table:table-cell>
          <table:table-cell office:value-type="float" office:value="1021.30999755859" calcext:value-type="float">
            <text:p>1021.3099975586</text:p>
          </table:table-cell>
        </table:table-row>
        <table:table-row table:style-name="ro1">
          <table:table-cell office:value-type="date" office:date-value="2014-07-23T09:38:11" calcext:value-type="date">
            <text:p>23 Jul 2014 09:38</text:p>
          </table:table-cell>
          <table:table-cell office:value-type="float" office:value="62.9926147460938" calcext:value-type="float">
            <text:p>62.9926147461</text:p>
          </table:table-cell>
          <table:table-cell office:value-type="float" office:value="23.3999996185303" calcext:value-type="float">
            <text:p>23.3999996185</text:p>
          </table:table-cell>
          <table:table-cell office:value-type="float" office:value="1021.46997070313" calcext:value-type="float">
            <text:p>1021.4699707031</text:p>
          </table:table-cell>
        </table:table-row>
        <table:table-row table:style-name="ro1">
          <table:table-cell office:value-type="date" office:date-value="2014-07-23T09:48:11" calcext:value-type="date">
            <text:p>23 Jul 2014 09:48</text:p>
          </table:table-cell>
          <table:table-cell office:value-type="float" office:value="62.9849853515625" calcext:value-type="float">
            <text:p>62.9849853516</text:p>
          </table:table-cell>
          <table:table-cell office:value-type="float" office:value="23.3999996185303" calcext:value-type="float">
            <text:p>23.3999996185</text:p>
          </table:table-cell>
          <table:table-cell office:value-type="float" office:value="1021.33001708984" calcext:value-type="float">
            <text:p>1021.3300170899</text:p>
          </table:table-cell>
        </table:table-row>
        <table:table-row table:style-name="ro1">
          <table:table-cell office:value-type="date" office:date-value="2014-07-23T09:58:11" calcext:value-type="date">
            <text:p>23 Jul 2014 09:58</text:p>
          </table:table-cell>
          <table:table-cell office:value-type="float" office:value="63.091796875" calcext:value-type="float">
            <text:p>63.091796875</text:p>
          </table:table-cell>
          <table:table-cell office:value-type="float" office:value="23.3999996185303" calcext:value-type="float">
            <text:p>23.3999996185</text:p>
          </table:table-cell>
          <table:table-cell office:value-type="float" office:value="1021.10998535156" calcext:value-type="float">
            <text:p>1021.1099853516</text:p>
          </table:table-cell>
        </table:table-row>
        <table:table-row table:style-name="ro1">
          <table:table-cell office:value-type="date" office:date-value="2014-07-23T10:08:11" calcext:value-type="date">
            <text:p>23 Jul 2014 10:08</text:p>
          </table:table-cell>
          <table:table-cell office:value-type="float" office:value="63.1909790039063" calcext:value-type="float">
            <text:p>63.1909790039</text:p>
          </table:table-cell>
          <table:table-cell office:value-type="float" office:value="23.3999996185303" calcext:value-type="float">
            <text:p>23.3999996185</text:p>
          </table:table-cell>
          <table:table-cell office:value-type="float" office:value="1021.13000488281" calcext:value-type="float">
            <text:p>1021.1300048828</text:p>
          </table:table-cell>
        </table:table-row>
        <table:table-row table:style-name="ro1">
          <table:table-cell office:value-type="date" office:date-value="2014-07-23T10:18:11" calcext:value-type="date">
            <text:p>23 Jul 2014 10:18</text:p>
          </table:table-cell>
          <table:table-cell office:value-type="float" office:value="63.122314453125" calcext:value-type="float">
            <text:p>63.1223144531</text:p>
          </table:table-cell>
          <table:table-cell office:value-type="float" office:value="23.3999996185303" calcext:value-type="float">
            <text:p>23.3999996185</text:p>
          </table:table-cell>
          <table:table-cell office:value-type="float" office:value="1021.10998535156" calcext:value-type="float">
            <text:p>1021.1099853516</text:p>
          </table:table-cell>
        </table:table-row>
        <table:table-row table:style-name="ro1">
          <table:table-cell office:value-type="date" office:date-value="2014-07-23T10:28:11" calcext:value-type="date">
            <text:p>23 Jul 2014 10:28</text:p>
          </table:table-cell>
          <table:table-cell office:value-type="float" office:value="63.3206787109375" calcext:value-type="float">
            <text:p>63.3206787109</text:p>
          </table:table-cell>
          <table:table-cell office:value-type="float" office:value="23.2999992370605" calcext:value-type="float">
            <text:p>23.2999992371</text:p>
          </table:table-cell>
          <table:table-cell office:value-type="float" office:value="1021.13000488281" calcext:value-type="float">
            <text:p>1021.1300048828</text:p>
          </table:table-cell>
        </table:table-row>
        <table:table-row table:style-name="ro1">
          <table:table-cell office:value-type="date" office:date-value="2014-07-23T10:38:11" calcext:value-type="date">
            <text:p>23 Jul 2014 10:38</text:p>
          </table:table-cell>
          <table:table-cell office:value-type="float" office:value="63.3130493164063" calcext:value-type="float">
            <text:p>63.3130493164</text:p>
          </table:table-cell>
          <table:table-cell office:value-type="float" office:value="23.2999992370605" calcext:value-type="float">
            <text:p>23.2999992371</text:p>
          </table:table-cell>
          <table:table-cell office:value-type="float" office:value="1021.07000732422" calcext:value-type="float">
            <text:p>1021.0700073242</text:p>
          </table:table-cell>
        </table:table-row>
        <table:table-row table:style-name="ro1">
          <table:table-cell office:value-type="date" office:date-value="2014-07-23T10:48:11" calcext:value-type="date">
            <text:p>23 Jul 2014 10:48</text:p>
          </table:table-cell>
          <table:table-cell office:value-type="float" office:value="63.4046020507813" calcext:value-type="float">
            <text:p>63.4046020508</text:p>
          </table:table-cell>
          <table:table-cell office:value-type="float" office:value="23.2000007629395" calcext:value-type="float">
            <text:p>23.2000007629</text:p>
          </table:table-cell>
          <table:table-cell office:value-type="float" office:value="1020.90997314453" calcext:value-type="float">
            <text:p>1020.9099731445</text:p>
          </table:table-cell>
        </table:table-row>
        <table:table-row table:style-name="ro1">
          <table:table-cell office:value-type="date" office:date-value="2014-07-23T10:58:11" calcext:value-type="date">
            <text:p>23 Jul 2014 10:58</text:p>
          </table:table-cell>
          <table:table-cell office:value-type="float" office:value="63.3740844726563" calcext:value-type="float">
            <text:p>63.3740844727</text:p>
          </table:table-cell>
          <table:table-cell office:value-type="float" office:value="23.2000007629395" calcext:value-type="float">
            <text:p>23.2000007629</text:p>
          </table:table-cell>
          <table:table-cell office:value-type="float" office:value="1020.96997070313" calcext:value-type="float">
            <text:p>1020.9699707031</text:p>
          </table:table-cell>
        </table:table-row>
        <table:table-row table:style-name="ro1">
          <table:table-cell office:value-type="date" office:date-value="2014-07-23T11:08:11" calcext:value-type="date">
            <text:p>23 Jul 2014 11:08</text:p>
          </table:table-cell>
          <table:table-cell office:value-type="float" office:value="63.4656372070313" calcext:value-type="float">
            <text:p>63.465637207</text:p>
          </table:table-cell>
          <table:table-cell office:value-type="float" office:value="23.2000007629395" calcext:value-type="float">
            <text:p>23.2000007629</text:p>
          </table:table-cell>
          <table:table-cell office:value-type="float" office:value="1020.95001220703" calcext:value-type="float">
            <text:p>1020.950012207</text:p>
          </table:table-cell>
        </table:table-row>
        <table:table-row table:style-name="ro1">
          <table:table-cell office:value-type="date" office:date-value="2014-07-23T11:18:12" calcext:value-type="date">
            <text:p>23 Jul 2014 11:18</text:p>
          </table:table-cell>
          <table:table-cell office:value-type="float" office:value="63.4503784179688" calcext:value-type="float">
            <text:p>63.450378418</text:p>
          </table:table-cell>
          <table:table-cell office:value-type="float" office:value="23.1000003814697" calcext:value-type="float">
            <text:p>23.1000003815</text:p>
          </table:table-cell>
          <table:table-cell office:value-type="float" office:value="1020.78997802734" calcext:value-type="float">
            <text:p>1020.7899780274</text:p>
          </table:table-cell>
        </table:table-row>
        <table:table-row table:style-name="ro1">
          <table:table-cell office:value-type="date" office:date-value="2014-07-23T11:28:12" calcext:value-type="date">
            <text:p>23 Jul 2014 11:28</text:p>
          </table:table-cell>
          <table:table-cell office:value-type="float" office:value="63.4503784179688" calcext:value-type="float">
            <text:p>63.450378418</text:p>
          </table:table-cell>
          <table:table-cell office:value-type="float" office:value="23.1000003814697" calcext:value-type="float">
            <text:p>23.1000003815</text:p>
          </table:table-cell>
          <table:table-cell office:value-type="float" office:value="1020.66998291016" calcext:value-type="float">
            <text:p>1020.6699829102</text:p>
          </table:table-cell>
        </table:table-row>
        <table:table-row table:style-name="ro1">
          <table:table-cell office:value-type="date" office:date-value="2014-07-23T11:38:12" calcext:value-type="date">
            <text:p>23 Jul 2014 11:38</text:p>
          </table:table-cell>
          <table:table-cell office:value-type="float" office:value="63.4580078125" calcext:value-type="float">
            <text:p>63.4580078125</text:p>
          </table:table-cell>
          <table:table-cell office:value-type="float" office:value="23" calcext:value-type="float">
            <text:p>23</text:p>
          </table:table-cell>
          <table:table-cell office:value-type="float" office:value="1020.66998291016" calcext:value-type="float">
            <text:p>1020.6699829102</text:p>
          </table:table-cell>
        </table:table-row>
        <table:table-row table:style-name="ro1">
          <table:table-cell office:value-type="date" office:date-value="2014-07-23T11:48:12" calcext:value-type="date">
            <text:p>23 Jul 2014 11:48</text:p>
          </table:table-cell>
          <table:table-cell office:value-type="float" office:value="63.4503784179688" calcext:value-type="float">
            <text:p>63.450378418</text:p>
          </table:table-cell>
          <table:table-cell office:value-type="float" office:value="23" calcext:value-type="float">
            <text:p>23</text:p>
          </table:table-cell>
          <table:table-cell office:value-type="float" office:value="1020.71002197266" calcext:value-type="float">
            <text:p>1020.7100219727</text:p>
          </table:table-cell>
        </table:table-row>
        <table:table-row table:style-name="ro1">
          <table:table-cell office:value-type="date" office:date-value="2014-07-23T11:58:12" calcext:value-type="date">
            <text:p>23 Jul 2014 11:58</text:p>
          </table:table-cell>
          <table:table-cell office:value-type="float" office:value="63.4427490234375" calcext:value-type="float">
            <text:p>63.4427490234</text:p>
          </table:table-cell>
          <table:table-cell office:value-type="float" office:value="22.8999996185303" calcext:value-type="float">
            <text:p>22.8999996185</text:p>
          </table:table-cell>
          <table:table-cell office:value-type="float" office:value="1020.71002197266" calcext:value-type="float">
            <text:p>1020.7100219727</text:p>
          </table:table-cell>
        </table:table-row>
        <table:table-row table:style-name="ro1">
          <table:table-cell office:value-type="date" office:date-value="2014-07-23T12:08:12" calcext:value-type="date">
            <text:p>23 Jul 2014 12:08</text:p>
          </table:table-cell>
          <table:table-cell office:value-type="float" office:value="63.4198608398438" calcext:value-type="float">
            <text:p>63.4198608398</text:p>
          </table:table-cell>
          <table:table-cell office:value-type="float" office:value="22.8999996185303" calcext:value-type="float">
            <text:p>22.8999996185</text:p>
          </table:table-cell>
          <table:table-cell office:value-type="float" office:value="1020.71002197266" calcext:value-type="float">
            <text:p>1020.7100219727</text:p>
          </table:table-cell>
        </table:table-row>
        <table:table-row table:style-name="ro1">
          <table:table-cell office:value-type="date" office:date-value="2014-07-23T12:18:12" calcext:value-type="date">
            <text:p>23 Jul 2014 12:18</text:p>
          </table:table-cell>
          <table:table-cell office:value-type="float" office:value="63.3435668945313" calcext:value-type="float">
            <text:p>63.3435668945</text:p>
          </table:table-cell>
          <table:table-cell office:value-type="float" office:value="22.7999992370605" calcext:value-type="float">
            <text:p>22.7999992371</text:p>
          </table:table-cell>
          <table:table-cell office:value-type="float" office:value="1020.60998535156" calcext:value-type="float">
            <text:p>1020.6099853516</text:p>
          </table:table-cell>
        </table:table-row>
        <table:table-row table:style-name="ro1">
          <table:table-cell office:value-type="date" office:date-value="2014-07-23T12:28:12" calcext:value-type="date">
            <text:p>23 Jul 2014 12:28</text:p>
          </table:table-cell>
          <table:table-cell office:value-type="float" office:value="63.4656372070313" calcext:value-type="float">
            <text:p>63.465637207</text:p>
          </table:table-cell>
          <table:table-cell office:value-type="float" office:value="22.7000007629395" calcext:value-type="float">
            <text:p>22.7000007629</text:p>
          </table:table-cell>
          <table:table-cell office:value-type="float" office:value="1020.59002685547" calcext:value-type="float">
            <text:p>1020.5900268555</text:p>
          </table:table-cell>
        </table:table-row>
        <table:table-row table:style-name="ro1">
          <table:table-cell office:value-type="date" office:date-value="2014-07-23T12:38:12" calcext:value-type="date">
            <text:p>23 Jul 2014 12:38</text:p>
          </table:table-cell>
          <table:table-cell office:value-type="float" office:value="63.4732666015625" calcext:value-type="float">
            <text:p>63.4732666016</text:p>
          </table:table-cell>
          <table:table-cell office:value-type="float" office:value="22.7000007629395" calcext:value-type="float">
            <text:p>22.7000007629</text:p>
          </table:table-cell>
          <table:table-cell office:value-type="float" office:value="1020.60998535156" calcext:value-type="float">
            <text:p>1020.6099853516</text:p>
          </table:table-cell>
        </table:table-row>
        <table:table-row table:style-name="ro1">
          <table:table-cell office:value-type="date" office:date-value="2014-07-23T12:48:12" calcext:value-type="date">
            <text:p>23 Jul 2014 12:48</text:p>
          </table:table-cell>
          <table:table-cell office:value-type="float" office:value="63.5037841796875" calcext:value-type="float">
            <text:p>63.5037841797</text:p>
          </table:table-cell>
          <table:table-cell office:value-type="float" office:value="22.6000003814697" calcext:value-type="float">
            <text:p>22.6000003815</text:p>
          </table:table-cell>
          <table:table-cell office:value-type="float" office:value="1020.60998535156" calcext:value-type="float">
            <text:p>1020.6099853516</text:p>
          </table:table-cell>
        </table:table-row>
        <table:table-row table:style-name="ro1">
          <table:table-cell office:value-type="date" office:date-value="2014-07-23T12:58:12" calcext:value-type="date">
            <text:p>23 Jul 2014 12:58</text:p>
          </table:table-cell>
          <table:table-cell office:value-type="float" office:value="63.6029663085938" calcext:value-type="float">
            <text:p>63.6029663086</text:p>
          </table:table-cell>
          <table:table-cell office:value-type="float" office:value="22.5" calcext:value-type="float">
            <text:p>22.5</text:p>
          </table:table-cell>
          <table:table-cell office:value-type="float" office:value="1020.63000488281" calcext:value-type="float">
            <text:p>1020.6300048828</text:p>
          </table:table-cell>
        </table:table-row>
        <table:table-row table:style-name="ro1">
          <table:table-cell office:value-type="date" office:date-value="2014-07-23T13:08:12" calcext:value-type="date">
            <text:p>23 Jul 2014 13:08</text:p>
          </table:table-cell>
          <table:table-cell office:value-type="float" office:value="63.5953369140625" calcext:value-type="float">
            <text:p>63.5953369141</text:p>
          </table:table-cell>
          <table:table-cell office:value-type="float" office:value="22.3999996185303" calcext:value-type="float">
            <text:p>22.3999996185</text:p>
          </table:table-cell>
          <table:table-cell office:value-type="float" office:value="1020.80999755859" calcext:value-type="float">
            <text:p>1020.8099975586</text:p>
          </table:table-cell>
        </table:table-row>
        <table:table-row table:style-name="ro1">
          <table:table-cell office:value-type="date" office:date-value="2014-07-23T13:18:13" calcext:value-type="date">
            <text:p>23 Jul 2014 13:18</text:p>
          </table:table-cell>
          <table:table-cell office:value-type="float" office:value="63.610595703125" calcext:value-type="float">
            <text:p>63.6105957031</text:p>
          </table:table-cell>
          <table:table-cell office:value-type="float" office:value="22.2999992370605" calcext:value-type="float">
            <text:p>22.2999992371</text:p>
          </table:table-cell>
          <table:table-cell office:value-type="float" office:value="1020.75" calcext:value-type="float">
            <text:p>1020.75</text:p>
          </table:table-cell>
        </table:table-row>
        <table:table-row table:style-name="ro1">
          <table:table-cell office:value-type="date" office:date-value="2014-07-23T13:28:13" calcext:value-type="date">
            <text:p>23 Jul 2014 13:28</text:p>
          </table:table-cell>
          <table:table-cell office:value-type="float" office:value="63.6182250976563" calcext:value-type="float">
            <text:p>63.6182250977</text:p>
          </table:table-cell>
          <table:table-cell office:value-type="float" office:value="22.2999992370605" calcext:value-type="float">
            <text:p>22.2999992371</text:p>
          </table:table-cell>
          <table:table-cell office:value-type="float" office:value="1020.75" calcext:value-type="float">
            <text:p>1020.75</text:p>
          </table:table-cell>
        </table:table-row>
        <table:table-row table:style-name="ro1">
          <table:table-cell office:value-type="date" office:date-value="2014-07-23T13:38:13" calcext:value-type="date">
            <text:p>23 Jul 2014 13:38</text:p>
          </table:table-cell>
          <table:table-cell office:value-type="float" office:value="63.5877075195313" calcext:value-type="float">
            <text:p>63.5877075195</text:p>
          </table:table-cell>
          <table:table-cell office:value-type="float" office:value="22.2000007629395" calcext:value-type="float">
            <text:p>22.2000007629</text:p>
          </table:table-cell>
          <table:table-cell office:value-type="float" office:value="1020.89001464844" calcext:value-type="float">
            <text:p>1020.8900146484</text:p>
          </table:table-cell>
        </table:table-row>
        <table:table-row table:style-name="ro1">
          <table:table-cell office:value-type="date" office:date-value="2014-07-23T13:48:13" calcext:value-type="date">
            <text:p>23 Jul 2014 13:48</text:p>
          </table:table-cell>
          <table:table-cell office:value-type="float" office:value="63.4808959960938" calcext:value-type="float">
            <text:p>63.4808959961</text:p>
          </table:table-cell>
          <table:table-cell office:value-type="float" office:value="22.2000007629395" calcext:value-type="float">
            <text:p>22.2000007629</text:p>
          </table:table-cell>
          <table:table-cell office:value-type="float" office:value="1020.75" calcext:value-type="float">
            <text:p>1020.75</text:p>
          </table:table-cell>
        </table:table-row>
        <table:table-row table:style-name="ro1">
          <table:table-cell office:value-type="date" office:date-value="2014-07-23T13:58:13" calcext:value-type="date">
            <text:p>23 Jul 2014 13:58</text:p>
          </table:table-cell>
          <table:table-cell office:value-type="float" office:value="63.2672729492188" calcext:value-type="float">
            <text:p>63.2672729492</text:p>
          </table:table-cell>
          <table:table-cell office:value-type="float" office:value="22.2000007629395" calcext:value-type="float">
            <text:p>22.2000007629</text:p>
          </table:table-cell>
          <table:table-cell office:value-type="float" office:value="1020.75" calcext:value-type="float">
            <text:p>1020.75</text:p>
          </table:table-cell>
        </table:table-row>
        <table:table-row table:style-name="ro1">
          <table:table-cell office:value-type="date" office:date-value="2014-07-23T14:08:13" calcext:value-type="date">
            <text:p>23 Jul 2014 14:08</text:p>
          </table:table-cell>
          <table:table-cell office:value-type="float" office:value="63.1757202148438" calcext:value-type="float">
            <text:p>63.1757202148</text:p>
          </table:table-cell>
          <table:table-cell office:value-type="float" office:value="22.2000007629395" calcext:value-type="float">
            <text:p>22.2000007629</text:p>
          </table:table-cell>
          <table:table-cell office:value-type="float" office:value="1020.83001708984" calcext:value-type="float">
            <text:p>1020.8300170899</text:p>
          </table:table-cell>
        </table:table-row>
        <table:table-row table:style-name="ro1">
          <table:table-cell office:value-type="date" office:date-value="2014-07-23T14:18:13" calcext:value-type="date">
            <text:p>23 Jul 2014 14:18</text:p>
          </table:table-cell>
          <table:table-cell office:value-type="float" office:value="63.03076171875" calcext:value-type="float">
            <text:p>63.0307617188</text:p>
          </table:table-cell>
          <table:table-cell office:value-type="float" office:value="22.1000003814697" calcext:value-type="float">
            <text:p>22.1000003815</text:p>
          </table:table-cell>
          <table:table-cell office:value-type="float" office:value="1020.84997558594" calcext:value-type="float">
            <text:p>1020.8499755859</text:p>
          </table:table-cell>
        </table:table-row>
        <table:table-row table:style-name="ro1">
          <table:table-cell office:value-type="date" office:date-value="2014-07-23T14:28:13" calcext:value-type="date">
            <text:p>23 Jul 2014 14:28</text:p>
          </table:table-cell>
          <table:table-cell office:value-type="float" office:value="62.9544677734375" calcext:value-type="float">
            <text:p>62.9544677734</text:p>
          </table:table-cell>
          <table:table-cell office:value-type="float" office:value="22.1000003814697" calcext:value-type="float">
            <text:p>22.1000003815</text:p>
          </table:table-cell>
          <table:table-cell office:value-type="float" office:value="1020.80999755859" calcext:value-type="float">
            <text:p>1020.8099975586</text:p>
          </table:table-cell>
        </table:table-row>
        <table:table-row table:style-name="ro1">
          <table:table-cell office:value-type="date" office:date-value="2014-07-23T14:38:13" calcext:value-type="date">
            <text:p>23 Jul 2014 14:38</text:p>
          </table:table-cell>
          <table:table-cell office:value-type="float" office:value="62.90869140625" calcext:value-type="float">
            <text:p>62.9086914063</text:p>
          </table:table-cell>
          <table:table-cell office:value-type="float" office:value="22.1000003814697" calcext:value-type="float">
            <text:p>22.1000003815</text:p>
          </table:table-cell>
          <table:table-cell office:value-type="float" office:value="1020.66998291016" calcext:value-type="float">
            <text:p>1020.6699829102</text:p>
          </table:table-cell>
        </table:table-row>
        <table:table-row table:style-name="ro1">
          <table:table-cell office:value-type="date" office:date-value="2014-07-23T14:48:13" calcext:value-type="date">
            <text:p>23 Jul 2014 14:48</text:p>
          </table:table-cell>
          <table:table-cell office:value-type="float" office:value="62.8247680664063" calcext:value-type="float">
            <text:p>62.8247680664</text:p>
          </table:table-cell>
          <table:table-cell office:value-type="float" office:value="22" calcext:value-type="float">
            <text:p>22</text:p>
          </table:table-cell>
          <table:table-cell office:value-type="float" office:value="1020.65002441406" calcext:value-type="float">
            <text:p>1020.6500244141</text:p>
          </table:table-cell>
        </table:table-row>
        <table:table-row table:style-name="ro1">
          <table:table-cell office:value-type="date" office:date-value="2014-07-23T14:58:13" calcext:value-type="date">
            <text:p>23 Jul 2014 14:58</text:p>
          </table:table-cell>
          <table:table-cell office:value-type="float" office:value="62.7255859375" calcext:value-type="float">
            <text:p>62.7255859375</text:p>
          </table:table-cell>
          <table:table-cell office:value-type="float" office:value="22" calcext:value-type="float">
            <text:p>22</text:p>
          </table:table-cell>
          <table:table-cell office:value-type="float" office:value="1020.80999755859" calcext:value-type="float">
            <text:p>1020.8099975586</text:p>
          </table:table-cell>
        </table:table-row>
        <table:table-row table:style-name="ro1">
          <table:table-cell office:value-type="date" office:date-value="2014-07-23T15:08:14" calcext:value-type="date">
            <text:p>23 Jul 2014 15:08</text:p>
          </table:table-cell>
          <table:table-cell office:value-type="float" office:value="62.66455078125" calcext:value-type="float">
            <text:p>62.6645507813</text:p>
          </table:table-cell>
          <table:table-cell office:value-type="float" office:value="22" calcext:value-type="float">
            <text:p>22</text:p>
          </table:table-cell>
          <table:table-cell office:value-type="float" office:value="1020.75" calcext:value-type="float">
            <text:p>1020.75</text:p>
          </table:table-cell>
        </table:table-row>
        <table:table-row table:style-name="ro1">
          <table:table-cell office:value-type="date" office:date-value="2014-07-23T15:18:14" calcext:value-type="date">
            <text:p>23 Jul 2014 15:18</text:p>
          </table:table-cell>
          <table:table-cell office:value-type="float" office:value="62.450927734375" calcext:value-type="float">
            <text:p>62.4509277344</text:p>
          </table:table-cell>
          <table:table-cell office:value-type="float" office:value="21.8999996185303" calcext:value-type="float">
            <text:p>21.8999996185</text:p>
          </table:table-cell>
          <table:table-cell office:value-type="float" office:value="1020.71002197266" calcext:value-type="float">
            <text:p>1020.7100219727</text:p>
          </table:table-cell>
        </table:table-row>
        <table:table-row table:style-name="ro1">
          <table:table-cell office:value-type="date" office:date-value="2014-07-23T15:28:14" calcext:value-type="date">
            <text:p>23 Jul 2014 15:28</text:p>
          </table:table-cell>
          <table:table-cell office:value-type="float" office:value="62.4280395507813" calcext:value-type="float">
            <text:p>62.4280395508</text:p>
          </table:table-cell>
          <table:table-cell office:value-type="float" office:value="21.8999996185303" calcext:value-type="float">
            <text:p>21.8999996185</text:p>
          </table:table-cell>
          <table:table-cell office:value-type="float" office:value="1020.83001708984" calcext:value-type="float">
            <text:p>1020.8300170899</text:p>
          </table:table-cell>
        </table:table-row>
        <table:table-row table:style-name="ro1">
          <table:table-cell office:value-type="date" office:date-value="2014-07-23T15:38:14" calcext:value-type="date">
            <text:p>23 Jul 2014 15:38</text:p>
          </table:table-cell>
          <table:table-cell office:value-type="float" office:value="62.3059692382813" calcext:value-type="float">
            <text:p>62.3059692383</text:p>
          </table:table-cell>
          <table:table-cell office:value-type="float" office:value="21.8999996185303" calcext:value-type="float">
            <text:p>21.8999996185</text:p>
          </table:table-cell>
          <table:table-cell office:value-type="float" office:value="1020.71002197266" calcext:value-type="float">
            <text:p>1020.7100219727</text:p>
          </table:table-cell>
        </table:table-row>
        <table:table-row table:style-name="ro1">
          <table:table-cell office:value-type="date" office:date-value="2014-07-23T15:48:14" calcext:value-type="date">
            <text:p>23 Jul 2014 15:48</text:p>
          </table:table-cell>
          <table:table-cell office:value-type="float" office:value="62.328857421875" calcext:value-type="float">
            <text:p>62.3288574219</text:p>
          </table:table-cell>
          <table:table-cell office:value-type="float" office:value="21.7999992370605" calcext:value-type="float">
            <text:p>21.7999992371</text:p>
          </table:table-cell>
          <table:table-cell office:value-type="float" office:value="1020.77001953125" calcext:value-type="float">
            <text:p>1020.7700195313</text:p>
          </table:table-cell>
        </table:table-row>
        <table:table-row table:style-name="ro1">
          <table:table-cell office:value-type="date" office:date-value="2014-07-23T15:58:14" calcext:value-type="date">
            <text:p>23 Jul 2014 15:58</text:p>
          </table:table-cell>
          <table:table-cell office:value-type="float" office:value="62.359375" calcext:value-type="float">
            <text:p>62.359375</text:p>
          </table:table-cell>
          <table:table-cell office:value-type="float" office:value="21.7999992370605" calcext:value-type="float">
            <text:p>21.7999992371</text:p>
          </table:table-cell>
          <table:table-cell office:value-type="float" office:value="1020.96997070313" calcext:value-type="float">
            <text:p>1020.9699707031</text:p>
          </table:table-cell>
        </table:table-row>
        <table:table-row table:style-name="ro1">
          <table:table-cell office:value-type="date" office:date-value="2014-07-23T16:08:14" calcext:value-type="date">
            <text:p>23 Jul 2014 16:08</text:p>
          </table:table-cell>
          <table:table-cell office:value-type="float" office:value="62.4356689453125" calcext:value-type="float">
            <text:p>62.4356689453</text:p>
          </table:table-cell>
          <table:table-cell office:value-type="float" office:value="21.7000007629395" calcext:value-type="float">
            <text:p>21.7000007629</text:p>
          </table:table-cell>
          <table:table-cell office:value-type="float" office:value="1021.09002685547" calcext:value-type="float">
            <text:p>1021.0900268555</text:p>
          </table:table-cell>
        </table:table-row>
        <table:table-row table:style-name="ro1">
          <table:table-cell office:value-type="date" office:date-value="2014-07-23T16:18:14" calcext:value-type="date">
            <text:p>23 Jul 2014 16:18</text:p>
          </table:table-cell>
          <table:table-cell office:value-type="float" office:value="62.3517456054688" calcext:value-type="float">
            <text:p>62.3517456055</text:p>
          </table:table-cell>
          <table:table-cell office:value-type="float" office:value="21.6000003814697" calcext:value-type="float">
            <text:p>21.6000003815</text:p>
          </table:table-cell>
          <table:table-cell office:value-type="float" office:value="1021.07000732422" calcext:value-type="float">
            <text:p>1021.0700073242</text:p>
          </table:table-cell>
        </table:table-row>
        <table:table-row table:style-name="ro1">
          <table:table-cell office:value-type="date" office:date-value="2014-07-23T16:28:14" calcext:value-type="date">
            <text:p>23 Jul 2014 16:28</text:p>
          </table:table-cell>
          <table:table-cell office:value-type="float" office:value="62.3517456054688" calcext:value-type="float">
            <text:p>62.3517456055</text:p>
          </table:table-cell>
          <table:table-cell office:value-type="float" office:value="21.6000003814697" calcext:value-type="float">
            <text:p>21.6000003815</text:p>
          </table:table-cell>
          <table:table-cell office:value-type="float" office:value="1021.13000488281" calcext:value-type="float">
            <text:p>1021.1300048828</text:p>
          </table:table-cell>
        </table:table-row>
        <table:table-row table:style-name="ro1">
          <table:table-cell office:value-type="date" office:date-value="2014-07-23T16:38:14" calcext:value-type="date">
            <text:p>23 Jul 2014 16:38</text:p>
          </table:table-cell>
          <table:table-cell office:value-type="float" office:value="62.267822265625" calcext:value-type="float">
            <text:p>62.2678222656</text:p>
          </table:table-cell>
          <table:table-cell office:value-type="float" office:value="21.6000003814697" calcext:value-type="float">
            <text:p>21.6000003815</text:p>
          </table:table-cell>
          <table:table-cell office:value-type="float" office:value="1021.16998291016" calcext:value-type="float">
            <text:p>1021.1699829102</text:p>
          </table:table-cell>
        </table:table-row>
        <table:table-row table:style-name="ro1">
          <table:table-cell office:value-type="date" office:date-value="2014-07-23T16:48:14" calcext:value-type="date">
            <text:p>23 Jul 2014 16:48</text:p>
          </table:table-cell>
          <table:table-cell office:value-type="float" office:value="62.2601928710938" calcext:value-type="float">
            <text:p>62.2601928711</text:p>
          </table:table-cell>
          <table:table-cell office:value-type="float" office:value="21.6000003814697" calcext:value-type="float">
            <text:p>21.6000003815</text:p>
          </table:table-cell>
          <table:table-cell office:value-type="float" office:value="1021.07000732422" calcext:value-type="float">
            <text:p>1021.0700073242</text:p>
          </table:table-cell>
        </table:table-row>
        <table:table-row table:style-name="ro1">
          <table:table-cell office:value-type="date" office:date-value="2014-07-23T16:58:14" calcext:value-type="date">
            <text:p>23 Jul 2014 16:58</text:p>
          </table:table-cell>
          <table:table-cell office:value-type="float" office:value="62.115234375" calcext:value-type="float">
            <text:p>62.115234375</text:p>
          </table:table-cell>
          <table:table-cell office:value-type="float" office:value="21.5" calcext:value-type="float">
            <text:p>21.5</text:p>
          </table:table-cell>
          <table:table-cell office:value-type="float" office:value="1021.09002685547" calcext:value-type="float">
            <text:p>1021.0900268555</text:p>
          </table:table-cell>
        </table:table-row>
        <table:table-row table:style-name="ro1">
          <table:table-cell office:value-type="date" office:date-value="2014-07-23T17:08:15" calcext:value-type="date">
            <text:p>23 Jul 2014 17:08</text:p>
          </table:table-cell>
          <table:table-cell office:value-type="float" office:value="62.0313110351563" calcext:value-type="float">
            <text:p>62.0313110352</text:p>
          </table:table-cell>
          <table:table-cell office:value-type="float" office:value="21.5" calcext:value-type="float">
            <text:p>21.5</text:p>
          </table:table-cell>
          <table:table-cell office:value-type="float" office:value="1020.98999023438" calcext:value-type="float">
            <text:p>1020.9899902344</text:p>
          </table:table-cell>
        </table:table-row>
        <table:table-row table:style-name="ro1">
          <table:table-cell office:value-type="date" office:date-value="2014-07-23T17:18:15" calcext:value-type="date">
            <text:p>23 Jul 2014 17:18</text:p>
          </table:table-cell>
          <table:table-cell office:value-type="float" office:value="62.1228637695313" calcext:value-type="float">
            <text:p>62.1228637695</text:p>
          </table:table-cell>
          <table:table-cell office:value-type="float" office:value="21.5" calcext:value-type="float">
            <text:p>21.5</text:p>
          </table:table-cell>
          <table:table-cell office:value-type="float" office:value="1020.92999267578" calcext:value-type="float">
            <text:p>1020.9299926758</text:p>
          </table:table-cell>
        </table:table-row>
        <table:table-row table:style-name="ro1">
          <table:table-cell office:value-type="date" office:date-value="2014-07-23T17:28:15" calcext:value-type="date">
            <text:p>23 Jul 2014 17:28</text:p>
          </table:table-cell>
          <table:table-cell office:value-type="float" office:value="62.1228637695313" calcext:value-type="float">
            <text:p>62.1228637695</text:p>
          </table:table-cell>
          <table:table-cell office:value-type="float" office:value="21.3999996185303" calcext:value-type="float">
            <text:p>21.3999996185</text:p>
          </table:table-cell>
          <table:table-cell office:value-type="float" office:value="1020.84997558594" calcext:value-type="float">
            <text:p>1020.8499755859</text:p>
          </table:table-cell>
        </table:table-row>
        <table:table-row table:style-name="ro1">
          <table:table-cell office:value-type="date" office:date-value="2014-07-23T17:38:15" calcext:value-type="date">
            <text:p>23 Jul 2014 17:38</text:p>
          </table:table-cell>
          <table:table-cell office:value-type="float" office:value="62.0160522460938" calcext:value-type="float">
            <text:p>62.0160522461</text:p>
          </table:table-cell>
          <table:table-cell office:value-type="float" office:value="21.3999996185303" calcext:value-type="float">
            <text:p>21.3999996185</text:p>
          </table:table-cell>
          <table:table-cell office:value-type="float" office:value="1020.84997558594" calcext:value-type="float">
            <text:p>1020.8499755859</text:p>
          </table:table-cell>
        </table:table-row>
        <table:table-row table:style-name="ro1">
          <table:table-cell office:value-type="date" office:date-value="2014-07-23T17:48:15" calcext:value-type="date">
            <text:p>23 Jul 2014 17:48</text:p>
          </table:table-cell>
          <table:table-cell office:value-type="float" office:value="62.0160522460938" calcext:value-type="float">
            <text:p>62.0160522461</text:p>
          </table:table-cell>
          <table:table-cell office:value-type="float" office:value="21.3999996185303" calcext:value-type="float">
            <text:p>21.3999996185</text:p>
          </table:table-cell>
          <table:table-cell office:value-type="float" office:value="1020.69000244141" calcext:value-type="float">
            <text:p>1020.6900024414</text:p>
          </table:table-cell>
        </table:table-row>
        <table:table-row table:style-name="ro1">
          <table:table-cell office:value-type="date" office:date-value="2014-07-23T17:58:15" calcext:value-type="date">
            <text:p>23 Jul 2014 17:58</text:p>
          </table:table-cell>
          <table:table-cell office:value-type="float" office:value="61.9779052734375" calcext:value-type="float">
            <text:p>61.9779052734</text:p>
          </table:table-cell>
          <table:table-cell office:value-type="float" office:value="21.2999992370605" calcext:value-type="float">
            <text:p>21.2999992371</text:p>
          </table:table-cell>
          <table:table-cell office:value-type="float" office:value="1020.69000244141" calcext:value-type="float">
            <text:p>1020.6900024414</text:p>
          </table:table-cell>
        </table:table-row>
        <table:table-row table:style-name="ro1">
          <table:table-cell office:value-type="date" office:date-value="2014-07-23T18:08:15" calcext:value-type="date">
            <text:p>23 Jul 2014 18:08</text:p>
          </table:table-cell>
          <table:table-cell office:value-type="float" office:value="61.9550170898438" calcext:value-type="float">
            <text:p>61.9550170898</text:p>
          </table:table-cell>
          <table:table-cell office:value-type="float" office:value="21.2999992370605" calcext:value-type="float">
            <text:p>21.2999992371</text:p>
          </table:table-cell>
          <table:table-cell office:value-type="float" office:value="1020.69000244141" calcext:value-type="float">
            <text:p>1020.6900024414</text:p>
          </table:table-cell>
        </table:table-row>
        <table:table-row table:style-name="ro1">
          <table:table-cell office:value-type="date" office:date-value="2014-07-23T18:18:15" calcext:value-type="date">
            <text:p>23 Jul 2014 18:18</text:p>
          </table:table-cell>
          <table:table-cell office:value-type="float" office:value="61.9092407226563" calcext:value-type="float">
            <text:p>61.9092407227</text:p>
          </table:table-cell>
          <table:table-cell office:value-type="float" office:value="21.2000007629395" calcext:value-type="float">
            <text:p>21.2000007629</text:p>
          </table:table-cell>
          <table:table-cell office:value-type="float" office:value="1020.60998535156" calcext:value-type="float">
            <text:p>1020.6099853516</text:p>
          </table:table-cell>
        </table:table-row>
        <table:table-row table:style-name="ro1">
          <table:table-cell office:value-type="date" office:date-value="2014-07-23T18:28:15" calcext:value-type="date">
            <text:p>23 Jul 2014 18:28</text:p>
          </table:table-cell>
          <table:table-cell office:value-type="float" office:value="61.8176879882813" calcext:value-type="float">
            <text:p>61.8176879883</text:p>
          </table:table-cell>
          <table:table-cell office:value-type="float" office:value="21.2000007629395" calcext:value-type="float">
            <text:p>21.2000007629</text:p>
          </table:table-cell>
          <table:table-cell office:value-type="float" office:value="1020.69000244141" calcext:value-type="float">
            <text:p>1020.6900024414</text:p>
          </table:table-cell>
        </table:table-row>
        <table:table-row table:style-name="ro1">
          <table:table-cell office:value-type="date" office:date-value="2014-07-23T18:38:15" calcext:value-type="date">
            <text:p>23 Jul 2014 18:38</text:p>
          </table:table-cell>
          <table:table-cell office:value-type="float" office:value="61.7108764648438" calcext:value-type="float">
            <text:p>61.7108764648</text:p>
          </table:table-cell>
          <table:table-cell office:value-type="float" office:value="21.2000007629395" calcext:value-type="float">
            <text:p>21.2000007629</text:p>
          </table:table-cell>
          <table:table-cell office:value-type="float" office:value="1020.60998535156" calcext:value-type="float">
            <text:p>1020.6099853516</text:p>
          </table:table-cell>
        </table:table-row>
        <table:table-row table:style-name="ro1">
          <table:table-cell office:value-type="date" office:date-value="2014-07-23T18:48:15" calcext:value-type="date">
            <text:p>23 Jul 2014 18:48</text:p>
          </table:table-cell>
          <table:table-cell office:value-type="float" office:value="61.718505859375" calcext:value-type="float">
            <text:p>61.7185058594</text:p>
          </table:table-cell>
          <table:table-cell office:value-type="float" office:value="21.1000003814697" calcext:value-type="float">
            <text:p>21.1000003815</text:p>
          </table:table-cell>
          <table:table-cell office:value-type="float" office:value="1020.66998291016" calcext:value-type="float">
            <text:p>1020.6699829102</text:p>
          </table:table-cell>
        </table:table-row>
        <table:table-row table:style-name="ro1">
          <table:table-cell office:value-type="date" office:date-value="2014-07-23T18:58:15" calcext:value-type="date">
            <text:p>23 Jul 2014 18:58</text:p>
          </table:table-cell>
          <table:table-cell office:value-type="float" office:value="61.6651000976563" calcext:value-type="float">
            <text:p>61.6651000977</text:p>
          </table:table-cell>
          <table:table-cell office:value-type="float" office:value="21.1000003814697" calcext:value-type="float">
            <text:p>21.1000003815</text:p>
          </table:table-cell>
          <table:table-cell office:value-type="float" office:value="1020.66998291016" calcext:value-type="float">
            <text:p>1020.6699829102</text:p>
          </table:table-cell>
        </table:table-row>
        <table:table-row table:style-name="ro1">
          <table:table-cell office:value-type="date" office:date-value="2014-07-23T19:08:16" calcext:value-type="date">
            <text:p>23 Jul 2014 19:08</text:p>
          </table:table-cell>
          <table:table-cell office:value-type="float" office:value="61.7032470703125" calcext:value-type="float">
            <text:p>61.7032470703</text:p>
          </table:table-cell>
          <table:table-cell office:value-type="float" office:value="21" calcext:value-type="float">
            <text:p>21</text:p>
          </table:table-cell>
          <table:table-cell office:value-type="float" office:value="1020.75" calcext:value-type="float">
            <text:p>1020.75</text:p>
          </table:table-cell>
        </table:table-row>
        <table:table-row table:style-name="ro1">
          <table:table-cell office:value-type="date" office:date-value="2014-07-23T19:18:16" calcext:value-type="date">
            <text:p>23 Jul 2014 19:18</text:p>
          </table:table-cell>
          <table:table-cell office:value-type="float" office:value="61.6498413085938" calcext:value-type="float">
            <text:p>61.6498413086</text:p>
          </table:table-cell>
          <table:table-cell office:value-type="float" office:value="21" calcext:value-type="float">
            <text:p>21</text:p>
          </table:table-cell>
          <table:table-cell office:value-type="float" office:value="1020.63000488281" calcext:value-type="float">
            <text:p>1020.6300048828</text:p>
          </table:table-cell>
        </table:table-row>
        <table:table-row table:style-name="ro1">
          <table:table-cell office:value-type="date" office:date-value="2014-07-23T19:28:16" calcext:value-type="date">
            <text:p>23 Jul 2014 19:28</text:p>
          </table:table-cell>
          <table:table-cell office:value-type="float" office:value="61.6345825195313" calcext:value-type="float">
            <text:p>61.6345825195</text:p>
          </table:table-cell>
          <table:table-cell office:value-type="float" office:value="20.8999996185303" calcext:value-type="float">
            <text:p>20.8999996185</text:p>
          </table:table-cell>
          <table:table-cell office:value-type="float" office:value="1020.59002685547" calcext:value-type="float">
            <text:p>1020.5900268555</text:p>
          </table:table-cell>
        </table:table-row>
        <table:table-row table:style-name="ro1">
          <table:table-cell office:value-type="date" office:date-value="2014-07-23T19:38:16" calcext:value-type="date">
            <text:p>23 Jul 2014 19:38</text:p>
          </table:table-cell>
          <table:table-cell office:value-type="float" office:value="61.6345825195313" calcext:value-type="float">
            <text:p>61.6345825195</text:p>
          </table:table-cell>
          <table:table-cell office:value-type="float" office:value="20.8999996185303" calcext:value-type="float">
            <text:p>20.8999996185</text:p>
          </table:table-cell>
          <table:table-cell office:value-type="float" office:value="1020.53002929688" calcext:value-type="float">
            <text:p>1020.5300292969</text:p>
          </table:table-cell>
        </table:table-row>
        <table:table-row table:style-name="ro1">
          <table:table-cell office:value-type="date" office:date-value="2014-07-23T19:48:16" calcext:value-type="date">
            <text:p>23 Jul 2014 19:48</text:p>
          </table:table-cell>
          <table:table-cell office:value-type="float" office:value="61.6727294921875" calcext:value-type="float">
            <text:p>61.6727294922</text:p>
          </table:table-cell>
          <table:table-cell office:value-type="float" office:value="20.7999992370605" calcext:value-type="float">
            <text:p>20.7999992371</text:p>
          </table:table-cell>
          <table:table-cell office:value-type="float" office:value="1020.51000976563" calcext:value-type="float">
            <text:p>1020.5100097656</text:p>
          </table:table-cell>
        </table:table-row>
        <table:table-row table:style-name="ro1">
          <table:table-cell office:value-type="date" office:date-value="2014-07-23T19:58:16" calcext:value-type="date">
            <text:p>23 Jul 2014 19:58</text:p>
          </table:table-cell>
          <table:table-cell office:value-type="float" office:value="61.4972534179688" calcext:value-type="float">
            <text:p>61.497253418</text:p>
          </table:table-cell>
          <table:table-cell office:value-type="float" office:value="20.7000007629395" calcext:value-type="float">
            <text:p>20.7000007629</text:p>
          </table:table-cell>
          <table:table-cell office:value-type="float" office:value="1020.39001464844" calcext:value-type="float">
            <text:p>1020.3900146484</text:p>
          </table:table-cell>
        </table:table-row>
        <table:table-row table:style-name="ro1">
          <table:table-cell office:value-type="date" office:date-value="2014-07-23T20:08:16" calcext:value-type="date">
            <text:p>23 Jul 2014 20:08</text:p>
          </table:table-cell>
          <table:table-cell office:value-type="float" office:value="61.5125122070313" calcext:value-type="float">
            <text:p>61.512512207</text:p>
          </table:table-cell>
          <table:table-cell office:value-type="float" office:value="20.7000007629395" calcext:value-type="float">
            <text:p>20.7000007629</text:p>
          </table:table-cell>
          <table:table-cell office:value-type="float" office:value="1020.51000976563" calcext:value-type="float">
            <text:p>1020.5100097656</text:p>
          </table:table-cell>
        </table:table-row>
        <table:table-row table:style-name="ro1">
          <table:table-cell office:value-type="date" office:date-value="2014-07-23T20:18:16" calcext:value-type="date">
            <text:p>23 Jul 2014 20:18</text:p>
          </table:table-cell>
          <table:table-cell office:value-type="float" office:value="61.535400390625" calcext:value-type="float">
            <text:p>61.5354003906</text:p>
          </table:table-cell>
          <table:table-cell office:value-type="float" office:value="20.6000003814697" calcext:value-type="float">
            <text:p>20.6000003815</text:p>
          </table:table-cell>
          <table:table-cell office:value-type="float" office:value="1020.51000976563" calcext:value-type="float">
            <text:p>1020.5100097656</text:p>
          </table:table-cell>
        </table:table-row>
        <table:table-row table:style-name="ro1">
          <table:table-cell office:value-type="date" office:date-value="2014-07-23T20:28:16" calcext:value-type="date">
            <text:p>23 Jul 2014 20:28</text:p>
          </table:table-cell>
          <table:table-cell office:value-type="float" office:value="61.6422119140625" calcext:value-type="float">
            <text:p>61.6422119141</text:p>
          </table:table-cell>
          <table:table-cell office:value-type="float" office:value="20.6000003814697" calcext:value-type="float">
            <text:p>20.6000003815</text:p>
          </table:table-cell>
          <table:table-cell office:value-type="float" office:value="1020.46997070313" calcext:value-type="float">
            <text:p>1020.4699707031</text:p>
          </table:table-cell>
        </table:table-row>
        <table:table-row table:style-name="ro1">
          <table:table-cell office:value-type="date" office:date-value="2014-07-23T20:38:16" calcext:value-type="date">
            <text:p>23 Jul 2014 20:38</text:p>
          </table:table-cell>
          <table:table-cell office:value-type="float" office:value="61.4972534179688" calcext:value-type="float">
            <text:p>61.497253418</text:p>
          </table:table-cell>
          <table:table-cell office:value-type="float" office:value="20.5" calcext:value-type="float">
            <text:p>20.5</text:p>
          </table:table-cell>
          <table:table-cell office:value-type="float" office:value="1020.54998779297" calcext:value-type="float">
            <text:p>1020.549987793</text:p>
          </table:table-cell>
        </table:table-row>
        <table:table-row table:style-name="ro1">
          <table:table-cell office:value-type="date" office:date-value="2014-07-23T20:48:16" calcext:value-type="date">
            <text:p>23 Jul 2014 20:48</text:p>
          </table:table-cell>
          <table:table-cell office:value-type="float" office:value="61.5735473632813" calcext:value-type="float">
            <text:p>61.5735473633</text:p>
          </table:table-cell>
          <table:table-cell office:value-type="float" office:value="20.5" calcext:value-type="float">
            <text:p>20.5</text:p>
          </table:table-cell>
          <table:table-cell office:value-type="float" office:value="1020.54998779297" calcext:value-type="float">
            <text:p>1020.549987793</text:p>
          </table:table-cell>
        </table:table-row>
        <table:table-row table:style-name="ro1">
          <table:table-cell office:value-type="date" office:date-value="2014-07-23T20:58:16" calcext:value-type="date">
            <text:p>23 Jul 2014 20:58</text:p>
          </table:table-cell>
          <table:table-cell office:value-type="float" office:value="61.56591796875" calcext:value-type="float">
            <text:p>61.5659179688</text:p>
          </table:table-cell>
          <table:table-cell office:value-type="float" office:value="20.3999996185303" calcext:value-type="float">
            <text:p>20.3999996185</text:p>
          </table:table-cell>
          <table:table-cell office:value-type="float" office:value="1020.54998779297" calcext:value-type="float">
            <text:p>1020.549987793</text:p>
          </table:table-cell>
        </table:table-row>
        <table:table-row table:style-name="ro1">
          <table:table-cell office:value-type="date" office:date-value="2014-07-23T21:08:17" calcext:value-type="date">
            <text:p>23 Jul 2014 21:08</text:p>
          </table:table-cell>
          <table:table-cell office:value-type="float" office:value="61.32177734375" calcext:value-type="float">
            <text:p>61.3217773438</text:p>
          </table:table-cell>
          <table:table-cell office:value-type="float" office:value="20.2999992370605" calcext:value-type="float">
            <text:p>20.2999992371</text:p>
          </table:table-cell>
          <table:table-cell office:value-type="float" office:value="1020.59002685547" calcext:value-type="float">
            <text:p>1020.5900268555</text:p>
          </table:table-cell>
        </table:table-row>
        <table:table-row table:style-name="ro1">
          <table:table-cell office:value-type="date" office:date-value="2014-07-23T21:18:17" calcext:value-type="date">
            <text:p>23 Jul 2014 21:18</text:p>
          </table:table-cell>
          <table:table-cell office:value-type="float" office:value="61.3675537109375" calcext:value-type="float">
            <text:p>61.3675537109</text:p>
          </table:table-cell>
          <table:table-cell office:value-type="float" office:value="20.2999992370605" calcext:value-type="float">
            <text:p>20.2999992371</text:p>
          </table:table-cell>
          <table:table-cell office:value-type="float" office:value="1020.39001464844" calcext:value-type="float">
            <text:p>1020.3900146484</text:p>
          </table:table-cell>
        </table:table-row>
        <table:table-row table:style-name="ro1">
          <table:table-cell office:value-type="date" office:date-value="2014-07-23T21:28:17" calcext:value-type="date">
            <text:p>23 Jul 2014 21:28</text:p>
          </table:table-cell>
          <table:table-cell office:value-type="float" office:value="61.32177734375" calcext:value-type="float">
            <text:p>61.3217773438</text:p>
          </table:table-cell>
          <table:table-cell office:value-type="float" office:value="20.2000007629395" calcext:value-type="float">
            <text:p>20.2000007629</text:p>
          </table:table-cell>
          <table:table-cell office:value-type="float" office:value="1020.15002441406" calcext:value-type="float">
            <text:p>1020.1500244141</text:p>
          </table:table-cell>
        </table:table-row>
        <table:table-row table:style-name="ro1">
          <table:table-cell office:value-type="date" office:date-value="2014-07-23T21:38:17" calcext:value-type="date">
            <text:p>23 Jul 2014 21:38</text:p>
          </table:table-cell>
          <table:table-cell office:value-type="float" office:value="61.352294921875" calcext:value-type="float">
            <text:p>61.3522949219</text:p>
          </table:table-cell>
          <table:table-cell office:value-type="float" office:value="20.2000007629395" calcext:value-type="float">
            <text:p>20.2000007629</text:p>
          </table:table-cell>
          <table:table-cell office:value-type="float" office:value="1020.15002441406" calcext:value-type="float">
            <text:p>1020.1500244141</text:p>
          </table:table-cell>
        </table:table-row>
        <table:table-row table:style-name="ro1">
          <table:table-cell office:value-type="date" office:date-value="2014-07-23T21:48:17" calcext:value-type="date">
            <text:p>23 Jul 2014 21:48</text:p>
          </table:table-cell>
          <table:table-cell office:value-type="float" office:value="61.3065185546875" calcext:value-type="float">
            <text:p>61.3065185547</text:p>
          </table:table-cell>
          <table:table-cell office:value-type="float" office:value="20.1000003814697" calcext:value-type="float">
            <text:p>20.1000003815</text:p>
          </table:table-cell>
          <table:table-cell office:value-type="float" office:value="1020.09997558594" calcext:value-type="float">
            <text:p>1020.0999755859</text:p>
          </table:table-cell>
        </table:table-row>
        <table:table-row table:style-name="ro1">
          <table:table-cell office:value-type="date" office:date-value="2014-07-23T21:58:17" calcext:value-type="date">
            <text:p>23 Jul 2014 21:58</text:p>
          </table:table-cell>
          <table:table-cell office:value-type="float" office:value="61.2225952148438" calcext:value-type="float">
            <text:p>61.2225952148</text:p>
          </table:table-cell>
          <table:table-cell office:value-type="float" office:value="20.1000003814697" calcext:value-type="float">
            <text:p>20.1000003815</text:p>
          </table:table-cell>
          <table:table-cell office:value-type="float" office:value="1019.88000488281" calcext:value-type="float">
            <text:p>1019.8800048828</text:p>
          </table:table-cell>
        </table:table-row>
        <table:table-row table:style-name="ro1">
          <table:table-cell office:value-type="date" office:date-value="2014-07-23T22:08:17" calcext:value-type="date">
            <text:p>23 Jul 2014 22:08</text:p>
          </table:table-cell>
          <table:table-cell office:value-type="float" office:value="61.2531127929688" calcext:value-type="float">
            <text:p>61.253112793</text:p>
          </table:table-cell>
          <table:table-cell office:value-type="float" office:value="20" calcext:value-type="float">
            <text:p>20</text:p>
          </table:table-cell>
          <table:table-cell office:value-type="float" office:value="1019.96002197266" calcext:value-type="float">
            <text:p>1019.9600219727</text:p>
          </table:table-cell>
        </table:table-row>
        <table:table-row table:style-name="ro1">
          <table:table-cell office:value-type="date" office:date-value="2014-07-23T22:18:17" calcext:value-type="date">
            <text:p>23 Jul 2014 22:18</text:p>
          </table:table-cell>
          <table:table-cell office:value-type="float" office:value="61.0242309570313" calcext:value-type="float">
            <text:p>61.024230957</text:p>
          </table:table-cell>
          <table:table-cell office:value-type="float" office:value="20" calcext:value-type="float">
            <text:p>20</text:p>
          </table:table-cell>
          <table:table-cell office:value-type="float" office:value="1019.85998535156" calcext:value-type="float">
            <text:p>1019.8599853516</text:p>
          </table:table-cell>
        </table:table-row>
        <table:table-row table:style-name="ro1">
          <table:table-cell office:value-type="date" office:date-value="2014-07-23T22:28:17" calcext:value-type="date">
            <text:p>23 Jul 2014 22:28</text:p>
          </table:table-cell>
          <table:table-cell office:value-type="float" office:value="61.1310424804688" calcext:value-type="float">
            <text:p>61.1310424805</text:p>
          </table:table-cell>
          <table:table-cell office:value-type="float" office:value="19.8999996185303" calcext:value-type="float">
            <text:p>19.8999996185</text:p>
          </table:table-cell>
          <table:table-cell office:value-type="float" office:value="1019.88000488281" calcext:value-type="float">
            <text:p>1019.8800048828</text:p>
          </table:table-cell>
        </table:table-row>
        <table:table-row table:style-name="ro1">
          <table:table-cell office:value-type="date" office:date-value="2014-07-23T22:38:17" calcext:value-type="date">
            <text:p>23 Jul 2014 22:38</text:p>
          </table:table-cell>
          <table:table-cell office:value-type="float" office:value="60.9097900390625" calcext:value-type="float">
            <text:p>60.9097900391</text:p>
          </table:table-cell>
          <table:table-cell office:value-type="float" office:value="19.8999996185303" calcext:value-type="float">
            <text:p>19.8999996185</text:p>
          </table:table-cell>
          <table:table-cell office:value-type="float" office:value="1019.71997070313" calcext:value-type="float">
            <text:p>1019.7199707031</text:p>
          </table:table-cell>
        </table:table-row>
        <table:table-row table:style-name="ro1">
          <table:table-cell office:value-type="date" office:date-value="2014-07-23T22:48:17" calcext:value-type="date">
            <text:p>23 Jul 2014 22:48</text:p>
          </table:table-cell>
          <table:table-cell office:value-type="float" office:value="61.0166015625" calcext:value-type="float">
            <text:p>61.0166015625</text:p>
          </table:table-cell>
          <table:table-cell office:value-type="float" office:value="19.8999996185303" calcext:value-type="float">
            <text:p>19.8999996185</text:p>
          </table:table-cell>
          <table:table-cell office:value-type="float" office:value="1019.91998291016" calcext:value-type="float">
            <text:p>1019.9199829102</text:p>
          </table:table-cell>
        </table:table-row>
        <table:table-row table:style-name="ro1">
          <table:table-cell office:value-type="date" office:date-value="2014-07-23T22:58:17" calcext:value-type="date">
            <text:p>23 Jul 2014 22:58</text:p>
          </table:table-cell>
          <table:table-cell office:value-type="float" office:value="60.9708251953125" calcext:value-type="float">
            <text:p>60.9708251953</text:p>
          </table:table-cell>
          <table:table-cell office:value-type="float" office:value="19.7999992370605" calcext:value-type="float">
            <text:p>19.7999992371</text:p>
          </table:table-cell>
          <table:table-cell office:value-type="float" office:value="1020.05999755859" calcext:value-type="float">
            <text:p>1020.0599975586</text:p>
          </table:table-cell>
        </table:table-row>
        <table:table-row table:style-name="ro1">
          <table:table-cell office:value-type="date" office:date-value="2014-07-23T23:08:18" calcext:value-type="date">
            <text:p>23 Jul 2014 23:08</text:p>
          </table:table-cell>
          <table:table-cell office:value-type="float" office:value="61.1005249023438" calcext:value-type="float">
            <text:p>61.1005249023</text:p>
          </table:table-cell>
          <table:table-cell office:value-type="float" office:value="19.7999992370605" calcext:value-type="float">
            <text:p>19.7999992371</text:p>
          </table:table-cell>
          <table:table-cell office:value-type="float" office:value="1020.15002441406" calcext:value-type="float">
            <text:p>1020.1500244141</text:p>
          </table:table-cell>
        </table:table-row>
        <table:table-row table:style-name="ro1">
          <table:table-cell office:value-type="date" office:date-value="2014-07-23T23:18:18" calcext:value-type="date">
            <text:p>23 Jul 2014 23:18</text:p>
          </table:table-cell>
          <table:table-cell office:value-type="float" office:value="61.0318603515625" calcext:value-type="float">
            <text:p>61.0318603516</text:p>
          </table:table-cell>
          <table:table-cell office:value-type="float" office:value="19.7000007629395" calcext:value-type="float">
            <text:p>19.7000007629</text:p>
          </table:table-cell>
          <table:table-cell office:value-type="float" office:value="1020.09997558594" calcext:value-type="float">
            <text:p>1020.0999755859</text:p>
          </table:table-cell>
        </table:table-row>
        <table:table-row table:style-name="ro1">
          <table:table-cell office:value-type="date" office:date-value="2014-07-23T23:28:18" calcext:value-type="date">
            <text:p>23 Jul 2014 23:28</text:p>
          </table:table-cell>
          <table:table-cell office:value-type="float" office:value="60.9784545898438" calcext:value-type="float">
            <text:p>60.9784545898</text:p>
          </table:table-cell>
          <table:table-cell office:value-type="float" office:value="19.7000007629395" calcext:value-type="float">
            <text:p>19.7000007629</text:p>
          </table:table-cell>
          <table:table-cell office:value-type="float" office:value="1020.19000244141" calcext:value-type="float">
            <text:p>1020.1900024414</text:p>
          </table:table-cell>
        </table:table-row>
        <table:table-row table:style-name="ro1">
          <table:table-cell office:value-type="date" office:date-value="2014-07-23T23:38:18" calcext:value-type="date">
            <text:p>23 Jul 2014 23:38</text:p>
          </table:table-cell>
          <table:table-cell office:value-type="float" office:value="60.8563842773438" calcext:value-type="float">
            <text:p>60.8563842773</text:p>
          </table:table-cell>
          <table:table-cell office:value-type="float" office:value="19.6000003814697" calcext:value-type="float">
            <text:p>19.6000003815</text:p>
          </table:table-cell>
          <table:table-cell office:value-type="float" office:value="1020.21002197266" calcext:value-type="float">
            <text:p>1020.2100219727</text:p>
          </table:table-cell>
        </table:table-row>
        <table:table-row table:style-name="ro1">
          <table:table-cell office:value-type="date" office:date-value="2014-07-23T23:48:18" calcext:value-type="date">
            <text:p>23 Jul 2014 23:48</text:p>
          </table:table-cell>
          <table:table-cell office:value-type="float" office:value="61.1234130859375" calcext:value-type="float">
            <text:p>61.1234130859</text:p>
          </table:table-cell>
          <table:table-cell office:value-type="float" office:value="19.6000003814697" calcext:value-type="float">
            <text:p>19.6000003815</text:p>
          </table:table-cell>
          <table:table-cell office:value-type="float" office:value="1020.21002197266" calcext:value-type="float">
            <text:p>1020.2100219727</text:p>
          </table:table-cell>
        </table:table-row>
        <table:table-row table:style-name="ro1">
          <table:table-cell office:value-type="date" office:date-value="2014-07-23T23:58:18" calcext:value-type="date">
            <text:p>23 Jul 2014 23:58</text:p>
          </table:table-cell>
          <table:table-cell office:value-type="float" office:value="60.986083984375" calcext:value-type="float">
            <text:p>60.9860839844</text:p>
          </table:table-cell>
          <table:table-cell office:value-type="float" office:value="19.5" calcext:value-type="float">
            <text:p>19.5</text:p>
          </table:table-cell>
          <table:table-cell office:value-type="float" office:value="1020.19000244141" calcext:value-type="float">
            <text:p>1020.1900024414</text:p>
          </table:table-cell>
        </table:table-row>
        <table:table-row table:style-name="ro1">
          <table:table-cell office:value-type="date" office:date-value="2014-07-24T00:08:18" calcext:value-type="date">
            <text:p>24 Jul 2014 00:08</text:p>
          </table:table-cell>
          <table:table-cell office:value-type="float" office:value="60.9021606445313" calcext:value-type="float">
            <text:p>60.9021606445</text:p>
          </table:table-cell>
          <table:table-cell office:value-type="float" office:value="19.5" calcext:value-type="float">
            <text:p>19.5</text:p>
          </table:table-cell>
          <table:table-cell office:value-type="float" office:value="1020.22998046875" calcext:value-type="float">
            <text:p>1020.2299804688</text:p>
          </table:table-cell>
        </table:table-row>
        <table:table-row table:style-name="ro1">
          <table:table-cell office:value-type="date" office:date-value="2014-07-24T00:18:18" calcext:value-type="date">
            <text:p>24 Jul 2014 00:18</text:p>
          </table:table-cell>
          <table:table-cell office:value-type="float" office:value="60.8258666992188" calcext:value-type="float">
            <text:p>60.8258666992</text:p>
          </table:table-cell>
          <table:table-cell office:value-type="float" office:value="19.3999996185303" calcext:value-type="float">
            <text:p>19.3999996185</text:p>
          </table:table-cell>
          <table:table-cell office:value-type="float" office:value="1020.16998291016" calcext:value-type="float">
            <text:p>1020.1699829102</text:p>
          </table:table-cell>
        </table:table-row>
        <table:table-row table:style-name="ro1">
          <table:table-cell office:value-type="date" office:date-value="2014-07-24T00:28:18" calcext:value-type="date">
            <text:p>24 Jul 2014 00:28</text:p>
          </table:table-cell>
          <table:table-cell office:value-type="float" office:value="60.9097900390625" calcext:value-type="float">
            <text:p>60.9097900391</text:p>
          </table:table-cell>
          <table:table-cell office:value-type="float" office:value="19.3999996185303" calcext:value-type="float">
            <text:p>19.3999996185</text:p>
          </table:table-cell>
          <table:table-cell office:value-type="float" office:value="1020.39001464844" calcext:value-type="float">
            <text:p>1020.3900146484</text:p>
          </table:table-cell>
        </table:table-row>
        <table:table-row table:style-name="ro1">
          <table:table-cell office:value-type="date" office:date-value="2014-07-24T00:38:18" calcext:value-type="date">
            <text:p>24 Jul 2014 00:38</text:p>
          </table:table-cell>
          <table:table-cell office:value-type="float" office:value="60.8182373046875" calcext:value-type="float">
            <text:p>60.8182373047</text:p>
          </table:table-cell>
          <table:table-cell office:value-type="float" office:value="19.2999992370605" calcext:value-type="float">
            <text:p>19.2999992371</text:p>
          </table:table-cell>
          <table:table-cell office:value-type="float" office:value="1020.36999511719" calcext:value-type="float">
            <text:p>1020.3699951172</text:p>
          </table:table-cell>
        </table:table-row>
        <table:table-row table:style-name="ro1">
          <table:table-cell office:value-type="date" office:date-value="2014-07-24T00:48:18" calcext:value-type="date">
            <text:p>24 Jul 2014 00:48</text:p>
          </table:table-cell>
          <table:table-cell office:value-type="float" office:value="60.95556640625" calcext:value-type="float">
            <text:p>60.9555664063</text:p>
          </table:table-cell>
          <table:table-cell office:value-type="float" office:value="19.2000007629395" calcext:value-type="float">
            <text:p>19.2000007629</text:p>
          </table:table-cell>
          <table:table-cell office:value-type="float" office:value="1020.48999023438" calcext:value-type="float">
            <text:p>1020.4899902344</text:p>
          </table:table-cell>
        </table:table-row>
        <table:table-row table:style-name="ro1">
          <table:table-cell office:value-type="date" office:date-value="2014-07-24T00:58:18" calcext:value-type="date">
            <text:p>24 Jul 2014 00:58</text:p>
          </table:table-cell>
          <table:table-cell office:value-type="float" office:value="60.7877197265625" calcext:value-type="float">
            <text:p>60.7877197266</text:p>
          </table:table-cell>
          <table:table-cell office:value-type="float" office:value="19.2000007629395" calcext:value-type="float">
            <text:p>19.2000007629</text:p>
          </table:table-cell>
          <table:table-cell office:value-type="float" office:value="1020.48999023438" calcext:value-type="float">
            <text:p>1020.4899902344</text:p>
          </table:table-cell>
        </table:table-row>
        <table:table-row table:style-name="ro1">
          <table:table-cell office:value-type="date" office:date-value="2014-07-24T01:08:19" calcext:value-type="date">
            <text:p>24 Jul 2014 01:08</text:p>
          </table:table-cell>
          <table:table-cell office:value-type="float" office:value="60.9326782226563" calcext:value-type="float">
            <text:p>60.9326782227</text:p>
          </table:table-cell>
          <table:table-cell office:value-type="float" office:value="19.1000003814697" calcext:value-type="float">
            <text:p>19.1000003815</text:p>
          </table:table-cell>
          <table:table-cell office:value-type="float" office:value="1020.53002929688" calcext:value-type="float">
            <text:p>1020.5300292969</text:p>
          </table:table-cell>
        </table:table-row>
        <table:table-row table:style-name="ro1">
          <table:table-cell office:value-type="date" office:date-value="2014-07-24T01:18:19" calcext:value-type="date">
            <text:p>24 Jul 2014 01:18</text:p>
          </table:table-cell>
          <table:table-cell office:value-type="float" office:value="60.6580200195313" calcext:value-type="float">
            <text:p>60.6580200195</text:p>
          </table:table-cell>
          <table:table-cell office:value-type="float" office:value="19.1000003814697" calcext:value-type="float">
            <text:p>19.1000003815</text:p>
          </table:table-cell>
          <table:table-cell office:value-type="float" office:value="1020.66998291016" calcext:value-type="float">
            <text:p>1020.6699829102</text:p>
          </table:table-cell>
        </table:table-row>
        <table:table-row table:style-name="ro1">
          <table:table-cell office:value-type="date" office:date-value="2014-07-24T01:28:19" calcext:value-type="date">
            <text:p>24 Jul 2014 01:28</text:p>
          </table:table-cell>
          <table:table-cell office:value-type="float" office:value="60.7724609375" calcext:value-type="float">
            <text:p>60.7724609375</text:p>
          </table:table-cell>
          <table:table-cell office:value-type="float" office:value="19" calcext:value-type="float">
            <text:p>19</text:p>
          </table:table-cell>
          <table:table-cell office:value-type="float" office:value="1020.78997802734" calcext:value-type="float">
            <text:p>1020.7899780274</text:p>
          </table:table-cell>
        </table:table-row>
        <table:table-row table:style-name="ro1">
          <table:table-cell office:value-type="date" office:date-value="2014-07-24T01:38:19" calcext:value-type="date">
            <text:p>24 Jul 2014 01:38</text:p>
          </table:table-cell>
          <table:table-cell office:value-type="float" office:value="60.8411254882813" calcext:value-type="float">
            <text:p>60.8411254883</text:p>
          </table:table-cell>
          <table:table-cell office:value-type="float" office:value="19" calcext:value-type="float">
            <text:p>19</text:p>
          </table:table-cell>
          <table:table-cell office:value-type="float" office:value="1020.86999511719" calcext:value-type="float">
            <text:p>1020.8699951172</text:p>
          </table:table-cell>
        </table:table-row>
        <table:table-row table:style-name="ro1">
          <table:table-cell office:value-type="date" office:date-value="2014-07-24T01:48:19" calcext:value-type="date">
            <text:p>24 Jul 2014 01:48</text:p>
          </table:table-cell>
          <table:table-cell office:value-type="float" office:value="60.6351318359375" calcext:value-type="float">
            <text:p>60.6351318359</text:p>
          </table:table-cell>
          <table:table-cell office:value-type="float" office:value="18.8999996185303" calcext:value-type="float">
            <text:p>18.8999996185</text:p>
          </table:table-cell>
          <table:table-cell office:value-type="float" office:value="1020.96997070313" calcext:value-type="float">
            <text:p>1020.9699707031</text:p>
          </table:table-cell>
        </table:table-row>
        <table:table-row table:style-name="ro1">
          <table:table-cell office:value-type="date" office:date-value="2014-07-24T01:58:19" calcext:value-type="date">
            <text:p>24 Jul 2014 01:58</text:p>
          </table:table-cell>
          <table:table-cell office:value-type="float" office:value="60.4596557617188" calcext:value-type="float">
            <text:p>60.4596557617</text:p>
          </table:table-cell>
          <table:table-cell office:value-type="float" office:value="18.7999992370605" calcext:value-type="float">
            <text:p>18.7999992371</text:p>
          </table:table-cell>
          <table:table-cell office:value-type="float" office:value="1021.09002685547" calcext:value-type="float">
            <text:p>1021.0900268555</text:p>
          </table:table-cell>
        </table:table-row>
        <table:table-row table:style-name="ro1">
          <table:table-cell office:value-type="date" office:date-value="2014-07-24T02:08:19" calcext:value-type="date">
            <text:p>24 Jul 2014 02:08</text:p>
          </table:table-cell>
          <table:table-cell office:value-type="float" office:value="60.6656494140625" calcext:value-type="float">
            <text:p>60.6656494141</text:p>
          </table:table-cell>
          <table:table-cell office:value-type="float" office:value="18.7999992370605" calcext:value-type="float">
            <text:p>18.7999992371</text:p>
          </table:table-cell>
          <table:table-cell office:value-type="float" office:value="1021.33001708984" calcext:value-type="float">
            <text:p>1021.3300170899</text:p>
          </table:table-cell>
        </table:table-row>
        <table:table-row table:style-name="ro1">
          <table:table-cell office:value-type="date" office:date-value="2014-07-24T02:18:19" calcext:value-type="date">
            <text:p>24 Jul 2014 02:18</text:p>
          </table:table-cell>
          <table:table-cell office:value-type="float" office:value="60.5435791015625" calcext:value-type="float">
            <text:p>60.5435791016</text:p>
          </table:table-cell>
          <table:table-cell office:value-type="float" office:value="18.7000007629395" calcext:value-type="float">
            <text:p>18.7000007629</text:p>
          </table:table-cell>
          <table:table-cell office:value-type="float" office:value="1021.36999511719" calcext:value-type="float">
            <text:p>1021.3699951172</text:p>
          </table:table-cell>
        </table:table-row>
        <table:table-row table:style-name="ro1">
          <table:table-cell office:value-type="date" office:date-value="2014-07-24T02:28:19" calcext:value-type="date">
            <text:p>24 Jul 2014 02:28</text:p>
          </table:table-cell>
          <table:table-cell office:value-type="float" office:value="60.5359497070313" calcext:value-type="float">
            <text:p>60.535949707</text:p>
          </table:table-cell>
          <table:table-cell office:value-type="float" office:value="18.7000007629395" calcext:value-type="float">
            <text:p>18.7000007629</text:p>
          </table:table-cell>
          <table:table-cell office:value-type="float" office:value="1021.25" calcext:value-type="float">
            <text:p>1021.25</text:p>
          </table:table-cell>
        </table:table-row>
        <table:table-row table:style-name="ro1">
          <table:table-cell office:value-type="date" office:date-value="2014-07-24T02:38:19" calcext:value-type="date">
            <text:p>24 Jul 2014 02:38</text:p>
          </table:table-cell>
          <table:table-cell office:value-type="float" office:value="60.58935546875" calcext:value-type="float">
            <text:p>60.5893554688</text:p>
          </table:table-cell>
          <table:table-cell office:value-type="float" office:value="18.6000003814697" calcext:value-type="float">
            <text:p>18.6000003815</text:p>
          </table:table-cell>
          <table:table-cell office:value-type="float" office:value="1021.27001953125" calcext:value-type="float">
            <text:p>1021.2700195313</text:p>
          </table:table-cell>
        </table:table-row>
        <table:table-row table:style-name="ro1">
          <table:table-cell office:value-type="date" office:date-value="2014-07-24T02:48:19" calcext:value-type="date">
            <text:p>24 Jul 2014 02:48</text:p>
          </table:table-cell>
          <table:table-cell office:value-type="float" office:value="60.4596557617188" calcext:value-type="float">
            <text:p>60.4596557617</text:p>
          </table:table-cell>
          <table:table-cell office:value-type="float" office:value="18.5" calcext:value-type="float">
            <text:p>18.5</text:p>
          </table:table-cell>
          <table:table-cell office:value-type="float" office:value="1021.54998779297" calcext:value-type="float">
            <text:p>1021.549987793</text:p>
          </table:table-cell>
        </table:table-row>
        <table:table-row table:style-name="ro1">
          <table:table-cell office:value-type="date" office:date-value="2014-07-24T02:58:19" calcext:value-type="date">
            <text:p>24 Jul 2014 02:58</text:p>
          </table:table-cell>
          <table:table-cell office:value-type="float" office:value="60.7343139648438" calcext:value-type="float">
            <text:p>60.7343139648</text:p>
          </table:table-cell>
          <table:table-cell office:value-type="float" office:value="18.5" calcext:value-type="float">
            <text:p>18.5</text:p>
          </table:table-cell>
          <table:table-cell office:value-type="float" office:value="1021.54998779297" calcext:value-type="float">
            <text:p>1021.549987793</text:p>
          </table:table-cell>
        </table:table-row>
        <table:table-row table:style-name="ro1">
          <table:table-cell office:value-type="date" office:date-value="2014-07-24T03:08:20" calcext:value-type="date">
            <text:p>24 Jul 2014 03:08</text:p>
          </table:table-cell>
          <table:table-cell office:value-type="float" office:value="60.4901733398438" calcext:value-type="float">
            <text:p>60.4901733398</text:p>
          </table:table-cell>
          <table:table-cell office:value-type="float" office:value="18.5" calcext:value-type="float">
            <text:p>18.5</text:p>
          </table:table-cell>
          <table:table-cell office:value-type="float" office:value="1021.72998046875" calcext:value-type="float">
            <text:p>1021.7299804688</text:p>
          </table:table-cell>
        </table:table-row>
        <table:table-row table:style-name="ro1">
          <table:table-cell office:value-type="date" office:date-value="2014-07-24T03:18:20" calcext:value-type="date">
            <text:p>24 Jul 2014 03:18</text:p>
          </table:table-cell>
          <table:table-cell office:value-type="float" office:value="60.4749145507813" calcext:value-type="float">
            <text:p>60.4749145508</text:p>
          </table:table-cell>
          <table:table-cell office:value-type="float" office:value="18.5" calcext:value-type="float">
            <text:p>18.5</text:p>
          </table:table-cell>
          <table:table-cell office:value-type="float" office:value="1021.78997802734" calcext:value-type="float">
            <text:p>1021.7899780274</text:p>
          </table:table-cell>
        </table:table-row>
        <table:table-row table:style-name="ro1">
          <table:table-cell office:value-type="date" office:date-value="2014-07-24T03:28:20" calcext:value-type="date">
            <text:p>24 Jul 2014 03:28</text:p>
          </table:table-cell>
          <table:table-cell office:value-type="float" office:value="60.6885375976563" calcext:value-type="float">
            <text:p>60.6885375977</text:p>
          </table:table-cell>
          <table:table-cell office:value-type="float" office:value="18.5" calcext:value-type="float">
            <text:p>18.5</text:p>
          </table:table-cell>
          <table:table-cell office:value-type="float" office:value="1021.89001464844" calcext:value-type="float">
            <text:p>1021.8900146484</text:p>
          </table:table-cell>
        </table:table-row>
        <table:table-row table:style-name="ro1">
          <table:table-cell office:value-type="date" office:date-value="2014-07-24T03:38:20" calcext:value-type="date">
            <text:p>24 Jul 2014 03:38</text:p>
          </table:table-cell>
          <table:table-cell office:value-type="float" office:value="60.5206909179688" calcext:value-type="float">
            <text:p>60.520690918</text:p>
          </table:table-cell>
          <table:table-cell office:value-type="float" office:value="18.5" calcext:value-type="float">
            <text:p>18.5</text:p>
          </table:table-cell>
          <table:table-cell office:value-type="float" office:value="1021.84997558594" calcext:value-type="float">
            <text:p>1021.8499755859</text:p>
          </table:table-cell>
        </table:table-row>
        <table:table-row table:style-name="ro1">
          <table:table-cell office:value-type="date" office:date-value="2014-07-24T03:48:20" calcext:value-type="date">
            <text:p>24 Jul 2014 03:48</text:p>
          </table:table-cell>
          <table:table-cell office:value-type="float" office:value="60.3909912109375" calcext:value-type="float">
            <text:p>60.3909912109</text:p>
          </table:table-cell>
          <table:table-cell office:value-type="float" office:value="18.6000003814697" calcext:value-type="float">
            <text:p>18.6000003815</text:p>
          </table:table-cell>
          <table:table-cell office:value-type="float" office:value="1021.84997558594" calcext:value-type="float">
            <text:p>1021.8499755859</text:p>
          </table:table-cell>
        </table:table-row>
        <table:table-row table:style-name="ro1">
          <table:table-cell office:value-type="date" office:date-value="2014-07-24T03:58:20" calcext:value-type="date">
            <text:p>24 Jul 2014 03:58</text:p>
          </table:table-cell>
          <table:table-cell office:value-type="float" office:value="60.3681030273438" calcext:value-type="float">
            <text:p>60.3681030273</text:p>
          </table:table-cell>
          <table:table-cell office:value-type="float" office:value="18.7000007629395" calcext:value-type="float">
            <text:p>18.7000007629</text:p>
          </table:table-cell>
          <table:table-cell office:value-type="float" office:value="1021.86999511719" calcext:value-type="float">
            <text:p>1021.8699951172</text:p>
          </table:table-cell>
        </table:table-row>
        <table:table-row table:style-name="ro1">
          <table:table-cell office:value-type="date" office:date-value="2014-07-24T04:08:20" calcext:value-type="date">
            <text:p>24 Jul 2014 04:08</text:p>
          </table:table-cell>
          <table:table-cell office:value-type="float" office:value="60.5206909179688" calcext:value-type="float">
            <text:p>60.520690918</text:p>
          </table:table-cell>
          <table:table-cell office:value-type="float" office:value="18.7999992370605" calcext:value-type="float">
            <text:p>18.7999992371</text:p>
          </table:table-cell>
          <table:table-cell office:value-type="float" office:value="1021.75" calcext:value-type="float">
            <text:p>1021.75</text:p>
          </table:table-cell>
        </table:table-row>
        <table:table-row table:style-name="ro1">
          <table:table-cell office:value-type="date" office:date-value="2014-07-24T04:18:20" calcext:value-type="date">
            <text:p>24 Jul 2014 04:18</text:p>
          </table:table-cell>
          <table:table-cell office:value-type="float" office:value="60.3909912109375" calcext:value-type="float">
            <text:p>60.3909912109</text:p>
          </table:table-cell>
          <table:table-cell office:value-type="float" office:value="18.8999996185303" calcext:value-type="float">
            <text:p>18.8999996185</text:p>
          </table:table-cell>
          <table:table-cell office:value-type="float" office:value="1021.90997314453" calcext:value-type="float">
            <text:p>1021.9099731445</text:p>
          </table:table-cell>
        </table:table-row>
        <table:table-row table:style-name="ro1">
          <table:table-cell office:value-type="date" office:date-value="2014-07-24T04:28:20" calcext:value-type="date">
            <text:p>24 Jul 2014 04:28</text:p>
          </table:table-cell>
          <table:table-cell office:value-type="float" office:value="60.2155151367188" calcext:value-type="float">
            <text:p>60.2155151367</text:p>
          </table:table-cell>
          <table:table-cell office:value-type="float" office:value="19" calcext:value-type="float">
            <text:p>19</text:p>
          </table:table-cell>
          <table:table-cell office:value-type="float" office:value="1021.97998046875" calcext:value-type="float">
            <text:p>1021.9799804688</text:p>
          </table:table-cell>
        </table:table-row>
        <table:table-row table:style-name="ro1">
          <table:table-cell office:value-type="date" office:date-value="2014-07-24T04:38:20" calcext:value-type="date">
            <text:p>24 Jul 2014 04:38</text:p>
          </table:table-cell>
          <table:table-cell office:value-type="float" office:value="59.9561157226563" calcext:value-type="float">
            <text:p>59.9561157227</text:p>
          </table:table-cell>
          <table:table-cell office:value-type="float" office:value="19.1000003814697" calcext:value-type="float">
            <text:p>19.1000003815</text:p>
          </table:table-cell>
          <table:table-cell office:value-type="float" office:value="1021.86999511719" calcext:value-type="float">
            <text:p>1021.8699951172</text:p>
          </table:table-cell>
        </table:table-row>
        <table:table-row table:style-name="ro1">
          <table:table-cell office:value-type="date" office:date-value="2014-07-24T04:48:20" calcext:value-type="date">
            <text:p>24 Jul 2014 04:48</text:p>
          </table:table-cell>
          <table:table-cell office:value-type="float" office:value="60.1239624023438" calcext:value-type="float">
            <text:p>60.1239624023</text:p>
          </table:table-cell>
          <table:table-cell office:value-type="float" office:value="19.2000007629395" calcext:value-type="float">
            <text:p>19.2000007629</text:p>
          </table:table-cell>
          <table:table-cell office:value-type="float" office:value="1021.96002197266" calcext:value-type="float">
            <text:p>1021.9600219727</text:p>
          </table:table-cell>
        </table:table-row>
        <table:table-row table:style-name="ro1">
          <table:table-cell office:value-type="date" office:date-value="2014-07-24T04:58:20" calcext:value-type="date">
            <text:p>24 Jul 2014 04:58</text:p>
          </table:table-cell>
          <table:table-cell office:value-type="float" office:value="59.9942626953125" calcext:value-type="float">
            <text:p>59.9942626953</text:p>
          </table:table-cell>
          <table:table-cell office:value-type="float" office:value="19.2999992370605" calcext:value-type="float">
            <text:p>19.2999992371</text:p>
          </table:table-cell>
          <table:table-cell office:value-type="float" office:value="1021.78997802734" calcext:value-type="float">
            <text:p>1021.7899780274</text:p>
          </table:table-cell>
        </table:table-row>
        <table:table-row table:style-name="ro1">
          <table:table-cell office:value-type="date" office:date-value="2014-07-24T05:08:21" calcext:value-type="date">
            <text:p>24 Jul 2014 05:08</text:p>
          </table:table-cell>
          <table:table-cell office:value-type="float" office:value="59.73486328125" calcext:value-type="float">
            <text:p>59.7348632813</text:p>
          </table:table-cell>
          <table:table-cell office:value-type="float" office:value="19.3999996185303" calcext:value-type="float">
            <text:p>19.3999996185</text:p>
          </table:table-cell>
          <table:table-cell office:value-type="float" office:value="1021.96002197266" calcext:value-type="float">
            <text:p>1021.9600219727</text:p>
          </table:table-cell>
        </table:table-row>
        <table:table-row table:style-name="ro1">
          <table:table-cell office:value-type="date" office:date-value="2014-07-24T05:18:21" calcext:value-type="date">
            <text:p>24 Jul 2014 05:18</text:p>
          </table:table-cell>
          <table:table-cell office:value-type="float" office:value="59.85693359375" calcext:value-type="float">
            <text:p>59.8569335938</text:p>
          </table:table-cell>
          <table:table-cell office:value-type="float" office:value="19.5" calcext:value-type="float">
            <text:p>19.5</text:p>
          </table:table-cell>
          <table:table-cell office:value-type="float" office:value="1021.89001464844" calcext:value-type="float">
            <text:p>1021.8900146484</text:p>
          </table:table-cell>
        </table:table-row>
        <table:table-row table:style-name="ro1">
          <table:table-cell office:value-type="date" office:date-value="2014-07-24T05:28:21" calcext:value-type="date">
            <text:p>24 Jul 2014 05:28</text:p>
          </table:table-cell>
          <table:table-cell office:value-type="float" office:value="59.6967163085938" calcext:value-type="float">
            <text:p>59.6967163086</text:p>
          </table:table-cell>
          <table:table-cell office:value-type="float" office:value="19.6000003814697" calcext:value-type="float">
            <text:p>19.6000003815</text:p>
          </table:table-cell>
          <table:table-cell office:value-type="float" office:value="1021.63000488281" calcext:value-type="float">
            <text:p>1021.6300048828</text:p>
          </table:table-cell>
        </table:table-row>
        <table:table-row table:style-name="ro1">
          <table:table-cell office:value-type="date" office:date-value="2014-07-24T05:38:21" calcext:value-type="date">
            <text:p>24 Jul 2014 05:38</text:p>
          </table:table-cell>
          <table:table-cell office:value-type="float" office:value="59.8416748046875" calcext:value-type="float">
            <text:p>59.8416748047</text:p>
          </table:table-cell>
          <table:table-cell office:value-type="float" office:value="19.7000007629395" calcext:value-type="float">
            <text:p>19.7000007629</text:p>
          </table:table-cell>
          <table:table-cell office:value-type="float" office:value="1021.65002441406" calcext:value-type="float">
            <text:p>1021.6500244141</text:p>
          </table:table-cell>
        </table:table-row>
        <table:table-row table:style-name="ro1">
          <table:table-cell office:value-type="date" office:date-value="2014-07-24T05:48:21" calcext:value-type="date">
            <text:p>24 Jul 2014 05:48</text:p>
          </table:table-cell>
          <table:table-cell office:value-type="float" office:value="59.5746459960938" calcext:value-type="float">
            <text:p>59.5746459961</text:p>
          </table:table-cell>
          <table:table-cell office:value-type="float" office:value="19.8999996185303" calcext:value-type="float">
            <text:p>19.8999996185</text:p>
          </table:table-cell>
          <table:table-cell office:value-type="float" office:value="1021.46997070313" calcext:value-type="float">
            <text:p>1021.4699707031</text:p>
          </table:table-cell>
        </table:table-row>
        <table:table-row table:style-name="ro1">
          <table:table-cell office:value-type="date" office:date-value="2014-07-24T05:58:21" calcext:value-type="date">
            <text:p>24 Jul 2014 05:58</text:p>
          </table:table-cell>
          <table:table-cell office:value-type="float" office:value="59.5364990234375" calcext:value-type="float">
            <text:p>59.5364990234</text:p>
          </table:table-cell>
          <table:table-cell office:value-type="float" office:value="20" calcext:value-type="float">
            <text:p>20</text:p>
          </table:table-cell>
          <table:table-cell office:value-type="float" office:value="1021.33001708984" calcext:value-type="float">
            <text:p>1021.3300170899</text:p>
          </table:table-cell>
        </table:table-row>
        <table:table-row table:style-name="ro1">
          <table:table-cell office:value-type="date" office:date-value="2014-07-24T06:08:21" calcext:value-type="date">
            <text:p>24 Jul 2014 06:08</text:p>
          </table:table-cell>
          <table:table-cell office:value-type="float" office:value="59.5517578125" calcext:value-type="float">
            <text:p>59.5517578125</text:p>
          </table:table-cell>
          <table:table-cell office:value-type="float" office:value="20.1000003814697" calcext:value-type="float">
            <text:p>20.1000003815</text:p>
          </table:table-cell>
          <table:table-cell office:value-type="float" office:value="1021.07000732422" calcext:value-type="float">
            <text:p>1021.0700073242</text:p>
          </table:table-cell>
        </table:table-row>
        <table:table-row table:style-name="ro1">
          <table:table-cell office:value-type="date" office:date-value="2014-07-24T06:18:21" calcext:value-type="date">
            <text:p>24 Jul 2014 06:18</text:p>
          </table:table-cell>
          <table:table-cell office:value-type="float" office:value="59.4754638671875" calcext:value-type="float">
            <text:p>59.4754638672</text:p>
          </table:table-cell>
          <table:table-cell office:value-type="float" office:value="20.2000007629395" calcext:value-type="float">
            <text:p>20.2000007629</text:p>
          </table:table-cell>
          <table:table-cell office:value-type="float" office:value="1021.01000976563" calcext:value-type="float">
            <text:p>1021.0100097656</text:p>
          </table:table-cell>
        </table:table-row>
        <table:table-row table:style-name="ro1">
          <table:table-cell office:value-type="date" office:date-value="2014-07-24T06:28:21" calcext:value-type="date">
            <text:p>24 Jul 2014 06:28</text:p>
          </table:table-cell>
          <table:table-cell office:value-type="float" office:value="59.2389526367188" calcext:value-type="float">
            <text:p>59.2389526367</text:p>
          </table:table-cell>
          <table:table-cell office:value-type="float" office:value="20.2999992370605" calcext:value-type="float">
            <text:p>20.2999992371</text:p>
          </table:table-cell>
          <table:table-cell office:value-type="float" office:value="1021.04998779297" calcext:value-type="float">
            <text:p>1021.049987793</text:p>
          </table:table-cell>
        </table:table-row>
        <table:table-row table:style-name="ro1">
          <table:table-cell office:value-type="date" office:date-value="2014-07-24T06:38:21" calcext:value-type="date">
            <text:p>24 Jul 2014 06:38</text:p>
          </table:table-cell>
          <table:table-cell office:value-type="float" office:value="59.24658203125" calcext:value-type="float">
            <text:p>59.2465820313</text:p>
          </table:table-cell>
          <table:table-cell office:value-type="float" office:value="20.5" calcext:value-type="float">
            <text:p>20.5</text:p>
          </table:table-cell>
          <table:table-cell office:value-type="float" office:value="1021.21002197266" calcext:value-type="float">
            <text:p>1021.2100219727</text:p>
          </table:table-cell>
        </table:table-row>
        <table:table-row table:style-name="ro1">
          <table:table-cell office:value-type="date" office:date-value="2014-07-24T06:48:21" calcext:value-type="date">
            <text:p>24 Jul 2014 06:48</text:p>
          </table:table-cell>
          <table:table-cell office:value-type="float" office:value="59.3305053710938" calcext:value-type="float">
            <text:p>59.3305053711</text:p>
          </table:table-cell>
          <table:table-cell office:value-type="float" office:value="20.5" calcext:value-type="float">
            <text:p>20.5</text:p>
          </table:table-cell>
          <table:table-cell office:value-type="float" office:value="1021.19000244141" calcext:value-type="float">
            <text:p>1021.1900024414</text:p>
          </table:table-cell>
        </table:table-row>
        <table:table-row table:style-name="ro1">
          <table:table-cell office:value-type="date" office:date-value="2014-07-24T06:58:22" calcext:value-type="date">
            <text:p>24 Jul 2014 06:58</text:p>
          </table:table-cell>
          <table:table-cell office:value-type="float" office:value="59.24658203125" calcext:value-type="float">
            <text:p>59.2465820313</text:p>
          </table:table-cell>
          <table:table-cell office:value-type="float" office:value="20.6000003814697" calcext:value-type="float">
            <text:p>20.6000003815</text:p>
          </table:table-cell>
          <table:table-cell office:value-type="float" office:value="1021.01000976563" calcext:value-type="float">
            <text:p>1021.0100097656</text:p>
          </table:table-cell>
        </table:table-row>
        <table:table-row table:style-name="ro1">
          <table:table-cell office:value-type="date" office:date-value="2014-07-24T07:08:22" calcext:value-type="date">
            <text:p>24 Jul 2014 07:08</text:p>
          </table:table-cell>
          <table:table-cell office:value-type="float" office:value="59.2847290039063" calcext:value-type="float">
            <text:p>59.2847290039</text:p>
          </table:table-cell>
          <table:table-cell office:value-type="float" office:value="20.7000007629395" calcext:value-type="float">
            <text:p>20.7000007629</text:p>
          </table:table-cell>
          <table:table-cell office:value-type="float" office:value="1021.09002685547" calcext:value-type="float">
            <text:p>1021.0900268555</text:p>
          </table:table-cell>
        </table:table-row>
        <table:table-row table:style-name="ro1">
          <table:table-cell office:value-type="date" office:date-value="2014-07-24T07:18:22" calcext:value-type="date">
            <text:p>24 Jul 2014 07:18</text:p>
          </table:table-cell>
          <table:table-cell office:value-type="float" office:value="59.2084350585938" calcext:value-type="float">
            <text:p>59.2084350586</text:p>
          </table:table-cell>
          <table:table-cell office:value-type="float" office:value="20.8999996185303" calcext:value-type="float">
            <text:p>20.8999996185</text:p>
          </table:table-cell>
          <table:table-cell office:value-type="float" office:value="1021.07000732422" calcext:value-type="float">
            <text:p>1021.0700073242</text:p>
          </table:table-cell>
        </table:table-row>
        <table:table-row table:style-name="ro1">
          <table:table-cell office:value-type="date" office:date-value="2014-07-24T07:28:22" calcext:value-type="date">
            <text:p>24 Jul 2014 07:28</text:p>
          </table:table-cell>
          <table:table-cell office:value-type="float" office:value="59.0787353515625" calcext:value-type="float">
            <text:p>59.0787353516</text:p>
          </table:table-cell>
          <table:table-cell office:value-type="float" office:value="21" calcext:value-type="float">
            <text:p>21</text:p>
          </table:table-cell>
          <table:table-cell office:value-type="float" office:value="1021.33001708984" calcext:value-type="float">
            <text:p>1021.3300170899</text:p>
          </table:table-cell>
        </table:table-row>
        <table:table-row table:style-name="ro1">
          <table:table-cell office:value-type="date" office:date-value="2014-07-24T07:38:22" calcext:value-type="date">
            <text:p>24 Jul 2014 07:38</text:p>
          </table:table-cell>
          <table:table-cell office:value-type="float" office:value="59.2389526367188" calcext:value-type="float">
            <text:p>59.2389526367</text:p>
          </table:table-cell>
          <table:table-cell office:value-type="float" office:value="21" calcext:value-type="float">
            <text:p>21</text:p>
          </table:table-cell>
          <table:table-cell office:value-type="float" office:value="1021.21002197266" calcext:value-type="float">
            <text:p>1021.2100219727</text:p>
          </table:table-cell>
        </table:table-row>
        <table:table-row table:style-name="ro1">
          <table:table-cell office:value-type="date" office:date-value="2014-07-24T07:48:22" calcext:value-type="date">
            <text:p>24 Jul 2014 07:48</text:p>
          </table:table-cell>
          <table:table-cell office:value-type="float" office:value="59.2236938476563" calcext:value-type="float">
            <text:p>59.2236938477</text:p>
          </table:table-cell>
          <table:table-cell office:value-type="float" office:value="21.1000003814697" calcext:value-type="float">
            <text:p>21.1000003815</text:p>
          </table:table-cell>
          <table:table-cell office:value-type="float" office:value="1021.19000244141" calcext:value-type="float">
            <text:p>1021.1900024414</text:p>
          </table:table-cell>
        </table:table-row>
        <table:table-row table:style-name="ro1">
          <table:table-cell office:value-type="date" office:date-value="2014-07-24T07:58:22" calcext:value-type="date">
            <text:p>24 Jul 2014 07:58</text:p>
          </table:table-cell>
          <table:table-cell office:value-type="float" office:value="59.3610229492188" calcext:value-type="float">
            <text:p>59.3610229492</text:p>
          </table:table-cell>
          <table:table-cell office:value-type="float" office:value="21.2000007629395" calcext:value-type="float">
            <text:p>21.2000007629</text:p>
          </table:table-cell>
          <table:table-cell office:value-type="float" office:value="1021.28997802734" calcext:value-type="float">
            <text:p>1021.2899780274</text:p>
          </table:table-cell>
        </table:table-row>
        <table:table-row table:style-name="ro1">
          <table:table-cell office:value-type="date" office:date-value="2014-07-24T08:08:22" calcext:value-type="date">
            <text:p>24 Jul 2014 08:08</text:p>
          </table:table-cell>
          <table:table-cell office:value-type="float" office:value="59.2008056640625" calcext:value-type="float">
            <text:p>59.2008056641</text:p>
          </table:table-cell>
          <table:table-cell office:value-type="float" office:value="21.2999992370605" calcext:value-type="float">
            <text:p>21.2999992371</text:p>
          </table:table-cell>
          <table:table-cell office:value-type="float" office:value="1021.19000244141" calcext:value-type="float">
            <text:p>1021.1900024414</text:p>
          </table:table-cell>
        </table:table-row>
        <table:table-row table:style-name="ro1">
          <table:table-cell office:value-type="date" office:date-value="2014-07-24T08:18:22" calcext:value-type="date">
            <text:p>24 Jul 2014 08:18</text:p>
          </table:table-cell>
          <table:table-cell office:value-type="float" office:value="59.216064453125" calcext:value-type="float">
            <text:p>59.2160644531</text:p>
          </table:table-cell>
          <table:table-cell office:value-type="float" office:value="21.3999996185303" calcext:value-type="float">
            <text:p>21.3999996185</text:p>
          </table:table-cell>
          <table:table-cell office:value-type="float" office:value="1021.25" calcext:value-type="float">
            <text:p>1021.25</text:p>
          </table:table-cell>
        </table:table-row>
        <table:table-row table:style-name="ro1">
          <table:table-cell office:value-type="date" office:date-value="2014-07-24T08:28:22" calcext:value-type="date">
            <text:p>24 Jul 2014 08:28</text:p>
          </table:table-cell>
          <table:table-cell office:value-type="float" office:value="59.1473999023438" calcext:value-type="float">
            <text:p>59.1473999023</text:p>
          </table:table-cell>
          <table:table-cell office:value-type="float" office:value="21.3999996185303" calcext:value-type="float">
            <text:p>21.3999996185</text:p>
          </table:table-cell>
          <table:table-cell office:value-type="float" office:value="1021.36999511719" calcext:value-type="float">
            <text:p>1021.3699951172</text:p>
          </table:table-cell>
        </table:table-row>
        <table:table-row table:style-name="ro1">
          <table:table-cell office:value-type="date" office:date-value="2014-07-24T08:38:22" calcext:value-type="date">
            <text:p>24 Jul 2014 08:38</text:p>
          </table:table-cell>
          <table:table-cell office:value-type="float" office:value="59.2008056640625" calcext:value-type="float">
            <text:p>59.2008056641</text:p>
          </table:table-cell>
          <table:table-cell office:value-type="float" office:value="21.5" calcext:value-type="float">
            <text:p>21.5</text:p>
          </table:table-cell>
          <table:table-cell office:value-type="float" office:value="1021.16998291016" calcext:value-type="float">
            <text:p>1021.1699829102</text:p>
          </table:table-cell>
        </table:table-row>
        <table:table-row table:style-name="ro1">
          <table:table-cell office:value-type="date" office:date-value="2014-07-24T08:48:22" calcext:value-type="date">
            <text:p>24 Jul 2014 08:48</text:p>
          </table:table-cell>
          <table:table-cell office:value-type="float" office:value="59.155029296875" calcext:value-type="float">
            <text:p>59.1550292969</text:p>
          </table:table-cell>
          <table:table-cell office:value-type="float" office:value="21.6000003814697" calcext:value-type="float">
            <text:p>21.6000003815</text:p>
          </table:table-cell>
          <table:table-cell office:value-type="float" office:value="1020.95001220703" calcext:value-type="float">
            <text:p>1020.950012207</text:p>
          </table:table-cell>
        </table:table-row>
        <table:table-row table:style-name="ro1">
          <table:table-cell office:value-type="date" office:date-value="2014-07-24T08:58:23" calcext:value-type="date">
            <text:p>24 Jul 2014 08:58</text:p>
          </table:table-cell>
          <table:table-cell office:value-type="float" office:value="59.155029296875" calcext:value-type="float">
            <text:p>59.1550292969</text:p>
          </table:table-cell>
          <table:table-cell office:value-type="float" office:value="21.7000007629395" calcext:value-type="float">
            <text:p>21.7000007629</text:p>
          </table:table-cell>
          <table:table-cell office:value-type="float" office:value="1021.19000244141" calcext:value-type="float">
            <text:p>1021.1900024414</text:p>
          </table:table-cell>
        </table:table-row>
        <table:table-row table:style-name="ro1">
          <table:table-cell office:value-type="date" office:date-value="2014-07-24T09:08:23" calcext:value-type="date">
            <text:p>24 Jul 2014 09:08</text:p>
          </table:table-cell>
          <table:table-cell office:value-type="float" office:value="59.1779174804688" calcext:value-type="float">
            <text:p>59.1779174805</text:p>
          </table:table-cell>
          <table:table-cell office:value-type="float" office:value="21.7999992370605" calcext:value-type="float">
            <text:p>21.7999992371</text:p>
          </table:table-cell>
          <table:table-cell office:value-type="float" office:value="1021.33001708984" calcext:value-type="float">
            <text:p>1021.3300170899</text:p>
          </table:table-cell>
        </table:table-row>
        <table:table-row table:style-name="ro1">
          <table:table-cell office:value-type="date" office:date-value="2014-07-24T09:18:23" calcext:value-type="date">
            <text:p>24 Jul 2014 09:18</text:p>
          </table:table-cell>
          <table:table-cell office:value-type="float" office:value="59.0253295898438" calcext:value-type="float">
            <text:p>59.0253295898</text:p>
          </table:table-cell>
          <table:table-cell office:value-type="float" office:value="21.7999992370605" calcext:value-type="float">
            <text:p>21.7999992371</text:p>
          </table:table-cell>
          <table:table-cell office:value-type="float" office:value="1021.48999023438" calcext:value-type="float">
            <text:p>1021.4899902344</text:p>
          </table:table-cell>
        </table:table-row>
        <table:table-row table:style-name="ro1">
          <table:table-cell office:value-type="date" office:date-value="2014-07-24T09:28:23" calcext:value-type="date">
            <text:p>24 Jul 2014 09:28</text:p>
          </table:table-cell>
          <table:table-cell office:value-type="float" office:value="59.155029296875" calcext:value-type="float">
            <text:p>59.1550292969</text:p>
          </table:table-cell>
          <table:table-cell office:value-type="float" office:value="21.7999992370605" calcext:value-type="float">
            <text:p>21.7999992371</text:p>
          </table:table-cell>
          <table:table-cell office:value-type="float" office:value="1021.53002929688" calcext:value-type="float">
            <text:p>1021.5300292969</text:p>
          </table:table-cell>
        </table:table-row>
        <table:table-row table:style-name="ro1">
          <table:table-cell office:value-type="date" office:date-value="2014-07-24T09:38:23" calcext:value-type="date">
            <text:p>24 Jul 2014 09:38</text:p>
          </table:table-cell>
          <table:table-cell office:value-type="float" office:value="59.1931762695313" calcext:value-type="float">
            <text:p>59.1931762695</text:p>
          </table:table-cell>
          <table:table-cell office:value-type="float" office:value="21.8999996185303" calcext:value-type="float">
            <text:p>21.8999996185</text:p>
          </table:table-cell>
          <table:table-cell office:value-type="float" office:value="1021.71002197266" calcext:value-type="float">
            <text:p>1021.7100219727</text:p>
          </table:table-cell>
        </table:table-row>
        <table:table-row table:style-name="ro1">
          <table:table-cell office:value-type="date" office:date-value="2014-07-24T09:48:23" calcext:value-type="date">
            <text:p>24 Jul 2014 09:48</text:p>
          </table:table-cell>
          <table:table-cell office:value-type="float" office:value="59.185546875" calcext:value-type="float">
            <text:p>59.185546875</text:p>
          </table:table-cell>
          <table:table-cell office:value-type="float" office:value="22" calcext:value-type="float">
            <text:p>22</text:p>
          </table:table-cell>
          <table:table-cell office:value-type="float" office:value="1021.66998291016" calcext:value-type="float">
            <text:p>1021.6699829102</text:p>
          </table:table-cell>
        </table:table-row>
        <table:table-row table:style-name="ro1">
          <table:table-cell office:value-type="date" office:date-value="2014-07-24T09:58:23" calcext:value-type="date">
            <text:p>24 Jul 2014 09:58</text:p>
          </table:table-cell>
          <table:table-cell office:value-type="float" office:value="59.093994140625" calcext:value-type="float">
            <text:p>59.0939941406</text:p>
          </table:table-cell>
          <table:table-cell office:value-type="float" office:value="22" calcext:value-type="float">
            <text:p>22</text:p>
          </table:table-cell>
          <table:table-cell office:value-type="float" office:value="1021.66998291016" calcext:value-type="float">
            <text:p>1021.6699829102</text:p>
          </table:table-cell>
        </table:table-row>
        <table:table-row table:style-name="ro1">
          <table:table-cell office:value-type="date" office:date-value="2014-07-24T10:08:23" calcext:value-type="date">
            <text:p>24 Jul 2014 10:08</text:p>
          </table:table-cell>
          <table:table-cell office:value-type="float" office:value="59.2236938476563" calcext:value-type="float">
            <text:p>59.2236938477</text:p>
          </table:table-cell>
          <table:table-cell office:value-type="float" office:value="22" calcext:value-type="float">
            <text:p>22</text:p>
          </table:table-cell>
          <table:table-cell office:value-type="float" office:value="1021.34997558594" calcext:value-type="float">
            <text:p>1021.3499755859</text:p>
          </table:table-cell>
        </table:table-row>
        <table:table-row table:style-name="ro1">
          <table:table-cell office:value-type="date" office:date-value="2014-07-24T10:18:23" calcext:value-type="date">
            <text:p>24 Jul 2014 10:18</text:p>
          </table:table-cell>
          <table:table-cell office:value-type="float" office:value="59.155029296875" calcext:value-type="float">
            <text:p>59.1550292969</text:p>
          </table:table-cell>
          <table:table-cell office:value-type="float" office:value="22" calcext:value-type="float">
            <text:p>22</text:p>
          </table:table-cell>
          <table:table-cell office:value-type="float" office:value="1021.66998291016" calcext:value-type="float">
            <text:p>1021.6699829102</text:p>
          </table:table-cell>
        </table:table-row>
        <table:table-row table:style-name="ro1">
          <table:table-cell office:value-type="date" office:date-value="2014-07-24T10:28:23" calcext:value-type="date">
            <text:p>24 Jul 2014 10:28</text:p>
          </table:table-cell>
          <table:table-cell office:value-type="float" office:value="59.1779174804688" calcext:value-type="float">
            <text:p>59.1779174805</text:p>
          </table:table-cell>
          <table:table-cell office:value-type="float" office:value="22" calcext:value-type="float">
            <text:p>22</text:p>
          </table:table-cell>
          <table:table-cell office:value-type="float" office:value="1021.83001708984" calcext:value-type="float">
            <text:p>1021.8300170899</text:p>
          </table:table-cell>
        </table:table-row>
        <table:table-row table:style-name="ro1">
          <table:table-cell office:value-type="date" office:date-value="2014-07-24T10:38:23" calcext:value-type="date">
            <text:p>24 Jul 2014 10:38</text:p>
          </table:table-cell>
          <table:table-cell office:value-type="float" office:value="59.1779174804688" calcext:value-type="float">
            <text:p>59.1779174805</text:p>
          </table:table-cell>
          <table:table-cell office:value-type="float" office:value="22" calcext:value-type="float">
            <text:p>22</text:p>
          </table:table-cell>
          <table:table-cell office:value-type="float" office:value="1022.03997802734" calcext:value-type="float">
            <text:p>1022.0399780274</text:p>
          </table:table-cell>
        </table:table-row>
        <table:table-row table:style-name="ro1">
          <table:table-cell office:value-type="date" office:date-value="2014-07-24T10:48:23" calcext:value-type="date">
            <text:p>24 Jul 2014 10:48</text:p>
          </table:table-cell>
          <table:table-cell office:value-type="float" office:value="59.0787353515625" calcext:value-type="float">
            <text:p>59.0787353516</text:p>
          </table:table-cell>
          <table:table-cell office:value-type="float" office:value="22" calcext:value-type="float">
            <text:p>22</text:p>
          </table:table-cell>
          <table:table-cell office:value-type="float" office:value="1022.03997802734" calcext:value-type="float">
            <text:p>1022.0399780274</text:p>
          </table:table-cell>
        </table:table-row>
        <table:table-row table:style-name="ro1">
          <table:table-cell office:value-type="date" office:date-value="2014-07-24T10:58:24" calcext:value-type="date">
            <text:p>24 Jul 2014 10:58</text:p>
          </table:table-cell>
          <table:table-cell office:value-type="float" office:value="59.0405883789063" calcext:value-type="float">
            <text:p>59.0405883789</text:p>
          </table:table-cell>
          <table:table-cell office:value-type="float" office:value="22" calcext:value-type="float">
            <text:p>22</text:p>
          </table:table-cell>
          <table:table-cell office:value-type="float" office:value="1022.09997558594" calcext:value-type="float">
            <text:p>1022.0999755859</text:p>
          </table:table-cell>
        </table:table-row>
        <table:table-row table:style-name="ro1">
          <table:table-cell office:value-type="date" office:date-value="2014-07-24T11:08:24" calcext:value-type="date">
            <text:p>24 Jul 2014 11:08</text:p>
          </table:table-cell>
          <table:table-cell office:value-type="float" office:value="59.0558471679688" calcext:value-type="float">
            <text:p>59.055847168</text:p>
          </table:table-cell>
          <table:table-cell office:value-type="float" office:value="22" calcext:value-type="float">
            <text:p>22</text:p>
          </table:table-cell>
          <table:table-cell office:value-type="float" office:value="1022.26000976563" calcext:value-type="float">
            <text:p>1022.2600097656</text:p>
          </table:table-cell>
        </table:table-row>
        <table:table-row table:style-name="ro1">
          <table:table-cell office:value-type="date" office:date-value="2014-07-24T11:18:24" calcext:value-type="date">
            <text:p>24 Jul 2014 11:18</text:p>
          </table:table-cell>
          <table:table-cell office:value-type="float" office:value="59.0177001953125" calcext:value-type="float">
            <text:p>59.0177001953</text:p>
          </table:table-cell>
          <table:table-cell office:value-type="float" office:value="22" calcext:value-type="float">
            <text:p>22</text:p>
          </table:table-cell>
          <table:table-cell office:value-type="float" office:value="1022.26000976563" calcext:value-type="float">
            <text:p>1022.2600097656</text:p>
          </table:table-cell>
        </table:table-row>
        <table:table-row table:style-name="ro1">
          <table:table-cell office:value-type="date" office:date-value="2014-07-24T11:28:24" calcext:value-type="date">
            <text:p>24 Jul 2014 11:28</text:p>
          </table:table-cell>
          <table:table-cell office:value-type="float" office:value="59.00244140625" calcext:value-type="float">
            <text:p>59.0024414063</text:p>
          </table:table-cell>
          <table:table-cell office:value-type="float" office:value="21.8999996185303" calcext:value-type="float">
            <text:p>21.8999996185</text:p>
          </table:table-cell>
          <table:table-cell office:value-type="float" office:value="1022.40002441406" calcext:value-type="float">
            <text:p>1022.4000244141</text:p>
          </table:table-cell>
        </table:table-row>
        <table:table-row table:style-name="ro1">
          <table:table-cell office:value-type="date" office:date-value="2014-07-24T11:38:24" calcext:value-type="date">
            <text:p>24 Jul 2014 11:38</text:p>
          </table:table-cell>
          <table:table-cell office:value-type="float" office:value="59.0177001953125" calcext:value-type="float">
            <text:p>59.0177001953</text:p>
          </table:table-cell>
          <table:table-cell office:value-type="float" office:value="21.8999996185303" calcext:value-type="float">
            <text:p>21.8999996185</text:p>
          </table:table-cell>
          <table:table-cell office:value-type="float" office:value="1022.70001220703" calcext:value-type="float">
            <text:p>1022.700012207</text:p>
          </table:table-cell>
        </table:table-row>
        <table:table-row table:style-name="ro1">
          <table:table-cell office:value-type="date" office:date-value="2014-07-24T11:48:24" calcext:value-type="date">
            <text:p>24 Jul 2014 11:48</text:p>
          </table:table-cell>
          <table:table-cell office:value-type="float" office:value="58.94140625" calcext:value-type="float">
            <text:p>58.94140625</text:p>
          </table:table-cell>
          <table:table-cell office:value-type="float" office:value="21.7999992370605" calcext:value-type="float">
            <text:p>21.7999992371</text:p>
          </table:table-cell>
          <table:table-cell office:value-type="float" office:value="1022.90002441406" calcext:value-type="float">
            <text:p>1022.9000244141</text:p>
          </table:table-cell>
        </table:table-row>
        <table:table-row table:style-name="ro1">
          <table:table-cell office:value-type="date" office:date-value="2014-07-24T11:58:24" calcext:value-type="date">
            <text:p>24 Jul 2014 11:58</text:p>
          </table:table-cell>
          <table:table-cell office:value-type="float" office:value="59.0711059570313" calcext:value-type="float">
            <text:p>59.071105957</text:p>
          </table:table-cell>
          <table:table-cell office:value-type="float" office:value="21.7999992370605" calcext:value-type="float">
            <text:p>21.7999992371</text:p>
          </table:table-cell>
          <table:table-cell office:value-type="float" office:value="1022.79998779297" calcext:value-type="float">
            <text:p>1022.799987793</text:p>
          </table:table-cell>
        </table:table-row>
        <table:table-row table:style-name="ro1">
          <table:table-cell office:value-type="date" office:date-value="2014-07-24T12:08:24" calcext:value-type="date">
            <text:p>24 Jul 2014 12:08</text:p>
          </table:table-cell>
          <table:table-cell office:value-type="float" office:value="58.94140625" calcext:value-type="float">
            <text:p>58.94140625</text:p>
          </table:table-cell>
          <table:table-cell office:value-type="float" office:value="21.7000007629395" calcext:value-type="float">
            <text:p>21.7000007629</text:p>
          </table:table-cell>
          <table:table-cell office:value-type="float" office:value="1022.91998291016" calcext:value-type="float">
            <text:p>1022.9199829102</text:p>
          </table:table-cell>
        </table:table-row>
        <table:table-row table:style-name="ro1">
          <table:table-cell office:value-type="date" office:date-value="2014-07-24T12:18:24" calcext:value-type="date">
            <text:p>24 Jul 2014 12:18</text:p>
          </table:table-cell>
          <table:table-cell office:value-type="float" office:value="58.9490356445313" calcext:value-type="float">
            <text:p>58.9490356445</text:p>
          </table:table-cell>
          <table:table-cell office:value-type="float" office:value="21.6000003814697" calcext:value-type="float">
            <text:p>21.6000003815</text:p>
          </table:table-cell>
          <table:table-cell office:value-type="float" office:value="1023.02001953125" calcext:value-type="float">
            <text:p>1023.0200195313</text:p>
          </table:table-cell>
        </table:table-row>
        <table:table-row table:style-name="ro1">
          <table:table-cell office:value-type="date" office:date-value="2014-07-24T12:28:24" calcext:value-type="date">
            <text:p>24 Jul 2014 12:28</text:p>
          </table:table-cell>
          <table:table-cell office:value-type="float" office:value="58.9261474609375" calcext:value-type="float">
            <text:p>58.9261474609</text:p>
          </table:table-cell>
          <table:table-cell office:value-type="float" office:value="21.6000003814697" calcext:value-type="float">
            <text:p>21.6000003815</text:p>
          </table:table-cell>
          <table:table-cell office:value-type="float" office:value="1023.33001708984" calcext:value-type="float">
            <text:p>1023.3300170899</text:p>
          </table:table-cell>
        </table:table-row>
        <table:table-row table:style-name="ro1">
          <table:table-cell office:value-type="date" office:date-value="2014-07-24T12:38:24" calcext:value-type="date">
            <text:p>24 Jul 2014 12:38</text:p>
          </table:table-cell>
          <table:table-cell office:value-type="float" office:value="58.9871826171875" calcext:value-type="float">
            <text:p>58.9871826172</text:p>
          </table:table-cell>
          <table:table-cell office:value-type="float" office:value="21.5" calcext:value-type="float">
            <text:p>21.5</text:p>
          </table:table-cell>
          <table:table-cell office:value-type="float" office:value="1023.54998779297" calcext:value-type="float">
            <text:p>1023.549987793</text:p>
          </table:table-cell>
        </table:table-row>
        <table:table-row table:style-name="ro1">
          <table:table-cell office:value-type="date" office:date-value="2014-07-24T12:48:24" calcext:value-type="date">
            <text:p>24 Jul 2014 12:48</text:p>
          </table:table-cell>
          <table:table-cell office:value-type="float" office:value="59.00244140625" calcext:value-type="float">
            <text:p>59.0024414063</text:p>
          </table:table-cell>
          <table:table-cell office:value-type="float" office:value="21.3999996185303" calcext:value-type="float">
            <text:p>21.3999996185</text:p>
          </table:table-cell>
          <table:table-cell office:value-type="float" office:value="1023.71002197266" calcext:value-type="float">
            <text:p>1023.7100219727</text:p>
          </table:table-cell>
        </table:table-row>
        <table:table-row table:style-name="ro1">
          <table:table-cell office:value-type="date" office:date-value="2014-07-24T12:58:24" calcext:value-type="date">
            <text:p>24 Jul 2014 12:58</text:p>
          </table:table-cell>
          <table:table-cell office:value-type="float" office:value="58.9566650390625" calcext:value-type="float">
            <text:p>58.9566650391</text:p>
          </table:table-cell>
          <table:table-cell office:value-type="float" office:value="21.2999992370605" calcext:value-type="float">
            <text:p>21.2999992371</text:p>
          </table:table-cell>
          <table:table-cell office:value-type="float" office:value="1023.90997314453" calcext:value-type="float">
            <text:p>1023.9099731445</text:p>
          </table:table-cell>
        </table:table-row>
        <table:table-row table:style-name="ro1">
          <table:table-cell office:value-type="date" office:date-value="2014-07-24T13:08:25" calcext:value-type="date">
            <text:p>24 Jul 2014 13:08</text:p>
          </table:table-cell>
          <table:table-cell office:value-type="float" office:value="59.0100708007813" calcext:value-type="float">
            <text:p>59.0100708008</text:p>
          </table:table-cell>
          <table:table-cell office:value-type="float" office:value="21.2000007629395" calcext:value-type="float">
            <text:p>21.2000007629</text:p>
          </table:table-cell>
          <table:table-cell office:value-type="float" office:value="1024.05004882813" calcext:value-type="float">
            <text:p>1024.0500488281</text:p>
          </table:table-cell>
        </table:table-row>
        <table:table-row table:style-name="ro1">
          <table:table-cell office:value-type="date" office:date-value="2014-07-24T13:18:25" calcext:value-type="date">
            <text:p>24 Jul 2014 13:18</text:p>
          </table:table-cell>
          <table:table-cell office:value-type="float" office:value="58.9642944335938" calcext:value-type="float">
            <text:p>58.9642944336</text:p>
          </table:table-cell>
          <table:table-cell office:value-type="float" office:value="21.1000003814697" calcext:value-type="float">
            <text:p>21.1000003815</text:p>
          </table:table-cell>
          <table:table-cell office:value-type="float" office:value="1024.2900390625" calcext:value-type="float">
            <text:p>1024.2900390625</text:p>
          </table:table-cell>
        </table:table-row>
        <table:table-row table:style-name="ro1">
          <table:table-cell office:value-type="date" office:date-value="2014-07-24T13:28:25" calcext:value-type="date">
            <text:p>24 Jul 2014 13:28</text:p>
          </table:table-cell>
          <table:table-cell office:value-type="float" office:value="59.0711059570313" calcext:value-type="float">
            <text:p>59.071105957</text:p>
          </table:table-cell>
          <table:table-cell office:value-type="float" office:value="21" calcext:value-type="float">
            <text:p>21</text:p>
          </table:table-cell>
          <table:table-cell office:value-type="float" office:value="1024.65002441406" calcext:value-type="float">
            <text:p>1024.6500244141</text:p>
          </table:table-cell>
        </table:table-row>
        <table:table-row table:style-name="ro1">
          <table:table-cell office:value-type="date" office:date-value="2014-07-24T13:38:25" calcext:value-type="date">
            <text:p>24 Jul 2014 13:38</text:p>
          </table:table-cell>
          <table:table-cell office:value-type="float" office:value="59.0405883789063" calcext:value-type="float">
            <text:p>59.0405883789</text:p>
          </table:table-cell>
          <table:table-cell office:value-type="float" office:value="20.8999996185303" calcext:value-type="float">
            <text:p>20.8999996185</text:p>
          </table:table-cell>
          <table:table-cell office:value-type="float" office:value="1024.75" calcext:value-type="float">
            <text:p>1024.75</text:p>
          </table:table-cell>
        </table:table-row>
        <table:table-row table:style-name="ro1">
          <table:table-cell office:value-type="date" office:date-value="2014-07-24T13:48:25" calcext:value-type="date">
            <text:p>24 Jul 2014 13:48</text:p>
          </table:table-cell>
          <table:table-cell office:value-type="float" office:value="59.1168823242188" calcext:value-type="float">
            <text:p>59.1168823242</text:p>
          </table:table-cell>
          <table:table-cell office:value-type="float" office:value="20.7999992370605" calcext:value-type="float">
            <text:p>20.7999992371</text:p>
          </table:table-cell>
          <table:table-cell office:value-type="float" office:value="1024.51000976563" calcext:value-type="float">
            <text:p>1024.5100097656</text:p>
          </table:table-cell>
        </table:table-row>
        <table:table-row table:style-name="ro1">
          <table:table-cell office:value-type="date" office:date-value="2014-07-24T13:58:25" calcext:value-type="date">
            <text:p>24 Jul 2014 13:58</text:p>
          </table:table-cell>
          <table:table-cell office:value-type="float" office:value="59.4144287109375" calcext:value-type="float">
            <text:p>59.4144287109</text:p>
          </table:table-cell>
          <table:table-cell office:value-type="float" office:value="20.7000007629395" calcext:value-type="float">
            <text:p>20.7000007629</text:p>
          </table:table-cell>
          <table:table-cell office:value-type="float" office:value="1024.36999511719" calcext:value-type="float">
            <text:p>1024.3699951172</text:p>
          </table:table-cell>
        </table:table-row>
        <table:table-row table:style-name="ro1">
          <table:table-cell office:value-type="date" office:date-value="2014-07-24T14:08:25" calcext:value-type="date">
            <text:p>24 Jul 2014 14:08</text:p>
          </table:table-cell>
          <table:table-cell office:value-type="float" office:value="59.2694702148438" calcext:value-type="float">
            <text:p>59.2694702148</text:p>
          </table:table-cell>
          <table:table-cell office:value-type="float" office:value="20.6000003814697" calcext:value-type="float">
            <text:p>20.6000003815</text:p>
          </table:table-cell>
          <table:table-cell office:value-type="float" office:value="1024.43005371094" calcext:value-type="float">
            <text:p>1024.4300537109</text:p>
          </table:table-cell>
        </table:table-row>
        <table:table-row table:style-name="ro1">
          <table:table-cell office:value-type="date" office:date-value="2014-07-24T14:18:25" calcext:value-type="date">
            <text:p>24 Jul 2014 14:18</text:p>
          </table:table-cell>
          <table:table-cell office:value-type="float" office:value="59.4525756835938" calcext:value-type="float">
            <text:p>59.4525756836</text:p>
          </table:table-cell>
          <table:table-cell office:value-type="float" office:value="20.6000003814697" calcext:value-type="float">
            <text:p>20.6000003815</text:p>
          </table:table-cell>
          <table:table-cell office:value-type="float" office:value="1024.39001464844" calcext:value-type="float">
            <text:p>1024.3900146484</text:p>
          </table:table-cell>
        </table:table-row>
        <table:table-row table:style-name="ro1">
          <table:table-cell office:value-type="date" office:date-value="2014-07-24T14:28:25" calcext:value-type="date">
            <text:p>24 Jul 2014 14:28</text:p>
          </table:table-cell>
          <table:table-cell office:value-type="float" office:value="59.2618408203125" calcext:value-type="float">
            <text:p>59.2618408203</text:p>
          </table:table-cell>
          <table:table-cell office:value-type="float" office:value="20.5" calcext:value-type="float">
            <text:p>20.5</text:p>
          </table:table-cell>
          <table:table-cell office:value-type="float" office:value="1024.53002929688" calcext:value-type="float">
            <text:p>1024.5300292969</text:p>
          </table:table-cell>
        </table:table-row>
        <table:table-row table:style-name="ro1">
          <table:table-cell office:value-type="date" office:date-value="2014-07-24T14:38:25" calcext:value-type="date">
            <text:p>24 Jul 2014 14:38</text:p>
          </table:table-cell>
          <table:table-cell office:value-type="float" office:value="59.1626586914063" calcext:value-type="float">
            <text:p>59.1626586914</text:p>
          </table:table-cell>
          <table:table-cell office:value-type="float" office:value="20.3999996185303" calcext:value-type="float">
            <text:p>20.3999996185</text:p>
          </table:table-cell>
          <table:table-cell office:value-type="float" office:value="1024.67004394531" calcext:value-type="float">
            <text:p>1024.6700439453</text:p>
          </table:table-cell>
        </table:table-row>
        <table:table-row table:style-name="ro1">
          <table:table-cell office:value-type="date" office:date-value="2014-07-24T14:48:25" calcext:value-type="date">
            <text:p>24 Jul 2014 14:48</text:p>
          </table:table-cell>
          <table:table-cell office:value-type="float" office:value="59.2999877929688" calcext:value-type="float">
            <text:p>59.299987793</text:p>
          </table:table-cell>
          <table:table-cell office:value-type="float" office:value="20.2999992370605" calcext:value-type="float">
            <text:p>20.2999992371</text:p>
          </table:table-cell>
          <table:table-cell office:value-type="float" office:value="1024.41003417969" calcext:value-type="float">
            <text:p>1024.4100341797</text:p>
          </table:table-cell>
        </table:table-row>
        <table:table-row table:style-name="ro1">
          <table:table-cell office:value-type="date" office:date-value="2014-07-24T14:58:26" calcext:value-type="date">
            <text:p>24 Jul 2014 14:58</text:p>
          </table:table-cell>
          <table:table-cell office:value-type="float" office:value="59.3839111328125" calcext:value-type="float">
            <text:p>59.3839111328</text:p>
          </table:table-cell>
          <table:table-cell office:value-type="float" office:value="20.2999992370605" calcext:value-type="float">
            <text:p>20.2999992371</text:p>
          </table:table-cell>
          <table:table-cell office:value-type="float" office:value="1024.60998535156" calcext:value-type="float">
            <text:p>1024.6099853516</text:p>
          </table:table-cell>
        </table:table-row>
        <table:table-row table:style-name="ro1">
          <table:table-cell office:value-type="date" office:date-value="2014-07-24T15:08:26" calcext:value-type="date">
            <text:p>24 Jul 2014 15:08</text:p>
          </table:table-cell>
          <table:table-cell office:value-type="float" office:value="59.0100708007813" calcext:value-type="float">
            <text:p>59.0100708008</text:p>
          </table:table-cell>
          <table:table-cell office:value-type="float" office:value="20.2000007629395" calcext:value-type="float">
            <text:p>20.2000007629</text:p>
          </table:table-cell>
          <table:table-cell office:value-type="float" office:value="1024.39001464844" calcext:value-type="float">
            <text:p>1024.3900146484</text:p>
          </table:table-cell>
        </table:table-row>
        <table:table-row table:style-name="ro1">
          <table:table-cell office:value-type="date" office:date-value="2014-07-24T15:18:26" calcext:value-type="date">
            <text:p>24 Jul 2014 15:18</text:p>
          </table:table-cell>
          <table:table-cell office:value-type="float" office:value="59.155029296875" calcext:value-type="float">
            <text:p>59.1550292969</text:p>
          </table:table-cell>
          <table:table-cell office:value-type="float" office:value="20.2000007629395" calcext:value-type="float">
            <text:p>20.2000007629</text:p>
          </table:table-cell>
          <table:table-cell office:value-type="float" office:value="1024.18994140625" calcext:value-type="float">
            <text:p>1024.1899414063</text:p>
          </table:table-cell>
        </table:table-row>
        <table:table-row table:style-name="ro1">
          <table:table-cell office:value-type="date" office:date-value="2014-07-24T15:28:26" calcext:value-type="date">
            <text:p>24 Jul 2014 15:28</text:p>
          </table:table-cell>
          <table:table-cell office:value-type="float" office:value="58.9795532226563" calcext:value-type="float">
            <text:p>58.9795532227</text:p>
          </table:table-cell>
          <table:table-cell office:value-type="float" office:value="20.1000003814697" calcext:value-type="float">
            <text:p>20.1000003815</text:p>
          </table:table-cell>
          <table:table-cell office:value-type="float" office:value="1024.27001953125" calcext:value-type="float">
            <text:p>1024.2700195313</text:p>
          </table:table-cell>
        </table:table-row>
        <table:table-row table:style-name="ro1">
          <table:table-cell office:value-type="date" office:date-value="2014-07-24T15:38:26" calcext:value-type="date">
            <text:p>24 Jul 2014 15:38</text:p>
          </table:table-cell>
          <table:table-cell office:value-type="float" office:value="59.1092529296875" calcext:value-type="float">
            <text:p>59.1092529297</text:p>
          </table:table-cell>
          <table:table-cell office:value-type="float" office:value="20" calcext:value-type="float">
            <text:p>20</text:p>
          </table:table-cell>
          <table:table-cell office:value-type="float" office:value="1024.15002441406" calcext:value-type="float">
            <text:p>1024.1500244141</text:p>
          </table:table-cell>
        </table:table-row>
        <table:table-row table:style-name="ro1">
          <table:table-cell office:value-type="date" office:date-value="2014-07-24T15:48:26" calcext:value-type="date">
            <text:p>24 Jul 2014 15:48</text:p>
          </table:table-cell>
          <table:table-cell office:value-type="float" office:value="59.185546875" calcext:value-type="float">
            <text:p>59.185546875</text:p>
          </table:table-cell>
          <table:table-cell office:value-type="float" office:value="20" calcext:value-type="float">
            <text:p>20</text:p>
          </table:table-cell>
          <table:table-cell office:value-type="float" office:value="1024.27001953125" calcext:value-type="float">
            <text:p>1024.2700195313</text:p>
          </table:table-cell>
        </table:table-row>
        <table:table-row table:style-name="ro1">
          <table:table-cell office:value-type="date" office:date-value="2014-07-24T15:58:26" calcext:value-type="date">
            <text:p>24 Jul 2014 15:58</text:p>
          </table:table-cell>
          <table:table-cell office:value-type="float" office:value="59.0405883789063" calcext:value-type="float">
            <text:p>59.0405883789</text:p>
          </table:table-cell>
          <table:table-cell office:value-type="float" office:value="19.8999996185303" calcext:value-type="float">
            <text:p>19.8999996185</text:p>
          </table:table-cell>
          <table:table-cell office:value-type="float" office:value="1024.41003417969" calcext:value-type="float">
            <text:p>1024.4100341797</text:p>
          </table:table-cell>
        </table:table-row>
        <table:table-row table:style-name="ro1">
          <table:table-cell office:value-type="date" office:date-value="2014-07-24T16:08:26" calcext:value-type="date">
            <text:p>24 Jul 2014 16:08</text:p>
          </table:table-cell>
          <table:table-cell office:value-type="float" office:value="59.24658203125" calcext:value-type="float">
            <text:p>59.2465820313</text:p>
          </table:table-cell>
          <table:table-cell office:value-type="float" office:value="19.8999996185303" calcext:value-type="float">
            <text:p>19.8999996185</text:p>
          </table:table-cell>
          <table:table-cell office:value-type="float" office:value="1024.44995117188" calcext:value-type="float">
            <text:p>1024.4499511719</text:p>
          </table:table-cell>
        </table:table-row>
        <table:table-row table:style-name="ro1">
          <table:table-cell office:value-type="date" office:date-value="2014-07-24T16:18:26" calcext:value-type="date">
            <text:p>24 Jul 2014 16:18</text:p>
          </table:table-cell>
          <table:table-cell office:value-type="float" office:value="59.1702880859375" calcext:value-type="float">
            <text:p>59.1702880859</text:p>
          </table:table-cell>
          <table:table-cell office:value-type="float" office:value="19.7999992370605" calcext:value-type="float">
            <text:p>19.7999992371</text:p>
          </table:table-cell>
          <table:table-cell office:value-type="float" office:value="1024.36999511719" calcext:value-type="float">
            <text:p>1024.3699951172</text:p>
          </table:table-cell>
        </table:table-row>
        <table:table-row table:style-name="ro1">
          <table:table-cell office:value-type="date" office:date-value="2014-07-24T16:28:26" calcext:value-type="date">
            <text:p>24 Jul 2014 16:28</text:p>
          </table:table-cell>
          <table:table-cell office:value-type="float" office:value="59.0787353515625" calcext:value-type="float">
            <text:p>59.0787353516</text:p>
          </table:table-cell>
          <table:table-cell office:value-type="float" office:value="19.7999992370605" calcext:value-type="float">
            <text:p>19.7999992371</text:p>
          </table:table-cell>
          <table:table-cell office:value-type="float" office:value="1024.34997558594" calcext:value-type="float">
            <text:p>1024.3499755859</text:p>
          </table:table-cell>
        </table:table-row>
        <table:table-row table:style-name="ro1">
          <table:table-cell office:value-type="date" office:date-value="2014-07-24T16:38:26" calcext:value-type="date">
            <text:p>24 Jul 2014 16:38</text:p>
          </table:table-cell>
          <table:table-cell office:value-type="float" office:value="59.1779174804688" calcext:value-type="float">
            <text:p>59.1779174805</text:p>
          </table:table-cell>
          <table:table-cell office:value-type="float" office:value="19.7000007629395" calcext:value-type="float">
            <text:p>19.7000007629</text:p>
          </table:table-cell>
          <table:table-cell office:value-type="float" office:value="1024.18994140625" calcext:value-type="float">
            <text:p>1024.1899414063</text:p>
          </table:table-cell>
        </table:table-row>
        <table:table-row table:style-name="ro1">
          <table:table-cell office:value-type="date" office:date-value="2014-07-24T16:48:26" calcext:value-type="date">
            <text:p>24 Jul 2014 16:48</text:p>
          </table:table-cell>
          <table:table-cell office:value-type="float" office:value="59.0405883789063" calcext:value-type="float">
            <text:p>59.0405883789</text:p>
          </table:table-cell>
          <table:table-cell office:value-type="float" office:value="19.7000007629395" calcext:value-type="float">
            <text:p>19.7000007629</text:p>
          </table:table-cell>
          <table:table-cell office:value-type="float" office:value="1024.18994140625" calcext:value-type="float">
            <text:p>1024.1899414063</text:p>
          </table:table-cell>
        </table:table-row>
        <table:table-row table:style-name="ro1">
          <table:table-cell office:value-type="date" office:date-value="2014-07-24T16:58:26" calcext:value-type="date">
            <text:p>24 Jul 2014 16:58</text:p>
          </table:table-cell>
          <table:table-cell office:value-type="float" office:value="58.9261474609375" calcext:value-type="float">
            <text:p>58.9261474609</text:p>
          </table:table-cell>
          <table:table-cell office:value-type="float" office:value="19.6000003814697" calcext:value-type="float">
            <text:p>19.6000003815</text:p>
          </table:table-cell>
          <table:table-cell office:value-type="float" office:value="1024.06994628906" calcext:value-type="float">
            <text:p>1024.0699462891</text:p>
          </table:table-cell>
        </table:table-row>
        <table:table-row table:style-name="ro1">
          <table:table-cell office:value-type="date" office:date-value="2014-07-24T17:08:27" calcext:value-type="date">
            <text:p>24 Jul 2014 17:08</text:p>
          </table:table-cell>
          <table:table-cell office:value-type="float" office:value="59.032958984375" calcext:value-type="float">
            <text:p>59.0329589844</text:p>
          </table:table-cell>
          <table:table-cell office:value-type="float" office:value="19.6000003814697" calcext:value-type="float">
            <text:p>19.6000003815</text:p>
          </table:table-cell>
          <table:table-cell office:value-type="float" office:value="1024.22998046875" calcext:value-type="float">
            <text:p>1024.2299804688</text:p>
          </table:table-cell>
        </table:table-row>
        <table:table-row table:style-name="ro1">
          <table:table-cell office:value-type="date" office:date-value="2014-07-24T17:18:27" calcext:value-type="date">
            <text:p>24 Jul 2014 17:18</text:p>
          </table:table-cell>
          <table:table-cell office:value-type="float" office:value="59.093994140625" calcext:value-type="float">
            <text:p>59.0939941406</text:p>
          </table:table-cell>
          <table:table-cell office:value-type="float" office:value="19.6000003814697" calcext:value-type="float">
            <text:p>19.6000003815</text:p>
          </table:table-cell>
          <table:table-cell office:value-type="float" office:value="1024.39001464844" calcext:value-type="float">
            <text:p>1024.3900146484</text:p>
          </table:table-cell>
        </table:table-row>
        <table:table-row table:style-name="ro1">
          <table:table-cell office:value-type="date" office:date-value="2014-07-24T17:28:27" calcext:value-type="date">
            <text:p>24 Jul 2014 17:28</text:p>
          </table:table-cell>
          <table:table-cell office:value-type="float" office:value="58.9185180664063" calcext:value-type="float">
            <text:p>58.9185180664</text:p>
          </table:table-cell>
          <table:table-cell office:value-type="float" office:value="19.5" calcext:value-type="float">
            <text:p>19.5</text:p>
          </table:table-cell>
          <table:table-cell office:value-type="float" office:value="1024.56994628906" calcext:value-type="float">
            <text:p>1024.5699462891</text:p>
          </table:table-cell>
        </table:table-row>
        <table:table-row table:style-name="ro1">
          <table:table-cell office:value-type="date" office:date-value="2014-07-24T17:38:27" calcext:value-type="date">
            <text:p>24 Jul 2014 17:38</text:p>
          </table:table-cell>
          <table:table-cell office:value-type="float" office:value="58.971923828125" calcext:value-type="float">
            <text:p>58.9719238281</text:p>
          </table:table-cell>
          <table:table-cell office:value-type="float" office:value="19.5" calcext:value-type="float">
            <text:p>19.5</text:p>
          </table:table-cell>
          <table:table-cell office:value-type="float" office:value="1024.63000488281" calcext:value-type="float">
            <text:p>1024.6300048828</text:p>
          </table:table-cell>
        </table:table-row>
        <table:table-row table:style-name="ro1">
          <table:table-cell office:value-type="date" office:date-value="2014-07-24T17:48:27" calcext:value-type="date">
            <text:p>24 Jul 2014 17:48</text:p>
          </table:table-cell>
          <table:table-cell office:value-type="float" office:value="58.8117065429688" calcext:value-type="float">
            <text:p>58.811706543</text:p>
          </table:table-cell>
          <table:table-cell office:value-type="float" office:value="19.5" calcext:value-type="float">
            <text:p>19.5</text:p>
          </table:table-cell>
          <table:table-cell office:value-type="float" office:value="1024.7900390625" calcext:value-type="float">
            <text:p>1024.7900390625</text:p>
          </table:table-cell>
        </table:table-row>
        <table:table-row table:style-name="ro1">
          <table:table-cell office:value-type="date" office:date-value="2014-07-24T17:58:27" calcext:value-type="date">
            <text:p>24 Jul 2014 17:58</text:p>
          </table:table-cell>
          <table:table-cell office:value-type="float" office:value="58.7430419921875" calcext:value-type="float">
            <text:p>58.7430419922</text:p>
          </table:table-cell>
          <table:table-cell office:value-type="float" office:value="19.5" calcext:value-type="float">
            <text:p>19.5</text:p>
          </table:table-cell>
          <table:table-cell office:value-type="float" office:value="1024.60998535156" calcext:value-type="float">
            <text:p>1024.6099853516</text:p>
          </table:table-cell>
        </table:table-row>
        <table:table-row table:style-name="ro1">
          <table:table-cell office:value-type="date" office:date-value="2014-07-24T18:08:27" calcext:value-type="date">
            <text:p>24 Jul 2014 18:08</text:p>
          </table:table-cell>
          <table:table-cell office:value-type="float" office:value="58.6743774414063" calcext:value-type="float">
            <text:p>58.6743774414</text:p>
          </table:table-cell>
          <table:table-cell office:value-type="float" office:value="19.3999996185303" calcext:value-type="float">
            <text:p>19.3999996185</text:p>
          </table:table-cell>
          <table:table-cell office:value-type="float" office:value="1024.7099609375" calcext:value-type="float">
            <text:p>1024.7099609375</text:p>
          </table:table-cell>
        </table:table-row>
        <table:table-row table:style-name="ro1">
          <table:table-cell office:value-type="date" office:date-value="2014-07-24T18:18:27" calcext:value-type="date">
            <text:p>24 Jul 2014 18:18</text:p>
          </table:table-cell>
          <table:table-cell office:value-type="float" office:value="58.8880004882813" calcext:value-type="float">
            <text:p>58.8880004883</text:p>
          </table:table-cell>
          <table:table-cell office:value-type="float" office:value="19.3999996185303" calcext:value-type="float">
            <text:p>19.3999996185</text:p>
          </table:table-cell>
          <table:table-cell office:value-type="float" office:value="1024.67004394531" calcext:value-type="float">
            <text:p>1024.6700439453</text:p>
          </table:table-cell>
        </table:table-row>
        <table:table-row table:style-name="ro1">
          <table:table-cell office:value-type="date" office:date-value="2014-07-24T18:28:27" calcext:value-type="date">
            <text:p>24 Jul 2014 18:28</text:p>
          </table:table-cell>
          <table:table-cell office:value-type="float" office:value="58.849853515625" calcext:value-type="float">
            <text:p>58.8498535156</text:p>
          </table:table-cell>
          <table:table-cell office:value-type="float" office:value="19.2999992370605" calcext:value-type="float">
            <text:p>19.2999992371</text:p>
          </table:table-cell>
          <table:table-cell office:value-type="float" office:value="1024.7099609375" calcext:value-type="float">
            <text:p>1024.7099609375</text:p>
          </table:table-cell>
        </table:table-row>
        <table:table-row table:style-name="ro1">
          <table:table-cell office:value-type="date" office:date-value="2014-07-24T18:38:27" calcext:value-type="date">
            <text:p>24 Jul 2014 18:38</text:p>
          </table:table-cell>
          <table:table-cell office:value-type="float" office:value="58.6896362304688" calcext:value-type="float">
            <text:p>58.6896362305</text:p>
          </table:table-cell>
          <table:table-cell office:value-type="float" office:value="19.2999992370605" calcext:value-type="float">
            <text:p>19.2999992371</text:p>
          </table:table-cell>
          <table:table-cell office:value-type="float" office:value="1024.72998046875" calcext:value-type="float">
            <text:p>1024.7299804688</text:p>
          </table:table-cell>
        </table:table-row>
        <table:table-row table:style-name="ro1">
          <table:table-cell office:value-type="date" office:date-value="2014-07-24T18:48:27" calcext:value-type="date">
            <text:p>24 Jul 2014 18:48</text:p>
          </table:table-cell>
          <table:table-cell office:value-type="float" office:value="58.697265625" calcext:value-type="float">
            <text:p>58.697265625</text:p>
          </table:table-cell>
          <table:table-cell office:value-type="float" office:value="19.2000007629395" calcext:value-type="float">
            <text:p>19.2000007629</text:p>
          </table:table-cell>
          <table:table-cell office:value-type="float" office:value="1024.63000488281" calcext:value-type="float">
            <text:p>1024.6300048828</text:p>
          </table:table-cell>
        </table:table-row>
        <table:table-row table:style-name="ro1">
          <table:table-cell office:value-type="date" office:date-value="2014-07-24T18:58:27" calcext:value-type="date">
            <text:p>24 Jul 2014 18:58</text:p>
          </table:table-cell>
          <table:table-cell office:value-type="float" office:value="58.7125244140625" calcext:value-type="float">
            <text:p>58.7125244141</text:p>
          </table:table-cell>
          <table:table-cell office:value-type="float" office:value="19.1000003814697" calcext:value-type="float">
            <text:p>19.1000003815</text:p>
          </table:table-cell>
          <table:table-cell office:value-type="float" office:value="1024.55004882813" calcext:value-type="float">
            <text:p>1024.5500488281</text:p>
          </table:table-cell>
        </table:table-row>
        <table:table-row table:style-name="ro1">
          <table:table-cell office:value-type="date" office:date-value="2014-07-24T19:08:28" calcext:value-type="date">
            <text:p>24 Jul 2014 19:08</text:p>
          </table:table-cell>
          <table:table-cell office:value-type="float" office:value="58.7811889648438" calcext:value-type="float">
            <text:p>58.7811889648</text:p>
          </table:table-cell>
          <table:table-cell office:value-type="float" office:value="19.1000003814697" calcext:value-type="float">
            <text:p>19.1000003815</text:p>
          </table:table-cell>
          <table:table-cell office:value-type="float" office:value="1024.51000976563" calcext:value-type="float">
            <text:p>1024.5100097656</text:p>
          </table:table-cell>
        </table:table-row>
        <table:table-row table:style-name="ro1">
          <table:table-cell office:value-type="date" office:date-value="2014-07-24T19:18:28" calcext:value-type="date">
            <text:p>24 Jul 2014 19:18</text:p>
          </table:table-cell>
          <table:table-cell office:value-type="float" office:value="58.7506713867188" calcext:value-type="float">
            <text:p>58.7506713867</text:p>
          </table:table-cell>
          <table:table-cell office:value-type="float" office:value="19" calcext:value-type="float">
            <text:p>19</text:p>
          </table:table-cell>
          <table:table-cell office:value-type="float" office:value="1024.55004882813" calcext:value-type="float">
            <text:p>1024.5500488281</text:p>
          </table:table-cell>
        </table:table-row>
        <table:table-row table:style-name="ro1">
          <table:table-cell office:value-type="date" office:date-value="2014-07-24T19:28:28" calcext:value-type="date">
            <text:p>24 Jul 2014 19:28</text:p>
          </table:table-cell>
          <table:table-cell office:value-type="float" office:value="58.5904541015625" calcext:value-type="float">
            <text:p>58.5904541016</text:p>
          </table:table-cell>
          <table:table-cell office:value-type="float" office:value="19" calcext:value-type="float">
            <text:p>19</text:p>
          </table:table-cell>
          <table:table-cell office:value-type="float" office:value="1024.56994628906" calcext:value-type="float">
            <text:p>1024.5699462891</text:p>
          </table:table-cell>
        </table:table-row>
        <table:table-row table:style-name="ro1">
          <table:table-cell office:value-type="date" office:date-value="2014-07-24T19:38:28" calcext:value-type="date">
            <text:p>24 Jul 2014 19:38</text:p>
          </table:table-cell>
          <table:table-cell office:value-type="float" office:value="58.7201538085938" calcext:value-type="float">
            <text:p>58.7201538086</text:p>
          </table:table-cell>
          <table:table-cell office:value-type="float" office:value="19" calcext:value-type="float">
            <text:p>19</text:p>
          </table:table-cell>
          <table:table-cell office:value-type="float" office:value="1024.68994140625" calcext:value-type="float">
            <text:p>1024.6899414063</text:p>
          </table:table-cell>
        </table:table-row>
        <table:table-row table:style-name="ro1">
          <table:table-cell office:value-type="date" office:date-value="2014-07-24T19:48:28" calcext:value-type="date">
            <text:p>24 Jul 2014 19:48</text:p>
          </table:table-cell>
          <table:table-cell office:value-type="float" office:value="58.544677734375" calcext:value-type="float">
            <text:p>58.5446777344</text:p>
          </table:table-cell>
          <table:table-cell office:value-type="float" office:value="18.8999996185303" calcext:value-type="float">
            <text:p>18.8999996185</text:p>
          </table:table-cell>
          <table:table-cell office:value-type="float" office:value="1024.7900390625" calcext:value-type="float">
            <text:p>1024.7900390625</text:p>
          </table:table-cell>
        </table:table-row>
        <table:table-row table:style-name="ro1">
          <table:table-cell office:value-type="date" office:date-value="2014-07-24T19:58:28" calcext:value-type="date">
            <text:p>24 Jul 2014 19:58</text:p>
          </table:table-cell>
          <table:table-cell office:value-type="float" office:value="58.6743774414063" calcext:value-type="float">
            <text:p>58.6743774414</text:p>
          </table:table-cell>
          <table:table-cell office:value-type="float" office:value="18.7999992370605" calcext:value-type="float">
            <text:p>18.7999992371</text:p>
          </table:table-cell>
          <table:table-cell office:value-type="float" office:value="1024.72998046875" calcext:value-type="float">
            <text:p>1024.7299804688</text:p>
          </table:table-cell>
        </table:table-row>
        <table:table-row table:style-name="ro1">
          <table:table-cell office:value-type="date" office:date-value="2014-07-24T20:08:28" calcext:value-type="date">
            <text:p>24 Jul 2014 20:08</text:p>
          </table:table-cell>
          <table:table-cell office:value-type="float" office:value="58.5523071289063" calcext:value-type="float">
            <text:p>58.5523071289</text:p>
          </table:table-cell>
          <table:table-cell office:value-type="float" office:value="18.7999992370605" calcext:value-type="float">
            <text:p>18.7999992371</text:p>
          </table:table-cell>
          <table:table-cell office:value-type="float" office:value="1024.89001464844" calcext:value-type="float">
            <text:p>1024.8900146484</text:p>
          </table:table-cell>
        </table:table-row>
        <table:table-row table:style-name="ro1">
          <table:table-cell office:value-type="date" office:date-value="2014-07-24T20:18:28" calcext:value-type="date">
            <text:p>24 Jul 2014 20:18</text:p>
          </table:table-cell>
          <table:table-cell office:value-type="float" office:value="58.6591186523438" calcext:value-type="float">
            <text:p>58.6591186523</text:p>
          </table:table-cell>
          <table:table-cell office:value-type="float" office:value="18.7000007629395" calcext:value-type="float">
            <text:p>18.7000007629</text:p>
          </table:table-cell>
          <table:table-cell office:value-type="float" office:value="1025.08996582031" calcext:value-type="float">
            <text:p>1025.0899658203</text:p>
          </table:table-cell>
        </table:table-row>
        <table:table-row table:style-name="ro1">
          <table:table-cell office:value-type="date" office:date-value="2014-07-24T20:28:28" calcext:value-type="date">
            <text:p>24 Jul 2014 20:28</text:p>
          </table:table-cell>
          <table:table-cell office:value-type="float" office:value="58.5751953125" calcext:value-type="float">
            <text:p>58.5751953125</text:p>
          </table:table-cell>
          <table:table-cell office:value-type="float" office:value="18.7000007629395" calcext:value-type="float">
            <text:p>18.7000007629</text:p>
          </table:table-cell>
          <table:table-cell office:value-type="float" office:value="1025.18994140625" calcext:value-type="float">
            <text:p>1025.1899414063</text:p>
          </table:table-cell>
        </table:table-row>
        <table:table-row table:style-name="ro1">
          <table:table-cell office:value-type="date" office:date-value="2014-07-24T20:38:28" calcext:value-type="date">
            <text:p>24 Jul 2014 20:38</text:p>
          </table:table-cell>
          <table:table-cell office:value-type="float" office:value="58.8193359375" calcext:value-type="float">
            <text:p>58.8193359375</text:p>
          </table:table-cell>
          <table:table-cell office:value-type="float" office:value="18.6000003814697" calcext:value-type="float">
            <text:p>18.6000003815</text:p>
          </table:table-cell>
          <table:table-cell office:value-type="float" office:value="1025.03002929688" calcext:value-type="float">
            <text:p>1025.0300292969</text:p>
          </table:table-cell>
        </table:table-row>
        <table:table-row table:style-name="ro1">
          <table:table-cell office:value-type="date" office:date-value="2014-07-24T20:48:28" calcext:value-type="date">
            <text:p>24 Jul 2014 20:48</text:p>
          </table:table-cell>
          <table:table-cell office:value-type="float" office:value="58.6896362304688" calcext:value-type="float">
            <text:p>58.6896362305</text:p>
          </table:table-cell>
          <table:table-cell office:value-type="float" office:value="18.6000003814697" calcext:value-type="float">
            <text:p>18.6000003815</text:p>
          </table:table-cell>
          <table:table-cell office:value-type="float" office:value="1025.05004882813" calcext:value-type="float">
            <text:p>1025.0500488281</text:p>
          </table:table-cell>
        </table:table-row>
        <table:table-row table:style-name="ro1">
          <table:table-cell office:value-type="date" office:date-value="2014-07-24T20:58:28" calcext:value-type="date">
            <text:p>24 Jul 2014 20:58</text:p>
          </table:table-cell>
          <table:table-cell office:value-type="float" office:value="58.7201538085938" calcext:value-type="float">
            <text:p>58.7201538086</text:p>
          </table:table-cell>
          <table:table-cell office:value-type="float" office:value="18.6000003814697" calcext:value-type="float">
            <text:p>18.6000003815</text:p>
          </table:table-cell>
          <table:table-cell office:value-type="float" office:value="1025.08996582031" calcext:value-type="float">
            <text:p>1025.0899658203</text:p>
          </table:table-cell>
        </table:table-row>
        <table:table-row table:style-name="ro1">
          <table:table-cell office:value-type="date" office:date-value="2014-07-24T21:08:29" calcext:value-type="date">
            <text:p>24 Jul 2014 21:08</text:p>
          </table:table-cell>
          <table:table-cell office:value-type="float" office:value="58.5065307617188" calcext:value-type="float">
            <text:p>58.5065307617</text:p>
          </table:table-cell>
          <table:table-cell office:value-type="float" office:value="18.6000003814697" calcext:value-type="float">
            <text:p>18.6000003815</text:p>
          </table:table-cell>
          <table:table-cell office:value-type="float" office:value="1025.23999023438" calcext:value-type="float">
            <text:p>1025.2399902344</text:p>
          </table:table-cell>
        </table:table-row>
        <table:table-row table:style-name="ro1">
          <table:table-cell office:value-type="date" office:date-value="2014-07-24T21:18:29" calcext:value-type="date">
            <text:p>24 Jul 2014 21:18</text:p>
          </table:table-cell>
          <table:table-cell office:value-type="float" office:value="58.39208984375" calcext:value-type="float">
            <text:p>58.3920898438</text:p>
          </table:table-cell>
          <table:table-cell office:value-type="float" office:value="18.5" calcext:value-type="float">
            <text:p>18.5</text:p>
          </table:table-cell>
          <table:table-cell office:value-type="float" office:value="1025.23999023438" calcext:value-type="float">
            <text:p>1025.2399902344</text:p>
          </table:table-cell>
        </table:table-row>
        <table:table-row table:style-name="ro1">
          <table:table-cell office:value-type="date" office:date-value="2014-07-24T21:28:29" calcext:value-type="date">
            <text:p>24 Jul 2014 21:28</text:p>
          </table:table-cell>
          <table:table-cell office:value-type="float" office:value="58.2318725585938" calcext:value-type="float">
            <text:p>58.2318725586</text:p>
          </table:table-cell>
          <table:table-cell office:value-type="float" office:value="18.5" calcext:value-type="float">
            <text:p>18.5</text:p>
          </table:table-cell>
          <table:table-cell office:value-type="float" office:value="1025.17004394531" calcext:value-type="float">
            <text:p>1025.1700439453</text:p>
          </table:table-cell>
        </table:table-row>
        <table:table-row table:style-name="ro1">
          <table:table-cell office:value-type="date" office:date-value="2014-07-24T21:38:29" calcext:value-type="date">
            <text:p>24 Jul 2014 21:38</text:p>
          </table:table-cell>
          <table:table-cell office:value-type="float" office:value="58.361572265625" calcext:value-type="float">
            <text:p>58.3615722656</text:p>
          </table:table-cell>
          <table:table-cell office:value-type="float" office:value="18.3999996185303" calcext:value-type="float">
            <text:p>18.3999996185</text:p>
          </table:table-cell>
          <table:table-cell office:value-type="float" office:value="1025.23999023438" calcext:value-type="float">
            <text:p>1025.2399902344</text:p>
          </table:table-cell>
        </table:table-row>
        <table:table-row table:style-name="ro1">
          <table:table-cell office:value-type="date" office:date-value="2014-07-24T21:48:29" calcext:value-type="date">
            <text:p>24 Jul 2014 21:48</text:p>
          </table:table-cell>
          <table:table-cell office:value-type="float" office:value="58.2929077148438" calcext:value-type="float">
            <text:p>58.2929077148</text:p>
          </table:table-cell>
          <table:table-cell office:value-type="float" office:value="18.3999996185303" calcext:value-type="float">
            <text:p>18.3999996185</text:p>
          </table:table-cell>
          <table:table-cell office:value-type="float" office:value="1025.10998535156" calcext:value-type="float">
            <text:p>1025.1099853516</text:p>
          </table:table-cell>
        </table:table-row>
        <table:table-row table:style-name="ro1">
          <table:table-cell office:value-type="date" office:date-value="2014-07-24T21:58:29" calcext:value-type="date">
            <text:p>24 Jul 2014 21:58</text:p>
          </table:table-cell>
          <table:table-cell office:value-type="float" office:value="58.4989013671875" calcext:value-type="float">
            <text:p>58.4989013672</text:p>
          </table:table-cell>
          <table:table-cell office:value-type="float" office:value="18.3999996185303" calcext:value-type="float">
            <text:p>18.3999996185</text:p>
          </table:table-cell>
          <table:table-cell office:value-type="float" office:value="1025.03002929688" calcext:value-type="float">
            <text:p>1025.0300292969</text:p>
          </table:table-cell>
        </table:table-row>
        <table:table-row table:style-name="ro1">
          <table:table-cell office:value-type="date" office:date-value="2014-07-24T22:08:29" calcext:value-type="date">
            <text:p>24 Jul 2014 22:08</text:p>
          </table:table-cell>
          <table:table-cell office:value-type="float" office:value="58.1555786132813" calcext:value-type="float">
            <text:p>58.1555786133</text:p>
          </table:table-cell>
          <table:table-cell office:value-type="float" office:value="18.2999992370605" calcext:value-type="float">
            <text:p>18.2999992371</text:p>
          </table:table-cell>
          <table:table-cell office:value-type="float" office:value="1025.06994628906" calcext:value-type="float">
            <text:p>1025.0699462891</text:p>
          </table:table-cell>
        </table:table-row>
        <table:table-row table:style-name="ro1">
          <table:table-cell office:value-type="date" office:date-value="2014-07-24T22:18:29" calcext:value-type="date">
            <text:p>24 Jul 2014 22:18</text:p>
          </table:table-cell>
          <table:table-cell office:value-type="float" office:value="58.4073486328125" calcext:value-type="float">
            <text:p>58.4073486328</text:p>
          </table:table-cell>
          <table:table-cell office:value-type="float" office:value="18.2999992370605" calcext:value-type="float">
            <text:p>18.2999992371</text:p>
          </table:table-cell>
          <table:table-cell office:value-type="float" office:value="1024.91003417969" calcext:value-type="float">
            <text:p>1024.9100341797</text:p>
          </table:table-cell>
        </table:table-row>
        <table:table-row table:style-name="ro1">
          <table:table-cell office:value-type="date" office:date-value="2014-07-24T22:28:29" calcext:value-type="date">
            <text:p>24 Jul 2014 22:28</text:p>
          </table:table-cell>
          <table:table-cell office:value-type="float" office:value="58.3157958984375" calcext:value-type="float">
            <text:p>58.3157958984</text:p>
          </table:table-cell>
          <table:table-cell office:value-type="float" office:value="18.2999992370605" calcext:value-type="float">
            <text:p>18.2999992371</text:p>
          </table:table-cell>
          <table:table-cell office:value-type="float" office:value="1024.82995605469" calcext:value-type="float">
            <text:p>1024.8299560547</text:p>
          </table:table-cell>
        </table:table-row>
        <table:table-row table:style-name="ro1">
          <table:table-cell office:value-type="date" office:date-value="2014-07-24T22:38:29" calcext:value-type="date">
            <text:p>24 Jul 2014 22:38</text:p>
          </table:table-cell>
          <table:table-cell office:value-type="float" office:value="58.1250610351563" calcext:value-type="float">
            <text:p>58.1250610352</text:p>
          </table:table-cell>
          <table:table-cell office:value-type="float" office:value="18.2000007629395" calcext:value-type="float">
            <text:p>18.2000007629</text:p>
          </table:table-cell>
          <table:table-cell office:value-type="float" office:value="1024.60998535156" calcext:value-type="float">
            <text:p>1024.6099853516</text:p>
          </table:table-cell>
        </table:table-row>
        <table:table-row table:style-name="ro1">
          <table:table-cell office:value-type="date" office:date-value="2014-07-24T22:48:29" calcext:value-type="date">
            <text:p>24 Jul 2014 22:48</text:p>
          </table:table-cell>
          <table:table-cell office:value-type="float" office:value="58.2623901367188" calcext:value-type="float">
            <text:p>58.2623901367</text:p>
          </table:table-cell>
          <table:table-cell office:value-type="float" office:value="18.2000007629395" calcext:value-type="float">
            <text:p>18.2000007629</text:p>
          </table:table-cell>
          <table:table-cell office:value-type="float" office:value="1024.60998535156" calcext:value-type="float">
            <text:p>1024.6099853516</text:p>
          </table:table-cell>
        </table:table-row>
        <table:table-row table:style-name="ro1">
          <table:table-cell office:value-type="date" office:date-value="2014-07-24T22:58:29" calcext:value-type="date">
            <text:p>24 Jul 2014 22:58</text:p>
          </table:table-cell>
          <table:table-cell office:value-type="float" office:value="58.14794921875" calcext:value-type="float">
            <text:p>58.1479492188</text:p>
          </table:table-cell>
          <table:table-cell office:value-type="float" office:value="18.2000007629395" calcext:value-type="float">
            <text:p>18.2000007629</text:p>
          </table:table-cell>
          <table:table-cell office:value-type="float" office:value="1024.53002929688" calcext:value-type="float">
            <text:p>1024.5300292969</text:p>
          </table:table-cell>
        </table:table-row>
        <table:table-row table:style-name="ro1">
          <table:table-cell office:value-type="date" office:date-value="2014-07-24T23:08:30" calcext:value-type="date">
            <text:p>24 Jul 2014 23:08</text:p>
          </table:table-cell>
          <table:table-cell office:value-type="float" office:value="57.9877319335938" calcext:value-type="float">
            <text:p>57.9877319336</text:p>
          </table:table-cell>
          <table:table-cell office:value-type="float" office:value="18.2000007629395" calcext:value-type="float">
            <text:p>18.2000007629</text:p>
          </table:table-cell>
          <table:table-cell office:value-type="float" office:value="1024.41003417969" calcext:value-type="float">
            <text:p>1024.4100341797</text:p>
          </table:table-cell>
        </table:table-row>
        <table:table-row table:style-name="ro1">
          <table:table-cell office:value-type="date" office:date-value="2014-07-24T23:18:30" calcext:value-type="date">
            <text:p>24 Jul 2014 23:18</text:p>
          </table:table-cell>
          <table:table-cell office:value-type="float" office:value="57.9801025390625" calcext:value-type="float">
            <text:p>57.9801025391</text:p>
          </table:table-cell>
          <table:table-cell office:value-type="float" office:value="18.1000003814697" calcext:value-type="float">
            <text:p>18.1000003815</text:p>
          </table:table-cell>
          <table:table-cell office:value-type="float" office:value="1024.25" calcext:value-type="float">
            <text:p>1024.25</text:p>
          </table:table-cell>
        </table:table-row>
        <table:table-row table:style-name="ro1">
          <table:table-cell office:value-type="date" office:date-value="2014-07-24T23:28:30" calcext:value-type="date">
            <text:p>24 Jul 2014 23:28</text:p>
          </table:table-cell>
          <table:table-cell office:value-type="float" office:value="57.6825561523438" calcext:value-type="float">
            <text:p>57.6825561523</text:p>
          </table:table-cell>
          <table:table-cell office:value-type="float" office:value="18.1000003814697" calcext:value-type="float">
            <text:p>18.1000003815</text:p>
          </table:table-cell>
          <table:table-cell office:value-type="float" office:value="1024.10998535156" calcext:value-type="float">
            <text:p>1024.1099853516</text:p>
          </table:table-cell>
        </table:table-row>
        <table:table-row table:style-name="ro1">
          <table:table-cell office:value-type="date" office:date-value="2014-07-24T23:38:30" calcext:value-type="date">
            <text:p>24 Jul 2014 23:38</text:p>
          </table:table-cell>
          <table:table-cell office:value-type="float" office:value="57.8198852539063" calcext:value-type="float">
            <text:p>57.8198852539</text:p>
          </table:table-cell>
          <table:table-cell office:value-type="float" office:value="18.1000003814697" calcext:value-type="float">
            <text:p>18.1000003815</text:p>
          </table:table-cell>
          <table:table-cell office:value-type="float" office:value="1023.98999023438" calcext:value-type="float">
            <text:p>1023.9899902344</text:p>
          </table:table-cell>
        </table:table-row>
        <table:table-row table:style-name="ro1">
          <table:table-cell office:value-type="date" office:date-value="2014-07-24T23:48:30" calcext:value-type="date">
            <text:p>24 Jul 2014 23:48</text:p>
          </table:table-cell>
          <table:table-cell office:value-type="float" office:value="57.7054443359375" calcext:value-type="float">
            <text:p>57.7054443359</text:p>
          </table:table-cell>
          <table:table-cell office:value-type="float" office:value="18.1000003814697" calcext:value-type="float">
            <text:p>18.1000003815</text:p>
          </table:table-cell>
          <table:table-cell office:value-type="float" office:value="1023.86999511719" calcext:value-type="float">
            <text:p>1023.8699951172</text:p>
          </table:table-cell>
        </table:table-row>
        <table:table-row table:style-name="ro1">
          <table:table-cell office:value-type="date" office:date-value="2014-07-24T23:58:30" calcext:value-type="date">
            <text:p>24 Jul 2014 23:58</text:p>
          </table:table-cell>
          <table:table-cell office:value-type="float" office:value="57.5604858398438" calcext:value-type="float">
            <text:p>57.5604858398</text:p>
          </table:table-cell>
          <table:table-cell office:value-type="float" office:value="18.1000003814697" calcext:value-type="float">
            <text:p>18.1000003815</text:p>
          </table:table-cell>
          <table:table-cell office:value-type="float" office:value="1023.65002441406" calcext:value-type="float">
            <text:p>1023.6500244141</text:p>
          </table:table-cell>
        </table:table-row>
        <table:table-row table:style-name="ro1">
          <table:table-cell office:value-type="date" office:date-value="2014-07-25T00:08:30" calcext:value-type="date">
            <text:p>25 Jul 2014 00:08</text:p>
          </table:table-cell>
          <table:table-cell office:value-type="float" office:value="57.8427734375" calcext:value-type="float">
            <text:p>57.8427734375</text:p>
          </table:table-cell>
          <table:table-cell office:value-type="float" office:value="18" calcext:value-type="float">
            <text:p>18</text:p>
          </table:table-cell>
          <table:table-cell office:value-type="float" office:value="1023.60998535156" calcext:value-type="float">
            <text:p>1023.6099853516</text:p>
          </table:table-cell>
        </table:table-row>
        <table:table-row table:style-name="ro1">
          <table:table-cell office:value-type="date" office:date-value="2014-07-25T00:18:30" calcext:value-type="date">
            <text:p>25 Jul 2014 00:18</text:p>
          </table:table-cell>
          <table:table-cell office:value-type="float" office:value="57.6215209960938" calcext:value-type="float">
            <text:p>57.6215209961</text:p>
          </table:table-cell>
          <table:table-cell office:value-type="float" office:value="18" calcext:value-type="float">
            <text:p>18</text:p>
          </table:table-cell>
          <table:table-cell office:value-type="float" office:value="1023.34997558594" calcext:value-type="float">
            <text:p>1023.3499755859</text:p>
          </table:table-cell>
        </table:table-row>
        <table:table-row table:style-name="ro1">
          <table:table-cell office:value-type="date" office:date-value="2014-07-25T00:28:30" calcext:value-type="date">
            <text:p>25 Jul 2014 00:28</text:p>
          </table:table-cell>
          <table:table-cell office:value-type="float" office:value="57.2400512695313" calcext:value-type="float">
            <text:p>57.2400512695</text:p>
          </table:table-cell>
          <table:table-cell office:value-type="float" office:value="18" calcext:value-type="float">
            <text:p>18</text:p>
          </table:table-cell>
          <table:table-cell office:value-type="float" office:value="1023.28002929688" calcext:value-type="float">
            <text:p>1023.2800292969</text:p>
          </table:table-cell>
        </table:table-row>
        <table:table-row table:style-name="ro1">
          <table:table-cell office:value-type="date" office:date-value="2014-07-25T00:38:30" calcext:value-type="date">
            <text:p>25 Jul 2014 00:38</text:p>
          </table:table-cell>
          <table:table-cell office:value-type="float" office:value="57.3392333984375" calcext:value-type="float">
            <text:p>57.3392333984</text:p>
          </table:table-cell>
          <table:table-cell office:value-type="float" office:value="18" calcext:value-type="float">
            <text:p>18</text:p>
          </table:table-cell>
          <table:table-cell office:value-type="float" office:value="1023.09997558594" calcext:value-type="float">
            <text:p>1023.0999755859</text:p>
          </table:table-cell>
        </table:table-row>
        <table:table-row table:style-name="ro1">
          <table:table-cell office:value-type="date" office:date-value="2014-07-25T00:48:30" calcext:value-type="date">
            <text:p>25 Jul 2014 00:48</text:p>
          </table:table-cell>
          <table:table-cell office:value-type="float" office:value="57.1637573242188" calcext:value-type="float">
            <text:p>57.1637573242</text:p>
          </table:table-cell>
          <table:table-cell office:value-type="float" office:value="18" calcext:value-type="float">
            <text:p>18</text:p>
          </table:table-cell>
          <table:table-cell office:value-type="float" office:value="1023.14001464844" calcext:value-type="float">
            <text:p>1023.1400146484</text:p>
          </table:table-cell>
        </table:table-row>
        <table:table-row table:style-name="ro1">
          <table:table-cell office:value-type="date" office:date-value="2014-07-25T00:58:30" calcext:value-type="date">
            <text:p>25 Jul 2014 00:58</text:p>
          </table:table-cell>
          <table:table-cell office:value-type="float" office:value="57.29345703125" calcext:value-type="float">
            <text:p>57.2934570313</text:p>
          </table:table-cell>
          <table:table-cell office:value-type="float" office:value="17.8999996185303" calcext:value-type="float">
            <text:p>17.8999996185</text:p>
          </table:table-cell>
          <table:table-cell office:value-type="float" office:value="1023.34997558594" calcext:value-type="float">
            <text:p>1023.3499755859</text:p>
          </table:table-cell>
        </table:table-row>
        <table:table-row table:style-name="ro1">
          <table:table-cell office:value-type="date" office:date-value="2014-07-25T01:08:31" calcext:value-type="date">
            <text:p>25 Jul 2014 01:08</text:p>
          </table:table-cell>
          <table:table-cell office:value-type="float" office:value="57.2705688476563" calcext:value-type="float">
            <text:p>57.2705688477</text:p>
          </table:table-cell>
          <table:table-cell office:value-type="float" office:value="17.8999996185303" calcext:value-type="float">
            <text:p>17.8999996185</text:p>
          </table:table-cell>
          <table:table-cell office:value-type="float" office:value="1023.48999023438" calcext:value-type="float">
            <text:p>1023.4899902344</text:p>
          </table:table-cell>
        </table:table-row>
        <table:table-row table:style-name="ro1">
          <table:table-cell office:value-type="date" office:date-value="2014-07-25T01:18:31" calcext:value-type="date">
            <text:p>25 Jul 2014 01:18</text:p>
          </table:table-cell>
          <table:table-cell office:value-type="float" office:value="57.3468627929688" calcext:value-type="float">
            <text:p>57.346862793</text:p>
          </table:table-cell>
          <table:table-cell office:value-type="float" office:value="17.8999996185303" calcext:value-type="float">
            <text:p>17.8999996185</text:p>
          </table:table-cell>
          <table:table-cell office:value-type="float" office:value="1023.33001708984" calcext:value-type="float">
            <text:p>1023.3300170899</text:p>
          </table:table-cell>
        </table:table-row>
        <table:table-row table:style-name="ro1">
          <table:table-cell office:value-type="date" office:date-value="2014-07-25T01:28:31" calcext:value-type="date">
            <text:p>25 Jul 2014 01:28</text:p>
          </table:table-cell>
          <table:table-cell office:value-type="float" office:value="57.1256103515625" calcext:value-type="float">
            <text:p>57.1256103516</text:p>
          </table:table-cell>
          <table:table-cell office:value-type="float" office:value="17.7999992370605" calcext:value-type="float">
            <text:p>17.7999992371</text:p>
          </table:table-cell>
          <table:table-cell office:value-type="float" office:value="1023.23999023438" calcext:value-type="float">
            <text:p>1023.2399902344</text:p>
          </table:table-cell>
        </table:table-row>
        <table:table-row table:style-name="ro1">
          <table:table-cell office:value-type="date" office:date-value="2014-07-25T01:38:31" calcext:value-type="date">
            <text:p>25 Jul 2014 01:38</text:p>
          </table:table-cell>
          <table:table-cell office:value-type="float" office:value="57.201904296875" calcext:value-type="float">
            <text:p>57.2019042969</text:p>
          </table:table-cell>
          <table:table-cell office:value-type="float" office:value="17.7999992370605" calcext:value-type="float">
            <text:p>17.7999992371</text:p>
          </table:table-cell>
          <table:table-cell office:value-type="float" office:value="1023.02001953125" calcext:value-type="float">
            <text:p>1023.0200195313</text:p>
          </table:table-cell>
        </table:table-row>
        <table:table-row table:style-name="ro1">
          <table:table-cell office:value-type="date" office:date-value="2014-07-25T01:48:31" calcext:value-type="date">
            <text:p>25 Jul 2014 01:48</text:p>
          </table:table-cell>
          <table:table-cell office:value-type="float" office:value="57.4384155273438" calcext:value-type="float">
            <text:p>57.4384155273</text:p>
          </table:table-cell>
          <table:table-cell office:value-type="float" office:value="17.7999992370605" calcext:value-type="float">
            <text:p>17.7999992371</text:p>
          </table:table-cell>
          <table:table-cell office:value-type="float" office:value="1022.73999023438" calcext:value-type="float">
            <text:p>1022.7399902344</text:p>
          </table:table-cell>
        </table:table-row>
        <table:table-row table:style-name="ro1">
          <table:table-cell office:value-type="date" office:date-value="2014-07-25T01:58:31" calcext:value-type="date">
            <text:p>25 Jul 2014 01:58</text:p>
          </table:table-cell>
          <table:table-cell office:value-type="float" office:value="57.079833984375" calcext:value-type="float">
            <text:p>57.0798339844</text:p>
          </table:table-cell>
          <table:table-cell office:value-type="float" office:value="17.7999992370605" calcext:value-type="float">
            <text:p>17.7999992371</text:p>
          </table:table-cell>
          <table:table-cell office:value-type="float" office:value="1022.79998779297" calcext:value-type="float">
            <text:p>1022.799987793</text:p>
          </table:table-cell>
        </table:table-row>
        <table:table-row table:style-name="ro1">
          <table:table-cell office:value-type="date" office:date-value="2014-07-25T02:08:31" calcext:value-type="date">
            <text:p>25 Jul 2014 02:08</text:p>
          </table:table-cell>
          <table:table-cell office:value-type="float" office:value="56.9653930664063" calcext:value-type="float">
            <text:p>56.9653930664</text:p>
          </table:table-cell>
          <table:table-cell office:value-type="float" office:value="17.7999992370605" calcext:value-type="float">
            <text:p>17.7999992371</text:p>
          </table:table-cell>
          <table:table-cell office:value-type="float" office:value="1022.94000244141" calcext:value-type="float">
            <text:p>1022.9400024414</text:p>
          </table:table-cell>
        </table:table-row>
        <table:table-row table:style-name="ro1">
          <table:table-cell office:value-type="date" office:date-value="2014-07-25T02:18:31" calcext:value-type="date">
            <text:p>25 Jul 2014 02:18</text:p>
          </table:table-cell>
          <table:table-cell office:value-type="float" office:value="57.0874633789063" calcext:value-type="float">
            <text:p>57.0874633789</text:p>
          </table:table-cell>
          <table:table-cell office:value-type="float" office:value="17.7999992370605" calcext:value-type="float">
            <text:p>17.7999992371</text:p>
          </table:table-cell>
          <table:table-cell office:value-type="float" office:value="1022.90002441406" calcext:value-type="float">
            <text:p>1022.9000244141</text:p>
          </table:table-cell>
        </table:table-row>
        <table:table-row table:style-name="ro1">
          <table:table-cell office:value-type="date" office:date-value="2014-07-25T02:28:31" calcext:value-type="date">
            <text:p>25 Jul 2014 02:28</text:p>
          </table:table-cell>
          <table:table-cell office:value-type="float" office:value="57.2781982421875" calcext:value-type="float">
            <text:p>57.2781982422</text:p>
          </table:table-cell>
          <table:table-cell office:value-type="float" office:value="17.7999992370605" calcext:value-type="float">
            <text:p>17.7999992371</text:p>
          </table:table-cell>
          <table:table-cell office:value-type="float" office:value="1023.26000976563" calcext:value-type="float">
            <text:p>1023.2600097656</text:p>
          </table:table-cell>
        </table:table-row>
        <table:table-row table:style-name="ro1">
          <table:table-cell office:value-type="date" office:date-value="2014-07-25T02:38:31" calcext:value-type="date">
            <text:p>25 Jul 2014 02:38</text:p>
          </table:table-cell>
          <table:table-cell office:value-type="float" office:value="56.9959106445313" calcext:value-type="float">
            <text:p>56.9959106445</text:p>
          </table:table-cell>
          <table:table-cell office:value-type="float" office:value="17.7999992370605" calcext:value-type="float">
            <text:p>17.7999992371</text:p>
          </table:table-cell>
          <table:table-cell office:value-type="float" office:value="1023.54998779297" calcext:value-type="float">
            <text:p>1023.549987793</text:p>
          </table:table-cell>
        </table:table-row>
        <table:table-row table:style-name="ro1">
          <table:table-cell office:value-type="date" office:date-value="2014-07-25T02:48:31" calcext:value-type="date">
            <text:p>25 Jul 2014 02:48</text:p>
          </table:table-cell>
          <table:table-cell office:value-type="float" office:value="57.3316040039063" calcext:value-type="float">
            <text:p>57.3316040039</text:p>
          </table:table-cell>
          <table:table-cell office:value-type="float" office:value="17.7999992370605" calcext:value-type="float">
            <text:p>17.7999992371</text:p>
          </table:table-cell>
          <table:table-cell office:value-type="float" office:value="1023.98999023438" calcext:value-type="float">
            <text:p>1023.9899902344</text:p>
          </table:table-cell>
        </table:table-row>
        <table:table-row table:style-name="ro1">
          <table:table-cell office:value-type="date" office:date-value="2014-07-25T02:58:31" calcext:value-type="date">
            <text:p>25 Jul 2014 02:58</text:p>
          </table:table-cell>
          <table:table-cell office:value-type="float" office:value="57.1484985351563" calcext:value-type="float">
            <text:p>57.1484985352</text:p>
          </table:table-cell>
          <table:table-cell office:value-type="float" office:value="17.7999992370605" calcext:value-type="float">
            <text:p>17.7999992371</text:p>
          </table:table-cell>
          <table:table-cell office:value-type="float" office:value="1024.48999023438" calcext:value-type="float">
            <text:p>1024.4899902344</text:p>
          </table:table-cell>
        </table:table-row>
        <table:table-row table:style-name="ro1">
          <table:table-cell office:value-type="date" office:date-value="2014-07-25T03:08:31" calcext:value-type="date">
            <text:p>25 Jul 2014 03:08</text:p>
          </table:table-cell>
          <table:table-cell office:value-type="float" office:value="57.04931640625" calcext:value-type="float">
            <text:p>57.0493164063</text:p>
          </table:table-cell>
          <table:table-cell office:value-type="float" office:value="17.7999992370605" calcext:value-type="float">
            <text:p>17.7999992371</text:p>
          </table:table-cell>
          <table:table-cell office:value-type="float" office:value="1024.58996582031" calcext:value-type="float">
            <text:p>1024.5899658203</text:p>
          </table:table-cell>
        </table:table-row>
        <table:table-row table:style-name="ro1">
          <table:table-cell office:value-type="date" office:date-value="2014-07-25T03:18:32" calcext:value-type="date">
            <text:p>25 Jul 2014 03:18</text:p>
          </table:table-cell>
          <table:table-cell office:value-type="float" office:value="57.2247924804688" calcext:value-type="float">
            <text:p>57.2247924805</text:p>
          </table:table-cell>
          <table:table-cell office:value-type="float" office:value="17.7999992370605" calcext:value-type="float">
            <text:p>17.7999992371</text:p>
          </table:table-cell>
          <table:table-cell office:value-type="float" office:value="1024.72998046875" calcext:value-type="float">
            <text:p>1024.7299804688</text:p>
          </table:table-cell>
        </table:table-row>
        <table:table-row table:style-name="ro1">
          <table:table-cell office:value-type="date" office:date-value="2014-07-25T03:28:32" calcext:value-type="date">
            <text:p>25 Jul 2014 03:28</text:p>
          </table:table-cell>
          <table:table-cell office:value-type="float" office:value="57.1866455078125" calcext:value-type="float">
            <text:p>57.1866455078</text:p>
          </table:table-cell>
          <table:table-cell office:value-type="float" office:value="17.7999992370605" calcext:value-type="float">
            <text:p>17.7999992371</text:p>
          </table:table-cell>
          <table:table-cell office:value-type="float" office:value="1024.82995605469" calcext:value-type="float">
            <text:p>1024.8299560547</text:p>
          </table:table-cell>
        </table:table-row>
        <table:table-row table:style-name="ro1">
          <table:table-cell office:value-type="date" office:date-value="2014-07-25T03:38:32" calcext:value-type="date">
            <text:p>25 Jul 2014 03:38</text:p>
          </table:table-cell>
          <table:table-cell office:value-type="float" office:value="57.2400512695313" calcext:value-type="float">
            <text:p>57.2400512695</text:p>
          </table:table-cell>
          <table:table-cell office:value-type="float" office:value="17.8999996185303" calcext:value-type="float">
            <text:p>17.8999996185</text:p>
          </table:table-cell>
          <table:table-cell office:value-type="float" office:value="1024.77001953125" calcext:value-type="float">
            <text:p>1024.7700195313</text:p>
          </table:table-cell>
        </table:table-row>
        <table:table-row table:style-name="ro1">
          <table:table-cell office:value-type="date" office:date-value="2014-07-25T03:48:32" calcext:value-type="date">
            <text:p>25 Jul 2014 03:48</text:p>
          </table:table-cell>
          <table:table-cell office:value-type="float" office:value="57.3621215820313" calcext:value-type="float">
            <text:p>57.362121582</text:p>
          </table:table-cell>
          <table:table-cell office:value-type="float" office:value="18" calcext:value-type="float">
            <text:p>18</text:p>
          </table:table-cell>
          <table:table-cell office:value-type="float" office:value="1024.84997558594" calcext:value-type="float">
            <text:p>1024.8499755859</text:p>
          </table:table-cell>
        </table:table-row>
        <table:table-row table:style-name="ro1">
          <table:table-cell office:value-type="date" office:date-value="2014-07-25T03:58:32" calcext:value-type="date">
            <text:p>25 Jul 2014 03:58</text:p>
          </table:table-cell>
          <table:table-cell office:value-type="float" office:value="57.2171630859375" calcext:value-type="float">
            <text:p>57.2171630859</text:p>
          </table:table-cell>
          <table:table-cell office:value-type="float" office:value="18.1000003814697" calcext:value-type="float">
            <text:p>18.1000003815</text:p>
          </table:table-cell>
          <table:table-cell office:value-type="float" office:value="1024.77001953125" calcext:value-type="float">
            <text:p>1024.7700195313</text:p>
          </table:table-cell>
        </table:table-row>
        <table:table-row table:style-name="ro1">
          <table:table-cell office:value-type="date" office:date-value="2014-07-25T04:08:32" calcext:value-type="date">
            <text:p>25 Jul 2014 04:08</text:p>
          </table:table-cell>
          <table:table-cell office:value-type="float" office:value="57.2553100585938" calcext:value-type="float">
            <text:p>57.2553100586</text:p>
          </table:table-cell>
          <table:table-cell office:value-type="float" office:value="18.2000007629395" calcext:value-type="float">
            <text:p>18.2000007629</text:p>
          </table:table-cell>
          <table:table-cell office:value-type="float" office:value="1024.58996582031" calcext:value-type="float">
            <text:p>1024.5899658203</text:p>
          </table:table-cell>
        </table:table-row>
        <table:table-row table:style-name="ro1">
          <table:table-cell office:value-type="date" office:date-value="2014-07-25T04:18:32" calcext:value-type="date">
            <text:p>25 Jul 2014 04:18</text:p>
          </table:table-cell>
          <table:table-cell office:value-type="float" office:value="57.0950927734375" calcext:value-type="float">
            <text:p>57.0950927734</text:p>
          </table:table-cell>
          <table:table-cell office:value-type="float" office:value="18.2999992370605" calcext:value-type="float">
            <text:p>18.2999992371</text:p>
          </table:table-cell>
          <table:table-cell office:value-type="float" office:value="1024.31005859375" calcext:value-type="float">
            <text:p>1024.3100585938</text:p>
          </table:table-cell>
        </table:table-row>
        <table:table-row table:style-name="ro1">
          <table:table-cell office:value-type="date" office:date-value="2014-07-25T04:28:32" calcext:value-type="date">
            <text:p>25 Jul 2014 04:28</text:p>
          </table:table-cell>
          <table:table-cell office:value-type="float" office:value="57.1790161132813" calcext:value-type="float">
            <text:p>57.1790161133</text:p>
          </table:table-cell>
          <table:table-cell office:value-type="float" office:value="18.3999996185303" calcext:value-type="float">
            <text:p>18.3999996185</text:p>
          </table:table-cell>
          <table:table-cell office:value-type="float" office:value="1024.18994140625" calcext:value-type="float">
            <text:p>1024.1899414063</text:p>
          </table:table-cell>
        </table:table-row>
        <table:table-row table:style-name="ro1">
          <table:table-cell office:value-type="date" office:date-value="2014-07-25T04:38:32" calcext:value-type="date">
            <text:p>25 Jul 2014 04:38</text:p>
          </table:table-cell>
          <table:table-cell office:value-type="float" office:value="57.3392333984375" calcext:value-type="float">
            <text:p>57.3392333984</text:p>
          </table:table-cell>
          <table:table-cell office:value-type="float" office:value="18.5" calcext:value-type="float">
            <text:p>18.5</text:p>
          </table:table-cell>
          <table:table-cell office:value-type="float" office:value="1024.10998535156" calcext:value-type="float">
            <text:p>1024.1099853516</text:p>
          </table:table-cell>
        </table:table-row>
        <table:table-row table:style-name="ro1">
          <table:table-cell office:value-type="date" office:date-value="2014-07-25T04:48:32" calcext:value-type="date">
            <text:p>25 Jul 2014 04:48</text:p>
          </table:table-cell>
          <table:table-cell office:value-type="float" office:value="57.3544921875" calcext:value-type="float">
            <text:p>57.3544921875</text:p>
          </table:table-cell>
          <table:table-cell office:value-type="float" office:value="18.6000003814697" calcext:value-type="float">
            <text:p>18.6000003815</text:p>
          </table:table-cell>
          <table:table-cell office:value-type="float" office:value="1024.03002929688" calcext:value-type="float">
            <text:p>1024.0300292969</text:p>
          </table:table-cell>
        </table:table-row>
        <table:table-row table:style-name="ro1">
          <table:table-cell office:value-type="date" office:date-value="2014-07-25T04:58:32" calcext:value-type="date">
            <text:p>25 Jul 2014 04:58</text:p>
          </table:table-cell>
          <table:table-cell office:value-type="float" office:value="57.3163452148438" calcext:value-type="float">
            <text:p>57.3163452148</text:p>
          </table:table-cell>
          <table:table-cell office:value-type="float" office:value="18.7000007629395" calcext:value-type="float">
            <text:p>18.7000007629</text:p>
          </table:table-cell>
          <table:table-cell office:value-type="float" office:value="1024.10998535156" calcext:value-type="float">
            <text:p>1024.1099853516</text:p>
          </table:table-cell>
        </table:table-row>
        <table:table-row table:style-name="ro1">
          <table:table-cell office:value-type="date" office:date-value="2014-07-25T05:08:32" calcext:value-type="date">
            <text:p>25 Jul 2014 05:08</text:p>
          </table:table-cell>
          <table:table-cell office:value-type="float" office:value="57.1332397460938" calcext:value-type="float">
            <text:p>57.1332397461</text:p>
          </table:table-cell>
          <table:table-cell office:value-type="float" office:value="18.7999992370605" calcext:value-type="float">
            <text:p>18.7999992371</text:p>
          </table:table-cell>
          <table:table-cell office:value-type="float" office:value="1024.08996582031" calcext:value-type="float">
            <text:p>1024.0899658203</text:p>
          </table:table-cell>
        </table:table-row>
        <table:table-row table:style-name="ro1">
          <table:table-cell office:value-type="date" office:date-value="2014-07-25T05:18:33" calcext:value-type="date">
            <text:p>25 Jul 2014 05:18</text:p>
          </table:table-cell>
          <table:table-cell office:value-type="float" office:value="56.9806518554688" calcext:value-type="float">
            <text:p>56.9806518555</text:p>
          </table:table-cell>
          <table:table-cell office:value-type="float" office:value="19" calcext:value-type="float">
            <text:p>19</text:p>
          </table:table-cell>
          <table:table-cell office:value-type="float" office:value="1023.80999755859" calcext:value-type="float">
            <text:p>1023.8099975586</text:p>
          </table:table-cell>
        </table:table-row>
        <table:table-row table:style-name="ro1">
          <table:table-cell office:value-type="date" office:date-value="2014-07-25T05:28:33" calcext:value-type="date">
            <text:p>25 Jul 2014 05:28</text:p>
          </table:table-cell>
          <table:table-cell office:value-type="float" office:value="57.140869140625" calcext:value-type="float">
            <text:p>57.1408691406</text:p>
          </table:table-cell>
          <table:table-cell office:value-type="float" office:value="19.1000003814697" calcext:value-type="float">
            <text:p>19.1000003815</text:p>
          </table:table-cell>
          <table:table-cell office:value-type="float" office:value="1023.51000976563" calcext:value-type="float">
            <text:p>1023.5100097656</text:p>
          </table:table-cell>
        </table:table-row>
        <table:table-row table:style-name="ro1">
          <table:table-cell office:value-type="date" office:date-value="2014-07-25T05:38:33" calcext:value-type="date">
            <text:p>25 Jul 2014 05:38</text:p>
          </table:table-cell>
          <table:table-cell office:value-type="float" office:value="57.201904296875" calcext:value-type="float">
            <text:p>57.2019042969</text:p>
          </table:table-cell>
          <table:table-cell office:value-type="float" office:value="19.2999992370605" calcext:value-type="float">
            <text:p>19.2999992371</text:p>
          </table:table-cell>
          <table:table-cell office:value-type="float" office:value="1023.45001220703" calcext:value-type="float">
            <text:p>1023.450012207</text:p>
          </table:table-cell>
        </table:table-row>
        <table:table-row table:style-name="ro1">
          <table:table-cell office:value-type="date" office:date-value="2014-07-25T05:48:33" calcext:value-type="date">
            <text:p>25 Jul 2014 05:48</text:p>
          </table:table-cell>
          <table:table-cell office:value-type="float" office:value="57.0645751953125" calcext:value-type="float">
            <text:p>57.0645751953</text:p>
          </table:table-cell>
          <table:table-cell office:value-type="float" office:value="19.5" calcext:value-type="float">
            <text:p>19.5</text:p>
          </table:table-cell>
          <table:table-cell office:value-type="float" office:value="1023.21997070313" calcext:value-type="float">
            <text:p>1023.2199707031</text:p>
          </table:table-cell>
        </table:table-row>
        <table:table-row table:style-name="ro1">
          <table:table-cell office:value-type="date" office:date-value="2014-07-25T05:58:33" calcext:value-type="date">
            <text:p>25 Jul 2014 05:58</text:p>
          </table:table-cell>
          <table:table-cell office:value-type="float" office:value="56.9043579101563" calcext:value-type="float">
            <text:p>56.9043579102</text:p>
          </table:table-cell>
          <table:table-cell office:value-type="float" office:value="19.6000003814697" calcext:value-type="float">
            <text:p>19.6000003815</text:p>
          </table:table-cell>
          <table:table-cell office:value-type="float" office:value="1022.82000732422" calcext:value-type="float">
            <text:p>1022.8200073242</text:p>
          </table:table-cell>
        </table:table-row>
        <table:table-row table:style-name="ro1">
          <table:table-cell office:value-type="date" office:date-value="2014-07-25T06:08:33" calcext:value-type="date">
            <text:p>25 Jul 2014 06:08</text:p>
          </table:table-cell>
          <table:table-cell office:value-type="float" office:value="56.8662109375" calcext:value-type="float">
            <text:p>56.8662109375</text:p>
          </table:table-cell>
          <table:table-cell office:value-type="float" office:value="19.7999992370605" calcext:value-type="float">
            <text:p>19.7999992371</text:p>
          </table:table-cell>
          <table:table-cell office:value-type="float" office:value="1022.64001464844" calcext:value-type="float">
            <text:p>1022.6400146484</text:p>
          </table:table-cell>
        </table:table-row>
        <table:table-row table:style-name="ro1">
          <table:table-cell office:value-type="date" office:date-value="2014-07-25T06:18:33" calcext:value-type="date">
            <text:p>25 Jul 2014 06:18</text:p>
          </table:table-cell>
          <table:table-cell office:value-type="float" office:value="56.6449584960938" calcext:value-type="float">
            <text:p>56.6449584961</text:p>
          </table:table-cell>
          <table:table-cell office:value-type="float" office:value="19.8999996185303" calcext:value-type="float">
            <text:p>19.8999996185</text:p>
          </table:table-cell>
          <table:table-cell office:value-type="float" office:value="1022.52001953125" calcext:value-type="float">
            <text:p>1022.5200195313</text:p>
          </table:table-cell>
        </table:table-row>
        <table:table-row table:style-name="ro1">
          <table:table-cell office:value-type="date" office:date-value="2014-07-25T06:28:33" calcext:value-type="date">
            <text:p>25 Jul 2014 06:28</text:p>
          </table:table-cell>
          <table:table-cell office:value-type="float" office:value="56.8662109375" calcext:value-type="float">
            <text:p>56.8662109375</text:p>
          </table:table-cell>
          <table:table-cell office:value-type="float" office:value="20.1000003814697" calcext:value-type="float">
            <text:p>20.1000003815</text:p>
          </table:table-cell>
          <table:table-cell office:value-type="float" office:value="1022.23999023438" calcext:value-type="float">
            <text:p>1022.2399902344</text:p>
          </table:table-cell>
        </table:table-row>
        <table:table-row table:style-name="ro1">
          <table:table-cell office:value-type="date" office:date-value="2014-07-25T06:38:33" calcext:value-type="date">
            <text:p>25 Jul 2014 06:38</text:p>
          </table:table-cell>
          <table:table-cell office:value-type="float" office:value="56.6983642578125" calcext:value-type="float">
            <text:p>56.6983642578</text:p>
          </table:table-cell>
          <table:table-cell office:value-type="float" office:value="20.2000007629395" calcext:value-type="float">
            <text:p>20.2000007629</text:p>
          </table:table-cell>
          <table:table-cell office:value-type="float" office:value="1021.83001708984" calcext:value-type="float">
            <text:p>1021.8300170899</text:p>
          </table:table-cell>
        </table:table-row>
        <table:table-row table:style-name="ro1">
          <table:table-cell office:value-type="date" office:date-value="2014-07-25T06:48:33" calcext:value-type="date">
            <text:p>25 Jul 2014 06:48</text:p>
          </table:table-cell>
          <table:table-cell office:value-type="float" office:value="56.774658203125" calcext:value-type="float">
            <text:p>56.7746582031</text:p>
          </table:table-cell>
          <table:table-cell office:value-type="float" office:value="20.2999992370605" calcext:value-type="float">
            <text:p>20.2999992371</text:p>
          </table:table-cell>
          <table:table-cell office:value-type="float" office:value="1021.51000976563" calcext:value-type="float">
            <text:p>1021.5100097656</text:p>
          </table:table-cell>
        </table:table-row>
        <table:table-row table:style-name="ro1">
          <table:table-cell office:value-type="date" office:date-value="2014-07-25T06:58:33" calcext:value-type="date">
            <text:p>25 Jul 2014 06:58</text:p>
          </table:table-cell>
          <table:table-cell office:value-type="float" office:value="56.7212524414063" calcext:value-type="float">
            <text:p>56.7212524414</text:p>
          </table:table-cell>
          <table:table-cell office:value-type="float" office:value="20.5" calcext:value-type="float">
            <text:p>20.5</text:p>
          </table:table-cell>
          <table:table-cell office:value-type="float" office:value="1021.34997558594" calcext:value-type="float">
            <text:p>1021.3499755859</text:p>
          </table:table-cell>
        </table:table-row>
        <table:table-row table:style-name="ro1">
          <table:table-cell office:value-type="date" office:date-value="2014-07-25T07:08:33" calcext:value-type="date">
            <text:p>25 Jul 2014 07:08</text:p>
          </table:table-cell>
          <table:table-cell office:value-type="float" office:value="56.8433227539063" calcext:value-type="float">
            <text:p>56.8433227539</text:p>
          </table:table-cell>
          <table:table-cell office:value-type="float" office:value="20.6000003814697" calcext:value-type="float">
            <text:p>20.6000003815</text:p>
          </table:table-cell>
          <table:table-cell office:value-type="float" office:value="1021.27001953125" calcext:value-type="float">
            <text:p>1021.2700195313</text:p>
          </table:table-cell>
        </table:table-row>
        <table:table-row table:style-name="ro1">
          <table:table-cell office:value-type="date" office:date-value="2014-07-25T07:18:34" calcext:value-type="date">
            <text:p>25 Jul 2014 07:18</text:p>
          </table:table-cell>
          <table:table-cell office:value-type="float" office:value="56.8128051757813" calcext:value-type="float">
            <text:p>56.8128051758</text:p>
          </table:table-cell>
          <table:table-cell office:value-type="float" office:value="20.7000007629395" calcext:value-type="float">
            <text:p>20.7000007629</text:p>
          </table:table-cell>
          <table:table-cell office:value-type="float" office:value="1021.16998291016" calcext:value-type="float">
            <text:p>1021.1699829102</text:p>
          </table:table-cell>
        </table:table-row>
        <table:table-row table:style-name="ro1">
          <table:table-cell office:value-type="date" office:date-value="2014-07-25T07:28:34" calcext:value-type="date">
            <text:p>25 Jul 2014 07:28</text:p>
          </table:table-cell>
          <table:table-cell office:value-type="float" office:value="56.9043579101563" calcext:value-type="float">
            <text:p>56.9043579102</text:p>
          </table:table-cell>
          <table:table-cell office:value-type="float" office:value="20.7999992370605" calcext:value-type="float">
            <text:p>20.7999992371</text:p>
          </table:table-cell>
          <table:table-cell office:value-type="float" office:value="1020.78997802734" calcext:value-type="float">
            <text:p>1020.7899780274</text:p>
          </table:table-cell>
        </table:table-row>
        <table:table-row table:style-name="ro1">
          <table:table-cell office:value-type="date" office:date-value="2014-07-25T07:38:34" calcext:value-type="date">
            <text:p>25 Jul 2014 07:38</text:p>
          </table:table-cell>
          <table:table-cell office:value-type="float" office:value="56.7365112304688" calcext:value-type="float">
            <text:p>56.7365112305</text:p>
          </table:table-cell>
          <table:table-cell office:value-type="float" office:value="20.8999996185303" calcext:value-type="float">
            <text:p>20.8999996185</text:p>
          </table:table-cell>
          <table:table-cell office:value-type="float" office:value="1020.51000976563" calcext:value-type="float">
            <text:p>1020.5100097656</text:p>
          </table:table-cell>
        </table:table-row>
        <table:table-row table:style-name="ro1">
          <table:table-cell office:value-type="date" office:date-value="2014-07-25T07:48:34" calcext:value-type="date">
            <text:p>25 Jul 2014 07:48</text:p>
          </table:table-cell>
          <table:table-cell office:value-type="float" office:value="56.8509521484375" calcext:value-type="float">
            <text:p>56.8509521484</text:p>
          </table:table-cell>
          <table:table-cell office:value-type="float" office:value="21" calcext:value-type="float">
            <text:p>21</text:p>
          </table:table-cell>
          <table:table-cell office:value-type="float" office:value="1020.53002929688" calcext:value-type="float">
            <text:p>1020.5300292969</text:p>
          </table:table-cell>
        </table:table-row>
        <table:table-row table:style-name="ro1">
          <table:table-cell office:value-type="date" office:date-value="2014-07-25T07:58:34" calcext:value-type="date">
            <text:p>25 Jul 2014 07:58</text:p>
          </table:table-cell>
          <table:table-cell office:value-type="float" office:value="57.0035400390625" calcext:value-type="float">
            <text:p>57.0035400391</text:p>
          </table:table-cell>
          <table:table-cell office:value-type="float" office:value="21.1000003814697" calcext:value-type="float">
            <text:p>21.1000003815</text:p>
          </table:table-cell>
          <table:table-cell office:value-type="float" office:value="1020.60998535156" calcext:value-type="float">
            <text:p>1020.6099853516</text:p>
          </table:table-cell>
        </table:table-row>
        <table:table-row table:style-name="ro1">
          <table:table-cell office:value-type="date" office:date-value="2014-07-25T08:08:34" calcext:value-type="date">
            <text:p>25 Jul 2014 08:08</text:p>
          </table:table-cell>
          <table:table-cell office:value-type="float" office:value="56.9196166992188" calcext:value-type="float">
            <text:p>56.9196166992</text:p>
          </table:table-cell>
          <table:table-cell office:value-type="float" office:value="21.2000007629395" calcext:value-type="float">
            <text:p>21.2000007629</text:p>
          </table:table-cell>
          <table:table-cell office:value-type="float" office:value="1020.54998779297" calcext:value-type="float">
            <text:p>1020.549987793</text:p>
          </table:table-cell>
        </table:table-row>
        <table:table-row table:style-name="ro1">
          <table:table-cell office:value-type="date" office:date-value="2014-07-25T08:18:34" calcext:value-type="date">
            <text:p>25 Jul 2014 08:18</text:p>
          </table:table-cell>
          <table:table-cell office:value-type="float" office:value="56.9806518554688" calcext:value-type="float">
            <text:p>56.9806518555</text:p>
          </table:table-cell>
          <table:table-cell office:value-type="float" office:value="21.2999992370605" calcext:value-type="float">
            <text:p>21.2999992371</text:p>
          </table:table-cell>
          <table:table-cell office:value-type="float" office:value="1020.34997558594" calcext:value-type="float">
            <text:p>1020.3499755859</text:p>
          </table:table-cell>
        </table:table-row>
        <table:table-row table:style-name="ro1">
          <table:table-cell office:value-type="date" office:date-value="2014-07-25T08:28:34" calcext:value-type="date">
            <text:p>25 Jul 2014 08:28</text:p>
          </table:table-cell>
          <table:table-cell office:value-type="float" office:value="56.8433227539063" calcext:value-type="float">
            <text:p>56.8433227539</text:p>
          </table:table-cell>
          <table:table-cell office:value-type="float" office:value="21.3999996185303" calcext:value-type="float">
            <text:p>21.3999996185</text:p>
          </table:table-cell>
          <table:table-cell office:value-type="float" office:value="1020.39001464844" calcext:value-type="float">
            <text:p>1020.3900146484</text:p>
          </table:table-cell>
        </table:table-row>
        <table:table-row table:style-name="ro1">
          <table:table-cell office:value-type="date" office:date-value="2014-07-25T08:38:34" calcext:value-type="date">
            <text:p>25 Jul 2014 08:38</text:p>
          </table:table-cell>
          <table:table-cell office:value-type="float" office:value="57.0111694335938" calcext:value-type="float">
            <text:p>57.0111694336</text:p>
          </table:table-cell>
          <table:table-cell office:value-type="float" office:value="21.5" calcext:value-type="float">
            <text:p>21.5</text:p>
          </table:table-cell>
          <table:table-cell office:value-type="float" office:value="1020.36999511719" calcext:value-type="float">
            <text:p>1020.3699951172</text:p>
          </table:table-cell>
        </table:table-row>
        <table:table-row table:style-name="ro1">
          <table:table-cell office:value-type="date" office:date-value="2014-07-25T08:48:34" calcext:value-type="date">
            <text:p>25 Jul 2014 08:48</text:p>
          </table:table-cell>
          <table:table-cell office:value-type="float" office:value="56.9806518554688" calcext:value-type="float">
            <text:p>56.9806518555</text:p>
          </table:table-cell>
          <table:table-cell office:value-type="float" office:value="21.6000003814697" calcext:value-type="float">
            <text:p>21.6000003815</text:p>
          </table:table-cell>
          <table:table-cell office:value-type="float" office:value="1020.27001953125" calcext:value-type="float">
            <text:p>1020.2700195313</text:p>
          </table:table-cell>
        </table:table-row>
        <table:table-row table:style-name="ro1">
          <table:table-cell office:value-type="date" office:date-value="2014-07-25T08:58:34" calcext:value-type="date">
            <text:p>25 Jul 2014 08:58</text:p>
          </table:table-cell>
          <table:table-cell office:value-type="float" office:value="57.0874633789063" calcext:value-type="float">
            <text:p>57.0874633789</text:p>
          </table:table-cell>
          <table:table-cell office:value-type="float" office:value="21.6000003814697" calcext:value-type="float">
            <text:p>21.6000003815</text:p>
          </table:table-cell>
          <table:table-cell office:value-type="float" office:value="1020.27001953125" calcext:value-type="float">
            <text:p>1020.2700195313</text:p>
          </table:table-cell>
        </table:table-row>
        <table:table-row table:style-name="ro1">
          <table:table-cell office:value-type="date" office:date-value="2014-07-25T09:08:34" calcext:value-type="date">
            <text:p>25 Jul 2014 09:08</text:p>
          </table:table-cell>
          <table:table-cell office:value-type="float" office:value="57.1179809570313" calcext:value-type="float">
            <text:p>57.117980957</text:p>
          </table:table-cell>
          <table:table-cell office:value-type="float" office:value="21.7000007629395" calcext:value-type="float">
            <text:p>21.7000007629</text:p>
          </table:table-cell>
          <table:table-cell office:value-type="float" office:value="1020.05999755859" calcext:value-type="float">
            <text:p>1020.0599975586</text:p>
          </table:table-cell>
        </table:table-row>
        <table:table-row table:style-name="ro1">
          <table:table-cell office:value-type="date" office:date-value="2014-07-25T09:18:34" calcext:value-type="date">
            <text:p>25 Jul 2014 09:18</text:p>
          </table:table-cell>
          <table:table-cell office:value-type="float" office:value="57.262939453125" calcext:value-type="float">
            <text:p>57.2629394531</text:p>
          </table:table-cell>
          <table:table-cell office:value-type="float" office:value="21.7999992370605" calcext:value-type="float">
            <text:p>21.7999992371</text:p>
          </table:table-cell>
          <table:table-cell office:value-type="float" office:value="1020.13000488281" calcext:value-type="float">
            <text:p>1020.1300048828</text:p>
          </table:table-cell>
        </table:table-row>
        <table:table-row table:style-name="ro1">
          <table:table-cell office:value-type="date" office:date-value="2014-07-25T09:28:35" calcext:value-type="date">
            <text:p>25 Jul 2014 09:28</text:p>
          </table:table-cell>
          <table:table-cell office:value-type="float" office:value="57.3087158203125" calcext:value-type="float">
            <text:p>57.3087158203</text:p>
          </table:table-cell>
          <table:table-cell office:value-type="float" office:value="21.8999996185303" calcext:value-type="float">
            <text:p>21.8999996185</text:p>
          </table:table-cell>
          <table:table-cell office:value-type="float" office:value="1020.22998046875" calcext:value-type="float">
            <text:p>1020.2299804688</text:p>
          </table:table-cell>
        </table:table-row>
        <table:table-row table:style-name="ro1">
          <table:table-cell office:value-type="date" office:date-value="2014-07-25T09:38:35" calcext:value-type="date">
            <text:p>25 Jul 2014 09:38</text:p>
          </table:table-cell>
          <table:table-cell office:value-type="float" office:value="57.3621215820313" calcext:value-type="float">
            <text:p>57.362121582</text:p>
          </table:table-cell>
          <table:table-cell office:value-type="float" office:value="21.8999996185303" calcext:value-type="float">
            <text:p>21.8999996185</text:p>
          </table:table-cell>
          <table:table-cell office:value-type="float" office:value="1020.27001953125" calcext:value-type="float">
            <text:p>1020.2700195313</text:p>
          </table:table-cell>
        </table:table-row>
        <table:table-row table:style-name="ro1">
          <table:table-cell office:value-type="date" office:date-value="2014-07-25T09:48:35" calcext:value-type="date">
            <text:p>25 Jul 2014 09:48</text:p>
          </table:table-cell>
          <table:table-cell office:value-type="float" office:value="57.4078979492188" calcext:value-type="float">
            <text:p>57.4078979492</text:p>
          </table:table-cell>
          <table:table-cell office:value-type="float" office:value="22" calcext:value-type="float">
            <text:p>22</text:p>
          </table:table-cell>
          <table:table-cell office:value-type="float" office:value="1020.03997802734" calcext:value-type="float">
            <text:p>1020.0399780274</text:p>
          </table:table-cell>
        </table:table-row>
        <table:table-row table:style-name="ro1">
          <table:table-cell office:value-type="date" office:date-value="2014-07-25T09:58:35" calcext:value-type="date">
            <text:p>25 Jul 2014 09:58</text:p>
          </table:table-cell>
          <table:table-cell office:value-type="float" office:value="57.4536743164063" calcext:value-type="float">
            <text:p>57.4536743164</text:p>
          </table:table-cell>
          <table:table-cell office:value-type="float" office:value="22.1000003814697" calcext:value-type="float">
            <text:p>22.1000003815</text:p>
          </table:table-cell>
          <table:table-cell office:value-type="float" office:value="1019.96002197266" calcext:value-type="float">
            <text:p>1019.9600219727</text:p>
          </table:table-cell>
        </table:table-row>
        <table:table-row table:style-name="ro1">
          <table:table-cell office:value-type="date" office:date-value="2014-07-25T10:08:35" calcext:value-type="date">
            <text:p>25 Jul 2014 10:08</text:p>
          </table:table-cell>
          <table:table-cell office:value-type="float" office:value="57.5986328125" calcext:value-type="float">
            <text:p>57.5986328125</text:p>
          </table:table-cell>
          <table:table-cell office:value-type="float" office:value="22.1000003814697" calcext:value-type="float">
            <text:p>22.1000003815</text:p>
          </table:table-cell>
          <table:table-cell office:value-type="float" office:value="1020.09997558594" calcext:value-type="float">
            <text:p>1020.0999755859</text:p>
          </table:table-cell>
        </table:table-row>
        <table:table-row table:style-name="ro1">
          <table:table-cell office:value-type="date" office:date-value="2014-07-25T10:18:35" calcext:value-type="date">
            <text:p>25 Jul 2014 10:18</text:p>
          </table:table-cell>
          <table:table-cell office:value-type="float" office:value="57.6749267578125" calcext:value-type="float">
            <text:p>57.6749267578</text:p>
          </table:table-cell>
          <table:table-cell office:value-type="float" office:value="22.2000007629395" calcext:value-type="float">
            <text:p>22.2000007629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date" office:date-value="2014-07-25T10:28:35" calcext:value-type="date">
            <text:p>25 Jul 2014 10:28</text:p>
          </table:table-cell>
          <table:table-cell office:value-type="float" office:value="57.7283325195313" calcext:value-type="float">
            <text:p>57.7283325195</text:p>
          </table:table-cell>
          <table:table-cell office:value-type="float" office:value="22.2000007629395" calcext:value-type="float">
            <text:p>22.2000007629</text:p>
          </table:table-cell>
          <table:table-cell office:value-type="float" office:value="1020.05999755859" calcext:value-type="float">
            <text:p>1020.0599975586</text:p>
          </table:table-cell>
        </table:table-row>
        <table:table-row table:style-name="ro1">
          <table:table-cell office:value-type="date" office:date-value="2014-07-25T10:38:35" calcext:value-type="date">
            <text:p>25 Jul 2014 10:38</text:p>
          </table:table-cell>
          <table:table-cell office:value-type="float" office:value="57.65966796875" calcext:value-type="float">
            <text:p>57.6596679688</text:p>
          </table:table-cell>
          <table:table-cell office:value-type="float" office:value="22.2000007629395" calcext:value-type="float">
            <text:p>22.2000007629</text:p>
          </table:table-cell>
          <table:table-cell office:value-type="float" office:value="1020.02001953125" calcext:value-type="float">
            <text:p>1020.0200195313</text:p>
          </table:table-cell>
        </table:table-row>
        <table:table-row table:style-name="ro1">
          <table:table-cell office:value-type="date" office:date-value="2014-07-25T10:48:35" calcext:value-type="date">
            <text:p>25 Jul 2014 10:48</text:p>
          </table:table-cell>
          <table:table-cell office:value-type="float" office:value="57.720703125" calcext:value-type="float">
            <text:p>57.720703125</text:p>
          </table:table-cell>
          <table:table-cell office:value-type="float" office:value="22.2999992370605" calcext:value-type="float">
            <text:p>22.2999992371</text:p>
          </table:table-cell>
          <table:table-cell office:value-type="float" office:value="1019.96002197266" calcext:value-type="float">
            <text:p>1019.9600219727</text:p>
          </table:table-cell>
        </table:table-row>
        <table:table-row table:style-name="ro1">
          <table:table-cell office:value-type="date" office:date-value="2014-07-25T10:58:35" calcext:value-type="date">
            <text:p>25 Jul 2014 10:58</text:p>
          </table:table-cell>
          <table:table-cell office:value-type="float" office:value="57.7359619140625" calcext:value-type="float">
            <text:p>57.7359619141</text:p>
          </table:table-cell>
          <table:table-cell office:value-type="float" office:value="22.2999992370605" calcext:value-type="float">
            <text:p>22.2999992371</text:p>
          </table:table-cell>
          <table:table-cell office:value-type="float" office:value="1019.91998291016" calcext:value-type="float">
            <text:p>1019.9199829102</text:p>
          </table:table-cell>
        </table:table-row>
        <table:table-row table:style-name="ro1">
          <table:table-cell office:value-type="date" office:date-value="2014-07-25T11:08:35" calcext:value-type="date">
            <text:p>25 Jul 2014 11:08</text:p>
          </table:table-cell>
          <table:table-cell office:value-type="float" office:value="57.6367797851563" calcext:value-type="float">
            <text:p>57.6367797852</text:p>
          </table:table-cell>
          <table:table-cell office:value-type="float" office:value="22.2999992370605" calcext:value-type="float">
            <text:p>22.2999992371</text:p>
          </table:table-cell>
          <table:table-cell office:value-type="float" office:value="1019.73999023438" calcext:value-type="float">
            <text:p>1019.7399902344</text:p>
          </table:table-cell>
        </table:table-row>
        <table:table-row table:style-name="ro1">
          <table:table-cell office:value-type="date" office:date-value="2014-07-25T11:18:35" calcext:value-type="date">
            <text:p>25 Jul 2014 11:18</text:p>
          </table:table-cell>
          <table:table-cell office:value-type="float" office:value="57.7359619140625" calcext:value-type="float">
            <text:p>57.7359619141</text:p>
          </table:table-cell>
          <table:table-cell office:value-type="float" office:value="22.2000007629395" calcext:value-type="float">
            <text:p>22.2000007629</text:p>
          </table:table-cell>
          <table:table-cell office:value-type="float" office:value="1019.58001708984" calcext:value-type="float">
            <text:p>1019.5800170899</text:p>
          </table:table-cell>
        </table:table-row>
        <table:table-row table:style-name="ro1">
          <table:table-cell office:value-type="date" office:date-value="2014-07-25T11:28:36" calcext:value-type="date">
            <text:p>25 Jul 2014 11:28</text:p>
          </table:table-cell>
          <table:table-cell office:value-type="float" office:value="57.6825561523438" calcext:value-type="float">
            <text:p>57.6825561523</text:p>
          </table:table-cell>
          <table:table-cell office:value-type="float" office:value="22.2000007629395" calcext:value-type="float">
            <text:p>22.2000007629</text:p>
          </table:table-cell>
          <table:table-cell office:value-type="float" office:value="1019.59997558594" calcext:value-type="float">
            <text:p>1019.5999755859</text:p>
          </table:table-cell>
        </table:table-row>
        <table:table-row table:style-name="ro1">
          <table:table-cell office:value-type="date" office:date-value="2014-07-25T11:38:36" calcext:value-type="date">
            <text:p>25 Jul 2014 11:38</text:p>
          </table:table-cell>
          <table:table-cell office:value-type="float" office:value="57.6520385742188" calcext:value-type="float">
            <text:p>57.6520385742</text:p>
          </table:table-cell>
          <table:table-cell office:value-type="float" office:value="22.2000007629395" calcext:value-type="float">
            <text:p>22.2000007629</text:p>
          </table:table-cell>
          <table:table-cell office:value-type="float" office:value="1019.58001708984" calcext:value-type="float">
            <text:p>1019.5800170899</text:p>
          </table:table-cell>
        </table:table-row>
        <table:table-row table:style-name="ro1">
          <table:table-cell office:value-type="date" office:date-value="2014-07-25T11:48:36" calcext:value-type="date">
            <text:p>25 Jul 2014 11:48</text:p>
          </table:table-cell>
          <table:table-cell office:value-type="float" office:value="57.6749267578125" calcext:value-type="float">
            <text:p>57.6749267578</text:p>
          </table:table-cell>
          <table:table-cell office:value-type="float" office:value="22.1000003814697" calcext:value-type="float">
            <text:p>22.1000003815</text:p>
          </table:table-cell>
          <table:table-cell office:value-type="float" office:value="1019.41998291016" calcext:value-type="float">
            <text:p>1019.4199829102</text:p>
          </table:table-cell>
        </table:table-row>
        <table:table-row table:style-name="ro1">
          <table:table-cell office:value-type="date" office:date-value="2014-07-25T11:58:36" calcext:value-type="date">
            <text:p>25 Jul 2014 11:58</text:p>
          </table:table-cell>
          <table:table-cell office:value-type="float" office:value="57.690185546875" calcext:value-type="float">
            <text:p>57.6901855469</text:p>
          </table:table-cell>
          <table:table-cell office:value-type="float" office:value="22.1000003814697" calcext:value-type="float">
            <text:p>22.1000003815</text:p>
          </table:table-cell>
          <table:table-cell office:value-type="float" office:value="1019.52001953125" calcext:value-type="float">
            <text:p>1019.5200195313</text:p>
          </table:table-cell>
        </table:table-row>
        <table:table-row table:style-name="ro1">
          <table:table-cell office:value-type="date" office:date-value="2014-07-25T12:08:36" calcext:value-type="date">
            <text:p>25 Jul 2014 12:08</text:p>
          </table:table-cell>
          <table:table-cell office:value-type="float" office:value="57.6825561523438" calcext:value-type="float">
            <text:p>57.6825561523</text:p>
          </table:table-cell>
          <table:table-cell office:value-type="float" office:value="22.1000003814697" calcext:value-type="float">
            <text:p>22.1000003815</text:p>
          </table:table-cell>
          <table:table-cell office:value-type="float" office:value="1019.71997070313" calcext:value-type="float">
            <text:p>1019.7199707031</text:p>
          </table:table-cell>
        </table:table-row>
        <table:table-row table:style-name="ro1">
          <table:table-cell office:value-type="date" office:date-value="2014-07-25T12:18:36" calcext:value-type="date">
            <text:p>25 Jul 2014 12:18</text:p>
          </table:table-cell>
          <table:table-cell office:value-type="float" office:value="57.6749267578125" calcext:value-type="float">
            <text:p>57.6749267578</text:p>
          </table:table-cell>
          <table:table-cell office:value-type="float" office:value="22" calcext:value-type="float">
            <text:p>22</text:p>
          </table:table-cell>
          <table:table-cell office:value-type="float" office:value="1019.76000976563" calcext:value-type="float">
            <text:p>1019.7600097656</text:p>
          </table:table-cell>
        </table:table-row>
        <table:table-row table:style-name="ro1">
          <table:table-cell office:value-type="date" office:date-value="2014-07-25T12:28:36" calcext:value-type="date">
            <text:p>25 Jul 2014 12:28</text:p>
          </table:table-cell>
          <table:table-cell office:value-type="float" office:value="57.6138916015625" calcext:value-type="float">
            <text:p>57.6138916016</text:p>
          </table:table-cell>
          <table:table-cell office:value-type="float" office:value="21.8999996185303" calcext:value-type="float">
            <text:p>21.8999996185</text:p>
          </table:table-cell>
          <table:table-cell office:value-type="float" office:value="1019.78002929688" calcext:value-type="float">
            <text:p>1019.7800292969</text:p>
          </table:table-cell>
        </table:table-row>
        <table:table-row table:style-name="ro1">
          <table:table-cell office:value-type="date" office:date-value="2014-07-25T12:38:36" calcext:value-type="date">
            <text:p>25 Jul 2014 12:38</text:p>
          </table:table-cell>
          <table:table-cell office:value-type="float" office:value="57.690185546875" calcext:value-type="float">
            <text:p>57.6901855469</text:p>
          </table:table-cell>
          <table:table-cell office:value-type="float" office:value="21.8999996185303" calcext:value-type="float">
            <text:p>21.8999996185</text:p>
          </table:table-cell>
          <table:table-cell office:value-type="float" office:value="1019.71997070313" calcext:value-type="float">
            <text:p>1019.7199707031</text:p>
          </table:table-cell>
        </table:table-row>
        <table:table-row table:style-name="ro1">
          <table:table-cell office:value-type="date" office:date-value="2014-07-25T12:48:36" calcext:value-type="date">
            <text:p>25 Jul 2014 12:48</text:p>
          </table:table-cell>
          <table:table-cell office:value-type="float" office:value="57.5147094726563" calcext:value-type="float">
            <text:p>57.5147094727</text:p>
          </table:table-cell>
          <table:table-cell office:value-type="float" office:value="21.7999992370605" calcext:value-type="float">
            <text:p>21.7999992371</text:p>
          </table:table-cell>
          <table:table-cell office:value-type="float" office:value="1019.78002929688" calcext:value-type="float">
            <text:p>1019.7800292969</text:p>
          </table:table-cell>
        </table:table-row>
        <table:table-row table:style-name="ro1">
          <table:table-cell office:value-type="date" office:date-value="2014-07-25T12:58:36" calcext:value-type="date">
            <text:p>25 Jul 2014 12:58</text:p>
          </table:table-cell>
          <table:table-cell office:value-type="float" office:value="57.4994506835938" calcext:value-type="float">
            <text:p>57.4994506836</text:p>
          </table:table-cell>
          <table:table-cell office:value-type="float" office:value="21.7000007629395" calcext:value-type="float">
            <text:p>21.7000007629</text:p>
          </table:table-cell>
          <table:table-cell office:value-type="float" office:value="1019.78002929688" calcext:value-type="float">
            <text:p>1019.7800292969</text:p>
          </table:table-cell>
        </table:table-row>
        <table:table-row table:style-name="ro1">
          <table:table-cell office:value-type="date" office:date-value="2014-07-25T13:08:36" calcext:value-type="date">
            <text:p>25 Jul 2014 13:08</text:p>
          </table:table-cell>
          <table:table-cell office:value-type="float" office:value="57.6215209960938" calcext:value-type="float">
            <text:p>57.6215209961</text:p>
          </table:table-cell>
          <table:table-cell office:value-type="float" office:value="21.6000003814697" calcext:value-type="float">
            <text:p>21.6000003815</text:p>
          </table:table-cell>
          <table:table-cell office:value-type="float" office:value="1019.90002441406" calcext:value-type="float">
            <text:p>1019.9000244141</text:p>
          </table:table-cell>
        </table:table-row>
        <table:table-row table:style-name="ro1">
          <table:table-cell office:value-type="date" office:date-value="2014-07-25T13:18:36" calcext:value-type="date">
            <text:p>25 Jul 2014 13:18</text:p>
          </table:table-cell>
          <table:table-cell office:value-type="float" office:value="57.385009765625" calcext:value-type="float">
            <text:p>57.3850097656</text:p>
          </table:table-cell>
          <table:table-cell office:value-type="float" office:value="21.5" calcext:value-type="float">
            <text:p>21.5</text:p>
          </table:table-cell>
          <table:table-cell office:value-type="float" office:value="1019.88000488281" calcext:value-type="float">
            <text:p>1019.8800048828</text:p>
          </table:table-cell>
        </table:table-row>
        <table:table-row table:style-name="ro1">
          <table:table-cell office:value-type="date" office:date-value="2014-07-25T13:28:37" calcext:value-type="date">
            <text:p>25 Jul 2014 13:28</text:p>
          </table:table-cell>
          <table:table-cell office:value-type="float" office:value="57.5528564453125" calcext:value-type="float">
            <text:p>57.5528564453</text:p>
          </table:table-cell>
          <table:table-cell office:value-type="float" office:value="21.2999992370605" calcext:value-type="float">
            <text:p>21.2999992371</text:p>
          </table:table-cell>
          <table:table-cell office:value-type="float" office:value="1019.90002441406" calcext:value-type="float">
            <text:p>1019.9000244141</text:p>
          </table:table-cell>
        </table:table-row>
        <table:table-row table:style-name="ro1">
          <table:table-cell office:value-type="date" office:date-value="2014-07-25T13:38:37" calcext:value-type="date">
            <text:p>25 Jul 2014 13:38</text:p>
          </table:table-cell>
          <table:table-cell office:value-type="float" office:value="57.5910034179688" calcext:value-type="float">
            <text:p>57.591003418</text:p>
          </table:table-cell>
          <table:table-cell office:value-type="float" office:value="21.2000007629395" calcext:value-type="float">
            <text:p>21.2000007629</text:p>
          </table:table-cell>
          <table:table-cell office:value-type="float" office:value="1019.82000732422" calcext:value-type="float">
            <text:p>1019.8200073242</text:p>
          </table:table-cell>
        </table:table-row>
        <table:table-row table:style-name="ro1">
          <table:table-cell office:value-type="date" office:date-value="2014-07-25T13:48:37" calcext:value-type="date">
            <text:p>25 Jul 2014 13:48</text:p>
          </table:table-cell>
          <table:table-cell office:value-type="float" office:value="57.5757446289063" calcext:value-type="float">
            <text:p>57.5757446289</text:p>
          </table:table-cell>
          <table:table-cell office:value-type="float" office:value="21.1000003814697" calcext:value-type="float">
            <text:p>21.1000003815</text:p>
          </table:table-cell>
          <table:table-cell office:value-type="float" office:value="1019.78002929688" calcext:value-type="float">
            <text:p>1019.7800292969</text:p>
          </table:table-cell>
        </table:table-row>
        <table:table-row table:style-name="ro1">
          <table:table-cell office:value-type="date" office:date-value="2014-07-25T13:58:37" calcext:value-type="date">
            <text:p>25 Jul 2014 13:58</text:p>
          </table:table-cell>
          <table:table-cell office:value-type="float" office:value="57.5910034179688" calcext:value-type="float">
            <text:p>57.591003418</text:p>
          </table:table-cell>
          <table:table-cell office:value-type="float" office:value="20.8999996185303" calcext:value-type="float">
            <text:p>20.8999996185</text:p>
          </table:table-cell>
          <table:table-cell office:value-type="float" office:value="1019.52001953125" calcext:value-type="float">
            <text:p>1019.5200195313</text:p>
          </table:table-cell>
        </table:table-row>
        <table:table-row table:style-name="ro1">
          <table:table-cell office:value-type="date" office:date-value="2014-07-25T14:08:37" calcext:value-type="date">
            <text:p>25 Jul 2014 14:08</text:p>
          </table:table-cell>
          <table:table-cell office:value-type="float" office:value="57.720703125" calcext:value-type="float">
            <text:p>57.720703125</text:p>
          </table:table-cell>
          <table:table-cell office:value-type="float" office:value="20.7999992370605" calcext:value-type="float">
            <text:p>20.7999992371</text:p>
          </table:table-cell>
          <table:table-cell office:value-type="float" office:value="1019.58001708984" calcext:value-type="float">
            <text:p>1019.5800170899</text:p>
          </table:table-cell>
        </table:table-row>
        <table:table-row table:style-name="ro1">
          <table:table-cell office:value-type="date" office:date-value="2014-07-25T14:18:37" calcext:value-type="date">
            <text:p>25 Jul 2014 14:18</text:p>
          </table:table-cell>
          <table:table-cell office:value-type="float" office:value="57.6978149414063" calcext:value-type="float">
            <text:p>57.6978149414</text:p>
          </table:table-cell>
          <table:table-cell office:value-type="float" office:value="20.7000007629395" calcext:value-type="float">
            <text:p>20.7000007629</text:p>
          </table:table-cell>
          <table:table-cell office:value-type="float" office:value="1019.35998535156" calcext:value-type="float">
            <text:p>1019.3599853516</text:p>
          </table:table-cell>
        </table:table-row>
        <table:table-row table:style-name="ro1">
          <table:table-cell office:value-type="date" office:date-value="2014-07-25T14:28:37" calcext:value-type="date">
            <text:p>25 Jul 2014 14:28</text:p>
          </table:table-cell>
          <table:table-cell office:value-type="float" office:value="57.8351440429688" calcext:value-type="float">
            <text:p>57.835144043</text:p>
          </table:table-cell>
          <table:table-cell office:value-type="float" office:value="20.5" calcext:value-type="float">
            <text:p>20.5</text:p>
          </table:table-cell>
          <table:table-cell office:value-type="float" office:value="1019.34002685547" calcext:value-type="float">
            <text:p>1019.3400268555</text:p>
          </table:table-cell>
        </table:table-row>
        <table:table-row table:style-name="ro1">
          <table:table-cell office:value-type="date" office:date-value="2014-07-25T14:38:37" calcext:value-type="date">
            <text:p>25 Jul 2014 14:38</text:p>
          </table:table-cell>
          <table:table-cell office:value-type="float" office:value="57.7741088867188" calcext:value-type="float">
            <text:p>57.7741088867</text:p>
          </table:table-cell>
          <table:table-cell office:value-type="float" office:value="20.3999996185303" calcext:value-type="float">
            <text:p>20.3999996185</text:p>
          </table:table-cell>
          <table:table-cell office:value-type="float" office:value="1019.17999267578" calcext:value-type="float">
            <text:p>1019.1799926758</text:p>
          </table:table-cell>
        </table:table-row>
        <table:table-row table:style-name="ro1">
          <table:table-cell office:value-type="date" office:date-value="2014-07-25T14:48:37" calcext:value-type="date">
            <text:p>25 Jul 2014 14:48</text:p>
          </table:table-cell>
          <table:table-cell office:value-type="float" office:value="57.8809204101563" calcext:value-type="float">
            <text:p>57.8809204102</text:p>
          </table:table-cell>
          <table:table-cell office:value-type="float" office:value="20.2999992370605" calcext:value-type="float">
            <text:p>20.2999992371</text:p>
          </table:table-cell>
          <table:table-cell office:value-type="float" office:value="1019.28002929687" calcext:value-type="float">
            <text:p>1019.2800292969</text:p>
          </table:table-cell>
        </table:table-row>
        <table:table-row table:style-name="ro1">
          <table:table-cell office:value-type="date" office:date-value="2014-07-25T14:58:37" calcext:value-type="date">
            <text:p>25 Jul 2014 14:58</text:p>
          </table:table-cell>
          <table:table-cell office:value-type="float" office:value="57.8351440429688" calcext:value-type="float">
            <text:p>57.835144043</text:p>
          </table:table-cell>
          <table:table-cell office:value-type="float" office:value="20.2000007629395" calcext:value-type="float">
            <text:p>20.2000007629</text:p>
          </table:table-cell>
          <table:table-cell office:value-type="float" office:value="1019.23999023438" calcext:value-type="float">
            <text:p>1019.2399902344</text:p>
          </table:table-cell>
        </table:table-row>
        <table:table-row table:style-name="ro1">
          <table:table-cell office:value-type="date" office:date-value="2014-07-25T15:08:37" calcext:value-type="date">
            <text:p>25 Jul 2014 15:08</text:p>
          </table:table-cell>
          <table:table-cell office:value-type="float" office:value="57.6367797851563" calcext:value-type="float">
            <text:p>57.6367797852</text:p>
          </table:table-cell>
          <table:table-cell office:value-type="float" office:value="20.1000003814697" calcext:value-type="float">
            <text:p>20.1000003815</text:p>
          </table:table-cell>
          <table:table-cell office:value-type="float" office:value="1019.05999755859" calcext:value-type="float">
            <text:p>1019.0599975586</text:p>
          </table:table-cell>
        </table:table-row>
        <table:table-row table:style-name="ro1">
          <table:table-cell office:value-type="date" office:date-value="2014-07-25T15:18:37" calcext:value-type="date">
            <text:p>25 Jul 2014 15:18</text:p>
          </table:table-cell>
          <table:table-cell office:value-type="float" office:value="57.8809204101563" calcext:value-type="float">
            <text:p>57.8809204102</text:p>
          </table:table-cell>
          <table:table-cell office:value-type="float" office:value="19.8999996185303" calcext:value-type="float">
            <text:p>19.8999996185</text:p>
          </table:table-cell>
          <table:table-cell office:value-type="float" office:value="1019.03997802734" calcext:value-type="float">
            <text:p>1019.0399780274</text:p>
          </table:table-cell>
        </table:table-row>
        <table:table-row table:style-name="ro1">
          <table:table-cell office:value-type="date" office:date-value="2014-07-25T15:28:37" calcext:value-type="date">
            <text:p>25 Jul 2014 15:28</text:p>
          </table:table-cell>
          <table:table-cell office:value-type="float" office:value="57.690185546875" calcext:value-type="float">
            <text:p>57.6901855469</text:p>
          </table:table-cell>
          <table:table-cell office:value-type="float" office:value="19.7999992370605" calcext:value-type="float">
            <text:p>19.7999992371</text:p>
          </table:table-cell>
          <table:table-cell office:value-type="float" office:value="1019.03997802734" calcext:value-type="float">
            <text:p>1019.0399780274</text:p>
          </table:table-cell>
        </table:table-row>
        <table:table-row table:style-name="ro1">
          <table:table-cell office:value-type="date" office:date-value="2014-07-25T15:38:38" calcext:value-type="date">
            <text:p>25 Jul 2014 15:38</text:p>
          </table:table-cell>
          <table:table-cell office:value-type="float" office:value="57.7359619140625" calcext:value-type="float">
            <text:p>57.7359619141</text:p>
          </table:table-cell>
          <table:table-cell office:value-type="float" office:value="19.7000007629395" calcext:value-type="float">
            <text:p>19.7000007629</text:p>
          </table:table-cell>
          <table:table-cell office:value-type="float" office:value="1018.88000488281" calcext:value-type="float">
            <text:p>1018.8800048828</text:p>
          </table:table-cell>
        </table:table-row>
        <table:table-row table:style-name="ro1">
          <table:table-cell office:value-type="date" office:date-value="2014-07-25T15:48:38" calcext:value-type="date">
            <text:p>25 Jul 2014 15:48</text:p>
          </table:table-cell>
          <table:table-cell office:value-type="float" office:value="57.7283325195313" calcext:value-type="float">
            <text:p>57.7283325195</text:p>
          </table:table-cell>
          <table:table-cell office:value-type="float" office:value="19.6000003814697" calcext:value-type="float">
            <text:p>19.6000003815</text:p>
          </table:table-cell>
          <table:table-cell office:value-type="float" office:value="1018.85998535156" calcext:value-type="float">
            <text:p>1018.8599853516</text:p>
          </table:table-cell>
        </table:table-row>
        <table:table-row table:style-name="ro1">
          <table:table-cell office:value-type="date" office:date-value="2014-07-25T15:58:38" calcext:value-type="date">
            <text:p>25 Jul 2014 15:58</text:p>
          </table:table-cell>
          <table:table-cell office:value-type="float" office:value="57.5910034179688" calcext:value-type="float">
            <text:p>57.591003418</text:p>
          </table:table-cell>
          <table:table-cell office:value-type="float" office:value="19.5" calcext:value-type="float">
            <text:p>19.5</text:p>
          </table:table-cell>
          <table:table-cell office:value-type="float" office:value="1018.97998046875" calcext:value-type="float">
            <text:p>1018.9799804688</text:p>
          </table:table-cell>
        </table:table-row>
        <table:table-row table:style-name="ro1">
          <table:table-cell office:value-type="date" office:date-value="2014-07-25T16:08:38" calcext:value-type="date">
            <text:p>25 Jul 2014 16:08</text:p>
          </table:table-cell>
          <table:table-cell office:value-type="float" office:value="57.7054443359375" calcext:value-type="float">
            <text:p>57.7054443359</text:p>
          </table:table-cell>
          <table:table-cell office:value-type="float" office:value="19.3999996185303" calcext:value-type="float">
            <text:p>19.3999996185</text:p>
          </table:table-cell>
          <table:table-cell office:value-type="float" office:value="1019.20001220703" calcext:value-type="float">
            <text:p>1019.200012207</text:p>
          </table:table-cell>
        </table:table-row>
        <table:table-row table:style-name="ro1">
          <table:table-cell office:value-type="date" office:date-value="2014-07-25T16:18:38" calcext:value-type="date">
            <text:p>25 Jul 2014 16:18</text:p>
          </table:table-cell>
          <table:table-cell office:value-type="float" office:value="57.7283325195313" calcext:value-type="float">
            <text:p>57.7283325195</text:p>
          </table:table-cell>
          <table:table-cell office:value-type="float" office:value="19.2999992370605" calcext:value-type="float">
            <text:p>19.2999992371</text:p>
          </table:table-cell>
          <table:table-cell office:value-type="float" office:value="1019.11999511719" calcext:value-type="float">
            <text:p>1019.1199951172</text:p>
          </table:table-cell>
        </table:table-row>
        <table:table-row table:style-name="ro1">
          <table:table-cell office:value-type="date" office:date-value="2014-07-25T16:28:38" calcext:value-type="date">
            <text:p>25 Jul 2014 16:28</text:p>
          </table:table-cell>
          <table:table-cell office:value-type="float" office:value="57.8275146484375" calcext:value-type="float">
            <text:p>57.8275146484</text:p>
          </table:table-cell>
          <table:table-cell office:value-type="float" office:value="19.2000007629395" calcext:value-type="float">
            <text:p>19.2000007629</text:p>
          </table:table-cell>
          <table:table-cell office:value-type="float" office:value="1019.11999511719" calcext:value-type="float">
            <text:p>1019.1199951172</text:p>
          </table:table-cell>
        </table:table-row>
        <table:table-row table:style-name="ro1">
          <table:table-cell office:value-type="date" office:date-value="2014-07-25T16:38:38" calcext:value-type="date">
            <text:p>25 Jul 2014 16:38</text:p>
          </table:table-cell>
          <table:table-cell office:value-type="float" office:value="57.690185546875" calcext:value-type="float">
            <text:p>57.6901855469</text:p>
          </table:table-cell>
          <table:table-cell office:value-type="float" office:value="19.1000003814697" calcext:value-type="float">
            <text:p>19.1000003815</text:p>
          </table:table-cell>
          <table:table-cell office:value-type="float" office:value="1019.17999267578" calcext:value-type="float">
            <text:p>1019.1799926758</text:p>
          </table:table-cell>
        </table:table-row>
        <table:table-row table:style-name="ro1">
          <table:table-cell office:value-type="date" office:date-value="2014-07-25T16:48:38" calcext:value-type="date">
            <text:p>25 Jul 2014 16:48</text:p>
          </table:table-cell>
          <table:table-cell office:value-type="float" office:value="57.6520385742188" calcext:value-type="float">
            <text:p>57.6520385742</text:p>
          </table:table-cell>
          <table:table-cell office:value-type="float" office:value="19" calcext:value-type="float">
            <text:p>19</text:p>
          </table:table-cell>
          <table:table-cell office:value-type="float" office:value="1019.17999267578" calcext:value-type="float">
            <text:p>1019.1799926758</text:p>
          </table:table-cell>
        </table:table-row>
        <table:table-row table:style-name="ro1">
          <table:table-cell office:value-type="date" office:date-value="2014-07-25T16:58:38" calcext:value-type="date">
            <text:p>25 Jul 2014 16:58</text:p>
          </table:table-cell>
          <table:table-cell office:value-type="float" office:value="57.90380859375" calcext:value-type="float">
            <text:p>57.9038085938</text:p>
          </table:table-cell>
          <table:table-cell office:value-type="float" office:value="18.8999996185303" calcext:value-type="float">
            <text:p>18.8999996185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date" office:date-value="2014-07-25T17:08:38" calcext:value-type="date">
            <text:p>25 Jul 2014 17:08</text:p>
          </table:table-cell>
          <table:table-cell office:value-type="float" office:value="57.5910034179688" calcext:value-type="float">
            <text:p>57.591003418</text:p>
          </table:table-cell>
          <table:table-cell office:value-type="float" office:value="18.7999992370605" calcext:value-type="float">
            <text:p>18.7999992371</text:p>
          </table:table-cell>
          <table:table-cell office:value-type="float" office:value="1018.79998779297" calcext:value-type="float">
            <text:p>1018.799987793</text:p>
          </table:table-cell>
        </table:table-row>
        <table:table-row table:style-name="ro1">
          <table:table-cell office:value-type="date" office:date-value="2014-07-25T17:18:38" calcext:value-type="date">
            <text:p>25 Jul 2014 17:18</text:p>
          </table:table-cell>
          <table:table-cell office:value-type="float" office:value="57.5833740234375" calcext:value-type="float">
            <text:p>57.5833740234</text:p>
          </table:table-cell>
          <table:table-cell office:value-type="float" office:value="18.7000007629395" calcext:value-type="float">
            <text:p>18.7000007629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date" office:date-value="2014-07-25T17:28:38" calcext:value-type="date">
            <text:p>25 Jul 2014 17:28</text:p>
          </table:table-cell>
          <table:table-cell office:value-type="float" office:value="57.7588500976563" calcext:value-type="float">
            <text:p>57.7588500977</text:p>
          </table:table-cell>
          <table:table-cell office:value-type="float" office:value="18.6000003814697" calcext:value-type="float">
            <text:p>18.6000003815</text:p>
          </table:table-cell>
          <table:table-cell office:value-type="float" office:value="1019.03997802734" calcext:value-type="float">
            <text:p>1019.0399780274</text:p>
          </table:table-cell>
        </table:table-row>
        <table:table-row table:style-name="ro1">
          <table:table-cell office:value-type="date" office:date-value="2014-07-25T17:38:39" calcext:value-type="date">
            <text:p>25 Jul 2014 17:38</text:p>
          </table:table-cell>
          <table:table-cell office:value-type="float" office:value="57.7359619140625" calcext:value-type="float">
            <text:p>57.7359619141</text:p>
          </table:table-cell>
          <table:table-cell office:value-type="float" office:value="18.6000003814697" calcext:value-type="float">
            <text:p>18.6000003815</text:p>
          </table:table-cell>
          <table:table-cell office:value-type="float" office:value="1019.02001953125" calcext:value-type="float">
            <text:p>1019.0200195313</text:p>
          </table:table-cell>
        </table:table-row>
        <table:table-row table:style-name="ro1">
          <table:table-cell office:value-type="date" office:date-value="2014-07-25T17:48:39" calcext:value-type="date">
            <text:p>25 Jul 2014 17:48</text:p>
          </table:table-cell>
          <table:table-cell office:value-type="float" office:value="57.3697509765625" calcext:value-type="float">
            <text:p>57.3697509766</text:p>
          </table:table-cell>
          <table:table-cell office:value-type="float" office:value="18.5" calcext:value-type="float">
            <text:p>18.5</text:p>
          </table:table-cell>
          <table:table-cell office:value-type="float" office:value="1019.05999755859" calcext:value-type="float">
            <text:p>1019.0599975586</text:p>
          </table:table-cell>
        </table:table-row>
        <table:table-row table:style-name="ro1">
          <table:table-cell office:value-type="date" office:date-value="2014-07-25T17:58:39" calcext:value-type="date">
            <text:p>25 Jul 2014 17:58</text:p>
          </table:table-cell>
          <table:table-cell office:value-type="float" office:value="57.6367797851563" calcext:value-type="float">
            <text:p>57.6367797852</text:p>
          </table:table-cell>
          <table:table-cell office:value-type="float" office:value="18.5" calcext:value-type="float">
            <text:p>18.5</text:p>
          </table:table-cell>
          <table:table-cell office:value-type="float" office:value="1018.94000244141" calcext:value-type="float">
            <text:p>1018.9400024414</text:p>
          </table:table-cell>
        </table:table-row>
        <table:table-row table:style-name="ro1">
          <table:table-cell office:value-type="date" office:date-value="2014-07-25T18:08:39" calcext:value-type="date">
            <text:p>25 Jul 2014 18:08</text:p>
          </table:table-cell>
          <table:table-cell office:value-type="float" office:value="57.4994506835938" calcext:value-type="float">
            <text:p>57.4994506836</text:p>
          </table:table-cell>
          <table:table-cell office:value-type="float" office:value="18.3999996185303" calcext:value-type="float">
            <text:p>18.3999996185</text:p>
          </table:table-cell>
          <table:table-cell office:value-type="float" office:value="1018.97998046875" calcext:value-type="float">
            <text:p>1018.9799804688</text:p>
          </table:table-cell>
        </table:table-row>
        <table:table-row table:style-name="ro1">
          <table:table-cell office:value-type="date" office:date-value="2014-07-25T18:18:39" calcext:value-type="date">
            <text:p>25 Jul 2014 18:18</text:p>
          </table:table-cell>
          <table:table-cell office:value-type="float" office:value="57.507080078125" calcext:value-type="float">
            <text:p>57.5070800781</text:p>
          </table:table-cell>
          <table:table-cell office:value-type="float" office:value="18.2999992370605" calcext:value-type="float">
            <text:p>18.2999992371</text:p>
          </table:table-cell>
          <table:table-cell office:value-type="float" office:value="1018.84002685547" calcext:value-type="float">
            <text:p>1018.8400268555</text:p>
          </table:table-cell>
        </table:table-row>
        <table:table-row table:style-name="ro1">
          <table:table-cell office:value-type="date" office:date-value="2014-07-25T18:28:39" calcext:value-type="date">
            <text:p>25 Jul 2014 18:28</text:p>
          </table:table-cell>
          <table:table-cell office:value-type="float" office:value="57.4384155273438" calcext:value-type="float">
            <text:p>57.4384155273</text:p>
          </table:table-cell>
          <table:table-cell office:value-type="float" office:value="18.2000007629395" calcext:value-type="float">
            <text:p>18.2000007629</text:p>
          </table:table-cell>
          <table:table-cell office:value-type="float" office:value="1018.90002441406" calcext:value-type="float">
            <text:p>1018.9000244141</text:p>
          </table:table-cell>
        </table:table-row>
        <table:table-row table:style-name="ro1">
          <table:table-cell office:value-type="date" office:date-value="2014-07-25T18:38:39" calcext:value-type="date">
            <text:p>25 Jul 2014 18:38</text:p>
          </table:table-cell>
          <table:table-cell office:value-type="float" office:value="57.4078979492188" calcext:value-type="float">
            <text:p>57.4078979492</text:p>
          </table:table-cell>
          <table:table-cell office:value-type="float" office:value="18.1000003814697" calcext:value-type="float">
            <text:p>18.1000003815</text:p>
          </table:table-cell>
          <table:table-cell office:value-type="float" office:value="1018.79998779297" calcext:value-type="float">
            <text:p>1018.799987793</text:p>
          </table:table-cell>
        </table:table-row>
        <table:table-row table:style-name="ro1">
          <table:table-cell office:value-type="date" office:date-value="2014-07-25T18:48:39" calcext:value-type="date">
            <text:p>25 Jul 2014 18:48</text:p>
          </table:table-cell>
          <table:table-cell office:value-type="float" office:value="57.2858276367188" calcext:value-type="float">
            <text:p>57.2858276367</text:p>
          </table:table-cell>
          <table:table-cell office:value-type="float" office:value="18.1000003814697" calcext:value-type="float">
            <text:p>18.1000003815</text:p>
          </table:table-cell>
          <table:table-cell office:value-type="float" office:value="1018.70001220703" calcext:value-type="float">
            <text:p>1018.700012207</text:p>
          </table:table-cell>
        </table:table-row>
        <table:table-row table:style-name="ro1">
          <table:table-cell office:value-type="date" office:date-value="2014-07-25T18:58:39" calcext:value-type="date">
            <text:p>25 Jul 2014 18:58</text:p>
          </table:table-cell>
          <table:table-cell office:value-type="float" office:value="57.079833984375" calcext:value-type="float">
            <text:p>57.0798339844</text:p>
          </table:table-cell>
          <table:table-cell office:value-type="float" office:value="18" calcext:value-type="float">
            <text:p>18</text:p>
          </table:table-cell>
          <table:table-cell office:value-type="float" office:value="1018.71997070313" calcext:value-type="float">
            <text:p>1018.7199707031</text:p>
          </table:table-cell>
        </table:table-row>
        <table:table-row table:style-name="ro1">
          <table:table-cell office:value-type="date" office:date-value="2014-07-25T19:08:39" calcext:value-type="date">
            <text:p>25 Jul 2014 19:08</text:p>
          </table:table-cell>
          <table:table-cell office:value-type="float" office:value="57.262939453125" calcext:value-type="float">
            <text:p>57.2629394531</text:p>
          </table:table-cell>
          <table:table-cell office:value-type="float" office:value="18" calcext:value-type="float">
            <text:p>18</text:p>
          </table:table-cell>
          <table:table-cell office:value-type="float" office:value="1018.88000488281" calcext:value-type="float">
            <text:p>1018.8800048828</text:p>
          </table:table-cell>
        </table:table-row>
        <table:table-row table:style-name="ro1">
          <table:table-cell office:value-type="date" office:date-value="2014-07-25T19:18:39" calcext:value-type="date">
            <text:p>25 Jul 2014 19:18</text:p>
          </table:table-cell>
          <table:table-cell office:value-type="float" office:value="56.9119873046875" calcext:value-type="float">
            <text:p>56.9119873047</text:p>
          </table:table-cell>
          <table:table-cell office:value-type="float" office:value="17.8999996185303" calcext:value-type="float">
            <text:p>17.8999996185</text:p>
          </table:table-cell>
          <table:table-cell office:value-type="float" office:value="1019.02001953125" calcext:value-type="float">
            <text:p>1019.0200195313</text:p>
          </table:table-cell>
        </table:table-row>
        <table:table-row table:style-name="ro1">
          <table:table-cell office:value-type="date" office:date-value="2014-07-25T19:28:39" calcext:value-type="date">
            <text:p>25 Jul 2014 19:28</text:p>
          </table:table-cell>
          <table:table-cell office:value-type="float" office:value="57.1866455078125" calcext:value-type="float">
            <text:p>57.1866455078</text:p>
          </table:table-cell>
          <table:table-cell office:value-type="float" office:value="17.8999996185303" calcext:value-type="float">
            <text:p>17.8999996185</text:p>
          </table:table-cell>
          <table:table-cell office:value-type="float" office:value="1019.02001953125" calcext:value-type="float">
            <text:p>1019.0200195313</text:p>
          </table:table-cell>
        </table:table-row>
        <table:table-row table:style-name="ro1">
          <table:table-cell office:value-type="date" office:date-value="2014-07-25T19:38:40" calcext:value-type="date">
            <text:p>25 Jul 2014 19:38</text:p>
          </table:table-cell>
          <table:table-cell office:value-type="float" office:value="57.2858276367188" calcext:value-type="float">
            <text:p>57.2858276367</text:p>
          </table:table-cell>
          <table:table-cell office:value-type="float" office:value="17.7999992370605" calcext:value-type="float">
            <text:p>17.7999992371</text:p>
          </table:table-cell>
          <table:table-cell office:value-type="float" office:value="1019.05999755859" calcext:value-type="float">
            <text:p>1019.0599975586</text:p>
          </table:table-cell>
        </table:table-row>
        <table:table-row table:style-name="ro1">
          <table:table-cell office:value-type="date" office:date-value="2014-07-25T19:48:40" calcext:value-type="date">
            <text:p>25 Jul 2014 19:48</text:p>
          </table:table-cell>
          <table:table-cell office:value-type="float" office:value="57.0645751953125" calcext:value-type="float">
            <text:p>57.0645751953</text:p>
          </table:table-cell>
          <table:table-cell office:value-type="float" office:value="17.7999992370605" calcext:value-type="float">
            <text:p>17.7999992371</text:p>
          </table:table-cell>
          <table:table-cell office:value-type="float" office:value="1019.11999511719" calcext:value-type="float">
            <text:p>1019.1199951172</text:p>
          </table:table-cell>
        </table:table-row>
        <table:table-row table:style-name="ro1">
          <table:table-cell office:value-type="date" office:date-value="2014-07-25T19:58:40" calcext:value-type="date">
            <text:p>25 Jul 2014 19:58</text:p>
          </table:table-cell>
          <table:table-cell office:value-type="float" office:value="56.8509521484375" calcext:value-type="float">
            <text:p>56.8509521484</text:p>
          </table:table-cell>
          <table:table-cell office:value-type="float" office:value="17.7000007629395" calcext:value-type="float">
            <text:p>17.7000007629</text:p>
          </table:table-cell>
          <table:table-cell office:value-type="float" office:value="1019.20001220703" calcext:value-type="float">
            <text:p>1019.200012207</text:p>
          </table:table-cell>
        </table:table-row>
        <table:table-row table:style-name="ro1">
          <table:table-cell office:value-type="date" office:date-value="2014-07-25T20:08:40" calcext:value-type="date">
            <text:p>25 Jul 2014 20:08</text:p>
          </table:table-cell>
          <table:table-cell office:value-type="float" office:value="56.8890991210938" calcext:value-type="float">
            <text:p>56.8890991211</text:p>
          </table:table-cell>
          <table:table-cell office:value-type="float" office:value="17.7000007629395" calcext:value-type="float">
            <text:p>17.7000007629</text:p>
          </table:table-cell>
          <table:table-cell office:value-type="float" office:value="1019.23999023438" calcext:value-type="float">
            <text:p>1019.2399902344</text:p>
          </table:table-cell>
        </table:table-row>
        <table:table-row table:style-name="ro1">
          <table:table-cell office:value-type="date" office:date-value="2014-07-25T20:18:40" calcext:value-type="date">
            <text:p>25 Jul 2014 20:18</text:p>
          </table:table-cell>
          <table:table-cell office:value-type="float" office:value="56.8433227539063" calcext:value-type="float">
            <text:p>56.8433227539</text:p>
          </table:table-cell>
          <table:table-cell office:value-type="float" office:value="17.6000003814697" calcext:value-type="float">
            <text:p>17.6000003815</text:p>
          </table:table-cell>
          <table:table-cell office:value-type="float" office:value="1019.44000244141" calcext:value-type="float">
            <text:p>1019.4400024414</text:p>
          </table:table-cell>
        </table:table-row>
        <table:table-row table:style-name="ro1">
          <table:table-cell office:value-type="date" office:date-value="2014-07-25T20:28:40" calcext:value-type="date">
            <text:p>25 Jul 2014 20:28</text:p>
          </table:table-cell>
          <table:table-cell office:value-type="float" office:value="57.018798828125" calcext:value-type="float">
            <text:p>57.0187988281</text:p>
          </table:table-cell>
          <table:table-cell office:value-type="float" office:value="17.5" calcext:value-type="float">
            <text:p>17.5</text:p>
          </table:table-cell>
          <table:table-cell office:value-type="float" office:value="1019.32000732422" calcext:value-type="float">
            <text:p>1019.3200073242</text:p>
          </table:table-cell>
        </table:table-row>
        <table:table-row table:style-name="ro1">
          <table:table-cell office:value-type="date" office:date-value="2014-07-25T20:38:40" calcext:value-type="date">
            <text:p>25 Jul 2014 20:38</text:p>
          </table:table-cell>
          <table:table-cell office:value-type="float" office:value="56.8814697265625" calcext:value-type="float">
            <text:p>56.8814697266</text:p>
          </table:table-cell>
          <table:table-cell office:value-type="float" office:value="17.5" calcext:value-type="float">
            <text:p>17.5</text:p>
          </table:table-cell>
          <table:table-cell office:value-type="float" office:value="1019.23999023438" calcext:value-type="float">
            <text:p>1019.2399902344</text:p>
          </table:table-cell>
        </table:table-row>
        <table:table-row table:style-name="ro1">
          <table:table-cell office:value-type="date" office:date-value="2014-07-25T20:48:40" calcext:value-type="date">
            <text:p>25 Jul 2014 20:48</text:p>
          </table:table-cell>
          <table:table-cell office:value-type="float" office:value="56.5534057617188" calcext:value-type="float">
            <text:p>56.5534057617</text:p>
          </table:table-cell>
          <table:table-cell office:value-type="float" office:value="17.5" calcext:value-type="float">
            <text:p>17.5</text:p>
          </table:table-cell>
          <table:table-cell office:value-type="float" office:value="1019.32000732422" calcext:value-type="float">
            <text:p>1019.3200073242</text:p>
          </table:table-cell>
        </table:table-row>
        <table:table-row table:style-name="ro1">
          <table:table-cell office:value-type="date" office:date-value="2014-07-25T20:58:40" calcext:value-type="date">
            <text:p>25 Jul 2014 20:58</text:p>
          </table:table-cell>
          <table:table-cell office:value-type="float" office:value="56.7670288085938" calcext:value-type="float">
            <text:p>56.7670288086</text:p>
          </table:table-cell>
          <table:table-cell office:value-type="float" office:value="17.3999996185303" calcext:value-type="float">
            <text:p>17.3999996185</text:p>
          </table:table-cell>
          <table:table-cell office:value-type="float" office:value="1019.28002929687" calcext:value-type="float">
            <text:p>1019.2800292969</text:p>
          </table:table-cell>
        </table:table-row>
        <table:table-row table:style-name="ro1">
          <table:table-cell office:value-type="date" office:date-value="2014-07-25T21:08:40" calcext:value-type="date">
            <text:p>25 Jul 2014 21:08</text:p>
          </table:table-cell>
          <table:table-cell office:value-type="float" office:value="56.8814697265625" calcext:value-type="float">
            <text:p>56.8814697266</text:p>
          </table:table-cell>
          <table:table-cell office:value-type="float" office:value="17.3999996185303" calcext:value-type="float">
            <text:p>17.3999996185</text:p>
          </table:table-cell>
          <table:table-cell office:value-type="float" office:value="1019.23999023438" calcext:value-type="float">
            <text:p>1019.2399902344</text:p>
          </table:table-cell>
        </table:table-row>
        <table:table-row table:style-name="ro1">
          <table:table-cell office:value-type="date" office:date-value="2014-07-25T21:18:40" calcext:value-type="date">
            <text:p>25 Jul 2014 21:18</text:p>
          </table:table-cell>
          <table:table-cell office:value-type="float" office:value="56.652587890625" calcext:value-type="float">
            <text:p>56.6525878906</text:p>
          </table:table-cell>
          <table:table-cell office:value-type="float" office:value="17.2999992370605" calcext:value-type="float">
            <text:p>17.2999992371</text:p>
          </table:table-cell>
          <table:table-cell office:value-type="float" office:value="1019.03997802734" calcext:value-type="float">
            <text:p>1019.0399780274</text:p>
          </table:table-cell>
        </table:table-row>
        <table:table-row table:style-name="ro1">
          <table:table-cell office:value-type="date" office:date-value="2014-07-25T21:28:40" calcext:value-type="date">
            <text:p>25 Jul 2014 21:28</text:p>
          </table:table-cell>
          <table:table-cell office:value-type="float" office:value="56.8738403320313" calcext:value-type="float">
            <text:p>56.873840332</text:p>
          </table:table-cell>
          <table:table-cell office:value-type="float" office:value="17.2999992370605" calcext:value-type="float">
            <text:p>17.2999992371</text:p>
          </table:table-cell>
          <table:table-cell office:value-type="float" office:value="1019.14001464844" calcext:value-type="float">
            <text:p>1019.1400146484</text:p>
          </table:table-cell>
        </table:table-row>
        <table:table-row table:style-name="ro1">
          <table:table-cell office:value-type="date" office:date-value="2014-07-25T21:38:40" calcext:value-type="date">
            <text:p>25 Jul 2014 21:38</text:p>
          </table:table-cell>
          <table:table-cell office:value-type="float" office:value="56.5991821289063" calcext:value-type="float">
            <text:p>56.5991821289</text:p>
          </table:table-cell>
          <table:table-cell office:value-type="float" office:value="17.2999992370605" calcext:value-type="float">
            <text:p>17.2999992371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date" office:date-value="2014-07-25T21:48:41" calcext:value-type="date">
            <text:p>25 Jul 2014 21:48</text:p>
          </table:table-cell>
          <table:table-cell office:value-type="float" office:value="56.8585815429688" calcext:value-type="float">
            <text:p>56.858581543</text:p>
          </table:table-cell>
          <table:table-cell office:value-type="float" office:value="17.2999992370605" calcext:value-type="float">
            <text:p>17.2999992371</text:p>
          </table:table-cell>
          <table:table-cell office:value-type="float" office:value="1018.90002441406" calcext:value-type="float">
            <text:p>1018.9000244141</text:p>
          </table:table-cell>
        </table:table-row>
        <table:table-row table:style-name="ro1">
          <table:table-cell office:value-type="date" office:date-value="2014-07-25T21:58:41" calcext:value-type="date">
            <text:p>25 Jul 2014 21:58</text:p>
          </table:table-cell>
          <table:table-cell office:value-type="float" office:value="56.6754760742188" calcext:value-type="float">
            <text:p>56.6754760742</text:p>
          </table:table-cell>
          <table:table-cell office:value-type="float" office:value="17.2000007629395" calcext:value-type="float">
            <text:p>17.2000007629</text:p>
          </table:table-cell>
          <table:table-cell office:value-type="float" office:value="1018.85998535156" calcext:value-type="float">
            <text:p>1018.8599853516</text:p>
          </table:table-cell>
        </table:table-row>
        <table:table-row table:style-name="ro1">
          <table:table-cell office:value-type="date" office:date-value="2014-07-25T22:08:41" calcext:value-type="date">
            <text:p>25 Jul 2014 22:08</text:p>
          </table:table-cell>
          <table:table-cell office:value-type="float" office:value="56.5381469726563" calcext:value-type="float">
            <text:p>56.5381469727</text:p>
          </table:table-cell>
          <table:table-cell office:value-type="float" office:value="17.2000007629395" calcext:value-type="float">
            <text:p>17.2000007629</text:p>
          </table:table-cell>
          <table:table-cell office:value-type="float" office:value="1018.90002441406" calcext:value-type="float">
            <text:p>1018.9000244141</text:p>
          </table:table-cell>
        </table:table-row>
        <table:table-row table:style-name="ro1">
          <table:table-cell office:value-type="date" office:date-value="2014-07-25T22:18:41" calcext:value-type="date">
            <text:p>25 Jul 2014 22:18</text:p>
          </table:table-cell>
          <table:table-cell office:value-type="float" office:value="56.6296997070313" calcext:value-type="float">
            <text:p>56.629699707</text:p>
          </table:table-cell>
          <table:table-cell office:value-type="float" office:value="17.2000007629395" calcext:value-type="float">
            <text:p>17.2000007629</text:p>
          </table:table-cell>
          <table:table-cell office:value-type="float" office:value="1018.90002441406" calcext:value-type="float">
            <text:p>1018.9000244141</text:p>
          </table:table-cell>
        </table:table-row>
        <table:table-row table:style-name="ro1">
          <table:table-cell office:value-type="date" office:date-value="2014-07-25T22:28:41" calcext:value-type="date">
            <text:p>25 Jul 2014 22:28</text:p>
          </table:table-cell>
          <table:table-cell office:value-type="float" office:value="56.530517578125" calcext:value-type="float">
            <text:p>56.5305175781</text:p>
          </table:table-cell>
          <table:table-cell office:value-type="float" office:value="17.2000007629395" calcext:value-type="float">
            <text:p>17.2000007629</text:p>
          </table:table-cell>
          <table:table-cell office:value-type="float" office:value="1018.85998535156" calcext:value-type="float">
            <text:p>1018.8599853516</text:p>
          </table:table-cell>
        </table:table-row>
        <table:table-row table:style-name="ro1">
          <table:table-cell office:value-type="date" office:date-value="2014-07-25T22:38:41" calcext:value-type="date">
            <text:p>25 Jul 2014 22:38</text:p>
          </table:table-cell>
          <table:table-cell office:value-type="float" office:value="56.6754760742188" calcext:value-type="float">
            <text:p>56.6754760742</text:p>
          </table:table-cell>
          <table:table-cell office:value-type="float" office:value="17.2000007629395" calcext:value-type="float">
            <text:p>17.2000007629</text:p>
          </table:table-cell>
          <table:table-cell office:value-type="float" office:value="1018.73999023438" calcext:value-type="float">
            <text:p>1018.7399902344</text:p>
          </table:table-cell>
        </table:table-row>
        <table:table-row table:style-name="ro1">
          <table:table-cell office:value-type="date" office:date-value="2014-07-25T22:48:41" calcext:value-type="date">
            <text:p>25 Jul 2014 22:48</text:p>
          </table:table-cell>
          <table:table-cell office:value-type="float" office:value="56.744140625" calcext:value-type="float">
            <text:p>56.744140625</text:p>
          </table:table-cell>
          <table:table-cell office:value-type="float" office:value="17.2000007629395" calcext:value-type="float">
            <text:p>17.2000007629</text:p>
          </table:table-cell>
          <table:table-cell office:value-type="float" office:value="1018.76000976563" calcext:value-type="float">
            <text:p>1018.7600097656</text:p>
          </table:table-cell>
        </table:table-row>
        <table:table-row table:style-name="ro1">
          <table:table-cell office:value-type="date" office:date-value="2014-07-25T22:58:41" calcext:value-type="date">
            <text:p>25 Jul 2014 22:58</text:p>
          </table:table-cell>
          <table:table-cell office:value-type="float" office:value="56.4160766601563" calcext:value-type="float">
            <text:p>56.4160766602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18.76000976563" calcext:value-type="float">
            <text:p>1018.7600097656</text:p>
          </table:table-cell>
        </table:table-row>
        <table:table-row table:style-name="ro1">
          <table:table-cell office:value-type="date" office:date-value="2014-07-25T23:08:41" calcext:value-type="date">
            <text:p>25 Jul 2014 23:08</text:p>
          </table:table-cell>
          <table:table-cell office:value-type="float" office:value="56.530517578125" calcext:value-type="float">
            <text:p>56.5305175781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18.76000976563" calcext:value-type="float">
            <text:p>1018.7600097656</text:p>
          </table:table-cell>
        </table:table-row>
        <table:table-row table:style-name="ro1">
          <table:table-cell office:value-type="date" office:date-value="2014-07-25T23:18:41" calcext:value-type="date">
            <text:p>25 Jul 2014 23:18</text:p>
          </table:table-cell>
          <table:table-cell office:value-type="float" office:value="56.43896484375" calcext:value-type="float">
            <text:p>56.4389648438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18.79998779297" calcext:value-type="float">
            <text:p>1018.799987793</text:p>
          </table:table-cell>
        </table:table-row>
        <table:table-row table:style-name="ro1">
          <table:table-cell office:value-type="date" office:date-value="2014-07-25T23:28:41" calcext:value-type="date">
            <text:p>25 Jul 2014 23:28</text:p>
          </table:table-cell>
          <table:table-cell office:value-type="float" office:value="56.68310546875" calcext:value-type="float">
            <text:p>56.6831054688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18.78002929688" calcext:value-type="float">
            <text:p>1018.7800292969</text:p>
          </table:table-cell>
        </table:table-row>
        <table:table-row table:style-name="ro1">
          <table:table-cell office:value-type="date" office:date-value="2014-07-25T23:38:41" calcext:value-type="date">
            <text:p>25 Jul 2014 23:38</text:p>
          </table:table-cell>
          <table:table-cell office:value-type="float" office:value="56.43896484375" calcext:value-type="float">
            <text:p>56.4389648438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18.61999511719" calcext:value-type="float">
            <text:p>1018.6199951172</text:p>
          </table:table-cell>
        </table:table-row>
        <table:table-row table:style-name="ro1">
          <table:table-cell office:value-type="date" office:date-value="2014-07-25T23:48:42" calcext:value-type="date">
            <text:p>25 Jul 2014 23:48</text:p>
          </table:table-cell>
          <table:table-cell office:value-type="float" office:value="56.6602172851563" calcext:value-type="float">
            <text:p>56.6602172852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18.79998779297" calcext:value-type="float">
            <text:p>1018.799987793</text:p>
          </table:table-cell>
        </table:table-row>
        <table:table-row table:style-name="ro1">
          <table:table-cell office:value-type="date" office:date-value="2014-07-25T23:58:42" calcext:value-type="date">
            <text:p>25 Jul 2014 23:58</text:p>
          </table:table-cell>
          <table:table-cell office:value-type="float" office:value="56.7059936523438" calcext:value-type="float">
            <text:p>56.7059936523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date" office:date-value="2014-07-26T00:08:42" calcext:value-type="date">
            <text:p>26 Jul 2014 00:08</text:p>
          </table:table-cell>
          <table:table-cell office:value-type="float" office:value="56.3703002929688" calcext:value-type="float">
            <text:p>56.370300293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18.97998046875" calcext:value-type="float">
            <text:p>1018.9799804688</text:p>
          </table:table-cell>
        </table:table-row>
        <table:table-row table:style-name="ro1">
          <table:table-cell office:value-type="date" office:date-value="2014-07-26T00:18:42" calcext:value-type="date">
            <text:p>26 Jul 2014 00:18</text:p>
          </table:table-cell>
          <table:table-cell office:value-type="float" office:value="56.3245239257813" calcext:value-type="float">
            <text:p>56.3245239258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18.85998535156" calcext:value-type="float">
            <text:p>1018.8599853516</text:p>
          </table:table-cell>
        </table:table-row>
        <table:table-row table:style-name="ro1">
          <table:table-cell office:value-type="date" office:date-value="2014-07-26T00:28:42" calcext:value-type="date">
            <text:p>26 Jul 2014 00:28</text:p>
          </table:table-cell>
          <table:table-cell office:value-type="float" office:value="56.4847412109375" calcext:value-type="float">
            <text:p>56.4847412109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19.05999755859" calcext:value-type="float">
            <text:p>1019.0599975586</text:p>
          </table:table-cell>
        </table:table-row>
        <table:table-row table:style-name="ro1">
          <table:table-cell office:value-type="date" office:date-value="2014-07-26T00:38:42" calcext:value-type="date">
            <text:p>26 Jul 2014 00:38</text:p>
          </table:table-cell>
          <table:table-cell office:value-type="float" office:value="56.469482421875" calcext:value-type="float">
            <text:p>56.4694824219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19.44000244141" calcext:value-type="float">
            <text:p>1019.4400024414</text:p>
          </table:table-cell>
        </table:table-row>
        <table:table-row table:style-name="ro1">
          <table:table-cell office:value-type="date" office:date-value="2014-07-26T00:48:42" calcext:value-type="date">
            <text:p>26 Jul 2014 00:48</text:p>
          </table:table-cell>
          <table:table-cell office:value-type="float" office:value="56.347412109375" calcext:value-type="float">
            <text:p>56.3474121094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19.52001953125" calcext:value-type="float">
            <text:p>1019.5200195313</text:p>
          </table:table-cell>
        </table:table-row>
        <table:table-row table:style-name="ro1">
          <table:table-cell office:value-type="date" office:date-value="2014-07-26T00:58:42" calcext:value-type="date">
            <text:p>26 Jul 2014 00:58</text:p>
          </table:table-cell>
          <table:table-cell office:value-type="float" office:value="56.2406005859375" calcext:value-type="float">
            <text:p>56.2406005859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19.61999511719" calcext:value-type="float">
            <text:p>1019.6199951172</text:p>
          </table:table-cell>
        </table:table-row>
        <table:table-row table:style-name="ro1">
          <table:table-cell office:value-type="date" office:date-value="2014-07-26T01:08:42" calcext:value-type="date">
            <text:p>26 Jul 2014 01:08</text:p>
          </table:table-cell>
          <table:table-cell office:value-type="float" office:value="56.591552734375" calcext:value-type="float">
            <text:p>56.5915527344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19.61999511719" calcext:value-type="float">
            <text:p>1019.6199951172</text:p>
          </table:table-cell>
        </table:table-row>
        <table:table-row table:style-name="ro1">
          <table:table-cell office:value-type="date" office:date-value="2014-07-26T01:18:42" calcext:value-type="date">
            <text:p>26 Jul 2014 01:18</text:p>
          </table:table-cell>
          <table:table-cell office:value-type="float" office:value="56.2329711914063" calcext:value-type="float">
            <text:p>56.2329711914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19.76000976563" calcext:value-type="float">
            <text:p>1019.7600097656</text:p>
          </table:table-cell>
        </table:table-row>
        <table:table-row table:style-name="ro1">
          <table:table-cell office:value-type="date" office:date-value="2014-07-26T01:28:42" calcext:value-type="date">
            <text:p>26 Jul 2014 01:28</text:p>
          </table:table-cell>
          <table:table-cell office:value-type="float" office:value="56.4923706054688" calcext:value-type="float">
            <text:p>56.4923706055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19.76000976563" calcext:value-type="float">
            <text:p>1019.7600097656</text:p>
          </table:table-cell>
        </table:table-row>
        <table:table-row table:style-name="ro1">
          <table:table-cell office:value-type="date" office:date-value="2014-07-26T01:38:42" calcext:value-type="date">
            <text:p>26 Jul 2014 01:38</text:p>
          </table:table-cell>
          <table:table-cell office:value-type="float" office:value="56.225341796875" calcext:value-type="float">
            <text:p>56.2253417969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19.85998535156" calcext:value-type="float">
            <text:p>1019.8599853516</text:p>
          </table:table-cell>
        </table:table-row>
        <table:table-row table:style-name="ro1">
          <table:table-cell office:value-type="date" office:date-value="2014-07-26T01:48:42" calcext:value-type="date">
            <text:p>26 Jul 2014 01:48</text:p>
          </table:table-cell>
          <table:table-cell office:value-type="float" office:value="56.5381469726563" calcext:value-type="float">
            <text:p>56.5381469727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19.90002441406" calcext:value-type="float">
            <text:p>1019.9000244141</text:p>
          </table:table-cell>
        </table:table-row>
        <table:table-row table:style-name="ro1">
          <table:table-cell office:value-type="date" office:date-value="2014-07-26T01:58:43" calcext:value-type="date">
            <text:p>26 Jul 2014 01:58</text:p>
          </table:table-cell>
          <table:table-cell office:value-type="float" office:value="56.4160766601563" calcext:value-type="float">
            <text:p>56.4160766602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0.02001953125" calcext:value-type="float">
            <text:p>1020.0200195313</text:p>
          </table:table-cell>
        </table:table-row>
        <table:table-row table:style-name="ro1">
          <table:table-cell office:value-type="date" office:date-value="2014-07-26T02:08:43" calcext:value-type="date">
            <text:p>26 Jul 2014 02:08</text:p>
          </table:table-cell>
          <table:table-cell office:value-type="float" office:value="56.3703002929688" calcext:value-type="float">
            <text:p>56.370300293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0.09997558594" calcext:value-type="float">
            <text:p>1020.0999755859</text:p>
          </table:table-cell>
        </table:table-row>
        <table:table-row table:style-name="ro1">
          <table:table-cell office:value-type="date" office:date-value="2014-07-26T02:18:43" calcext:value-type="date">
            <text:p>26 Jul 2014 02:18</text:p>
          </table:table-cell>
          <table:table-cell office:value-type="float" office:value="56.3779296875" calcext:value-type="float">
            <text:p>56.3779296875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0.10998535156" calcext:value-type="float">
            <text:p>1020.1099853516</text:p>
          </table:table-cell>
        </table:table-row>
        <table:table-row table:style-name="ro1">
          <table:table-cell office:value-type="date" office:date-value="2014-07-26T02:28:43" calcext:value-type="date">
            <text:p>26 Jul 2014 02:28</text:p>
          </table:table-cell>
          <table:table-cell office:value-type="float" office:value="56.5" calcext:value-type="float">
            <text:p>56.5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0.22998046875" calcext:value-type="float">
            <text:p>1020.2299804688</text:p>
          </table:table-cell>
        </table:table-row>
        <table:table-row table:style-name="ro1">
          <table:table-cell office:value-type="date" office:date-value="2014-07-26T02:38:43" calcext:value-type="date">
            <text:p>26 Jul 2014 02:38</text:p>
          </table:table-cell>
          <table:table-cell office:value-type="float" office:value="56.4771118164063" calcext:value-type="float">
            <text:p>56.4771118164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0.16998291016" calcext:value-type="float">
            <text:p>1020.1699829102</text:p>
          </table:table-cell>
        </table:table-row>
        <table:table-row table:style-name="ro1">
          <table:table-cell office:value-type="date" office:date-value="2014-07-26T02:48:43" calcext:value-type="date">
            <text:p>26 Jul 2014 02:48</text:p>
          </table:table-cell>
          <table:table-cell office:value-type="float" office:value="56.255859375" calcext:value-type="float">
            <text:p>56.255859375</text:p>
          </table:table-cell>
          <table:table-cell office:value-type="float" office:value="17" calcext:value-type="float">
            <text:p>17</text:p>
          </table:table-cell>
          <table:table-cell office:value-type="float" office:value="1020.33001708984" calcext:value-type="float">
            <text:p>1020.3300170899</text:p>
          </table:table-cell>
        </table:table-row>
        <table:table-row table:style-name="ro1">
          <table:table-cell office:value-type="date" office:date-value="2014-07-26T02:58:43" calcext:value-type="date">
            <text:p>26 Jul 2014 02:58</text:p>
          </table:table-cell>
          <table:table-cell office:value-type="float" office:value="56.2406005859375" calcext:value-type="float">
            <text:p>56.2406005859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0.51000976563" calcext:value-type="float">
            <text:p>1020.5100097656</text:p>
          </table:table-cell>
        </table:table-row>
        <table:table-row table:style-name="ro1">
          <table:table-cell office:value-type="date" office:date-value="2014-07-26T03:08:43" calcext:value-type="date">
            <text:p>26 Jul 2014 03:08</text:p>
          </table:table-cell>
          <table:table-cell office:value-type="float" office:value="56.4618530273438" calcext:value-type="float">
            <text:p>56.4618530273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0.65002441406" calcext:value-type="float">
            <text:p>1020.6500244141</text:p>
          </table:table-cell>
        </table:table-row>
        <table:table-row table:style-name="ro1">
          <table:table-cell office:value-type="date" office:date-value="2014-07-26T03:18:43" calcext:value-type="date">
            <text:p>26 Jul 2014 03:18</text:p>
          </table:table-cell>
          <table:table-cell office:value-type="float" office:value="56.4465942382813" calcext:value-type="float">
            <text:p>56.4465942383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0.63000488281" calcext:value-type="float">
            <text:p>1020.6300048828</text:p>
          </table:table-cell>
        </table:table-row>
        <table:table-row table:style-name="ro1">
          <table:table-cell office:value-type="date" office:date-value="2014-07-26T03:28:43" calcext:value-type="date">
            <text:p>26 Jul 2014 03:28</text:p>
          </table:table-cell>
          <table:table-cell office:value-type="float" office:value="56.408447265625" calcext:value-type="float">
            <text:p>56.4084472656</text:p>
          </table:table-cell>
          <table:table-cell office:value-type="float" office:value="17.2000007629395" calcext:value-type="float">
            <text:p>17.2000007629</text:p>
          </table:table-cell>
          <table:table-cell office:value-type="float" office:value="1020.84997558594" calcext:value-type="float">
            <text:p>1020.8499755859</text:p>
          </table:table-cell>
        </table:table-row>
        <table:table-row table:style-name="ro1">
          <table:table-cell office:value-type="date" office:date-value="2014-07-26T03:38:43" calcext:value-type="date">
            <text:p>26 Jul 2014 03:38</text:p>
          </table:table-cell>
          <table:table-cell office:value-type="float" office:value="56.408447265625" calcext:value-type="float">
            <text:p>56.4084472656</text:p>
          </table:table-cell>
          <table:table-cell office:value-type="float" office:value="17.2000007629395" calcext:value-type="float">
            <text:p>17.2000007629</text:p>
          </table:table-cell>
          <table:table-cell office:value-type="float" office:value="1020.89001464844" calcext:value-type="float">
            <text:p>1020.8900146484</text:p>
          </table:table-cell>
        </table:table-row>
        <table:table-row table:style-name="ro1">
          <table:table-cell office:value-type="date" office:date-value="2014-07-26T03:48:43" calcext:value-type="date">
            <text:p>26 Jul 2014 03:48</text:p>
          </table:table-cell>
          <table:table-cell office:value-type="float" office:value="56.19482421875" calcext:value-type="float">
            <text:p>56.1948242188</text:p>
          </table:table-cell>
          <table:table-cell office:value-type="float" office:value="17.3999996185303" calcext:value-type="float">
            <text:p>17.3999996185</text:p>
          </table:table-cell>
          <table:table-cell office:value-type="float" office:value="1020.90997314453" calcext:value-type="float">
            <text:p>1020.9099731445</text:p>
          </table:table-cell>
        </table:table-row>
        <table:table-row table:style-name="ro1">
          <table:table-cell office:value-type="date" office:date-value="2014-07-26T03:58:44" calcext:value-type="date">
            <text:p>26 Jul 2014 03:58</text:p>
          </table:table-cell>
          <table:table-cell office:value-type="float" office:value="56.1337890625" calcext:value-type="float">
            <text:p>56.1337890625</text:p>
          </table:table-cell>
          <table:table-cell office:value-type="float" office:value="17.5" calcext:value-type="float">
            <text:p>17.5</text:p>
          </table:table-cell>
          <table:table-cell office:value-type="float" office:value="1021.10998535156" calcext:value-type="float">
            <text:p>1021.1099853516</text:p>
          </table:table-cell>
        </table:table-row>
        <table:table-row table:style-name="ro1">
          <table:table-cell office:value-type="date" office:date-value="2014-07-26T04:08:44" calcext:value-type="date">
            <text:p>26 Jul 2014 04:08</text:p>
          </table:table-cell>
          <table:table-cell office:value-type="float" office:value="56.1109008789063" calcext:value-type="float">
            <text:p>56.1109008789</text:p>
          </table:table-cell>
          <table:table-cell office:value-type="float" office:value="17.6000003814697" calcext:value-type="float">
            <text:p>17.6000003815</text:p>
          </table:table-cell>
          <table:table-cell office:value-type="float" office:value="1021.33001708984" calcext:value-type="float">
            <text:p>1021.3300170899</text:p>
          </table:table-cell>
        </table:table-row>
        <table:table-row table:style-name="ro1">
          <table:table-cell office:value-type="date" office:date-value="2014-07-26T04:18:44" calcext:value-type="date">
            <text:p>26 Jul 2014 04:18</text:p>
          </table:table-cell>
          <table:table-cell office:value-type="float" office:value="56.3626708984375" calcext:value-type="float">
            <text:p>56.3626708984</text:p>
          </table:table-cell>
          <table:table-cell office:value-type="float" office:value="17.7000007629395" calcext:value-type="float">
            <text:p>17.7000007629</text:p>
          </table:table-cell>
          <table:table-cell office:value-type="float" office:value="1021.45001220703" calcext:value-type="float">
            <text:p>1021.450012207</text:p>
          </table:table-cell>
        </table:table-row>
        <table:table-row table:style-name="ro1">
          <table:table-cell office:value-type="date" office:date-value="2014-07-26T04:28:44" calcext:value-type="date">
            <text:p>26 Jul 2014 04:28</text:p>
          </table:table-cell>
          <table:table-cell office:value-type="float" office:value="56.0040893554688" calcext:value-type="float">
            <text:p>56.0040893555</text:p>
          </table:table-cell>
          <table:table-cell office:value-type="float" office:value="17.7999992370605" calcext:value-type="float">
            <text:p>17.7999992371</text:p>
          </table:table-cell>
          <table:table-cell office:value-type="float" office:value="1021.53002929688" calcext:value-type="float">
            <text:p>1021.5300292969</text:p>
          </table:table-cell>
        </table:table-row>
        <table:table-row table:style-name="ro1">
          <table:table-cell office:value-type="date" office:date-value="2014-07-26T04:38:44" calcext:value-type="date">
            <text:p>26 Jul 2014 04:38</text:p>
          </table:table-cell>
          <table:table-cell office:value-type="float" office:value="56.3855590820313" calcext:value-type="float">
            <text:p>56.385559082</text:p>
          </table:table-cell>
          <table:table-cell office:value-type="float" office:value="17.8999996185303" calcext:value-type="float">
            <text:p>17.8999996185</text:p>
          </table:table-cell>
          <table:table-cell office:value-type="float" office:value="1021.51000976563" calcext:value-type="float">
            <text:p>1021.5100097656</text:p>
          </table:table-cell>
        </table:table-row>
        <table:table-row table:style-name="ro1">
          <table:table-cell office:value-type="date" office:date-value="2014-07-26T04:48:44" calcext:value-type="date">
            <text:p>26 Jul 2014 04:48</text:p>
          </table:table-cell>
          <table:table-cell office:value-type="float" office:value="56.042236328125" calcext:value-type="float">
            <text:p>56.0422363281</text:p>
          </table:table-cell>
          <table:table-cell office:value-type="float" office:value="18" calcext:value-type="float">
            <text:p>18</text:p>
          </table:table-cell>
          <table:table-cell office:value-type="float" office:value="1021.59002685547" calcext:value-type="float">
            <text:p>1021.5900268555</text:p>
          </table:table-cell>
        </table:table-row>
        <table:table-row table:style-name="ro1">
          <table:table-cell office:value-type="date" office:date-value="2014-07-26T04:58:44" calcext:value-type="date">
            <text:p>26 Jul 2014 04:58</text:p>
          </table:table-cell>
          <table:table-cell office:value-type="float" office:value="56.347412109375" calcext:value-type="float">
            <text:p>56.3474121094</text:p>
          </table:table-cell>
          <table:table-cell office:value-type="float" office:value="18.2000007629395" calcext:value-type="float">
            <text:p>18.2000007629</text:p>
          </table:table-cell>
          <table:table-cell office:value-type="float" office:value="1021.63000488281" calcext:value-type="float">
            <text:p>1021.6300048828</text:p>
          </table:table-cell>
        </table:table-row>
        <table:table-row table:style-name="ro1">
          <table:table-cell office:value-type="date" office:date-value="2014-07-26T05:08:44" calcext:value-type="date">
            <text:p>26 Jul 2014 05:08</text:p>
          </table:table-cell>
          <table:table-cell office:value-type="float" office:value="55.9354248046875" calcext:value-type="float">
            <text:p>55.9354248047</text:p>
          </table:table-cell>
          <table:table-cell office:value-type="float" office:value="18.2999992370605" calcext:value-type="float">
            <text:p>18.2999992371</text:p>
          </table:table-cell>
          <table:table-cell office:value-type="float" office:value="1021.42999267578" calcext:value-type="float">
            <text:p>1021.4299926758</text:p>
          </table:table-cell>
        </table:table-row>
        <table:table-row table:style-name="ro1">
          <table:table-cell office:value-type="date" office:date-value="2014-07-26T05:18:44" calcext:value-type="date">
            <text:p>26 Jul 2014 05:18</text:p>
          </table:table-cell>
          <table:table-cell office:value-type="float" office:value="55.8972778320313" calcext:value-type="float">
            <text:p>55.897277832</text:p>
          </table:table-cell>
          <table:table-cell office:value-type="float" office:value="18.5" calcext:value-type="float">
            <text:p>18.5</text:p>
          </table:table-cell>
          <table:table-cell office:value-type="float" office:value="1021.28997802734" calcext:value-type="float">
            <text:p>1021.2899780274</text:p>
          </table:table-cell>
        </table:table-row>
        <table:table-row table:style-name="ro1">
          <table:table-cell office:value-type="date" office:date-value="2014-07-26T05:28:44" calcext:value-type="date">
            <text:p>26 Jul 2014 05:28</text:p>
          </table:table-cell>
          <table:table-cell office:value-type="float" office:value="55.8743896484375" calcext:value-type="float">
            <text:p>55.8743896484</text:p>
          </table:table-cell>
          <table:table-cell office:value-type="float" office:value="18.6000003814697" calcext:value-type="float">
            <text:p>18.6000003815</text:p>
          </table:table-cell>
          <table:table-cell office:value-type="float" office:value="1021.21002197266" calcext:value-type="float">
            <text:p>1021.2100219727</text:p>
          </table:table-cell>
        </table:table-row>
        <table:table-row table:style-name="ro1">
          <table:table-cell office:value-type="date" office:date-value="2014-07-26T05:38:44" calcext:value-type="date">
            <text:p>26 Jul 2014 05:38</text:p>
          </table:table-cell>
          <table:table-cell office:value-type="float" office:value="55.9049072265625" calcext:value-type="float">
            <text:p>55.9049072266</text:p>
          </table:table-cell>
          <table:table-cell office:value-type="float" office:value="18.7999992370605" calcext:value-type="float">
            <text:p>18.7999992371</text:p>
          </table:table-cell>
          <table:table-cell office:value-type="float" office:value="1020.89001464844" calcext:value-type="float">
            <text:p>1020.8900146484</text:p>
          </table:table-cell>
        </table:table-row>
        <table:table-row table:style-name="ro1">
          <table:table-cell office:value-type="date" office:date-value="2014-07-26T05:48:44" calcext:value-type="date">
            <text:p>26 Jul 2014 05:48</text:p>
          </table:table-cell>
          <table:table-cell office:value-type="float" office:value="55.8743896484375" calcext:value-type="float">
            <text:p>55.8743896484</text:p>
          </table:table-cell>
          <table:table-cell office:value-type="float" office:value="19" calcext:value-type="float">
            <text:p>19</text:p>
          </table:table-cell>
          <table:table-cell office:value-type="float" office:value="1020.77001953125" calcext:value-type="float">
            <text:p>1020.7700195313</text:p>
          </table:table-cell>
        </table:table-row>
        <table:table-row table:style-name="ro1">
          <table:table-cell office:value-type="date" office:date-value="2014-07-26T05:58:45" calcext:value-type="date">
            <text:p>26 Jul 2014 05:58</text:p>
          </table:table-cell>
          <table:table-cell office:value-type="float" office:value="55.95068359375" calcext:value-type="float">
            <text:p>55.9506835938</text:p>
          </table:table-cell>
          <table:table-cell office:value-type="float" office:value="19.1000003814697" calcext:value-type="float">
            <text:p>19.1000003815</text:p>
          </table:table-cell>
          <table:table-cell office:value-type="float" office:value="1020.83001708984" calcext:value-type="float">
            <text:p>1020.8300170899</text:p>
          </table:table-cell>
        </table:table-row>
        <table:table-row table:style-name="ro1">
          <table:table-cell office:value-type="date" office:date-value="2014-07-26T06:08:45" calcext:value-type="date">
            <text:p>26 Jul 2014 06:08</text:p>
          </table:table-cell>
          <table:table-cell office:value-type="float" office:value="55.8209838867188" calcext:value-type="float">
            <text:p>55.8209838867</text:p>
          </table:table-cell>
          <table:table-cell office:value-type="float" office:value="19.2999992370605" calcext:value-type="float">
            <text:p>19.2999992371</text:p>
          </table:table-cell>
          <table:table-cell office:value-type="float" office:value="1020.69000244141" calcext:value-type="float">
            <text:p>1020.6900024414</text:p>
          </table:table-cell>
        </table:table-row>
        <table:table-row table:style-name="ro1">
          <table:table-cell office:value-type="date" office:date-value="2014-07-26T06:18:45" calcext:value-type="date">
            <text:p>26 Jul 2014 06:18</text:p>
          </table:table-cell>
          <table:table-cell office:value-type="float" office:value="55.7599487304688" calcext:value-type="float">
            <text:p>55.7599487305</text:p>
          </table:table-cell>
          <table:table-cell office:value-type="float" office:value="19.5" calcext:value-type="float">
            <text:p>19.5</text:p>
          </table:table-cell>
          <table:table-cell office:value-type="float" office:value="1020.45001220703" calcext:value-type="float">
            <text:p>1020.450012207</text:p>
          </table:table-cell>
        </table:table-row>
        <table:table-row table:style-name="ro1">
          <table:table-cell office:value-type="date" office:date-value="2014-07-26T06:28:45" calcext:value-type="date">
            <text:p>26 Jul 2014 06:28</text:p>
          </table:table-cell>
          <table:table-cell office:value-type="float" office:value="55.737060546875" calcext:value-type="float">
            <text:p>55.7370605469</text:p>
          </table:table-cell>
          <table:table-cell office:value-type="float" office:value="19.7000007629395" calcext:value-type="float">
            <text:p>19.7000007629</text:p>
          </table:table-cell>
          <table:table-cell office:value-type="float" office:value="1020.36999511719" calcext:value-type="float">
            <text:p>1020.3699951172</text:p>
          </table:table-cell>
        </table:table-row>
        <table:table-row table:style-name="ro1">
          <table:table-cell office:value-type="date" office:date-value="2014-07-26T06:38:45" calcext:value-type="date">
            <text:p>26 Jul 2014 06:38</text:p>
          </table:table-cell>
          <table:table-cell office:value-type="float" office:value="55.7523193359375" calcext:value-type="float">
            <text:p>55.7523193359</text:p>
          </table:table-cell>
          <table:table-cell office:value-type="float" office:value="19.8999996185303" calcext:value-type="float">
            <text:p>19.8999996185</text:p>
          </table:table-cell>
          <table:table-cell office:value-type="float" office:value="1020.34997558594" calcext:value-type="float">
            <text:p>1020.3499755859</text:p>
          </table:table-cell>
        </table:table-row>
        <table:table-row table:style-name="ro1">
          <table:table-cell office:value-type="date" office:date-value="2014-07-26T06:48:45" calcext:value-type="date">
            <text:p>26 Jul 2014 06:48</text:p>
          </table:table-cell>
          <table:table-cell office:value-type="float" office:value="55.6912841796875" calcext:value-type="float">
            <text:p>55.6912841797</text:p>
          </table:table-cell>
          <table:table-cell office:value-type="float" office:value="20" calcext:value-type="float">
            <text:p>20</text:p>
          </table:table-cell>
          <table:table-cell office:value-type="float" office:value="1020.36999511719" calcext:value-type="float">
            <text:p>1020.3699951172</text:p>
          </table:table-cell>
        </table:table-row>
        <table:table-row table:style-name="ro1">
          <table:table-cell office:value-type="date" office:date-value="2014-07-26T06:58:45" calcext:value-type="date">
            <text:p>26 Jul 2014 06:58</text:p>
          </table:table-cell>
          <table:table-cell office:value-type="float" office:value="55.5692138671875" calcext:value-type="float">
            <text:p>55.5692138672</text:p>
          </table:table-cell>
          <table:table-cell office:value-type="float" office:value="20.1000003814697" calcext:value-type="float">
            <text:p>20.1000003815</text:p>
          </table:table-cell>
          <table:table-cell office:value-type="float" office:value="1020.22998046875" calcext:value-type="float">
            <text:p>1020.2299804688</text:p>
          </table:table-cell>
        </table:table-row>
        <table:table-row table:style-name="ro1">
          <table:table-cell office:value-type="date" office:date-value="2014-07-26T07:08:45" calcext:value-type="date">
            <text:p>26 Jul 2014 07:08</text:p>
          </table:table-cell>
          <table:table-cell office:value-type="float" office:value="55.5768432617188" calcext:value-type="float">
            <text:p>55.5768432617</text:p>
          </table:table-cell>
          <table:table-cell office:value-type="float" office:value="20.2999992370605" calcext:value-type="float">
            <text:p>20.2999992371</text:p>
          </table:table-cell>
          <table:table-cell office:value-type="float" office:value="1020.28997802734" calcext:value-type="float">
            <text:p>1020.2899780274</text:p>
          </table:table-cell>
        </table:table-row>
        <table:table-row table:style-name="ro1">
          <table:table-cell office:value-type="date" office:date-value="2014-07-26T07:18:45" calcext:value-type="date">
            <text:p>26 Jul 2014 07:18</text:p>
          </table:table-cell>
          <table:table-cell office:value-type="float" office:value="55.6607666015625" calcext:value-type="float">
            <text:p>55.6607666016</text:p>
          </table:table-cell>
          <table:table-cell office:value-type="float" office:value="20.3999996185303" calcext:value-type="float">
            <text:p>20.3999996185</text:p>
          </table:table-cell>
          <table:table-cell office:value-type="float" office:value="1020.15002441406" calcext:value-type="float">
            <text:p>1020.1500244141</text:p>
          </table:table-cell>
        </table:table-row>
        <table:table-row table:style-name="ro1">
          <table:table-cell office:value-type="date" office:date-value="2014-07-26T07:28:45" calcext:value-type="date">
            <text:p>26 Jul 2014 07:28</text:p>
          </table:table-cell>
          <table:table-cell office:value-type="float" office:value="55.8133544921875" calcext:value-type="float">
            <text:p>55.8133544922</text:p>
          </table:table-cell>
          <table:table-cell office:value-type="float" office:value="20.5" calcext:value-type="float">
            <text:p>20.5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date" office:date-value="2014-07-26T07:38:45" calcext:value-type="date">
            <text:p>26 Jul 2014 07:38</text:p>
          </table:table-cell>
          <table:table-cell office:value-type="float" office:value="55.8362426757813" calcext:value-type="float">
            <text:p>55.8362426758</text:p>
          </table:table-cell>
          <table:table-cell office:value-type="float" office:value="20.6000003814697" calcext:value-type="float">
            <text:p>20.6000003815</text:p>
          </table:table-cell>
          <table:table-cell office:value-type="float" office:value="1019.79998779297" calcext:value-type="float">
            <text:p>1019.799987793</text:p>
          </table:table-cell>
        </table:table-row>
        <table:table-row table:style-name="ro1">
          <table:table-cell office:value-type="date" office:date-value="2014-07-26T07:48:45" calcext:value-type="date">
            <text:p>26 Jul 2014 07:48</text:p>
          </table:table-cell>
          <table:table-cell office:value-type="float" office:value="55.7828369140625" calcext:value-type="float">
            <text:p>55.7828369141</text:p>
          </table:table-cell>
          <table:table-cell office:value-type="float" office:value="20.7000007629395" calcext:value-type="float">
            <text:p>20.7000007629</text:p>
          </table:table-cell>
          <table:table-cell office:value-type="float" office:value="1019.90002441406" calcext:value-type="float">
            <text:p>1019.9000244141</text:p>
          </table:table-cell>
        </table:table-row>
        <table:table-row table:style-name="ro1">
          <table:table-cell office:value-type="date" office:date-value="2014-07-26T07:58:46" calcext:value-type="date">
            <text:p>26 Jul 2014 07:58</text:p>
          </table:table-cell>
          <table:table-cell office:value-type="float" office:value="55.7294311523438" calcext:value-type="float">
            <text:p>55.7294311523</text:p>
          </table:table-cell>
          <table:table-cell office:value-type="float" office:value="20.7999992370605" calcext:value-type="float">
            <text:p>20.7999992371</text:p>
          </table:table-cell>
          <table:table-cell office:value-type="float" office:value="1019.67999267578" calcext:value-type="float">
            <text:p>1019.6799926758</text:p>
          </table:table-cell>
        </table:table-row>
        <table:table-row table:style-name="ro1">
          <table:table-cell office:value-type="date" office:date-value="2014-07-26T08:08:46" calcext:value-type="date">
            <text:p>26 Jul 2014 08:08</text:p>
          </table:table-cell>
          <table:table-cell office:value-type="float" office:value="55.82861328125" calcext:value-type="float">
            <text:p>55.8286132813</text:p>
          </table:table-cell>
          <table:table-cell office:value-type="float" office:value="20.8999996185303" calcext:value-type="float">
            <text:p>20.8999996185</text:p>
          </table:table-cell>
          <table:table-cell office:value-type="float" office:value="1019.70001220703" calcext:value-type="float">
            <text:p>1019.700012207</text:p>
          </table:table-cell>
        </table:table-row>
        <table:table-row table:style-name="ro1">
          <table:table-cell office:value-type="date" office:date-value="2014-07-26T08:18:46" calcext:value-type="date">
            <text:p>26 Jul 2014 08:18</text:p>
          </table:table-cell>
          <table:table-cell office:value-type="float" office:value="55.8667602539063" calcext:value-type="float">
            <text:p>55.8667602539</text:p>
          </table:table-cell>
          <table:table-cell office:value-type="float" office:value="21" calcext:value-type="float">
            <text:p>21</text:p>
          </table:table-cell>
          <table:table-cell office:value-type="float" office:value="1019.67999267578" calcext:value-type="float">
            <text:p>1019.6799926758</text:p>
          </table:table-cell>
        </table:table-row>
        <table:table-row table:style-name="ro1">
          <table:table-cell office:value-type="date" office:date-value="2014-07-26T08:28:46" calcext:value-type="date">
            <text:p>26 Jul 2014 08:28</text:p>
          </table:table-cell>
          <table:table-cell office:value-type="float" office:value="55.9354248046875" calcext:value-type="float">
            <text:p>55.9354248047</text:p>
          </table:table-cell>
          <table:table-cell office:value-type="float" office:value="21.2000007629395" calcext:value-type="float">
            <text:p>21.2000007629</text:p>
          </table:table-cell>
          <table:table-cell office:value-type="float" office:value="1019.94000244141" calcext:value-type="float">
            <text:p>1019.9400024414</text:p>
          </table:table-cell>
        </table:table-row>
        <table:table-row table:style-name="ro1">
          <table:table-cell office:value-type="date" office:date-value="2014-07-26T08:38:46" calcext:value-type="date">
            <text:p>26 Jul 2014 08:38</text:p>
          </table:table-cell>
          <table:table-cell office:value-type="float" office:value="56.042236328125" calcext:value-type="float">
            <text:p>56.0422363281</text:p>
          </table:table-cell>
          <table:table-cell office:value-type="float" office:value="21.2999992370605" calcext:value-type="float">
            <text:p>21.2999992371</text:p>
          </table:table-cell>
          <table:table-cell office:value-type="float" office:value="1019.90002441406" calcext:value-type="float">
            <text:p>1019.9000244141</text:p>
          </table:table-cell>
        </table:table-row>
        <table:table-row table:style-name="ro1">
          <table:table-cell office:value-type="date" office:date-value="2014-07-26T08:48:46" calcext:value-type="date">
            <text:p>26 Jul 2014 08:48</text:p>
          </table:table-cell>
          <table:table-cell office:value-type="float" office:value="55.981201171875" calcext:value-type="float">
            <text:p>55.9812011719</text:p>
          </table:table-cell>
          <table:table-cell office:value-type="float" office:value="21.2999992370605" calcext:value-type="float">
            <text:p>21.2999992371</text:p>
          </table:table-cell>
          <table:table-cell office:value-type="float" office:value="1019.91998291016" calcext:value-type="float">
            <text:p>1019.9199829102</text:p>
          </table:table-cell>
        </table:table-row>
        <table:table-row table:style-name="ro1">
          <table:table-cell office:value-type="date" office:date-value="2014-07-26T08:58:46" calcext:value-type="date">
            <text:p>26 Jul 2014 08:58</text:p>
          </table:table-cell>
          <table:table-cell office:value-type="float" office:value="56.1337890625" calcext:value-type="float">
            <text:p>56.1337890625</text:p>
          </table:table-cell>
          <table:table-cell office:value-type="float" office:value="21.3999996185303" calcext:value-type="float">
            <text:p>21.3999996185</text:p>
          </table:table-cell>
          <table:table-cell office:value-type="float" office:value="1019.96002197266" calcext:value-type="float">
            <text:p>1019.9600219727</text:p>
          </table:table-cell>
        </table:table-row>
        <table:table-row table:style-name="ro1">
          <table:table-cell office:value-type="date" office:date-value="2014-07-26T09:08:46" calcext:value-type="date">
            <text:p>26 Jul 2014 09:08</text:p>
          </table:table-cell>
          <table:table-cell office:value-type="float" office:value="56.1414184570313" calcext:value-type="float">
            <text:p>56.141418457</text:p>
          </table:table-cell>
          <table:table-cell office:value-type="float" office:value="21.5" calcext:value-type="float">
            <text:p>21.5</text:p>
          </table:table-cell>
          <table:table-cell office:value-type="float" office:value="1020.19000244141" calcext:value-type="float">
            <text:p>1020.1900024414</text:p>
          </table:table-cell>
        </table:table-row>
        <table:table-row table:style-name="ro1">
          <table:table-cell office:value-type="date" office:date-value="2014-07-26T09:18:46" calcext:value-type="date">
            <text:p>26 Jul 2014 09:18</text:p>
          </table:table-cell>
          <table:table-cell office:value-type="float" office:value="56.2329711914063" calcext:value-type="float">
            <text:p>56.2329711914</text:p>
          </table:table-cell>
          <table:table-cell office:value-type="float" office:value="21.6000003814697" calcext:value-type="float">
            <text:p>21.6000003815</text:p>
          </table:table-cell>
          <table:table-cell office:value-type="float" office:value="1020.27001953125" calcext:value-type="float">
            <text:p>1020.2700195313</text:p>
          </table:table-cell>
        </table:table-row>
        <table:table-row table:style-name="ro1">
          <table:table-cell office:value-type="date" office:date-value="2014-07-26T09:28:46" calcext:value-type="date">
            <text:p>26 Jul 2014 09:28</text:p>
          </table:table-cell>
          <table:table-cell office:value-type="float" office:value="56.3931884765625" calcext:value-type="float">
            <text:p>56.3931884766</text:p>
          </table:table-cell>
          <table:table-cell office:value-type="float" office:value="21.7000007629395" calcext:value-type="float">
            <text:p>21.7000007629</text:p>
          </table:table-cell>
          <table:table-cell office:value-type="float" office:value="1020.42999267578" calcext:value-type="float">
            <text:p>1020.4299926758</text:p>
          </table:table-cell>
        </table:table-row>
        <table:table-row table:style-name="ro1">
          <table:table-cell office:value-type="date" office:date-value="2014-07-26T09:38:46" calcext:value-type="date">
            <text:p>26 Jul 2014 09:38</text:p>
          </table:table-cell>
          <table:table-cell office:value-type="float" office:value="56.4237060546875" calcext:value-type="float">
            <text:p>56.4237060547</text:p>
          </table:table-cell>
          <table:table-cell office:value-type="float" office:value="21.7999992370605" calcext:value-type="float">
            <text:p>21.7999992371</text:p>
          </table:table-cell>
          <table:table-cell office:value-type="float" office:value="1020.45001220703" calcext:value-type="float">
            <text:p>1020.450012207</text:p>
          </table:table-cell>
        </table:table-row>
        <table:table-row table:style-name="ro1">
          <table:table-cell office:value-type="date" office:date-value="2014-07-26T09:48:46" calcext:value-type="date">
            <text:p>26 Jul 2014 09:48</text:p>
          </table:table-cell>
          <table:table-cell office:value-type="float" office:value="56.43896484375" calcext:value-type="float">
            <text:p>56.4389648438</text:p>
          </table:table-cell>
          <table:table-cell office:value-type="float" office:value="21.7999992370605" calcext:value-type="float">
            <text:p>21.7999992371</text:p>
          </table:table-cell>
          <table:table-cell office:value-type="float" office:value="1020.66998291016" calcext:value-type="float">
            <text:p>1020.6699829102</text:p>
          </table:table-cell>
        </table:table-row>
        <table:table-row table:style-name="ro1">
          <table:table-cell office:value-type="date" office:date-value="2014-07-26T09:58:46" calcext:value-type="date">
            <text:p>26 Jul 2014 09:58</text:p>
          </table:table-cell>
          <table:table-cell office:value-type="float" office:value="56.56103515625" calcext:value-type="float">
            <text:p>56.5610351563</text:p>
          </table:table-cell>
          <table:table-cell office:value-type="float" office:value="21.8999996185303" calcext:value-type="float">
            <text:p>21.8999996185</text:p>
          </table:table-cell>
          <table:table-cell office:value-type="float" office:value="1020.65002441406" calcext:value-type="float">
            <text:p>1020.6500244141</text:p>
          </table:table-cell>
        </table:table-row>
        <table:table-row table:style-name="ro1">
          <table:table-cell office:value-type="date" office:date-value="2014-07-26T10:08:47" calcext:value-type="date">
            <text:p>26 Jul 2014 10:08</text:p>
          </table:table-cell>
          <table:table-cell office:value-type="float" office:value="56.6296997070313" calcext:value-type="float">
            <text:p>56.629699707</text:p>
          </table:table-cell>
          <table:table-cell office:value-type="float" office:value="22" calcext:value-type="float">
            <text:p>22</text:p>
          </table:table-cell>
          <table:table-cell office:value-type="float" office:value="1020.84997558594" calcext:value-type="float">
            <text:p>1020.8499755859</text:p>
          </table:table-cell>
        </table:table-row>
        <table:table-row table:style-name="ro1">
          <table:table-cell office:value-type="date" office:date-value="2014-07-26T10:18:47" calcext:value-type="date">
            <text:p>26 Jul 2014 10:18</text:p>
          </table:table-cell>
          <table:table-cell office:value-type="float" office:value="56.530517578125" calcext:value-type="float">
            <text:p>56.5305175781</text:p>
          </table:table-cell>
          <table:table-cell office:value-type="float" office:value="22" calcext:value-type="float">
            <text:p>22</text:p>
          </table:table-cell>
          <table:table-cell office:value-type="float" office:value="1020.83001708984" calcext:value-type="float">
            <text:p>1020.8300170899</text:p>
          </table:table-cell>
        </table:table-row>
        <table:table-row table:style-name="ro1">
          <table:table-cell office:value-type="date" office:date-value="2014-07-26T10:28:47" calcext:value-type="date">
            <text:p>26 Jul 2014 10:28</text:p>
          </table:table-cell>
          <table:table-cell office:value-type="float" office:value="56.6449584960938" calcext:value-type="float">
            <text:p>56.6449584961</text:p>
          </table:table-cell>
          <table:table-cell office:value-type="float" office:value="22.1000003814697" calcext:value-type="float">
            <text:p>22.1000003815</text:p>
          </table:table-cell>
          <table:table-cell office:value-type="float" office:value="1020.89001464844" calcext:value-type="float">
            <text:p>1020.8900146484</text:p>
          </table:table-cell>
        </table:table-row>
        <table:table-row table:style-name="ro1">
          <table:table-cell office:value-type="date" office:date-value="2014-07-26T10:38:47" calcext:value-type="date">
            <text:p>26 Jul 2014 10:38</text:p>
          </table:table-cell>
          <table:table-cell office:value-type="float" office:value="56.6144409179688" calcext:value-type="float">
            <text:p>56.614440918</text:p>
          </table:table-cell>
          <table:table-cell office:value-type="float" office:value="22.1000003814697" calcext:value-type="float">
            <text:p>22.1000003815</text:p>
          </table:table-cell>
          <table:table-cell office:value-type="float" office:value="1020.77001953125" calcext:value-type="float">
            <text:p>1020.7700195313</text:p>
          </table:table-cell>
        </table:table-row>
        <table:table-row table:style-name="ro1">
          <table:table-cell office:value-type="date" office:date-value="2014-07-26T10:48:47" calcext:value-type="date">
            <text:p>26 Jul 2014 10:48</text:p>
          </table:table-cell>
          <table:table-cell office:value-type="float" office:value="56.6678466796875" calcext:value-type="float">
            <text:p>56.6678466797</text:p>
          </table:table-cell>
          <table:table-cell office:value-type="float" office:value="22.2000007629395" calcext:value-type="float">
            <text:p>22.2000007629</text:p>
          </table:table-cell>
          <table:table-cell office:value-type="float" office:value="1020.80999755859" calcext:value-type="float">
            <text:p>1020.8099975586</text:p>
          </table:table-cell>
        </table:table-row>
        <table:table-row table:style-name="ro1">
          <table:table-cell office:value-type="date" office:date-value="2014-07-26T10:58:47" calcext:value-type="date">
            <text:p>26 Jul 2014 10:58</text:p>
          </table:table-cell>
          <table:table-cell office:value-type="float" office:value="56.80517578125" calcext:value-type="float">
            <text:p>56.8051757813</text:p>
          </table:table-cell>
          <table:table-cell office:value-type="float" office:value="22.2000007629395" calcext:value-type="float">
            <text:p>22.2000007629</text:p>
          </table:table-cell>
          <table:table-cell office:value-type="float" office:value="1020.86999511719" calcext:value-type="float">
            <text:p>1020.8699951172</text:p>
          </table:table-cell>
        </table:table-row>
        <table:table-row table:style-name="ro1">
          <table:table-cell office:value-type="date" office:date-value="2014-07-26T11:08:47" calcext:value-type="date">
            <text:p>26 Jul 2014 11:08</text:p>
          </table:table-cell>
          <table:table-cell office:value-type="float" office:value="56.8204345703125" calcext:value-type="float">
            <text:p>56.8204345703</text:p>
          </table:table-cell>
          <table:table-cell office:value-type="float" office:value="22.2000007629395" calcext:value-type="float">
            <text:p>22.2000007629</text:p>
          </table:table-cell>
          <table:table-cell office:value-type="float" office:value="1020.83001708984" calcext:value-type="float">
            <text:p>1020.8300170899</text:p>
          </table:table-cell>
        </table:table-row>
        <table:table-row table:style-name="ro1">
          <table:table-cell office:value-type="date" office:date-value="2014-07-26T11:18:47" calcext:value-type="date">
            <text:p>26 Jul 2014 11:18</text:p>
          </table:table-cell>
          <table:table-cell office:value-type="float" office:value="56.8738403320313" calcext:value-type="float">
            <text:p>56.873840332</text:p>
          </table:table-cell>
          <table:table-cell office:value-type="float" office:value="22.2000007629395" calcext:value-type="float">
            <text:p>22.2000007629</text:p>
          </table:table-cell>
          <table:table-cell office:value-type="float" office:value="1020.80999755859" calcext:value-type="float">
            <text:p>1020.8099975586</text:p>
          </table:table-cell>
        </table:table-row>
        <table:table-row table:style-name="ro1">
          <table:table-cell office:value-type="date" office:date-value="2014-07-26T11:28:47" calcext:value-type="date">
            <text:p>26 Jul 2014 11:28</text:p>
          </table:table-cell>
          <table:table-cell office:value-type="float" office:value="57.0416870117188" calcext:value-type="float">
            <text:p>57.0416870117</text:p>
          </table:table-cell>
          <table:table-cell office:value-type="float" office:value="22.2000007629395" calcext:value-type="float">
            <text:p>22.2000007629</text:p>
          </table:table-cell>
          <table:table-cell office:value-type="float" office:value="1020.95001220703" calcext:value-type="float">
            <text:p>1020.950012207</text:p>
          </table:table-cell>
        </table:table-row>
        <table:table-row table:style-name="ro1">
          <table:table-cell office:value-type="date" office:date-value="2014-07-26T11:38:47" calcext:value-type="date">
            <text:p>26 Jul 2014 11:38</text:p>
          </table:table-cell>
          <table:table-cell office:value-type="float" office:value="57.1256103515625" calcext:value-type="float">
            <text:p>57.1256103516</text:p>
          </table:table-cell>
          <table:table-cell office:value-type="float" office:value="22.2000007629395" calcext:value-type="float">
            <text:p>22.2000007629</text:p>
          </table:table-cell>
          <table:table-cell office:value-type="float" office:value="1021.09002685547" calcext:value-type="float">
            <text:p>1021.0900268555</text:p>
          </table:table-cell>
        </table:table-row>
        <table:table-row table:style-name="ro1">
          <table:table-cell office:value-type="date" office:date-value="2014-07-26T11:48:47" calcext:value-type="date">
            <text:p>26 Jul 2014 11:48</text:p>
          </table:table-cell>
          <table:table-cell office:value-type="float" office:value="57.1637573242188" calcext:value-type="float">
            <text:p>57.1637573242</text:p>
          </table:table-cell>
          <table:table-cell office:value-type="float" office:value="22.2000007629395" calcext:value-type="float">
            <text:p>22.2000007629</text:p>
          </table:table-cell>
          <table:table-cell office:value-type="float" office:value="1020.96997070313" calcext:value-type="float">
            <text:p>1020.9699707031</text:p>
          </table:table-cell>
        </table:table-row>
        <table:table-row table:style-name="ro1">
          <table:table-cell office:value-type="date" office:date-value="2014-07-26T11:58:47" calcext:value-type="date">
            <text:p>26 Jul 2014 11:58</text:p>
          </table:table-cell>
          <table:table-cell office:value-type="float" office:value="57.1561279296875" calcext:value-type="float">
            <text:p>57.1561279297</text:p>
          </table:table-cell>
          <table:table-cell office:value-type="float" office:value="22.1000003814697" calcext:value-type="float">
            <text:p>22.1000003815</text:p>
          </table:table-cell>
          <table:table-cell office:value-type="float" office:value="1021.09002685547" calcext:value-type="float">
            <text:p>1021.0900268555</text:p>
          </table:table-cell>
        </table:table-row>
        <table:table-row table:style-name="ro1">
          <table:table-cell office:value-type="date" office:date-value="2014-07-26T12:08:48" calcext:value-type="date">
            <text:p>26 Jul 2014 12:08</text:p>
          </table:table-cell>
          <table:table-cell office:value-type="float" office:value="57.1027221679688" calcext:value-type="float">
            <text:p>57.102722168</text:p>
          </table:table-cell>
          <table:table-cell office:value-type="float" office:value="22.1000003814697" calcext:value-type="float">
            <text:p>22.1000003815</text:p>
          </table:table-cell>
          <table:table-cell office:value-type="float" office:value="1021.09002685547" calcext:value-type="float">
            <text:p>1021.0900268555</text:p>
          </table:table-cell>
        </table:table-row>
        <table:table-row table:style-name="ro1">
          <table:table-cell office:value-type="date" office:date-value="2014-07-26T12:18:48" calcext:value-type="date">
            <text:p>26 Jul 2014 12:18</text:p>
          </table:table-cell>
          <table:table-cell office:value-type="float" office:value="56.9653930664063" calcext:value-type="float">
            <text:p>56.9653930664</text:p>
          </table:table-cell>
          <table:table-cell office:value-type="float" office:value="22.1000003814697" calcext:value-type="float">
            <text:p>22.1000003815</text:p>
          </table:table-cell>
          <table:table-cell office:value-type="float" office:value="1021.13000488281" calcext:value-type="float">
            <text:p>1021.1300048828</text:p>
          </table:table-cell>
        </table:table-row>
        <table:table-row table:style-name="ro1">
          <table:table-cell office:value-type="date" office:date-value="2014-07-26T12:28:48" calcext:value-type="date">
            <text:p>26 Jul 2014 12:28</text:p>
          </table:table-cell>
          <table:table-cell office:value-type="float" office:value="57.0035400390625" calcext:value-type="float">
            <text:p>57.0035400391</text:p>
          </table:table-cell>
          <table:table-cell office:value-type="float" office:value="22" calcext:value-type="float">
            <text:p>22</text:p>
          </table:table-cell>
          <table:table-cell office:value-type="float" office:value="1021.03002929688" calcext:value-type="float">
            <text:p>1021.0300292969</text:p>
          </table:table-cell>
        </table:table-row>
        <table:table-row table:style-name="ro1">
          <table:table-cell office:value-type="date" office:date-value="2014-07-26T12:38:48" calcext:value-type="date">
            <text:p>26 Jul 2014 12:38</text:p>
          </table:table-cell>
          <table:table-cell office:value-type="float" office:value="56.9043579101563" calcext:value-type="float">
            <text:p>56.9043579102</text:p>
          </table:table-cell>
          <table:table-cell office:value-type="float" office:value="22" calcext:value-type="float">
            <text:p>22</text:p>
          </table:table-cell>
          <table:table-cell office:value-type="float" office:value="1021.01000976563" calcext:value-type="float">
            <text:p>1021.0100097656</text:p>
          </table:table-cell>
        </table:table-row>
        <table:table-row table:style-name="ro1">
          <table:table-cell office:value-type="date" office:date-value="2014-07-26T12:48:48" calcext:value-type="date">
            <text:p>26 Jul 2014 12:48</text:p>
          </table:table-cell>
          <table:table-cell office:value-type="float" office:value="56.9653930664063" calcext:value-type="float">
            <text:p>56.9653930664</text:p>
          </table:table-cell>
          <table:table-cell office:value-type="float" office:value="21.8999996185303" calcext:value-type="float">
            <text:p>21.8999996185</text:p>
          </table:table-cell>
          <table:table-cell office:value-type="float" office:value="1021.15002441406" calcext:value-type="float">
            <text:p>1021.1500244141</text:p>
          </table:table-cell>
        </table:table-row>
        <table:table-row table:style-name="ro1">
          <table:table-cell office:value-type="date" office:date-value="2014-07-26T12:58:48" calcext:value-type="date">
            <text:p>26 Jul 2014 12:58</text:p>
          </table:table-cell>
          <table:table-cell office:value-type="float" office:value="56.92724609375" calcext:value-type="float">
            <text:p>56.9272460938</text:p>
          </table:table-cell>
          <table:table-cell office:value-type="float" office:value="21.7999992370605" calcext:value-type="float">
            <text:p>21.7999992371</text:p>
          </table:table-cell>
          <table:table-cell office:value-type="float" office:value="1021.07000732422" calcext:value-type="float">
            <text:p>1021.0700073242</text:p>
          </table:table-cell>
        </table:table-row>
        <table:table-row table:style-name="ro1">
          <table:table-cell office:value-type="date" office:date-value="2014-07-26T13:08:48" calcext:value-type="date">
            <text:p>26 Jul 2014 13:08</text:p>
          </table:table-cell>
          <table:table-cell office:value-type="float" office:value="56.9501342773438" calcext:value-type="float">
            <text:p>56.9501342773</text:p>
          </table:table-cell>
          <table:table-cell office:value-type="float" office:value="21.7000007629395" calcext:value-type="float">
            <text:p>21.7000007629</text:p>
          </table:table-cell>
          <table:table-cell office:value-type="float" office:value="1021.19000244141" calcext:value-type="float">
            <text:p>1021.1900024414</text:p>
          </table:table-cell>
        </table:table-row>
        <table:table-row table:style-name="ro1">
          <table:table-cell office:value-type="date" office:date-value="2014-07-26T13:18:48" calcext:value-type="date">
            <text:p>26 Jul 2014 13:18</text:p>
          </table:table-cell>
          <table:table-cell office:value-type="float" office:value="56.9425048828125" calcext:value-type="float">
            <text:p>56.9425048828</text:p>
          </table:table-cell>
          <table:table-cell office:value-type="float" office:value="21.6000003814697" calcext:value-type="float">
            <text:p>21.6000003815</text:p>
          </table:table-cell>
          <table:table-cell office:value-type="float" office:value="1021.25" calcext:value-type="float">
            <text:p>1021.25</text:p>
          </table:table-cell>
        </table:table-row>
        <table:table-row table:style-name="ro1">
          <table:table-cell office:value-type="date" office:date-value="2014-07-26T13:28:48" calcext:value-type="date">
            <text:p>26 Jul 2014 13:28</text:p>
          </table:table-cell>
          <table:table-cell office:value-type="float" office:value="56.9501342773438" calcext:value-type="float">
            <text:p>56.9501342773</text:p>
          </table:table-cell>
          <table:table-cell office:value-type="float" office:value="21.5" calcext:value-type="float">
            <text:p>21.5</text:p>
          </table:table-cell>
          <table:table-cell office:value-type="float" office:value="1021.40997314453" calcext:value-type="float">
            <text:p>1021.4099731445</text:p>
          </table:table-cell>
        </table:table-row>
        <table:table-row table:style-name="ro1">
          <table:table-cell office:value-type="date" office:date-value="2014-07-26T13:38:48" calcext:value-type="date">
            <text:p>26 Jul 2014 13:38</text:p>
          </table:table-cell>
          <table:table-cell office:value-type="float" office:value="56.8890991210938" calcext:value-type="float">
            <text:p>56.8890991211</text:p>
          </table:table-cell>
          <table:table-cell office:value-type="float" office:value="21.3999996185303" calcext:value-type="float">
            <text:p>21.3999996185</text:p>
          </table:table-cell>
          <table:table-cell office:value-type="float" office:value="1021.45001220703" calcext:value-type="float">
            <text:p>1021.450012207</text:p>
          </table:table-cell>
        </table:table-row>
        <table:table-row table:style-name="ro1">
          <table:table-cell office:value-type="date" office:date-value="2014-07-26T13:48:48" calcext:value-type="date">
            <text:p>26 Jul 2014 13:48</text:p>
          </table:table-cell>
          <table:table-cell office:value-type="float" office:value="56.9119873046875" calcext:value-type="float">
            <text:p>56.9119873047</text:p>
          </table:table-cell>
          <table:table-cell office:value-type="float" office:value="21.2999992370605" calcext:value-type="float">
            <text:p>21.2999992371</text:p>
          </table:table-cell>
          <table:table-cell office:value-type="float" office:value="1021.34997558594" calcext:value-type="float">
            <text:p>1021.3499755859</text:p>
          </table:table-cell>
        </table:table-row>
        <table:table-row table:style-name="ro1">
          <table:table-cell office:value-type="date" office:date-value="2014-07-26T13:58:48" calcext:value-type="date">
            <text:p>26 Jul 2014 13:58</text:p>
          </table:table-cell>
          <table:table-cell office:value-type="float" office:value="56.8128051757813" calcext:value-type="float">
            <text:p>56.8128051758</text:p>
          </table:table-cell>
          <table:table-cell office:value-type="float" office:value="21.2000007629395" calcext:value-type="float">
            <text:p>21.2000007629</text:p>
          </table:table-cell>
          <table:table-cell office:value-type="float" office:value="1021.39001464844" calcext:value-type="float">
            <text:p>1021.3900146484</text:p>
          </table:table-cell>
        </table:table-row>
        <table:table-row table:style-name="ro1">
          <table:table-cell office:value-type="date" office:date-value="2014-07-26T14:08:49" calcext:value-type="date">
            <text:p>26 Jul 2014 14:08</text:p>
          </table:table-cell>
          <table:table-cell office:value-type="float" office:value="56.774658203125" calcext:value-type="float">
            <text:p>56.7746582031</text:p>
          </table:table-cell>
          <table:table-cell office:value-type="float" office:value="21.1000003814697" calcext:value-type="float">
            <text:p>21.1000003815</text:p>
          </table:table-cell>
          <table:table-cell office:value-type="float" office:value="1021.25" calcext:value-type="float">
            <text:p>1021.25</text:p>
          </table:table-cell>
        </table:table-row>
        <table:table-row table:style-name="ro1">
          <table:table-cell office:value-type="date" office:date-value="2014-07-26T14:18:49" calcext:value-type="date">
            <text:p>26 Jul 2014 14:18</text:p>
          </table:table-cell>
          <table:table-cell office:value-type="float" office:value="56.7365112304688" calcext:value-type="float">
            <text:p>56.7365112305</text:p>
          </table:table-cell>
          <table:table-cell office:value-type="float" office:value="21" calcext:value-type="float">
            <text:p>21</text:p>
          </table:table-cell>
          <table:table-cell office:value-type="float" office:value="1021.34997558594" calcext:value-type="float">
            <text:p>1021.3499755859</text:p>
          </table:table-cell>
        </table:table-row>
        <table:table-row table:style-name="ro1">
          <table:table-cell office:value-type="date" office:date-value="2014-07-26T14:28:49" calcext:value-type="date">
            <text:p>26 Jul 2014 14:28</text:p>
          </table:table-cell>
          <table:table-cell office:value-type="float" office:value="56.8814697265625" calcext:value-type="float">
            <text:p>56.8814697266</text:p>
          </table:table-cell>
          <table:table-cell office:value-type="float" office:value="20.8999996185303" calcext:value-type="float">
            <text:p>20.8999996185</text:p>
          </table:table-cell>
          <table:table-cell office:value-type="float" office:value="1021.39001464844" calcext:value-type="float">
            <text:p>1021.3900146484</text:p>
          </table:table-cell>
        </table:table-row>
        <table:table-row table:style-name="ro1">
          <table:table-cell office:value-type="date" office:date-value="2014-07-26T14:38:49" calcext:value-type="date">
            <text:p>26 Jul 2014 14:38</text:p>
          </table:table-cell>
          <table:table-cell office:value-type="float" office:value="56.9730224609375" calcext:value-type="float">
            <text:p>56.9730224609</text:p>
          </table:table-cell>
          <table:table-cell office:value-type="float" office:value="20.7999992370605" calcext:value-type="float">
            <text:p>20.7999992371</text:p>
          </table:table-cell>
          <table:table-cell office:value-type="float" office:value="1021.16998291016" calcext:value-type="float">
            <text:p>1021.1699829102</text:p>
          </table:table-cell>
        </table:table-row>
        <table:table-row table:style-name="ro1">
          <table:table-cell office:value-type="date" office:date-value="2014-07-26T14:48:49" calcext:value-type="date">
            <text:p>26 Jul 2014 14:48</text:p>
          </table:table-cell>
          <table:table-cell office:value-type="float" office:value="57.0264282226563" calcext:value-type="float">
            <text:p>57.0264282227</text:p>
          </table:table-cell>
          <table:table-cell office:value-type="float" office:value="20.6000003814697" calcext:value-type="float">
            <text:p>20.6000003815</text:p>
          </table:table-cell>
          <table:table-cell office:value-type="float" office:value="1021.25" calcext:value-type="float">
            <text:p>1021.25</text:p>
          </table:table-cell>
        </table:table-row>
        <table:table-row table:style-name="ro1">
          <table:table-cell office:value-type="date" office:date-value="2014-07-26T14:58:49" calcext:value-type="date">
            <text:p>26 Jul 2014 14:58</text:p>
          </table:table-cell>
          <table:table-cell office:value-type="float" office:value="57.0645751953125" calcext:value-type="float">
            <text:p>57.0645751953</text:p>
          </table:table-cell>
          <table:table-cell office:value-type="float" office:value="20.5" calcext:value-type="float">
            <text:p>20.5</text:p>
          </table:table-cell>
          <table:table-cell office:value-type="float" office:value="1021.36999511719" calcext:value-type="float">
            <text:p>1021.3699951172</text:p>
          </table:table-cell>
        </table:table-row>
        <table:table-row table:style-name="ro1">
          <table:table-cell office:value-type="date" office:date-value="2014-07-26T15:08:49" calcext:value-type="date">
            <text:p>26 Jul 2014 15:08</text:p>
          </table:table-cell>
          <table:table-cell office:value-type="float" office:value="57.1027221679688" calcext:value-type="float">
            <text:p>57.102722168</text:p>
          </table:table-cell>
          <table:table-cell office:value-type="float" office:value="20.3999996185303" calcext:value-type="float">
            <text:p>20.3999996185</text:p>
          </table:table-cell>
          <table:table-cell office:value-type="float" office:value="1021.30999755859" calcext:value-type="float">
            <text:p>1021.3099975586</text:p>
          </table:table-cell>
        </table:table-row>
        <table:table-row table:style-name="ro1">
          <table:table-cell office:value-type="date" office:date-value="2014-07-26T15:18:49" calcext:value-type="date">
            <text:p>26 Jul 2014 15:18</text:p>
          </table:table-cell>
          <table:table-cell office:value-type="float" office:value="57.0722045898438" calcext:value-type="float">
            <text:p>57.0722045898</text:p>
          </table:table-cell>
          <table:table-cell office:value-type="float" office:value="20.2000007629395" calcext:value-type="float">
            <text:p>20.2000007629</text:p>
          </table:table-cell>
          <table:table-cell office:value-type="float" office:value="1021.42999267578" calcext:value-type="float">
            <text:p>1021.4299926758</text:p>
          </table:table-cell>
        </table:table-row>
        <table:table-row table:style-name="ro1">
          <table:table-cell office:value-type="date" office:date-value="2014-07-26T15:28:49" calcext:value-type="date">
            <text:p>26 Jul 2014 15:28</text:p>
          </table:table-cell>
          <table:table-cell office:value-type="float" office:value="56.9196166992188" calcext:value-type="float">
            <text:p>56.9196166992</text:p>
          </table:table-cell>
          <table:table-cell office:value-type="float" office:value="20.1000003814697" calcext:value-type="float">
            <text:p>20.1000003815</text:p>
          </table:table-cell>
          <table:table-cell office:value-type="float" office:value="1021.42999267578" calcext:value-type="float">
            <text:p>1021.4299926758</text:p>
          </table:table-cell>
        </table:table-row>
        <table:table-row table:style-name="ro1">
          <table:table-cell office:value-type="date" office:date-value="2014-07-26T15:38:49" calcext:value-type="date">
            <text:p>26 Jul 2014 15:38</text:p>
          </table:table-cell>
          <table:table-cell office:value-type="float" office:value="56.9959106445313" calcext:value-type="float">
            <text:p>56.9959106445</text:p>
          </table:table-cell>
          <table:table-cell office:value-type="float" office:value="20" calcext:value-type="float">
            <text:p>20</text:p>
          </table:table-cell>
          <table:table-cell office:value-type="float" office:value="1021.45001220703" calcext:value-type="float">
            <text:p>1021.450012207</text:p>
          </table:table-cell>
        </table:table-row>
        <table:table-row table:style-name="ro1">
          <table:table-cell office:value-type="date" office:date-value="2014-07-26T15:48:49" calcext:value-type="date">
            <text:p>26 Jul 2014 15:48</text:p>
          </table:table-cell>
          <table:table-cell office:value-type="float" office:value="57.1332397460938" calcext:value-type="float">
            <text:p>57.1332397461</text:p>
          </table:table-cell>
          <table:table-cell office:value-type="float" office:value="19.8999996185303" calcext:value-type="float">
            <text:p>19.8999996185</text:p>
          </table:table-cell>
          <table:table-cell office:value-type="float" office:value="1021.51000976563" calcext:value-type="float">
            <text:p>1021.5100097656</text:p>
          </table:table-cell>
        </table:table-row>
        <table:table-row table:style-name="ro1">
          <table:table-cell office:value-type="date" office:date-value="2014-07-26T15:58:49" calcext:value-type="date">
            <text:p>26 Jul 2014 15:58</text:p>
          </table:table-cell>
          <table:table-cell office:value-type="float" office:value="56.896728515625" calcext:value-type="float">
            <text:p>56.8967285156</text:p>
          </table:table-cell>
          <table:table-cell office:value-type="float" office:value="19.7999992370605" calcext:value-type="float">
            <text:p>19.7999992371</text:p>
          </table:table-cell>
          <table:table-cell office:value-type="float" office:value="1021.60998535156" calcext:value-type="float">
            <text:p>1021.6099853516</text:p>
          </table:table-cell>
        </table:table-row>
        <table:table-row table:style-name="ro1">
          <table:table-cell office:value-type="date" office:date-value="2014-07-26T16:08:49" calcext:value-type="date">
            <text:p>26 Jul 2014 16:08</text:p>
          </table:table-cell>
          <table:table-cell office:value-type="float" office:value="57.1256103515625" calcext:value-type="float">
            <text:p>57.1256103516</text:p>
          </table:table-cell>
          <table:table-cell office:value-type="float" office:value="19.7000007629395" calcext:value-type="float">
            <text:p>19.7000007629</text:p>
          </table:table-cell>
          <table:table-cell office:value-type="float" office:value="1021.57000732422" calcext:value-type="float">
            <text:p>1021.5700073242</text:p>
          </table:table-cell>
        </table:table-row>
        <table:table-row table:style-name="ro1">
          <table:table-cell office:value-type="date" office:date-value="2014-07-26T16:18:50" calcext:value-type="date">
            <text:p>26 Jul 2014 16:18</text:p>
          </table:table-cell>
          <table:table-cell office:value-type="float" office:value="56.8128051757813" calcext:value-type="float">
            <text:p>56.8128051758</text:p>
          </table:table-cell>
          <table:table-cell office:value-type="float" office:value="19.6000003814697" calcext:value-type="float">
            <text:p>19.6000003815</text:p>
          </table:table-cell>
          <table:table-cell office:value-type="float" office:value="1021.40997314453" calcext:value-type="float">
            <text:p>1021.4099731445</text:p>
          </table:table-cell>
        </table:table-row>
        <table:table-row table:style-name="ro1">
          <table:table-cell office:value-type="date" office:date-value="2014-07-26T16:28:50" calcext:value-type="date">
            <text:p>26 Jul 2014 16:28</text:p>
          </table:table-cell>
          <table:table-cell office:value-type="float" office:value="57.0416870117188" calcext:value-type="float">
            <text:p>57.0416870117</text:p>
          </table:table-cell>
          <table:table-cell office:value-type="float" office:value="19.5" calcext:value-type="float">
            <text:p>19.5</text:p>
          </table:table-cell>
          <table:table-cell office:value-type="float" office:value="1021.54998779297" calcext:value-type="float">
            <text:p>1021.549987793</text:p>
          </table:table-cell>
        </table:table-row>
        <table:table-row table:style-name="ro1">
          <table:table-cell office:value-type="date" office:date-value="2014-07-26T16:38:50" calcext:value-type="date">
            <text:p>26 Jul 2014 16:38</text:p>
          </table:table-cell>
          <table:table-cell office:value-type="float" office:value="56.9501342773438" calcext:value-type="float">
            <text:p>56.9501342773</text:p>
          </table:table-cell>
          <table:table-cell office:value-type="float" office:value="19.3999996185303" calcext:value-type="float">
            <text:p>19.3999996185</text:p>
          </table:table-cell>
          <table:table-cell office:value-type="float" office:value="1021.69000244141" calcext:value-type="float">
            <text:p>1021.6900024414</text:p>
          </table:table-cell>
        </table:table-row>
        <table:table-row table:style-name="ro1">
          <table:table-cell office:value-type="date" office:date-value="2014-07-26T16:48:50" calcext:value-type="date">
            <text:p>26 Jul 2014 16:48</text:p>
          </table:table-cell>
          <table:table-cell office:value-type="float" office:value="56.9043579101563" calcext:value-type="float">
            <text:p>56.9043579102</text:p>
          </table:table-cell>
          <table:table-cell office:value-type="float" office:value="19.2999992370605" calcext:value-type="float">
            <text:p>19.2999992371</text:p>
          </table:table-cell>
          <table:table-cell office:value-type="float" office:value="1021.77001953125" calcext:value-type="float">
            <text:p>1021.7700195313</text:p>
          </table:table-cell>
        </table:table-row>
        <table:table-row table:style-name="ro1">
          <table:table-cell office:value-type="date" office:date-value="2014-07-26T16:58:50" calcext:value-type="date">
            <text:p>26 Jul 2014 16:58</text:p>
          </table:table-cell>
          <table:table-cell office:value-type="float" office:value="56.7670288085938" calcext:value-type="float">
            <text:p>56.7670288086</text:p>
          </table:table-cell>
          <table:table-cell office:value-type="float" office:value="19.2000007629395" calcext:value-type="float">
            <text:p>19.2000007629</text:p>
          </table:table-cell>
          <table:table-cell office:value-type="float" office:value="1021.83001708984" calcext:value-type="float">
            <text:p>1021.8300170899</text:p>
          </table:table-cell>
        </table:table-row>
        <table:table-row table:style-name="ro1">
          <table:table-cell office:value-type="date" office:date-value="2014-07-26T17:08:50" calcext:value-type="date">
            <text:p>26 Jul 2014 17:08</text:p>
          </table:table-cell>
          <table:table-cell office:value-type="float" office:value="56.98828125" calcext:value-type="float">
            <text:p>56.98828125</text:p>
          </table:table-cell>
          <table:table-cell office:value-type="float" office:value="19.1000003814697" calcext:value-type="float">
            <text:p>19.1000003815</text:p>
          </table:table-cell>
          <table:table-cell office:value-type="float" office:value="1021.78997802734" calcext:value-type="float">
            <text:p>1021.7899780274</text:p>
          </table:table-cell>
        </table:table-row>
        <table:table-row table:style-name="ro1">
          <table:table-cell office:value-type="date" office:date-value="2014-07-26T17:18:50" calcext:value-type="date">
            <text:p>26 Jul 2014 17:18</text:p>
          </table:table-cell>
          <table:table-cell office:value-type="float" office:value="57.0950927734375" calcext:value-type="float">
            <text:p>57.0950927734</text:p>
          </table:table-cell>
          <table:table-cell office:value-type="float" office:value="19.1000003814697" calcext:value-type="float">
            <text:p>19.1000003815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date" office:date-value="2014-07-26T17:28:50" calcext:value-type="date">
            <text:p>26 Jul 2014 17:28</text:p>
          </table:table-cell>
          <table:table-cell office:value-type="float" office:value="56.8662109375" calcext:value-type="float">
            <text:p>56.8662109375</text:p>
          </table:table-cell>
          <table:table-cell office:value-type="float" office:value="19" calcext:value-type="float">
            <text:p>19</text:p>
          </table:table-cell>
          <table:table-cell office:value-type="float" office:value="1021.97998046875" calcext:value-type="float">
            <text:p>1021.9799804688</text:p>
          </table:table-cell>
        </table:table-row>
        <table:table-row table:style-name="ro1">
          <table:table-cell office:value-type="date" office:date-value="2014-07-26T17:38:50" calcext:value-type="date">
            <text:p>26 Jul 2014 17:38</text:p>
          </table:table-cell>
          <table:table-cell office:value-type="float" office:value="56.8890991210938" calcext:value-type="float">
            <text:p>56.8890991211</text:p>
          </table:table-cell>
          <table:table-cell office:value-type="float" office:value="18.8999996185303" calcext:value-type="float">
            <text:p>18.8999996185</text:p>
          </table:table-cell>
          <table:table-cell office:value-type="float" office:value="1021.89001464844" calcext:value-type="float">
            <text:p>1021.8900146484</text:p>
          </table:table-cell>
        </table:table-row>
        <table:table-row table:style-name="ro1">
          <table:table-cell office:value-type="date" office:date-value="2014-07-26T17:48:50" calcext:value-type="date">
            <text:p>26 Jul 2014 17:48</text:p>
          </table:table-cell>
          <table:table-cell office:value-type="float" office:value="56.7365112304688" calcext:value-type="float">
            <text:p>56.7365112305</text:p>
          </table:table-cell>
          <table:table-cell office:value-type="float" office:value="18.7999992370605" calcext:value-type="float">
            <text:p>18.7999992371</text:p>
          </table:table-cell>
          <table:table-cell office:value-type="float" office:value="1021.90997314453" calcext:value-type="float">
            <text:p>1021.9099731445</text:p>
          </table:table-cell>
        </table:table-row>
        <table:table-row table:style-name="ro1">
          <table:table-cell office:value-type="date" office:date-value="2014-07-26T17:58:50" calcext:value-type="date">
            <text:p>26 Jul 2014 17:58</text:p>
          </table:table-cell>
          <table:table-cell office:value-type="float" office:value="56.7899169921875" calcext:value-type="float">
            <text:p>56.7899169922</text:p>
          </table:table-cell>
          <table:table-cell office:value-type="float" office:value="18.7000007629395" calcext:value-type="float">
            <text:p>18.7000007629</text:p>
          </table:table-cell>
          <table:table-cell office:value-type="float" office:value="1021.83001708984" calcext:value-type="float">
            <text:p>1021.8300170899</text:p>
          </table:table-cell>
        </table:table-row>
        <table:table-row table:style-name="ro1">
          <table:table-cell office:value-type="date" office:date-value="2014-07-26T18:08:50" calcext:value-type="date">
            <text:p>26 Jul 2014 18:08</text:p>
          </table:table-cell>
          <table:table-cell office:value-type="float" office:value="57.0569458007813" calcext:value-type="float">
            <text:p>57.0569458008</text:p>
          </table:table-cell>
          <table:table-cell office:value-type="float" office:value="18.6000003814697" calcext:value-type="float">
            <text:p>18.6000003815</text:p>
          </table:table-cell>
          <table:table-cell office:value-type="float" office:value="1021.89001464844" calcext:value-type="float">
            <text:p>1021.8900146484</text:p>
          </table:table-cell>
        </table:table-row>
        <table:table-row table:style-name="ro1">
          <table:table-cell office:value-type="date" office:date-value="2014-07-26T18:18:51" calcext:value-type="date">
            <text:p>26 Jul 2014 18:18</text:p>
          </table:table-cell>
          <table:table-cell office:value-type="float" office:value="56.7975463867188" calcext:value-type="float">
            <text:p>56.7975463867</text:p>
          </table:table-cell>
          <table:table-cell office:value-type="float" office:value="18.5" calcext:value-type="float">
            <text:p>18.5</text:p>
          </table:table-cell>
          <table:table-cell office:value-type="float" office:value="1021.90997314453" calcext:value-type="float">
            <text:p>1021.9099731445</text:p>
          </table:table-cell>
        </table:table-row>
        <table:table-row table:style-name="ro1">
          <table:table-cell office:value-type="date" office:date-value="2014-07-26T18:28:51" calcext:value-type="date">
            <text:p>26 Jul 2014 18:28</text:p>
          </table:table-cell>
          <table:table-cell office:value-type="float" office:value="56.6678466796875" calcext:value-type="float">
            <text:p>56.6678466797</text:p>
          </table:table-cell>
          <table:table-cell office:value-type="float" office:value="18.3999996185303" calcext:value-type="float">
            <text:p>18.3999996185</text:p>
          </table:table-cell>
          <table:table-cell office:value-type="float" office:value="1021.96002197266" calcext:value-type="float">
            <text:p>1021.9600219727</text:p>
          </table:table-cell>
        </table:table-row>
        <table:table-row table:style-name="ro1">
          <table:table-cell office:value-type="date" office:date-value="2014-07-26T18:38:51" calcext:value-type="date">
            <text:p>26 Jul 2014 18:38</text:p>
          </table:table-cell>
          <table:table-cell office:value-type="float" office:value="56.957763671875" calcext:value-type="float">
            <text:p>56.9577636719</text:p>
          </table:table-cell>
          <table:table-cell office:value-type="float" office:value="18.3999996185303" calcext:value-type="float">
            <text:p>18.3999996185</text:p>
          </table:table-cell>
          <table:table-cell office:value-type="float" office:value="1021.96002197266" calcext:value-type="float">
            <text:p>1021.9600219727</text:p>
          </table:table-cell>
        </table:table-row>
        <table:table-row table:style-name="ro1">
          <table:table-cell office:value-type="date" office:date-value="2014-07-26T18:48:51" calcext:value-type="date">
            <text:p>26 Jul 2014 18:48</text:p>
          </table:table-cell>
          <table:table-cell office:value-type="float" office:value="57.018798828125" calcext:value-type="float">
            <text:p>57.0187988281</text:p>
          </table:table-cell>
          <table:table-cell office:value-type="float" office:value="18.2999992370605" calcext:value-type="float">
            <text:p>18.2999992371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date" office:date-value="2014-07-26T18:58:51" calcext:value-type="date">
            <text:p>26 Jul 2014 18:58</text:p>
          </table:table-cell>
          <table:table-cell office:value-type="float" office:value="56.68310546875" calcext:value-type="float">
            <text:p>56.6831054688</text:p>
          </table:table-cell>
          <table:table-cell office:value-type="float" office:value="18.2000007629395" calcext:value-type="float">
            <text:p>18.2000007629</text:p>
          </table:table-cell>
          <table:table-cell office:value-type="float" office:value="1022.05999755859" calcext:value-type="float">
            <text:p>1022.0599975586</text:p>
          </table:table-cell>
        </table:table-row>
        <table:table-row table:style-name="ro1">
          <table:table-cell office:value-type="date" office:date-value="2014-07-26T19:08:51" calcext:value-type="date">
            <text:p>26 Jul 2014 19:08</text:p>
          </table:table-cell>
          <table:table-cell office:value-type="float" office:value="56.957763671875" calcext:value-type="float">
            <text:p>56.9577636719</text:p>
          </table:table-cell>
          <table:table-cell office:value-type="float" office:value="18.1000003814697" calcext:value-type="float">
            <text:p>18.1000003815</text:p>
          </table:table-cell>
          <table:table-cell office:value-type="float" office:value="1021.89001464844" calcext:value-type="float">
            <text:p>1021.8900146484</text:p>
          </table:table-cell>
        </table:table-row>
        <table:table-row table:style-name="ro1">
          <table:table-cell office:value-type="date" office:date-value="2014-07-26T19:18:51" calcext:value-type="date">
            <text:p>26 Jul 2014 19:18</text:p>
          </table:table-cell>
          <table:table-cell office:value-type="float" office:value="56.6678466796875" calcext:value-type="float">
            <text:p>56.6678466797</text:p>
          </table:table-cell>
          <table:table-cell office:value-type="float" office:value="18.1000003814697" calcext:value-type="float">
            <text:p>18.1000003815</text:p>
          </table:table-cell>
          <table:table-cell office:value-type="float" office:value="1021.77001953125" calcext:value-type="float">
            <text:p>1021.7700195313</text:p>
          </table:table-cell>
        </table:table-row>
        <table:table-row table:style-name="ro1">
          <table:table-cell office:value-type="date" office:date-value="2014-07-26T19:28:51" calcext:value-type="date">
            <text:p>26 Jul 2014 19:28</text:p>
          </table:table-cell>
          <table:table-cell office:value-type="float" office:value="56.896728515625" calcext:value-type="float">
            <text:p>56.8967285156</text:p>
          </table:table-cell>
          <table:table-cell office:value-type="float" office:value="18" calcext:value-type="float">
            <text:p>18</text:p>
          </table:table-cell>
          <table:table-cell office:value-type="float" office:value="1021.90997314453" calcext:value-type="float">
            <text:p>1021.9099731445</text:p>
          </table:table-cell>
        </table:table-row>
        <table:table-row table:style-name="ro1">
          <table:table-cell office:value-type="date" office:date-value="2014-07-26T19:38:51" calcext:value-type="date">
            <text:p>26 Jul 2014 19:38</text:p>
          </table:table-cell>
          <table:table-cell office:value-type="float" office:value="56.5686645507813" calcext:value-type="float">
            <text:p>56.5686645508</text:p>
          </table:table-cell>
          <table:table-cell office:value-type="float" office:value="17.8999996185303" calcext:value-type="float">
            <text:p>17.8999996185</text:p>
          </table:table-cell>
          <table:table-cell office:value-type="float" office:value="1021.84997558594" calcext:value-type="float">
            <text:p>1021.8499755859</text:p>
          </table:table-cell>
        </table:table-row>
        <table:table-row table:style-name="ro1">
          <table:table-cell office:value-type="date" office:date-value="2014-07-26T19:48:51" calcext:value-type="date">
            <text:p>26 Jul 2014 19:48</text:p>
          </table:table-cell>
          <table:table-cell office:value-type="float" office:value="56.744140625" calcext:value-type="float">
            <text:p>56.744140625</text:p>
          </table:table-cell>
          <table:table-cell office:value-type="float" office:value="17.8999996185303" calcext:value-type="float">
            <text:p>17.8999996185</text:p>
          </table:table-cell>
          <table:table-cell office:value-type="float" office:value="1021.89001464844" calcext:value-type="float">
            <text:p>1021.8900146484</text:p>
          </table:table-cell>
        </table:table-row>
        <table:table-row table:style-name="ro1">
          <table:table-cell office:value-type="date" office:date-value="2014-07-26T19:58:51" calcext:value-type="date">
            <text:p>26 Jul 2014 19:58</text:p>
          </table:table-cell>
          <table:table-cell office:value-type="float" office:value="56.5228881835938" calcext:value-type="float">
            <text:p>56.5228881836</text:p>
          </table:table-cell>
          <table:table-cell office:value-type="float" office:value="17.7999992370605" calcext:value-type="float">
            <text:p>17.7999992371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date" office:date-value="2014-07-26T20:08:51" calcext:value-type="date">
            <text:p>26 Jul 2014 20:08</text:p>
          </table:table-cell>
          <table:table-cell office:value-type="float" office:value="56.7365112304688" calcext:value-type="float">
            <text:p>56.7365112305</text:p>
          </table:table-cell>
          <table:table-cell office:value-type="float" office:value="17.7000007629395" calcext:value-type="float">
            <text:p>17.7000007629</text:p>
          </table:table-cell>
          <table:table-cell office:value-type="float" office:value="1021.97998046875" calcext:value-type="float">
            <text:p>1021.9799804688</text:p>
          </table:table-cell>
        </table:table-row>
        <table:table-row table:style-name="ro1">
          <table:table-cell office:value-type="date" office:date-value="2014-07-26T20:18:51" calcext:value-type="date">
            <text:p>26 Jul 2014 20:18</text:p>
          </table:table-cell>
          <table:table-cell office:value-type="float" office:value="56.5991821289063" calcext:value-type="float">
            <text:p>56.5991821289</text:p>
          </table:table-cell>
          <table:table-cell office:value-type="float" office:value="17.7000007629395" calcext:value-type="float">
            <text:p>17.7000007629</text:p>
          </table:table-cell>
          <table:table-cell office:value-type="float" office:value="1022.20001220703" calcext:value-type="float">
            <text:p>1022.200012207</text:p>
          </table:table-cell>
        </table:table-row>
        <table:table-row table:style-name="ro1">
          <table:table-cell office:value-type="date" office:date-value="2014-07-26T20:28:52" calcext:value-type="date">
            <text:p>26 Jul 2014 20:28</text:p>
          </table:table-cell>
          <table:table-cell office:value-type="float" office:value="56.8204345703125" calcext:value-type="float">
            <text:p>56.8204345703</text:p>
          </table:table-cell>
          <table:table-cell office:value-type="float" office:value="17.6000003814697" calcext:value-type="float">
            <text:p>17.6000003815</text:p>
          </table:table-cell>
          <table:table-cell office:value-type="float" office:value="1022.20001220703" calcext:value-type="float">
            <text:p>1022.200012207</text:p>
          </table:table-cell>
        </table:table-row>
        <table:table-row table:style-name="ro1">
          <table:table-cell office:value-type="date" office:date-value="2014-07-26T20:38:52" calcext:value-type="date">
            <text:p>26 Jul 2014 20:38</text:p>
          </table:table-cell>
          <table:table-cell office:value-type="float" office:value="56.7593994140625" calcext:value-type="float">
            <text:p>56.7593994141</text:p>
          </table:table-cell>
          <table:table-cell office:value-type="float" office:value="17.5" calcext:value-type="float">
            <text:p>17.5</text:p>
          </table:table-cell>
          <table:table-cell office:value-type="float" office:value="1022.17999267578" calcext:value-type="float">
            <text:p>1022.1799926758</text:p>
          </table:table-cell>
        </table:table-row>
        <table:table-row table:style-name="ro1">
          <table:table-cell office:value-type="date" office:date-value="2014-07-26T20:48:52" calcext:value-type="date">
            <text:p>26 Jul 2014 20:48</text:p>
          </table:table-cell>
          <table:table-cell office:value-type="float" office:value="56.7822875976563" calcext:value-type="float">
            <text:p>56.7822875977</text:p>
          </table:table-cell>
          <table:table-cell office:value-type="float" office:value="17.5" calcext:value-type="float">
            <text:p>17.5</text:p>
          </table:table-cell>
          <table:table-cell office:value-type="float" office:value="1022.08001708984" calcext:value-type="float">
            <text:p>1022.0800170899</text:p>
          </table:table-cell>
        </table:table-row>
        <table:table-row table:style-name="ro1">
          <table:table-cell office:value-type="date" office:date-value="2014-07-26T20:58:52" calcext:value-type="date">
            <text:p>26 Jul 2014 20:58</text:p>
          </table:table-cell>
          <table:table-cell office:value-type="float" office:value="56.7059936523438" calcext:value-type="float">
            <text:p>56.7059936523</text:p>
          </table:table-cell>
          <table:table-cell office:value-type="float" office:value="17.3999996185303" calcext:value-type="float">
            <text:p>17.3999996185</text:p>
          </table:table-cell>
          <table:table-cell office:value-type="float" office:value="1022.08001708984" calcext:value-type="float">
            <text:p>1022.0800170899</text:p>
          </table:table-cell>
        </table:table-row>
        <table:table-row table:style-name="ro1">
          <table:table-cell office:value-type="date" office:date-value="2014-07-26T21:08:52" calcext:value-type="date">
            <text:p>26 Jul 2014 21:08</text:p>
          </table:table-cell>
          <table:table-cell office:value-type="float" office:value="56.6220703125" calcext:value-type="float">
            <text:p>56.6220703125</text:p>
          </table:table-cell>
          <table:table-cell office:value-type="float" office:value="17.3999996185303" calcext:value-type="float">
            <text:p>17.3999996185</text:p>
          </table:table-cell>
          <table:table-cell office:value-type="float" office:value="1021.86999511719" calcext:value-type="float">
            <text:p>1021.8699951172</text:p>
          </table:table-cell>
        </table:table-row>
        <table:table-row table:style-name="ro1">
          <table:table-cell office:value-type="date" office:date-value="2014-07-26T21:18:52" calcext:value-type="date">
            <text:p>26 Jul 2014 21:18</text:p>
          </table:table-cell>
          <table:table-cell office:value-type="float" office:value="56.5152587890625" calcext:value-type="float">
            <text:p>56.5152587891</text:p>
          </table:table-cell>
          <table:table-cell office:value-type="float" office:value="17.2999992370605" calcext:value-type="float">
            <text:p>17.2999992371</text:p>
          </table:table-cell>
          <table:table-cell office:value-type="float" office:value="1022.02001953125" calcext:value-type="float">
            <text:p>1022.0200195313</text:p>
          </table:table-cell>
        </table:table-row>
        <table:table-row table:style-name="ro1">
          <table:table-cell office:value-type="date" office:date-value="2014-07-26T21:28:52" calcext:value-type="date">
            <text:p>26 Jul 2014 21:28</text:p>
          </table:table-cell>
          <table:table-cell office:value-type="float" office:value="56.6373291015625" calcext:value-type="float">
            <text:p>56.6373291016</text:p>
          </table:table-cell>
          <table:table-cell office:value-type="float" office:value="17.2000007629395" calcext:value-type="float">
            <text:p>17.2000007629</text:p>
          </table:table-cell>
          <table:table-cell office:value-type="float" office:value="1022.02001953125" calcext:value-type="float">
            <text:p>1022.0200195313</text:p>
          </table:table-cell>
        </table:table-row>
        <table:table-row table:style-name="ro1">
          <table:table-cell office:value-type="date" office:date-value="2014-07-26T21:38:52" calcext:value-type="date">
            <text:p>26 Jul 2014 21:38</text:p>
          </table:table-cell>
          <table:table-cell office:value-type="float" office:value="56.68310546875" calcext:value-type="float">
            <text:p>56.6831054688</text:p>
          </table:table-cell>
          <table:table-cell office:value-type="float" office:value="17.2000007629395" calcext:value-type="float">
            <text:p>17.2000007629</text:p>
          </table:table-cell>
          <table:table-cell office:value-type="float" office:value="1021.83001708984" calcext:value-type="float">
            <text:p>1021.8300170899</text:p>
          </table:table-cell>
        </table:table-row>
        <table:table-row table:style-name="ro1">
          <table:table-cell office:value-type="date" office:date-value="2014-07-26T21:48:52" calcext:value-type="date">
            <text:p>26 Jul 2014 21:48</text:p>
          </table:table-cell>
          <table:table-cell office:value-type="float" office:value="56.43896484375" calcext:value-type="float">
            <text:p>56.4389648438</text:p>
          </table:table-cell>
          <table:table-cell office:value-type="float" office:value="17.2000007629395" calcext:value-type="float">
            <text:p>17.2000007629</text:p>
          </table:table-cell>
          <table:table-cell office:value-type="float" office:value="1021.83001708984" calcext:value-type="float">
            <text:p>1021.8300170899</text:p>
          </table:table-cell>
        </table:table-row>
        <table:table-row table:style-name="ro1">
          <table:table-cell office:value-type="date" office:date-value="2014-07-26T21:58:52" calcext:value-type="date">
            <text:p>26 Jul 2014 21:58</text:p>
          </table:table-cell>
          <table:table-cell office:value-type="float" office:value="56.3855590820313" calcext:value-type="float">
            <text:p>56.385559082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1.86999511719" calcext:value-type="float">
            <text:p>1021.8699951172</text:p>
          </table:table-cell>
        </table:table-row>
        <table:table-row table:style-name="ro1">
          <table:table-cell office:value-type="date" office:date-value="2014-07-26T22:08:52" calcext:value-type="date">
            <text:p>26 Jul 2014 22:08</text:p>
          </table:table-cell>
          <table:table-cell office:value-type="float" office:value="56.5457763671875" calcext:value-type="float">
            <text:p>56.5457763672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1.78997802734" calcext:value-type="float">
            <text:p>1021.7899780274</text:p>
          </table:table-cell>
        </table:table-row>
        <table:table-row table:style-name="ro1">
          <table:table-cell office:value-type="date" office:date-value="2014-07-26T22:18:52" calcext:value-type="date">
            <text:p>26 Jul 2014 22:18</text:p>
          </table:table-cell>
          <table:table-cell office:value-type="float" office:value="56.4008178710938" calcext:value-type="float">
            <text:p>56.4008178711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1.77001953125" calcext:value-type="float">
            <text:p>1021.7700195313</text:p>
          </table:table-cell>
        </table:table-row>
        <table:table-row table:style-name="ro1">
          <table:table-cell office:value-type="date" office:date-value="2014-07-26T22:28:53" calcext:value-type="date">
            <text:p>26 Jul 2014 22:28</text:p>
          </table:table-cell>
          <table:table-cell office:value-type="float" office:value="56.5381469726563" calcext:value-type="float">
            <text:p>56.5381469727</text:p>
          </table:table-cell>
          <table:table-cell office:value-type="float" office:value="17" calcext:value-type="float">
            <text:p>17</text:p>
          </table:table-cell>
          <table:table-cell office:value-type="float" office:value="1021.78997802734" calcext:value-type="float">
            <text:p>1021.7899780274</text:p>
          </table:table-cell>
        </table:table-row>
        <table:table-row table:style-name="ro1">
          <table:table-cell office:value-type="date" office:date-value="2014-07-26T22:38:53" calcext:value-type="date">
            <text:p>26 Jul 2014 22:38</text:p>
          </table:table-cell>
          <table:table-cell office:value-type="float" office:value="56.2482299804688" calcext:value-type="float">
            <text:p>56.2482299805</text:p>
          </table:table-cell>
          <table:table-cell office:value-type="float" office:value="17" calcext:value-type="float">
            <text:p>17</text:p>
          </table:table-cell>
          <table:table-cell office:value-type="float" office:value="1021.69000244141" calcext:value-type="float">
            <text:p>1021.6900024414</text:p>
          </table:table-cell>
        </table:table-row>
        <table:table-row table:style-name="ro1">
          <table:table-cell office:value-type="date" office:date-value="2014-07-26T22:48:53" calcext:value-type="date">
            <text:p>26 Jul 2014 22:48</text:p>
          </table:table-cell>
          <table:table-cell office:value-type="float" office:value="56.1414184570313" calcext:value-type="float">
            <text:p>56.141418457</text:p>
          </table:table-cell>
          <table:table-cell office:value-type="float" office:value="17" calcext:value-type="float">
            <text:p>17</text:p>
          </table:table-cell>
          <table:table-cell office:value-type="float" office:value="1021.78997802734" calcext:value-type="float">
            <text:p>1021.7899780274</text:p>
          </table:table-cell>
        </table:table-row>
        <table:table-row table:style-name="ro1">
          <table:table-cell office:value-type="date" office:date-value="2014-07-26T22:58:53" calcext:value-type="date">
            <text:p>26 Jul 2014 22:58</text:p>
          </table:table-cell>
          <table:table-cell office:value-type="float" office:value="56.2406005859375" calcext:value-type="float">
            <text:p>56.2406005859</text:p>
          </table:table-cell>
          <table:table-cell office:value-type="float" office:value="17" calcext:value-type="float">
            <text:p>17</text:p>
          </table:table-cell>
          <table:table-cell office:value-type="float" office:value="1021.63000488281" calcext:value-type="float">
            <text:p>1021.6300048828</text:p>
          </table:table-cell>
        </table:table-row>
        <table:table-row table:style-name="ro1">
          <table:table-cell office:value-type="date" office:date-value="2014-07-26T23:08:53" calcext:value-type="date">
            <text:p>26 Jul 2014 23:08</text:p>
          </table:table-cell>
          <table:table-cell office:value-type="float" office:value="56.0880126953125" calcext:value-type="float">
            <text:p>56.0880126953</text:p>
          </table:table-cell>
          <table:table-cell office:value-type="float" office:value="17" calcext:value-type="float">
            <text:p>17</text:p>
          </table:table-cell>
          <table:table-cell office:value-type="float" office:value="1021.48999023438" calcext:value-type="float">
            <text:p>1021.4899902344</text:p>
          </table:table-cell>
        </table:table-row>
        <table:table-row table:style-name="ro1">
          <table:table-cell office:value-type="date" office:date-value="2014-07-26T23:18:53" calcext:value-type="date">
            <text:p>26 Jul 2014 23:18</text:p>
          </table:table-cell>
          <table:table-cell office:value-type="float" office:value="56.3321533203125" calcext:value-type="float">
            <text:p>56.3321533203</text:p>
          </table:table-cell>
          <table:table-cell office:value-type="float" office:value="16.8999996185303" calcext:value-type="float">
            <text:p>16.8999996185</text:p>
          </table:table-cell>
          <table:table-cell office:value-type="float" office:value="1021.45001220703" calcext:value-type="float">
            <text:p>1021.450012207</text:p>
          </table:table-cell>
        </table:table-row>
        <table:table-row table:style-name="ro1">
          <table:table-cell office:value-type="date" office:date-value="2014-07-26T23:28:53" calcext:value-type="date">
            <text:p>26 Jul 2014 23:28</text:p>
          </table:table-cell>
          <table:table-cell office:value-type="float" office:value="56.0651245117188" calcext:value-type="float">
            <text:p>56.0651245117</text:p>
          </table:table-cell>
          <table:table-cell office:value-type="float" office:value="16.8999996185303" calcext:value-type="float">
            <text:p>16.8999996185</text:p>
          </table:table-cell>
          <table:table-cell office:value-type="float" office:value="1021.59002685547" calcext:value-type="float">
            <text:p>1021.5900268555</text:p>
          </table:table-cell>
        </table:table-row>
        <table:table-row table:style-name="ro1">
          <table:table-cell office:value-type="date" office:date-value="2014-07-26T23:38:53" calcext:value-type="date">
            <text:p>26 Jul 2014 23:38</text:p>
          </table:table-cell>
          <table:table-cell office:value-type="float" office:value="55.95068359375" calcext:value-type="float">
            <text:p>55.9506835938</text:p>
          </table:table-cell>
          <table:table-cell office:value-type="float" office:value="16.8999996185303" calcext:value-type="float">
            <text:p>16.8999996185</text:p>
          </table:table-cell>
          <table:table-cell office:value-type="float" office:value="1021.53002929688" calcext:value-type="float">
            <text:p>1021.5300292969</text:p>
          </table:table-cell>
        </table:table-row>
        <table:table-row table:style-name="ro1">
          <table:table-cell office:value-type="date" office:date-value="2014-07-26T23:48:53" calcext:value-type="date">
            <text:p>26 Jul 2014 23:48</text:p>
          </table:table-cell>
          <table:table-cell office:value-type="float" office:value="56.042236328125" calcext:value-type="float">
            <text:p>56.0422363281</text:p>
          </table:table-cell>
          <table:table-cell office:value-type="float" office:value="16.8999996185303" calcext:value-type="float">
            <text:p>16.8999996185</text:p>
          </table:table-cell>
          <table:table-cell office:value-type="float" office:value="1021.69000244141" calcext:value-type="float">
            <text:p>1021.6900024414</text:p>
          </table:table-cell>
        </table:table-row>
        <table:table-row table:style-name="ro1">
          <table:table-cell office:value-type="date" office:date-value="2014-07-26T23:58:53" calcext:value-type="date">
            <text:p>26 Jul 2014 23:58</text:p>
          </table:table-cell>
          <table:table-cell office:value-type="float" office:value="56.1261596679688" calcext:value-type="float">
            <text:p>56.126159668</text:p>
          </table:table-cell>
          <table:table-cell office:value-type="float" office:value="16.8999996185303" calcext:value-type="float">
            <text:p>16.8999996185</text:p>
          </table:table-cell>
          <table:table-cell office:value-type="float" office:value="1021.63000488281" calcext:value-type="float">
            <text:p>1021.6300048828</text:p>
          </table:table-cell>
        </table:table-row>
        <table:table-row table:style-name="ro1">
          <table:table-cell office:value-type="date" office:date-value="2014-07-27T00:08:53" calcext:value-type="date">
            <text:p>27 Jul 2014 00:08</text:p>
          </table:table-cell>
          <table:table-cell office:value-type="float" office:value="56.1261596679688" calcext:value-type="float">
            <text:p>56.126159668</text:p>
          </table:table-cell>
          <table:table-cell office:value-type="float" office:value="16.8999996185303" calcext:value-type="float">
            <text:p>16.8999996185</text:p>
          </table:table-cell>
          <table:table-cell office:value-type="float" office:value="1021.71002197266" calcext:value-type="float">
            <text:p>1021.7100219727</text:p>
          </table:table-cell>
        </table:table-row>
        <table:table-row table:style-name="ro1">
          <table:table-cell office:value-type="date" office:date-value="2014-07-27T00:18:53" calcext:value-type="date">
            <text:p>27 Jul 2014 00:18</text:p>
          </table:table-cell>
          <table:table-cell office:value-type="float" office:value="56.0651245117188" calcext:value-type="float">
            <text:p>56.0651245117</text:p>
          </table:table-cell>
          <table:table-cell office:value-type="float" office:value="16.7999992370605" calcext:value-type="float">
            <text:p>16.7999992371</text:p>
          </table:table-cell>
          <table:table-cell office:value-type="float" office:value="1021.66998291016" calcext:value-type="float">
            <text:p>1021.6699829102</text:p>
          </table:table-cell>
        </table:table-row>
        <table:table-row table:style-name="ro1">
          <table:table-cell office:value-type="date" office:date-value="2014-07-27T00:28:53" calcext:value-type="date">
            <text:p>27 Jul 2014 00:28</text:p>
          </table:table-cell>
          <table:table-cell office:value-type="float" office:value="55.9354248046875" calcext:value-type="float">
            <text:p>55.9354248047</text:p>
          </table:table-cell>
          <table:table-cell office:value-type="float" office:value="16.7999992370605" calcext:value-type="float">
            <text:p>16.7999992371</text:p>
          </table:table-cell>
          <table:table-cell office:value-type="float" office:value="1021.83001708984" calcext:value-type="float">
            <text:p>1021.8300170899</text:p>
          </table:table-cell>
        </table:table-row>
        <table:table-row table:style-name="ro1">
          <table:table-cell office:value-type="date" office:date-value="2014-07-27T00:38:54" calcext:value-type="date">
            <text:p>27 Jul 2014 00:38</text:p>
          </table:table-cell>
          <table:table-cell office:value-type="float" office:value="55.9659423828125" calcext:value-type="float">
            <text:p>55.9659423828</text:p>
          </table:table-cell>
          <table:table-cell office:value-type="float" office:value="16.7999992370605" calcext:value-type="float">
            <text:p>16.7999992371</text:p>
          </table:table-cell>
          <table:table-cell office:value-type="float" office:value="1021.90997314453" calcext:value-type="float">
            <text:p>1021.9099731445</text:p>
          </table:table-cell>
        </table:table-row>
        <table:table-row table:style-name="ro1">
          <table:table-cell office:value-type="date" office:date-value="2014-07-27T00:48:54" calcext:value-type="date">
            <text:p>27 Jul 2014 00:48</text:p>
          </table:table-cell>
          <table:table-cell office:value-type="float" office:value="56.0040893554688" calcext:value-type="float">
            <text:p>56.0040893555</text:p>
          </table:table-cell>
          <table:table-cell office:value-type="float" office:value="16.7999992370605" calcext:value-type="float">
            <text:p>16.7999992371</text:p>
          </table:table-cell>
          <table:table-cell office:value-type="float" office:value="1021.97998046875" calcext:value-type="float">
            <text:p>1021.9799804688</text:p>
          </table:table-cell>
        </table:table-row>
        <table:table-row table:style-name="ro1">
          <table:table-cell office:value-type="date" office:date-value="2014-07-27T00:58:54" calcext:value-type="date">
            <text:p>27 Jul 2014 00:58</text:p>
          </table:table-cell>
          <table:table-cell office:value-type="float" office:value="56.0880126953125" calcext:value-type="float">
            <text:p>56.0880126953</text:p>
          </table:table-cell>
          <table:table-cell office:value-type="float" office:value="16.7000007629395" calcext:value-type="float">
            <text:p>16.7000007629</text:p>
          </table:table-cell>
          <table:table-cell office:value-type="float" office:value="1022.02001953125" calcext:value-type="float">
            <text:p>1022.0200195313</text:p>
          </table:table-cell>
        </table:table-row>
        <table:table-row table:style-name="ro1">
          <table:table-cell office:value-type="date" office:date-value="2014-07-27T01:08:54" calcext:value-type="date">
            <text:p>27 Jul 2014 01:08</text:p>
          </table:table-cell>
          <table:table-cell office:value-type="float" office:value="55.7523193359375" calcext:value-type="float">
            <text:p>55.7523193359</text:p>
          </table:table-cell>
          <table:table-cell office:value-type="float" office:value="16.7000007629395" calcext:value-type="float">
            <text:p>16.7000007629</text:p>
          </table:table-cell>
          <table:table-cell office:value-type="float" office:value="1022.05999755859" calcext:value-type="float">
            <text:p>1022.0599975586</text:p>
          </table:table-cell>
        </table:table-row>
        <table:table-row table:style-name="ro1">
          <table:table-cell office:value-type="date" office:date-value="2014-07-27T01:18:54" calcext:value-type="date">
            <text:p>27 Jul 2014 01:18</text:p>
          </table:table-cell>
          <table:table-cell office:value-type="float" office:value="56.0803833007813" calcext:value-type="float">
            <text:p>56.0803833008</text:p>
          </table:table-cell>
          <table:table-cell office:value-type="float" office:value="16.7000007629395" calcext:value-type="float">
            <text:p>16.7000007629</text:p>
          </table:table-cell>
          <table:table-cell office:value-type="float" office:value="1022.09997558594" calcext:value-type="float">
            <text:p>1022.0999755859</text:p>
          </table:table-cell>
        </table:table-row>
        <table:table-row table:style-name="ro1">
          <table:table-cell office:value-type="date" office:date-value="2014-07-27T01:28:54" calcext:value-type="date">
            <text:p>27 Jul 2014 01:28</text:p>
          </table:table-cell>
          <table:table-cell office:value-type="float" office:value="56.0193481445313" calcext:value-type="float">
            <text:p>56.0193481445</text:p>
          </table:table-cell>
          <table:table-cell office:value-type="float" office:value="16.6000003814697" calcext:value-type="float">
            <text:p>16.6000003815</text:p>
          </table:table-cell>
          <table:table-cell office:value-type="float" office:value="1022.20001220703" calcext:value-type="float">
            <text:p>1022.200012207</text:p>
          </table:table-cell>
        </table:table-row>
        <table:table-row table:style-name="ro1">
          <table:table-cell office:value-type="date" office:date-value="2014-07-27T01:38:54" calcext:value-type="date">
            <text:p>27 Jul 2014 01:38</text:p>
          </table:table-cell>
          <table:table-cell office:value-type="float" office:value="55.6836547851563" calcext:value-type="float">
            <text:p>55.6836547852</text:p>
          </table:table-cell>
          <table:table-cell office:value-type="float" office:value="16.6000003814697" calcext:value-type="float">
            <text:p>16.6000003815</text:p>
          </table:table-cell>
          <table:table-cell office:value-type="float" office:value="1022.58001708984" calcext:value-type="float">
            <text:p>1022.5800170899</text:p>
          </table:table-cell>
        </table:table-row>
        <table:table-row table:style-name="ro1">
          <table:table-cell office:value-type="date" office:date-value="2014-07-27T01:48:54" calcext:value-type="date">
            <text:p>27 Jul 2014 01:48</text:p>
          </table:table-cell>
          <table:table-cell office:value-type="float" office:value="55.8667602539063" calcext:value-type="float">
            <text:p>55.8667602539</text:p>
          </table:table-cell>
          <table:table-cell office:value-type="float" office:value="16.6000003814697" calcext:value-type="float">
            <text:p>16.6000003815</text:p>
          </table:table-cell>
          <table:table-cell office:value-type="float" office:value="1022.67999267578" calcext:value-type="float">
            <text:p>1022.6799926758</text:p>
          </table:table-cell>
        </table:table-row>
        <table:table-row table:style-name="ro1">
          <table:table-cell office:value-type="date" office:date-value="2014-07-27T01:58:54" calcext:value-type="date">
            <text:p>27 Jul 2014 01:58</text:p>
          </table:table-cell>
          <table:table-cell office:value-type="float" office:value="55.6607666015625" calcext:value-type="float">
            <text:p>55.6607666016</text:p>
          </table:table-cell>
          <table:table-cell office:value-type="float" office:value="16.5" calcext:value-type="float">
            <text:p>16.5</text:p>
          </table:table-cell>
          <table:table-cell office:value-type="float" office:value="1022.88000488281" calcext:value-type="float">
            <text:p>1022.8800048828</text:p>
          </table:table-cell>
        </table:table-row>
        <table:table-row table:style-name="ro1">
          <table:table-cell office:value-type="date" office:date-value="2014-07-27T02:08:54" calcext:value-type="date">
            <text:p>27 Jul 2014 02:08</text:p>
          </table:table-cell>
          <table:table-cell office:value-type="float" office:value="55.9659423828125" calcext:value-type="float">
            <text:p>55.9659423828</text:p>
          </table:table-cell>
          <table:table-cell office:value-type="float" office:value="16.5" calcext:value-type="float">
            <text:p>16.5</text:p>
          </table:table-cell>
          <table:table-cell office:value-type="float" office:value="1022.76000976563" calcext:value-type="float">
            <text:p>1022.7600097656</text:p>
          </table:table-cell>
        </table:table-row>
        <table:table-row table:style-name="ro1">
          <table:table-cell office:value-type="date" office:date-value="2014-07-27T02:18:54" calcext:value-type="date">
            <text:p>27 Jul 2014 02:18</text:p>
          </table:table-cell>
          <table:table-cell office:value-type="float" office:value="55.6073608398438" calcext:value-type="float">
            <text:p>55.6073608398</text:p>
          </table:table-cell>
          <table:table-cell office:value-type="float" office:value="16.5" calcext:value-type="float">
            <text:p>16.5</text:p>
          </table:table-cell>
          <table:table-cell office:value-type="float" office:value="1022.88000488281" calcext:value-type="float">
            <text:p>1022.8800048828</text:p>
          </table:table-cell>
        </table:table-row>
        <table:table-row table:style-name="ro1">
          <table:table-cell office:value-type="date" office:date-value="2014-07-27T02:28:54" calcext:value-type="date">
            <text:p>27 Jul 2014 02:28</text:p>
          </table:table-cell>
          <table:table-cell office:value-type="float" office:value="55.8972778320313" calcext:value-type="float">
            <text:p>55.897277832</text:p>
          </table:table-cell>
          <table:table-cell office:value-type="float" office:value="16.3999996185303" calcext:value-type="float">
            <text:p>16.3999996185</text:p>
          </table:table-cell>
          <table:table-cell office:value-type="float" office:value="1023.03997802734" calcext:value-type="float">
            <text:p>1023.0399780274</text:p>
          </table:table-cell>
        </table:table-row>
        <table:table-row table:style-name="ro1">
          <table:table-cell office:value-type="date" office:date-value="2014-07-27T02:38:55" calcext:value-type="date">
            <text:p>27 Jul 2014 02:38</text:p>
          </table:table-cell>
          <table:table-cell office:value-type="float" office:value="55.58447265625" calcext:value-type="float">
            <text:p>55.5844726563</text:p>
          </table:table-cell>
          <table:table-cell office:value-type="float" office:value="16.3999996185303" calcext:value-type="float">
            <text:p>16.3999996185</text:p>
          </table:table-cell>
          <table:table-cell office:value-type="float" office:value="1023.08001708984" calcext:value-type="float">
            <text:p>1023.0800170899</text:p>
          </table:table-cell>
        </table:table-row>
        <table:table-row table:style-name="ro1">
          <table:table-cell office:value-type="date" office:date-value="2014-07-27T02:48:55" calcext:value-type="date">
            <text:p>27 Jul 2014 02:48</text:p>
          </table:table-cell>
          <table:table-cell office:value-type="float" office:value="55.7218017578125" calcext:value-type="float">
            <text:p>55.7218017578</text:p>
          </table:table-cell>
          <table:table-cell office:value-type="float" office:value="16.3999996185303" calcext:value-type="float">
            <text:p>16.3999996185</text:p>
          </table:table-cell>
          <table:table-cell office:value-type="float" office:value="1023.02001953125" calcext:value-type="float">
            <text:p>1023.0200195313</text:p>
          </table:table-cell>
        </table:table-row>
        <table:table-row table:style-name="ro1">
          <table:table-cell office:value-type="date" office:date-value="2014-07-27T02:58:55" calcext:value-type="date">
            <text:p>27 Jul 2014 02:58</text:p>
          </table:table-cell>
          <table:table-cell office:value-type="float" office:value="55.6455078125" calcext:value-type="float">
            <text:p>55.6455078125</text:p>
          </table:table-cell>
          <table:table-cell office:value-type="float" office:value="16.2999992370605" calcext:value-type="float">
            <text:p>16.2999992371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date" office:date-value="2014-07-27T03:08:55" calcext:value-type="date">
            <text:p>27 Jul 2014 03:08</text:p>
          </table:table-cell>
          <table:table-cell office:value-type="float" office:value="55.7141723632813" calcext:value-type="float">
            <text:p>55.7141723633</text:p>
          </table:table-cell>
          <table:table-cell office:value-type="float" office:value="16.2999992370605" calcext:value-type="float">
            <text:p>16.2999992371</text:p>
          </table:table-cell>
          <table:table-cell office:value-type="float" office:value="1023.05999755859" calcext:value-type="float">
            <text:p>1023.0599975586</text:p>
          </table:table-cell>
        </table:table-row>
        <table:table-row table:style-name="ro1">
          <table:table-cell office:value-type="date" office:date-value="2014-07-27T03:18:55" calcext:value-type="date">
            <text:p>27 Jul 2014 03:18</text:p>
          </table:table-cell>
          <table:table-cell office:value-type="float" office:value="55.9583129882813" calcext:value-type="float">
            <text:p>55.9583129883</text:p>
          </table:table-cell>
          <table:table-cell office:value-type="float" office:value="16.2999992370605" calcext:value-type="float">
            <text:p>16.2999992371</text:p>
          </table:table-cell>
          <table:table-cell office:value-type="float" office:value="1023.21997070313" calcext:value-type="float">
            <text:p>1023.2199707031</text:p>
          </table:table-cell>
        </table:table-row>
        <table:table-row table:style-name="ro1">
          <table:table-cell office:value-type="date" office:date-value="2014-07-27T03:28:55" calcext:value-type="date">
            <text:p>27 Jul 2014 03:28</text:p>
          </table:table-cell>
          <table:table-cell office:value-type="float" office:value="55.8362426757813" calcext:value-type="float">
            <text:p>55.8362426758</text:p>
          </table:table-cell>
          <table:table-cell office:value-type="float" office:value="16.2999992370605" calcext:value-type="float">
            <text:p>16.2999992371</text:p>
          </table:table-cell>
          <table:table-cell office:value-type="float" office:value="1023.29998779297" calcext:value-type="float">
            <text:p>1023.299987793</text:p>
          </table:table-cell>
        </table:table-row>
        <table:table-row table:style-name="ro1">
          <table:table-cell office:value-type="date" office:date-value="2014-07-27T03:38:55" calcext:value-type="date">
            <text:p>27 Jul 2014 03:38</text:p>
          </table:table-cell>
          <table:table-cell office:value-type="float" office:value="55.8896484375" calcext:value-type="float">
            <text:p>55.8896484375</text:p>
          </table:table-cell>
          <table:table-cell office:value-type="float" office:value="16.3999996185303" calcext:value-type="float">
            <text:p>16.3999996185</text:p>
          </table:table-cell>
          <table:table-cell office:value-type="float" office:value="1023.17999267578" calcext:value-type="float">
            <text:p>1023.1799926758</text:p>
          </table:table-cell>
        </table:table-row>
        <table:table-row table:style-name="ro1">
          <table:table-cell office:value-type="date" office:date-value="2014-07-27T03:48:55" calcext:value-type="date">
            <text:p>27 Jul 2014 03:48</text:p>
          </table:table-cell>
          <table:table-cell office:value-type="float" office:value="55.7752075195313" calcext:value-type="float">
            <text:p>55.7752075195</text:p>
          </table:table-cell>
          <table:table-cell office:value-type="float" office:value="16.5" calcext:value-type="float">
            <text:p>16.5</text:p>
          </table:table-cell>
          <table:table-cell office:value-type="float" office:value="1023.29998779297" calcext:value-type="float">
            <text:p>1023.299987793</text:p>
          </table:table-cell>
        </table:table-row>
        <table:table-row table:style-name="ro1">
          <table:table-cell office:value-type="date" office:date-value="2014-07-27T03:58:55" calcext:value-type="date">
            <text:p>27 Jul 2014 03:58</text:p>
          </table:table-cell>
          <table:table-cell office:value-type="float" office:value="55.9964599609375" calcext:value-type="float">
            <text:p>55.9964599609</text:p>
          </table:table-cell>
          <table:table-cell office:value-type="float" office:value="16.6000003814697" calcext:value-type="float">
            <text:p>16.6000003815</text:p>
          </table:table-cell>
          <table:table-cell office:value-type="float" office:value="1023.23999023438" calcext:value-type="float">
            <text:p>1023.2399902344</text:p>
          </table:table-cell>
        </table:table-row>
        <table:table-row table:style-name="ro1">
          <table:table-cell office:value-type="date" office:date-value="2014-07-27T04:08:55" calcext:value-type="date">
            <text:p>27 Jul 2014 04:08</text:p>
          </table:table-cell>
          <table:table-cell office:value-type="float" office:value="55.8896484375" calcext:value-type="float">
            <text:p>55.8896484375</text:p>
          </table:table-cell>
          <table:table-cell office:value-type="float" office:value="16.7999992370605" calcext:value-type="float">
            <text:p>16.7999992371</text:p>
          </table:table-cell>
          <table:table-cell office:value-type="float" office:value="1023.21997070313" calcext:value-type="float">
            <text:p>1023.2199707031</text:p>
          </table:table-cell>
        </table:table-row>
        <table:table-row table:style-name="ro1">
          <table:table-cell office:value-type="date" office:date-value="2014-07-27T04:18:55" calcext:value-type="date">
            <text:p>27 Jul 2014 04:18</text:p>
          </table:table-cell>
          <table:table-cell office:value-type="float" office:value="55.7523193359375" calcext:value-type="float">
            <text:p>55.7523193359</text:p>
          </table:table-cell>
          <table:table-cell office:value-type="float" office:value="16.8999996185303" calcext:value-type="float">
            <text:p>16.8999996185</text:p>
          </table:table-cell>
          <table:table-cell office:value-type="float" office:value="1023.21997070313" calcext:value-type="float">
            <text:p>1023.2199707031</text:p>
          </table:table-cell>
        </table:table-row>
        <table:table-row table:style-name="ro1">
          <table:table-cell office:value-type="date" office:date-value="2014-07-27T04:28:55" calcext:value-type="date">
            <text:p>27 Jul 2014 04:28</text:p>
          </table:table-cell>
          <table:table-cell office:value-type="float" office:value="55.676025390625" calcext:value-type="float">
            <text:p>55.6760253906</text:p>
          </table:table-cell>
          <table:table-cell office:value-type="float" office:value="17" calcext:value-type="float">
            <text:p>17</text:p>
          </table:table-cell>
          <table:table-cell office:value-type="float" office:value="1023.09997558594" calcext:value-type="float">
            <text:p>1023.0999755859</text:p>
          </table:table-cell>
        </table:table-row>
        <table:table-row table:style-name="ro1">
          <table:table-cell office:value-type="date" office:date-value="2014-07-27T04:38:55" calcext:value-type="date">
            <text:p>27 Jul 2014 04:38</text:p>
          </table:table-cell>
          <table:table-cell office:value-type="float" office:value="55.5463256835938" calcext:value-type="float">
            <text:p>55.5463256836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3.08001708984" calcext:value-type="float">
            <text:p>1023.0800170899</text:p>
          </table:table-cell>
        </table:table-row>
        <table:table-row table:style-name="ro1">
          <table:table-cell office:value-type="date" office:date-value="2014-07-27T04:48:56" calcext:value-type="date">
            <text:p>27 Jul 2014 04:48</text:p>
          </table:table-cell>
          <table:table-cell office:value-type="float" office:value="55.7294311523438" calcext:value-type="float">
            <text:p>55.7294311523</text:p>
          </table:table-cell>
          <table:table-cell office:value-type="float" office:value="17.2999992370605" calcext:value-type="float">
            <text:p>17.2999992371</text:p>
          </table:table-cell>
          <table:table-cell office:value-type="float" office:value="1023.08001708984" calcext:value-type="float">
            <text:p>1023.0800170899</text:p>
          </table:table-cell>
        </table:table-row>
        <table:table-row table:style-name="ro1">
          <table:table-cell office:value-type="date" office:date-value="2014-07-27T04:58:56" calcext:value-type="date">
            <text:p>27 Jul 2014 04:58</text:p>
          </table:table-cell>
          <table:table-cell office:value-type="float" office:value="55.6836547851563" calcext:value-type="float">
            <text:p>55.6836547852</text:p>
          </table:table-cell>
          <table:table-cell office:value-type="float" office:value="17.3999996185303" calcext:value-type="float">
            <text:p>17.3999996185</text:p>
          </table:table-cell>
          <table:table-cell office:value-type="float" office:value="1022.90002441406" calcext:value-type="float">
            <text:p>1022.9000244141</text:p>
          </table:table-cell>
        </table:table-row>
        <table:table-row table:style-name="ro1">
          <table:table-cell office:value-type="date" office:date-value="2014-07-27T05:08:56" calcext:value-type="date">
            <text:p>27 Jul 2014 05:08</text:p>
          </table:table-cell>
          <table:table-cell office:value-type="float" office:value="55.5081787109375" calcext:value-type="float">
            <text:p>55.5081787109</text:p>
          </table:table-cell>
          <table:table-cell office:value-type="float" office:value="17.6000003814697" calcext:value-type="float">
            <text:p>17.6000003815</text:p>
          </table:table-cell>
          <table:table-cell office:value-type="float" office:value="1022.79998779297" calcext:value-type="float">
            <text:p>1022.799987793</text:p>
          </table:table-cell>
        </table:table-row>
        <table:table-row table:style-name="ro1">
          <table:table-cell office:value-type="date" office:date-value="2014-07-27T05:18:56" calcext:value-type="date">
            <text:p>27 Jul 2014 05:18</text:p>
          </table:table-cell>
          <table:table-cell office:value-type="float" office:value="55.431884765625" calcext:value-type="float">
            <text:p>55.4318847656</text:p>
          </table:table-cell>
          <table:table-cell office:value-type="float" office:value="17.7999992370605" calcext:value-type="float">
            <text:p>17.7999992371</text:p>
          </table:table-cell>
          <table:table-cell office:value-type="float" office:value="1022.53997802734" calcext:value-type="float">
            <text:p>1022.5399780274</text:p>
          </table:table-cell>
        </table:table-row>
        <table:table-row table:style-name="ro1">
          <table:table-cell office:value-type="date" office:date-value="2014-07-27T05:28:56" calcext:value-type="date">
            <text:p>27 Jul 2014 05:28</text:p>
          </table:table-cell>
          <table:table-cell office:value-type="float" office:value="55.4013671875" calcext:value-type="float">
            <text:p>55.4013671875</text:p>
          </table:table-cell>
          <table:table-cell office:value-type="float" office:value="17.8999996185303" calcext:value-type="float">
            <text:p>17.8999996185</text:p>
          </table:table-cell>
          <table:table-cell office:value-type="float" office:value="1022.32000732422" calcext:value-type="float">
            <text:p>1022.3200073242</text:p>
          </table:table-cell>
        </table:table-row>
        <table:table-row table:style-name="ro1">
          <table:table-cell office:value-type="date" office:date-value="2014-07-27T05:38:56" calcext:value-type="date">
            <text:p>27 Jul 2014 05:38</text:p>
          </table:table-cell>
          <table:table-cell office:value-type="float" office:value="55.6073608398438" calcext:value-type="float">
            <text:p>55.6073608398</text:p>
          </table:table-cell>
          <table:table-cell office:value-type="float" office:value="18.1000003814697" calcext:value-type="float">
            <text:p>18.1000003815</text:p>
          </table:table-cell>
          <table:table-cell office:value-type="float" office:value="1022.15997314453" calcext:value-type="float">
            <text:p>1022.1599731445</text:p>
          </table:table-cell>
        </table:table-row>
        <table:table-row table:style-name="ro1">
          <table:table-cell office:value-type="date" office:date-value="2014-07-27T05:48:56" calcext:value-type="date">
            <text:p>27 Jul 2014 05:48</text:p>
          </table:table-cell>
          <table:table-cell office:value-type="float" office:value="55.3250732421875" calcext:value-type="float">
            <text:p>55.3250732422</text:p>
          </table:table-cell>
          <table:table-cell office:value-type="float" office:value="18.2999992370605" calcext:value-type="float">
            <text:p>18.2999992371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date" office:date-value="2014-07-27T05:58:56" calcext:value-type="date">
            <text:p>27 Jul 2014 05:58</text:p>
          </table:table-cell>
          <table:table-cell office:value-type="float" office:value="55.492919921875" calcext:value-type="float">
            <text:p>55.4929199219</text:p>
          </table:table-cell>
          <table:table-cell office:value-type="float" office:value="18.3999996185303" calcext:value-type="float">
            <text:p>18.3999996185</text:p>
          </table:table-cell>
          <table:table-cell office:value-type="float" office:value="1021.83001708984" calcext:value-type="float">
            <text:p>1021.8300170899</text:p>
          </table:table-cell>
        </table:table-row>
        <table:table-row table:style-name="ro1">
          <table:table-cell office:value-type="date" office:date-value="2014-07-27T06:08:56" calcext:value-type="date">
            <text:p>27 Jul 2014 06:08</text:p>
          </table:table-cell>
          <table:table-cell office:value-type="float" office:value="55.5768432617188" calcext:value-type="float">
            <text:p>55.5768432617</text:p>
          </table:table-cell>
          <table:table-cell office:value-type="float" office:value="18.6000003814697" calcext:value-type="float">
            <text:p>18.6000003815</text:p>
          </table:table-cell>
          <table:table-cell office:value-type="float" office:value="1021.63000488281" calcext:value-type="float">
            <text:p>1021.6300048828</text:p>
          </table:table-cell>
        </table:table-row>
        <table:table-row table:style-name="ro1">
          <table:table-cell office:value-type="date" office:date-value="2014-07-27T06:18:56" calcext:value-type="date">
            <text:p>27 Jul 2014 06:18</text:p>
          </table:table-cell>
          <table:table-cell office:value-type="float" office:value="55.614990234375" calcext:value-type="float">
            <text:p>55.6149902344</text:p>
          </table:table-cell>
          <table:table-cell office:value-type="float" office:value="18.7999992370605" calcext:value-type="float">
            <text:p>18.7999992371</text:p>
          </table:table-cell>
          <table:table-cell office:value-type="float" office:value="1021.48999023438" calcext:value-type="float">
            <text:p>1021.4899902344</text:p>
          </table:table-cell>
        </table:table-row>
        <table:table-row table:style-name="ro1">
          <table:table-cell office:value-type="date" office:date-value="2014-07-27T06:28:56" calcext:value-type="date">
            <text:p>27 Jul 2014 06:28</text:p>
          </table:table-cell>
          <table:table-cell office:value-type="float" office:value="55.2640380859375" calcext:value-type="float">
            <text:p>55.2640380859</text:p>
          </table:table-cell>
          <table:table-cell office:value-type="float" office:value="19" calcext:value-type="float">
            <text:p>19</text:p>
          </table:table-cell>
          <table:table-cell office:value-type="float" office:value="1021.42999267578" calcext:value-type="float">
            <text:p>1021.4299926758</text:p>
          </table:table-cell>
        </table:table-row>
        <table:table-row table:style-name="ro1">
          <table:table-cell office:value-type="date" office:date-value="2014-07-27T06:38:56" calcext:value-type="date">
            <text:p>27 Jul 2014 06:38</text:p>
          </table:table-cell>
          <table:table-cell office:value-type="float" office:value="55.5081787109375" calcext:value-type="float">
            <text:p>55.5081787109</text:p>
          </table:table-cell>
          <table:table-cell office:value-type="float" office:value="19.2000007629395" calcext:value-type="float">
            <text:p>19.2000007629</text:p>
          </table:table-cell>
          <table:table-cell office:value-type="float" office:value="1021.33001708984" calcext:value-type="float">
            <text:p>1021.3300170899</text:p>
          </table:table-cell>
        </table:table-row>
        <table:table-row table:style-name="ro1">
          <table:table-cell office:value-type="date" office:date-value="2014-07-27T06:48:57" calcext:value-type="date">
            <text:p>27 Jul 2014 06:48</text:p>
          </table:table-cell>
          <table:table-cell office:value-type="float" office:value="55.279296875" calcext:value-type="float">
            <text:p>55.279296875</text:p>
          </table:table-cell>
          <table:table-cell office:value-type="float" office:value="19.3999996185303" calcext:value-type="float">
            <text:p>19.3999996185</text:p>
          </table:table-cell>
          <table:table-cell office:value-type="float" office:value="1021.09002685547" calcext:value-type="float">
            <text:p>1021.0900268555</text:p>
          </table:table-cell>
        </table:table-row>
        <table:table-row table:style-name="ro1">
          <table:table-cell office:value-type="date" office:date-value="2014-07-27T06:58:57" calcext:value-type="date">
            <text:p>27 Jul 2014 06:58</text:p>
          </table:table-cell>
          <table:table-cell office:value-type="float" office:value="55.4242553710938" calcext:value-type="float">
            <text:p>55.4242553711</text:p>
          </table:table-cell>
          <table:table-cell office:value-type="float" office:value="19.5" calcext:value-type="float">
            <text:p>19.5</text:p>
          </table:table-cell>
          <table:table-cell office:value-type="float" office:value="1020.90997314453" calcext:value-type="float">
            <text:p>1020.9099731445</text:p>
          </table:table-cell>
        </table:table-row>
        <table:table-row table:style-name="ro1">
          <table:table-cell office:value-type="date" office:date-value="2014-07-27T07:08:57" calcext:value-type="date">
            <text:p>27 Jul 2014 07:08</text:p>
          </table:table-cell>
          <table:table-cell office:value-type="float" office:value="55.3327026367188" calcext:value-type="float">
            <text:p>55.3327026367</text:p>
          </table:table-cell>
          <table:table-cell office:value-type="float" office:value="19.6000003814697" calcext:value-type="float">
            <text:p>19.6000003815</text:p>
          </table:table-cell>
          <table:table-cell office:value-type="float" office:value="1020.77001953125" calcext:value-type="float">
            <text:p>1020.7700195313</text:p>
          </table:table-cell>
        </table:table-row>
        <table:table-row table:style-name="ro1">
          <table:table-cell office:value-type="date" office:date-value="2014-07-27T07:18:57" calcext:value-type="date">
            <text:p>27 Jul 2014 07:18</text:p>
          </table:table-cell>
          <table:table-cell office:value-type="float" office:value="55.4395141601563" calcext:value-type="float">
            <text:p>55.4395141602</text:p>
          </table:table-cell>
          <table:table-cell office:value-type="float" office:value="19.7999992370605" calcext:value-type="float">
            <text:p>19.7999992371</text:p>
          </table:table-cell>
          <table:table-cell office:value-type="float" office:value="1020.51000976563" calcext:value-type="float">
            <text:p>1020.5100097656</text:p>
          </table:table-cell>
        </table:table-row>
        <table:table-row table:style-name="ro1">
          <table:table-cell office:value-type="date" office:date-value="2014-07-27T07:28:57" calcext:value-type="date">
            <text:p>27 Jul 2014 07:28</text:p>
          </table:table-cell>
          <table:table-cell office:value-type="float" office:value="55.58447265625" calcext:value-type="float">
            <text:p>55.5844726563</text:p>
          </table:table-cell>
          <table:table-cell office:value-type="float" office:value="19.8999996185303" calcext:value-type="float">
            <text:p>19.8999996185</text:p>
          </table:table-cell>
          <table:table-cell office:value-type="float" office:value="1020.30999755859" calcext:value-type="float">
            <text:p>1020.3099975586</text:p>
          </table:table-cell>
        </table:table-row>
        <table:table-row table:style-name="ro1">
          <table:table-cell office:value-type="date" office:date-value="2014-07-27T07:38:57" calcext:value-type="date">
            <text:p>27 Jul 2014 07:38</text:p>
          </table:table-cell>
          <table:table-cell office:value-type="float" office:value="55.4852905273438" calcext:value-type="float">
            <text:p>55.4852905273</text:p>
          </table:table-cell>
          <table:table-cell office:value-type="float" office:value="20" calcext:value-type="float">
            <text:p>20</text:p>
          </table:table-cell>
          <table:table-cell office:value-type="float" office:value="1020.30999755859" calcext:value-type="float">
            <text:p>1020.3099975586</text:p>
          </table:table-cell>
        </table:table-row>
        <table:table-row table:style-name="ro1">
          <table:table-cell office:value-type="date" office:date-value="2014-07-27T07:48:57" calcext:value-type="date">
            <text:p>27 Jul 2014 07:48</text:p>
          </table:table-cell>
          <table:table-cell office:value-type="float" office:value="55.5234375" calcext:value-type="float">
            <text:p>55.5234375</text:p>
          </table:table-cell>
          <table:table-cell office:value-type="float" office:value="20.1000003814697" calcext:value-type="float">
            <text:p>20.1000003815</text:p>
          </table:table-cell>
          <table:table-cell office:value-type="float" office:value="1020.28997802734" calcext:value-type="float">
            <text:p>1020.2899780274</text:p>
          </table:table-cell>
        </table:table-row>
        <table:table-row table:style-name="ro1">
          <table:table-cell office:value-type="date" office:date-value="2014-07-27T07:58:57" calcext:value-type="date">
            <text:p>27 Jul 2014 07:58</text:p>
          </table:table-cell>
          <table:table-cell office:value-type="float" office:value="55.6073608398438" calcext:value-type="float">
            <text:p>55.6073608398</text:p>
          </table:table-cell>
          <table:table-cell office:value-type="float" office:value="20.2999992370605" calcext:value-type="float">
            <text:p>20.2999992371</text:p>
          </table:table-cell>
          <table:table-cell office:value-type="float" office:value="1020.25" calcext:value-type="float">
            <text:p>1020.25</text:p>
          </table:table-cell>
        </table:table-row>
        <table:table-row table:style-name="ro1">
          <table:table-cell office:value-type="date" office:date-value="2014-07-27T08:08:57" calcext:value-type="date">
            <text:p>27 Jul 2014 08:08</text:p>
          </table:table-cell>
          <table:table-cell office:value-type="float" office:value="55.5768432617188" calcext:value-type="float">
            <text:p>55.5768432617</text:p>
          </table:table-cell>
          <table:table-cell office:value-type="float" office:value="20.3999996185303" calcext:value-type="float">
            <text:p>20.3999996185</text:p>
          </table:table-cell>
          <table:table-cell office:value-type="float" office:value="1020.28997802734" calcext:value-type="float">
            <text:p>1020.2899780274</text:p>
          </table:table-cell>
        </table:table-row>
        <table:table-row table:style-name="ro1">
          <table:table-cell office:value-type="date" office:date-value="2014-07-27T08:18:57" calcext:value-type="date">
            <text:p>27 Jul 2014 08:18</text:p>
          </table:table-cell>
          <table:table-cell office:value-type="float" office:value="55.676025390625" calcext:value-type="float">
            <text:p>55.6760253906</text:p>
          </table:table-cell>
          <table:table-cell office:value-type="float" office:value="20.5" calcext:value-type="float">
            <text:p>20.5</text:p>
          </table:table-cell>
          <table:table-cell office:value-type="float" office:value="1020.34997558594" calcext:value-type="float">
            <text:p>1020.3499755859</text:p>
          </table:table-cell>
        </table:table-row>
        <table:table-row table:style-name="ro1">
          <table:table-cell office:value-type="date" office:date-value="2014-07-27T08:28:57" calcext:value-type="date">
            <text:p>27 Jul 2014 08:28</text:p>
          </table:table-cell>
          <table:table-cell office:value-type="float" office:value="55.7828369140625" calcext:value-type="float">
            <text:p>55.7828369141</text:p>
          </table:table-cell>
          <table:table-cell office:value-type="float" office:value="20.6000003814697" calcext:value-type="float">
            <text:p>20.6000003815</text:p>
          </table:table-cell>
          <table:table-cell office:value-type="float" office:value="1020.13000488281" calcext:value-type="float">
            <text:p>1020.1300048828</text:p>
          </table:table-cell>
        </table:table-row>
        <table:table-row table:style-name="ro1">
          <table:table-cell office:value-type="date" office:date-value="2014-07-27T08:38:57" calcext:value-type="date">
            <text:p>27 Jul 2014 08:38</text:p>
          </table:table-cell>
          <table:table-cell office:value-type="float" office:value="55.8438720703125" calcext:value-type="float">
            <text:p>55.8438720703</text:p>
          </table:table-cell>
          <table:table-cell office:value-type="float" office:value="20.7000007629395" calcext:value-type="float">
            <text:p>20.7000007629</text:p>
          </table:table-cell>
          <table:table-cell office:value-type="float" office:value="1020.30999755859" calcext:value-type="float">
            <text:p>1020.3099975586</text:p>
          </table:table-cell>
        </table:table-row>
        <table:table-row table:style-name="ro1">
          <table:table-cell office:value-type="date" office:date-value="2014-07-27T08:48:57" calcext:value-type="date">
            <text:p>27 Jul 2014 08:48</text:p>
          </table:table-cell>
          <table:table-cell office:value-type="float" office:value="55.7446899414063" calcext:value-type="float">
            <text:p>55.7446899414</text:p>
          </table:table-cell>
          <table:table-cell office:value-type="float" office:value="20.7999992370605" calcext:value-type="float">
            <text:p>20.7999992371</text:p>
          </table:table-cell>
          <table:table-cell office:value-type="float" office:value="1020.40997314453" calcext:value-type="float">
            <text:p>1020.4099731445</text:p>
          </table:table-cell>
        </table:table-row>
        <table:table-row table:style-name="ro1">
          <table:table-cell office:value-type="date" office:date-value="2014-07-27T08:58:58" calcext:value-type="date">
            <text:p>27 Jul 2014 08:58</text:p>
          </table:table-cell>
          <table:table-cell office:value-type="float" office:value="55.82861328125" calcext:value-type="float">
            <text:p>55.8286132813</text:p>
          </table:table-cell>
          <table:table-cell office:value-type="float" office:value="20.8999996185303" calcext:value-type="float">
            <text:p>20.8999996185</text:p>
          </table:table-cell>
          <table:table-cell office:value-type="float" office:value="1020.30999755859" calcext:value-type="float">
            <text:p>1020.3099975586</text:p>
          </table:table-cell>
        </table:table-row>
        <table:table-row table:style-name="ro1">
          <table:table-cell office:value-type="date" office:date-value="2014-07-27T09:08:58" calcext:value-type="date">
            <text:p>27 Jul 2014 09:08</text:p>
          </table:table-cell>
          <table:table-cell office:value-type="float" office:value="55.9964599609375" calcext:value-type="float">
            <text:p>55.9964599609</text:p>
          </table:table-cell>
          <table:table-cell office:value-type="float" office:value="21" calcext:value-type="float">
            <text:p>21</text:p>
          </table:table-cell>
          <table:table-cell office:value-type="float" office:value="1020.30999755859" calcext:value-type="float">
            <text:p>1020.3099975586</text:p>
          </table:table-cell>
        </table:table-row>
        <table:table-row table:style-name="ro1">
          <table:table-cell office:value-type="date" office:date-value="2014-07-27T09:18:58" calcext:value-type="date">
            <text:p>27 Jul 2014 09:18</text:p>
          </table:table-cell>
          <table:table-cell office:value-type="float" office:value="55.95068359375" calcext:value-type="float">
            <text:p>55.9506835938</text:p>
          </table:table-cell>
          <table:table-cell office:value-type="float" office:value="21.1000003814697" calcext:value-type="float">
            <text:p>21.1000003815</text:p>
          </table:table-cell>
          <table:table-cell office:value-type="float" office:value="1020.22998046875" calcext:value-type="float">
            <text:p>1020.2299804688</text:p>
          </table:table-cell>
        </table:table-row>
        <table:table-row table:style-name="ro1">
          <table:table-cell office:value-type="date" office:date-value="2014-07-27T09:28:58" calcext:value-type="date">
            <text:p>27 Jul 2014 09:28</text:p>
          </table:table-cell>
          <table:table-cell office:value-type="float" office:value="56.1109008789063" calcext:value-type="float">
            <text:p>56.1109008789</text:p>
          </table:table-cell>
          <table:table-cell office:value-type="float" office:value="21.2000007629395" calcext:value-type="float">
            <text:p>21.2000007629</text:p>
          </table:table-cell>
          <table:table-cell office:value-type="float" office:value="1020.22998046875" calcext:value-type="float">
            <text:p>1020.2299804688</text:p>
          </table:table-cell>
        </table:table-row>
        <table:table-row table:style-name="ro1">
          <table:table-cell office:value-type="date" office:date-value="2014-07-27T09:38:58" calcext:value-type="date">
            <text:p>27 Jul 2014 09:38</text:p>
          </table:table-cell>
          <table:table-cell office:value-type="float" office:value="56.0651245117188" calcext:value-type="float">
            <text:p>56.0651245117</text:p>
          </table:table-cell>
          <table:table-cell office:value-type="float" office:value="21.2000007629395" calcext:value-type="float">
            <text:p>21.2000007629</text:p>
          </table:table-cell>
          <table:table-cell office:value-type="float" office:value="1020.21002197266" calcext:value-type="float">
            <text:p>1020.2100219727</text:p>
          </table:table-cell>
        </table:table-row>
        <table:table-row table:style-name="ro1">
          <table:table-cell office:value-type="date" office:date-value="2014-07-27T09:48:58" calcext:value-type="date">
            <text:p>27 Jul 2014 09:48</text:p>
          </table:table-cell>
          <table:table-cell office:value-type="float" office:value="56.0880126953125" calcext:value-type="float">
            <text:p>56.0880126953</text:p>
          </table:table-cell>
          <table:table-cell office:value-type="float" office:value="21.2999992370605" calcext:value-type="float">
            <text:p>21.2999992371</text:p>
          </table:table-cell>
          <table:table-cell office:value-type="float" office:value="1020.15002441406" calcext:value-type="float">
            <text:p>1020.1500244141</text:p>
          </table:table-cell>
        </table:table-row>
        <table:table-row table:style-name="ro1">
          <table:table-cell office:value-type="date" office:date-value="2014-07-27T09:58:58" calcext:value-type="date">
            <text:p>27 Jul 2014 09:58</text:p>
          </table:table-cell>
          <table:table-cell office:value-type="float" office:value="56.164306640625" calcext:value-type="float">
            <text:p>56.1643066406</text:p>
          </table:table-cell>
          <table:table-cell office:value-type="float" office:value="21.3999996185303" calcext:value-type="float">
            <text:p>21.3999996185</text:p>
          </table:table-cell>
          <table:table-cell office:value-type="float" office:value="1020.39001464844" calcext:value-type="float">
            <text:p>1020.3900146484</text:p>
          </table:table-cell>
        </table:table-row>
        <table:table-row table:style-name="ro1">
          <table:table-cell office:value-type="date" office:date-value="2014-07-27T10:08:58" calcext:value-type="date">
            <text:p>27 Jul 2014 10:08</text:p>
          </table:table-cell>
          <table:table-cell office:value-type="float" office:value="56.3016357421875" calcext:value-type="float">
            <text:p>56.3016357422</text:p>
          </table:table-cell>
          <table:table-cell office:value-type="float" office:value="21.5" calcext:value-type="float">
            <text:p>21.5</text:p>
          </table:table-cell>
          <table:table-cell office:value-type="float" office:value="1020.51000976563" calcext:value-type="float">
            <text:p>1020.5100097656</text:p>
          </table:table-cell>
        </table:table-row>
        <table:table-row table:style-name="ro1">
          <table:table-cell office:value-type="date" office:date-value="2014-07-27T10:18:58" calcext:value-type="date">
            <text:p>27 Jul 2014 10:18</text:p>
          </table:table-cell>
          <table:table-cell office:value-type="float" office:value="56.2406005859375" calcext:value-type="float">
            <text:p>56.2406005859</text:p>
          </table:table-cell>
          <table:table-cell office:value-type="float" office:value="21.6000003814697" calcext:value-type="float">
            <text:p>21.6000003815</text:p>
          </table:table-cell>
          <table:table-cell office:value-type="float" office:value="1020.59002685547" calcext:value-type="float">
            <text:p>1020.5900268555</text:p>
          </table:table-cell>
        </table:table-row>
        <table:table-row table:style-name="ro1">
          <table:table-cell office:value-type="date" office:date-value="2014-07-27T10:28:58" calcext:value-type="date">
            <text:p>27 Jul 2014 10:28</text:p>
          </table:table-cell>
          <table:table-cell office:value-type="float" office:value="56.3626708984375" calcext:value-type="float">
            <text:p>56.3626708984</text:p>
          </table:table-cell>
          <table:table-cell office:value-type="float" office:value="21.6000003814697" calcext:value-type="float">
            <text:p>21.6000003815</text:p>
          </table:table-cell>
          <table:table-cell office:value-type="float" office:value="1020.57000732422" calcext:value-type="float">
            <text:p>1020.5700073242</text:p>
          </table:table-cell>
        </table:table-row>
        <table:table-row table:style-name="ro1">
          <table:table-cell office:value-type="date" office:date-value="2014-07-27T10:38:58" calcext:value-type="date">
            <text:p>27 Jul 2014 10:38</text:p>
          </table:table-cell>
          <table:table-cell office:value-type="float" office:value="56.4237060546875" calcext:value-type="float">
            <text:p>56.4237060547</text:p>
          </table:table-cell>
          <table:table-cell office:value-type="float" office:value="21.7000007629395" calcext:value-type="float">
            <text:p>21.7000007629</text:p>
          </table:table-cell>
          <table:table-cell office:value-type="float" office:value="1020.46997070313" calcext:value-type="float">
            <text:p>1020.4699707031</text:p>
          </table:table-cell>
        </table:table-row>
        <table:table-row table:style-name="ro1">
          <table:table-cell office:value-type="date" office:date-value="2014-07-27T10:48:58" calcext:value-type="date">
            <text:p>27 Jul 2014 10:48</text:p>
          </table:table-cell>
          <table:table-cell office:value-type="float" office:value="56.408447265625" calcext:value-type="float">
            <text:p>56.4084472656</text:p>
          </table:table-cell>
          <table:table-cell office:value-type="float" office:value="21.7999992370605" calcext:value-type="float">
            <text:p>21.7999992371</text:p>
          </table:table-cell>
          <table:table-cell office:value-type="float" office:value="1020.46997070313" calcext:value-type="float">
            <text:p>1020.4699707031</text:p>
          </table:table-cell>
        </table:table-row>
        <table:table-row table:style-name="ro1">
          <table:table-cell office:value-type="date" office:date-value="2014-07-27T10:58:59" calcext:value-type="date">
            <text:p>27 Jul 2014 10:58</text:p>
          </table:table-cell>
          <table:table-cell office:value-type="float" office:value="56.4465942382813" calcext:value-type="float">
            <text:p>56.4465942383</text:p>
          </table:table-cell>
          <table:table-cell office:value-type="float" office:value="21.7999992370605" calcext:value-type="float">
            <text:p>21.7999992371</text:p>
          </table:table-cell>
          <table:table-cell office:value-type="float" office:value="1020.59002685547" calcext:value-type="float">
            <text:p>1020.5900268555</text:p>
          </table:table-cell>
        </table:table-row>
        <table:table-row table:style-name="ro1">
          <table:table-cell office:value-type="date" office:date-value="2014-07-27T11:08:59" calcext:value-type="date">
            <text:p>27 Jul 2014 11:08</text:p>
          </table:table-cell>
          <table:table-cell office:value-type="float" office:value="56.4771118164063" calcext:value-type="float">
            <text:p>56.4771118164</text:p>
          </table:table-cell>
          <table:table-cell office:value-type="float" office:value="21.7999992370605" calcext:value-type="float">
            <text:p>21.7999992371</text:p>
          </table:table-cell>
          <table:table-cell office:value-type="float" office:value="1020.51000976563" calcext:value-type="float">
            <text:p>1020.5100097656</text:p>
          </table:table-cell>
        </table:table-row>
        <table:table-row table:style-name="ro1">
          <table:table-cell office:value-type="date" office:date-value="2014-07-27T11:18:59" calcext:value-type="date">
            <text:p>27 Jul 2014 11:18</text:p>
          </table:table-cell>
          <table:table-cell office:value-type="float" office:value="56.5076293945313" calcext:value-type="float">
            <text:p>56.5076293945</text:p>
          </table:table-cell>
          <table:table-cell office:value-type="float" office:value="21.7999992370605" calcext:value-type="float">
            <text:p>21.7999992371</text:p>
          </table:table-cell>
          <table:table-cell office:value-type="float" office:value="1020.59002685547" calcext:value-type="float">
            <text:p>1020.5900268555</text:p>
          </table:table-cell>
        </table:table-row>
        <table:table-row table:style-name="ro1">
          <table:table-cell office:value-type="date" office:date-value="2014-07-27T11:28:59" calcext:value-type="date">
            <text:p>27 Jul 2014 11:28</text:p>
          </table:table-cell>
          <table:table-cell office:value-type="float" office:value="56.5534057617188" calcext:value-type="float">
            <text:p>56.5534057617</text:p>
          </table:table-cell>
          <table:table-cell office:value-type="float" office:value="21.7999992370605" calcext:value-type="float">
            <text:p>21.7999992371</text:p>
          </table:table-cell>
          <table:table-cell office:value-type="float" office:value="1020.51000976563" calcext:value-type="float">
            <text:p>1020.5100097656</text:p>
          </table:table-cell>
        </table:table-row>
        <table:table-row table:style-name="ro1">
          <table:table-cell office:value-type="date" office:date-value="2014-07-27T11:38:59" calcext:value-type="date">
            <text:p>27 Jul 2014 11:38</text:p>
          </table:table-cell>
          <table:table-cell office:value-type="float" office:value="56.6449584960938" calcext:value-type="float">
            <text:p>56.6449584961</text:p>
          </table:table-cell>
          <table:table-cell office:value-type="float" office:value="21.7999992370605" calcext:value-type="float">
            <text:p>21.7999992371</text:p>
          </table:table-cell>
          <table:table-cell office:value-type="float" office:value="1020.30999755859" calcext:value-type="float">
            <text:p>1020.3099975586</text:p>
          </table:table-cell>
        </table:table-row>
        <table:table-row table:style-name="ro1">
          <table:table-cell office:value-type="date" office:date-value="2014-07-27T11:48:59" calcext:value-type="date">
            <text:p>27 Jul 2014 11:48</text:p>
          </table:table-cell>
          <table:table-cell office:value-type="float" office:value="56.652587890625" calcext:value-type="float">
            <text:p>56.6525878906</text:p>
          </table:table-cell>
          <table:table-cell office:value-type="float" office:value="21.7999992370605" calcext:value-type="float">
            <text:p>21.7999992371</text:p>
          </table:table-cell>
          <table:table-cell office:value-type="float" office:value="1020.25" calcext:value-type="float">
            <text:p>1020.25</text:p>
          </table:table-cell>
        </table:table-row>
        <table:table-row table:style-name="ro1">
          <table:table-cell office:value-type="date" office:date-value="2014-07-27T11:58:59" calcext:value-type="date">
            <text:p>27 Jul 2014 11:58</text:p>
          </table:table-cell>
          <table:table-cell office:value-type="float" office:value="56.6983642578125" calcext:value-type="float">
            <text:p>56.6983642578</text:p>
          </table:table-cell>
          <table:table-cell office:value-type="float" office:value="21.7000007629395" calcext:value-type="float">
            <text:p>21.7000007629</text:p>
          </table:table-cell>
          <table:table-cell office:value-type="float" office:value="1020.34997558594" calcext:value-type="float">
            <text:p>1020.3499755859</text:p>
          </table:table-cell>
        </table:table-row>
        <table:table-row table:style-name="ro1">
          <table:table-cell office:value-type="date" office:date-value="2014-07-27T12:08:59" calcext:value-type="date">
            <text:p>27 Jul 2014 12:08</text:p>
          </table:table-cell>
          <table:table-cell office:value-type="float" office:value="56.6373291015625" calcext:value-type="float">
            <text:p>56.6373291016</text:p>
          </table:table-cell>
          <table:table-cell office:value-type="float" office:value="21.7000007629395" calcext:value-type="float">
            <text:p>21.7000007629</text:p>
          </table:table-cell>
          <table:table-cell office:value-type="float" office:value="1020.45001220703" calcext:value-type="float">
            <text:p>1020.450012207</text:p>
          </table:table-cell>
        </table:table-row>
        <table:table-row table:style-name="ro1">
          <table:table-cell office:value-type="date" office:date-value="2014-07-27T12:18:59" calcext:value-type="date">
            <text:p>27 Jul 2014 12:18</text:p>
          </table:table-cell>
          <table:table-cell office:value-type="float" office:value="56.6449584960938" calcext:value-type="float">
            <text:p>56.6449584961</text:p>
          </table:table-cell>
          <table:table-cell office:value-type="float" office:value="21.7000007629395" calcext:value-type="float">
            <text:p>21.7000007629</text:p>
          </table:table-cell>
          <table:table-cell office:value-type="float" office:value="1020.71002197266" calcext:value-type="float">
            <text:p>1020.7100219727</text:p>
          </table:table-cell>
        </table:table-row>
        <table:table-row table:style-name="ro1">
          <table:table-cell office:value-type="date" office:date-value="2014-07-27T12:28:59" calcext:value-type="date">
            <text:p>27 Jul 2014 12:28</text:p>
          </table:table-cell>
          <table:table-cell office:value-type="float" office:value="56.68310546875" calcext:value-type="float">
            <text:p>56.6831054688</text:p>
          </table:table-cell>
          <table:table-cell office:value-type="float" office:value="21.6000003814697" calcext:value-type="float">
            <text:p>21.6000003815</text:p>
          </table:table-cell>
          <table:table-cell office:value-type="float" office:value="1020.84997558594" calcext:value-type="float">
            <text:p>1020.8499755859</text:p>
          </table:table-cell>
        </table:table-row>
        <table:table-row table:style-name="ro1">
          <table:table-cell office:value-type="date" office:date-value="2014-07-27T12:38:59" calcext:value-type="date">
            <text:p>27 Jul 2014 12:38</text:p>
          </table:table-cell>
          <table:table-cell office:value-type="float" office:value="56.6220703125" calcext:value-type="float">
            <text:p>56.6220703125</text:p>
          </table:table-cell>
          <table:table-cell office:value-type="float" office:value="21.6000003814697" calcext:value-type="float">
            <text:p>21.6000003815</text:p>
          </table:table-cell>
          <table:table-cell office:value-type="float" office:value="1021.15002441406" calcext:value-type="float">
            <text:p>1021.1500244141</text:p>
          </table:table-cell>
        </table:table-row>
        <table:table-row table:style-name="ro1">
          <table:table-cell office:value-type="date" office:date-value="2014-07-27T12:48:59" calcext:value-type="date">
            <text:p>27 Jul 2014 12:48</text:p>
          </table:table-cell>
          <table:table-cell office:value-type="float" office:value="56.7365112304688" calcext:value-type="float">
            <text:p>56.7365112305</text:p>
          </table:table-cell>
          <table:table-cell office:value-type="float" office:value="21.5" calcext:value-type="float">
            <text:p>21.5</text:p>
          </table:table-cell>
          <table:table-cell office:value-type="float" office:value="1021.30999755859" calcext:value-type="float">
            <text:p>1021.3099975586</text:p>
          </table:table-cell>
        </table:table-row>
        <table:table-row table:style-name="ro1">
          <table:table-cell office:value-type="date" office:date-value="2014-07-27T12:58:59" calcext:value-type="date">
            <text:p>27 Jul 2014 12:58</text:p>
          </table:table-cell>
          <table:table-cell office:value-type="float" office:value="56.6220703125" calcext:value-type="float">
            <text:p>56.6220703125</text:p>
          </table:table-cell>
          <table:table-cell office:value-type="float" office:value="21.3999996185303" calcext:value-type="float">
            <text:p>21.3999996185</text:p>
          </table:table-cell>
          <table:table-cell office:value-type="float" office:value="1021.30999755859" calcext:value-type="float">
            <text:p>1021.3099975586</text:p>
          </table:table-cell>
        </table:table-row>
        <table:table-row table:style-name="ro1">
          <table:table-cell office:value-type="date" office:date-value="2014-07-27T13:09:00" calcext:value-type="date">
            <text:p>27 Jul 2014 13:09</text:p>
          </table:table-cell>
          <table:table-cell office:value-type="float" office:value="56.6754760742188" calcext:value-type="float">
            <text:p>56.6754760742</text:p>
          </table:table-cell>
          <table:table-cell office:value-type="float" office:value="21.3999996185303" calcext:value-type="float">
            <text:p>21.3999996185</text:p>
          </table:table-cell>
          <table:table-cell office:value-type="float" office:value="1021.33001708984" calcext:value-type="float">
            <text:p>1021.3300170899</text:p>
          </table:table-cell>
        </table:table-row>
        <table:table-row table:style-name="ro1">
          <table:table-cell office:value-type="date" office:date-value="2014-07-27T13:19:00" calcext:value-type="date">
            <text:p>27 Jul 2014 13:19</text:p>
          </table:table-cell>
          <table:table-cell office:value-type="float" office:value="56.591552734375" calcext:value-type="float">
            <text:p>56.5915527344</text:p>
          </table:table-cell>
          <table:table-cell office:value-type="float" office:value="21.2999992370605" calcext:value-type="float">
            <text:p>21.2999992371</text:p>
          </table:table-cell>
          <table:table-cell office:value-type="float" office:value="1021.48999023438" calcext:value-type="float">
            <text:p>1021.4899902344</text:p>
          </table:table-cell>
        </table:table-row>
        <table:table-row table:style-name="ro1">
          <table:table-cell office:value-type="date" office:date-value="2014-07-27T13:29:00" calcext:value-type="date">
            <text:p>27 Jul 2014 13:29</text:p>
          </table:table-cell>
          <table:table-cell office:value-type="float" office:value="56.43896484375" calcext:value-type="float">
            <text:p>56.4389648438</text:p>
          </table:table-cell>
          <table:table-cell office:value-type="float" office:value="21.2000007629395" calcext:value-type="float">
            <text:p>21.2000007629</text:p>
          </table:table-cell>
          <table:table-cell office:value-type="float" office:value="1021.48999023438" calcext:value-type="float">
            <text:p>1021.4899902344</text:p>
          </table:table-cell>
        </table:table-row>
        <table:table-row table:style-name="ro1">
          <table:table-cell office:value-type="date" office:date-value="2014-07-27T13:39:00" calcext:value-type="date">
            <text:p>27 Jul 2014 13:39</text:p>
          </table:table-cell>
          <table:table-cell office:value-type="float" office:value="56.3779296875" calcext:value-type="float">
            <text:p>56.3779296875</text:p>
          </table:table-cell>
          <table:table-cell office:value-type="float" office:value="21.1000003814697" calcext:value-type="float">
            <text:p>21.1000003815</text:p>
          </table:table-cell>
          <table:table-cell office:value-type="float" office:value="1021.40997314453" calcext:value-type="float">
            <text:p>1021.4099731445</text:p>
          </table:table-cell>
        </table:table-row>
        <table:table-row table:style-name="ro1">
          <table:table-cell office:value-type="date" office:date-value="2014-07-27T13:49:00" calcext:value-type="date">
            <text:p>27 Jul 2014 13:49</text:p>
          </table:table-cell>
          <table:table-cell office:value-type="float" office:value="56.408447265625" calcext:value-type="float">
            <text:p>56.4084472656</text:p>
          </table:table-cell>
          <table:table-cell office:value-type="float" office:value="21" calcext:value-type="float">
            <text:p>21</text:p>
          </table:table-cell>
          <table:table-cell office:value-type="float" office:value="1021.75" calcext:value-type="float">
            <text:p>1021.75</text:p>
          </table:table-cell>
        </table:table-row>
        <table:table-row table:style-name="ro1">
          <table:table-cell office:value-type="date" office:date-value="2014-07-27T13:59:00" calcext:value-type="date">
            <text:p>27 Jul 2014 13:59</text:p>
          </table:table-cell>
          <table:table-cell office:value-type="float" office:value="56.4618530273438" calcext:value-type="float">
            <text:p>56.4618530273</text:p>
          </table:table-cell>
          <table:table-cell office:value-type="float" office:value="20.8999996185303" calcext:value-type="float">
            <text:p>20.8999996185</text:p>
          </table:table-cell>
          <table:table-cell office:value-type="float" office:value="1021.65002441406" calcext:value-type="float">
            <text:p>1021.6500244141</text:p>
          </table:table-cell>
        </table:table-row>
        <table:table-row table:style-name="ro1">
          <table:table-cell office:value-type="date" office:date-value="2014-07-27T14:09:00" calcext:value-type="date">
            <text:p>27 Jul 2014 14:09</text:p>
          </table:table-cell>
          <table:table-cell office:value-type="float" office:value="56.5457763671875" calcext:value-type="float">
            <text:p>56.5457763672</text:p>
          </table:table-cell>
          <table:table-cell office:value-type="float" office:value="20.7999992370605" calcext:value-type="float">
            <text:p>20.7999992371</text:p>
          </table:table-cell>
          <table:table-cell office:value-type="float" office:value="1021.69000244141" calcext:value-type="float">
            <text:p>1021.6900024414</text:p>
          </table:table-cell>
        </table:table-row>
        <table:table-row table:style-name="ro1">
          <table:table-cell office:value-type="date" office:date-value="2014-07-27T14:19:00" calcext:value-type="date">
            <text:p>27 Jul 2014 14:19</text:p>
          </table:table-cell>
          <table:table-cell office:value-type="float" office:value="56.6754760742188" calcext:value-type="float">
            <text:p>56.6754760742</text:p>
          </table:table-cell>
          <table:table-cell office:value-type="float" office:value="20.6000003814697" calcext:value-type="float">
            <text:p>20.6000003815</text:p>
          </table:table-cell>
          <table:table-cell office:value-type="float" office:value="1021.80999755859" calcext:value-type="float">
            <text:p>1021.8099975586</text:p>
          </table:table-cell>
        </table:table-row>
        <table:table-row table:style-name="ro1">
          <table:table-cell office:value-type="date" office:date-value="2014-07-27T14:29:00" calcext:value-type="date">
            <text:p>27 Jul 2014 14:29</text:p>
          </table:table-cell>
          <table:table-cell office:value-type="float" office:value="56.4847412109375" calcext:value-type="float">
            <text:p>56.4847412109</text:p>
          </table:table-cell>
          <table:table-cell office:value-type="float" office:value="20.5" calcext:value-type="float">
            <text:p>20.5</text:p>
          </table:table-cell>
          <table:table-cell office:value-type="float" office:value="1022.05999755859" calcext:value-type="float">
            <text:p>1022.0599975586</text:p>
          </table:table-cell>
        </table:table-row>
        <table:table-row table:style-name="ro1">
          <table:table-cell office:value-type="date" office:date-value="2014-07-27T14:39:00" calcext:value-type="date">
            <text:p>27 Jul 2014 14:39</text:p>
          </table:table-cell>
          <table:table-cell office:value-type="float" office:value="56.5152587890625" calcext:value-type="float">
            <text:p>56.5152587891</text:p>
          </table:table-cell>
          <table:table-cell office:value-type="float" office:value="20.3999996185303" calcext:value-type="float">
            <text:p>20.3999996185</text:p>
          </table:table-cell>
          <table:table-cell office:value-type="float" office:value="1022.11999511719" calcext:value-type="float">
            <text:p>1022.1199951172</text:p>
          </table:table-cell>
        </table:table-row>
        <table:table-row table:style-name="ro1">
          <table:table-cell office:value-type="date" office:date-value="2014-07-27T14:49:00" calcext:value-type="date">
            <text:p>27 Jul 2014 14:49</text:p>
          </table:table-cell>
          <table:table-cell office:value-type="float" office:value="56.6144409179688" calcext:value-type="float">
            <text:p>56.614440918</text:p>
          </table:table-cell>
          <table:table-cell office:value-type="float" office:value="20.2000007629395" calcext:value-type="float">
            <text:p>20.2000007629</text:p>
          </table:table-cell>
          <table:table-cell office:value-type="float" office:value="1022.09997558594" calcext:value-type="float">
            <text:p>1022.0999755859</text:p>
          </table:table-cell>
        </table:table-row>
        <table:table-row table:style-name="ro1">
          <table:table-cell office:value-type="date" office:date-value="2014-07-27T14:59:00" calcext:value-type="date">
            <text:p>27 Jul 2014 14:59</text:p>
          </table:table-cell>
          <table:table-cell office:value-type="float" office:value="56.6754760742188" calcext:value-type="float">
            <text:p>56.6754760742</text:p>
          </table:table-cell>
          <table:table-cell office:value-type="float" office:value="20.1000003814697" calcext:value-type="float">
            <text:p>20.1000003815</text:p>
          </table:table-cell>
          <table:table-cell office:value-type="float" office:value="1022.28002929688" calcext:value-type="float">
            <text:p>1022.2800292969</text:p>
          </table:table-cell>
        </table:table-row>
        <table:table-row table:style-name="ro1">
          <table:table-cell office:value-type="date" office:date-value="2014-07-27T15:09:01" calcext:value-type="date">
            <text:p>27 Jul 2014 15:09</text:p>
          </table:table-cell>
          <table:table-cell office:value-type="float" office:value="56.713623046875" calcext:value-type="float">
            <text:p>56.7136230469</text:p>
          </table:table-cell>
          <table:table-cell office:value-type="float" office:value="20" calcext:value-type="float">
            <text:p>20</text:p>
          </table:table-cell>
          <table:table-cell office:value-type="float" office:value="1022.44000244141" calcext:value-type="float">
            <text:p>1022.4400024414</text:p>
          </table:table-cell>
        </table:table-row>
        <table:table-row table:style-name="ro1">
          <table:table-cell office:value-type="date" office:date-value="2014-07-27T15:19:01" calcext:value-type="date">
            <text:p>27 Jul 2014 15:19</text:p>
          </table:table-cell>
          <table:table-cell office:value-type="float" office:value="56.9196166992188" calcext:value-type="float">
            <text:p>56.9196166992</text:p>
          </table:table-cell>
          <table:table-cell office:value-type="float" office:value="19.8999996185303" calcext:value-type="float">
            <text:p>19.8999996185</text:p>
          </table:table-cell>
          <table:table-cell office:value-type="float" office:value="1022.40002441406" calcext:value-type="float">
            <text:p>1022.4000244141</text:p>
          </table:table-cell>
        </table:table-row>
        <table:table-row table:style-name="ro1">
          <table:table-cell office:value-type="date" office:date-value="2014-07-27T15:29:01" calcext:value-type="date">
            <text:p>27 Jul 2014 15:29</text:p>
          </table:table-cell>
          <table:table-cell office:value-type="float" office:value="56.8280639648438" calcext:value-type="float">
            <text:p>56.8280639648</text:p>
          </table:table-cell>
          <table:table-cell office:value-type="float" office:value="19.7999992370605" calcext:value-type="float">
            <text:p>19.7999992371</text:p>
          </table:table-cell>
          <table:table-cell office:value-type="float" office:value="1022.29998779297" calcext:value-type="float">
            <text:p>1022.299987793</text:p>
          </table:table-cell>
        </table:table-row>
        <table:table-row table:style-name="ro1">
          <table:table-cell office:value-type="date" office:date-value="2014-07-27T15:39:01" calcext:value-type="date">
            <text:p>27 Jul 2014 15:39</text:p>
          </table:table-cell>
          <table:table-cell office:value-type="float" office:value="56.8585815429688" calcext:value-type="float">
            <text:p>56.858581543</text:p>
          </table:table-cell>
          <table:table-cell office:value-type="float" office:value="19.7000007629395" calcext:value-type="float">
            <text:p>19.7000007629</text:p>
          </table:table-cell>
          <table:table-cell office:value-type="float" office:value="1022.46002197266" calcext:value-type="float">
            <text:p>1022.4600219727</text:p>
          </table:table-cell>
        </table:table-row>
        <table:table-row table:style-name="ro1">
          <table:table-cell office:value-type="date" office:date-value="2014-07-27T15:49:01" calcext:value-type="date">
            <text:p>27 Jul 2014 15:49</text:p>
          </table:table-cell>
          <table:table-cell office:value-type="float" office:value="56.591552734375" calcext:value-type="float">
            <text:p>56.5915527344</text:p>
          </table:table-cell>
          <table:table-cell office:value-type="float" office:value="19.6000003814697" calcext:value-type="float">
            <text:p>19.6000003815</text:p>
          </table:table-cell>
          <table:table-cell office:value-type="float" office:value="1022.65997314453" calcext:value-type="float">
            <text:p>1022.6599731445</text:p>
          </table:table-cell>
        </table:table-row>
        <table:table-row table:style-name="ro1">
          <table:table-cell office:value-type="date" office:date-value="2014-07-27T15:59:01" calcext:value-type="date">
            <text:p>27 Jul 2014 15:59</text:p>
          </table:table-cell>
          <table:table-cell office:value-type="float" office:value="56.6296997070313" calcext:value-type="float">
            <text:p>56.629699707</text:p>
          </table:table-cell>
          <table:table-cell office:value-type="float" office:value="19.5" calcext:value-type="float">
            <text:p>19.5</text:p>
          </table:table-cell>
          <table:table-cell office:value-type="float" office:value="1022.53997802734" calcext:value-type="float">
            <text:p>1022.5399780274</text:p>
          </table:table-cell>
        </table:table-row>
        <table:table-row table:style-name="ro1">
          <table:table-cell office:value-type="date" office:date-value="2014-07-27T16:09:01" calcext:value-type="date">
            <text:p>27 Jul 2014 16:09</text:p>
          </table:table-cell>
          <table:table-cell office:value-type="float" office:value="56.7670288085938" calcext:value-type="float">
            <text:p>56.7670288086</text:p>
          </table:table-cell>
          <table:table-cell office:value-type="float" office:value="19.3999996185303" calcext:value-type="float">
            <text:p>19.3999996185</text:p>
          </table:table-cell>
          <table:table-cell office:value-type="float" office:value="1022.55999755859" calcext:value-type="float">
            <text:p>1022.5599975586</text:p>
          </table:table-cell>
        </table:table-row>
        <table:table-row table:style-name="ro1">
          <table:table-cell office:value-type="date" office:date-value="2014-07-27T16:19:01" calcext:value-type="date">
            <text:p>27 Jul 2014 16:19</text:p>
          </table:table-cell>
          <table:table-cell office:value-type="float" office:value="56.744140625" calcext:value-type="float">
            <text:p>56.744140625</text:p>
          </table:table-cell>
          <table:table-cell office:value-type="float" office:value="19.2999992370605" calcext:value-type="float">
            <text:p>19.2999992371</text:p>
          </table:table-cell>
          <table:table-cell office:value-type="float" office:value="1022.61999511719" calcext:value-type="float">
            <text:p>1022.6199951172</text:p>
          </table:table-cell>
        </table:table-row>
        <table:table-row table:style-name="ro1">
          <table:table-cell office:value-type="date" office:date-value="2014-07-27T16:29:01" calcext:value-type="date">
            <text:p>27 Jul 2014 16:29</text:p>
          </table:table-cell>
          <table:table-cell office:value-type="float" office:value="56.896728515625" calcext:value-type="float">
            <text:p>56.8967285156</text:p>
          </table:table-cell>
          <table:table-cell office:value-type="float" office:value="19.2000007629395" calcext:value-type="float">
            <text:p>19.2000007629</text:p>
          </table:table-cell>
          <table:table-cell office:value-type="float" office:value="1022.65997314453" calcext:value-type="float">
            <text:p>1022.6599731445</text:p>
          </table:table-cell>
        </table:table-row>
        <table:table-row table:style-name="ro1">
          <table:table-cell office:value-type="date" office:date-value="2014-07-27T16:39:01" calcext:value-type="date">
            <text:p>27 Jul 2014 16:39</text:p>
          </table:table-cell>
          <table:table-cell office:value-type="float" office:value="56.6144409179688" calcext:value-type="float">
            <text:p>56.614440918</text:p>
          </table:table-cell>
          <table:table-cell office:value-type="float" office:value="19.1000003814697" calcext:value-type="float">
            <text:p>19.1000003815</text:p>
          </table:table-cell>
          <table:table-cell office:value-type="float" office:value="1022.55999755859" calcext:value-type="float">
            <text:p>1022.5599975586</text:p>
          </table:table-cell>
        </table:table-row>
        <table:table-row table:style-name="ro1">
          <table:table-cell office:value-type="date" office:date-value="2014-07-27T16:49:01" calcext:value-type="date">
            <text:p>27 Jul 2014 16:49</text:p>
          </table:table-cell>
          <table:table-cell office:value-type="float" office:value="56.5381469726563" calcext:value-type="float">
            <text:p>56.5381469727</text:p>
          </table:table-cell>
          <table:table-cell office:value-type="float" office:value="19" calcext:value-type="float">
            <text:p>19</text:p>
          </table:table-cell>
          <table:table-cell office:value-type="float" office:value="1022.53997802734" calcext:value-type="float">
            <text:p>1022.5399780274</text:p>
          </table:table-cell>
        </table:table-row>
        <table:table-row table:style-name="ro1">
          <table:table-cell office:value-type="date" office:date-value="2014-07-27T16:59:01" calcext:value-type="date">
            <text:p>27 Jul 2014 16:59</text:p>
          </table:table-cell>
          <table:table-cell office:value-type="float" office:value="56.7593994140625" calcext:value-type="float">
            <text:p>56.7593994141</text:p>
          </table:table-cell>
          <table:table-cell office:value-type="float" office:value="18.8999996185303" calcext:value-type="float">
            <text:p>18.8999996185</text:p>
          </table:table-cell>
          <table:table-cell office:value-type="float" office:value="1022.58001708984" calcext:value-type="float">
            <text:p>1022.5800170899</text:p>
          </table:table-cell>
        </table:table-row>
        <table:table-row table:style-name="ro1">
          <table:table-cell office:value-type="date" office:date-value="2014-07-27T17:09:01" calcext:value-type="date">
            <text:p>27 Jul 2014 17:09</text:p>
          </table:table-cell>
          <table:table-cell office:value-type="float" office:value="56.591552734375" calcext:value-type="float">
            <text:p>56.5915527344</text:p>
          </table:table-cell>
          <table:table-cell office:value-type="float" office:value="18.7999992370605" calcext:value-type="float">
            <text:p>18.7999992371</text:p>
          </table:table-cell>
          <table:table-cell office:value-type="float" office:value="1022.53997802734" calcext:value-type="float">
            <text:p>1022.5399780274</text:p>
          </table:table-cell>
        </table:table-row>
        <table:table-row table:style-name="ro1">
          <table:table-cell office:value-type="date" office:date-value="2014-07-27T17:19:02" calcext:value-type="date">
            <text:p>27 Jul 2014 17:19</text:p>
          </table:table-cell>
          <table:table-cell office:value-type="float" office:value="56.652587890625" calcext:value-type="float">
            <text:p>56.6525878906</text:p>
          </table:table-cell>
          <table:table-cell office:value-type="float" office:value="18.7000007629395" calcext:value-type="float">
            <text:p>18.7000007629</text:p>
          </table:table-cell>
          <table:table-cell office:value-type="float" office:value="1022.28002929688" calcext:value-type="float">
            <text:p>1022.2800292969</text:p>
          </table:table-cell>
        </table:table-row>
        <table:table-row table:style-name="ro1">
          <table:table-cell office:value-type="date" office:date-value="2014-07-27T17:29:02" calcext:value-type="date">
            <text:p>27 Jul 2014 17:29</text:p>
          </table:table-cell>
          <table:table-cell office:value-type="float" office:value="56.7975463867188" calcext:value-type="float">
            <text:p>56.7975463867</text:p>
          </table:table-cell>
          <table:table-cell office:value-type="float" office:value="18.6000003814697" calcext:value-type="float">
            <text:p>18.6000003815</text:p>
          </table:table-cell>
          <table:table-cell office:value-type="float" office:value="1022.28002929688" calcext:value-type="float">
            <text:p>1022.2800292969</text:p>
          </table:table-cell>
        </table:table-row>
        <table:table-row table:style-name="ro1">
          <table:table-cell office:value-type="date" office:date-value="2014-07-27T17:39:02" calcext:value-type="date">
            <text:p>27 Jul 2014 17:39</text:p>
          </table:table-cell>
          <table:table-cell office:value-type="float" office:value="56.591552734375" calcext:value-type="float">
            <text:p>56.5915527344</text:p>
          </table:table-cell>
          <table:table-cell office:value-type="float" office:value="18.5" calcext:value-type="float">
            <text:p>18.5</text:p>
          </table:table-cell>
          <table:table-cell office:value-type="float" office:value="1022.5" calcext:value-type="float">
            <text:p>1022.5</text:p>
          </table:table-cell>
        </table:table-row>
        <table:table-row table:style-name="ro1">
          <table:table-cell office:value-type="date" office:date-value="2014-07-27T17:49:02" calcext:value-type="date">
            <text:p>27 Jul 2014 17:49</text:p>
          </table:table-cell>
          <table:table-cell office:value-type="float" office:value="56.7975463867188" calcext:value-type="float">
            <text:p>56.7975463867</text:p>
          </table:table-cell>
          <table:table-cell office:value-type="float" office:value="18.3999996185303" calcext:value-type="float">
            <text:p>18.3999996185</text:p>
          </table:table-cell>
          <table:table-cell office:value-type="float" office:value="1022.79998779297" calcext:value-type="float">
            <text:p>1022.799987793</text:p>
          </table:table-cell>
        </table:table-row>
        <table:table-row table:style-name="ro1">
          <table:table-cell office:value-type="date" office:date-value="2014-07-27T17:59:02" calcext:value-type="date">
            <text:p>27 Jul 2014 17:59</text:p>
          </table:table-cell>
          <table:table-cell office:value-type="float" office:value="56.7822875976563" calcext:value-type="float">
            <text:p>56.7822875977</text:p>
          </table:table-cell>
          <table:table-cell office:value-type="float" office:value="18.3999996185303" calcext:value-type="float">
            <text:p>18.3999996185</text:p>
          </table:table-cell>
          <table:table-cell office:value-type="float" office:value="1022.59997558594" calcext:value-type="float">
            <text:p>1022.5999755859</text:p>
          </table:table-cell>
        </table:table-row>
        <table:table-row table:style-name="ro1">
          <table:table-cell office:value-type="date" office:date-value="2014-07-27T18:09:02" calcext:value-type="date">
            <text:p>27 Jul 2014 18:09</text:p>
          </table:table-cell>
          <table:table-cell office:value-type="float" office:value="56.7365112304688" calcext:value-type="float">
            <text:p>56.7365112305</text:p>
          </table:table-cell>
          <table:table-cell office:value-type="float" office:value="18.2999992370605" calcext:value-type="float">
            <text:p>18.2999992371</text:p>
          </table:table-cell>
          <table:table-cell office:value-type="float" office:value="1022.67999267578" calcext:value-type="float">
            <text:p>1022.6799926758</text:p>
          </table:table-cell>
        </table:table-row>
        <table:table-row table:style-name="ro1">
          <table:table-cell office:value-type="date" office:date-value="2014-07-27T18:19:02" calcext:value-type="date">
            <text:p>27 Jul 2014 18:19</text:p>
          </table:table-cell>
          <table:table-cell office:value-type="float" office:value="56.5" calcext:value-type="float">
            <text:p>56.5</text:p>
          </table:table-cell>
          <table:table-cell office:value-type="float" office:value="18.2000007629395" calcext:value-type="float">
            <text:p>18.2000007629</text:p>
          </table:table-cell>
          <table:table-cell office:value-type="float" office:value="1022.70001220703" calcext:value-type="float">
            <text:p>1022.700012207</text:p>
          </table:table-cell>
        </table:table-row>
        <table:table-row table:style-name="ro1">
          <table:table-cell office:value-type="date" office:date-value="2014-07-27T18:29:02" calcext:value-type="date">
            <text:p>27 Jul 2014 18:29</text:p>
          </table:table-cell>
          <table:table-cell office:value-type="float" office:value="56.5381469726563" calcext:value-type="float">
            <text:p>56.5381469727</text:p>
          </table:table-cell>
          <table:table-cell office:value-type="float" office:value="18.2000007629395" calcext:value-type="float">
            <text:p>18.2000007629</text:p>
          </table:table-cell>
          <table:table-cell office:value-type="float" office:value="1022.79998779297" calcext:value-type="float">
            <text:p>1022.799987793</text:p>
          </table:table-cell>
        </table:table-row>
        <table:table-row table:style-name="ro1">
          <table:table-cell office:value-type="date" office:date-value="2014-07-27T18:39:02" calcext:value-type="date">
            <text:p>27 Jul 2014 18:39</text:p>
          </table:table-cell>
          <table:table-cell office:value-type="float" office:value="56.7899169921875" calcext:value-type="float">
            <text:p>56.7899169922</text:p>
          </table:table-cell>
          <table:table-cell office:value-type="float" office:value="18.1000003814697" calcext:value-type="float">
            <text:p>18.1000003815</text:p>
          </table:table-cell>
          <table:table-cell office:value-type="float" office:value="1022.59997558594" calcext:value-type="float">
            <text:p>1022.5999755859</text:p>
          </table:table-cell>
        </table:table-row>
        <table:table-row table:style-name="ro1">
          <table:table-cell office:value-type="date" office:date-value="2014-07-27T18:49:02" calcext:value-type="date">
            <text:p>27 Jul 2014 18:49</text:p>
          </table:table-cell>
          <table:table-cell office:value-type="float" office:value="56.408447265625" calcext:value-type="float">
            <text:p>56.4084472656</text:p>
          </table:table-cell>
          <table:table-cell office:value-type="float" office:value="18" calcext:value-type="float">
            <text:p>18</text:p>
          </table:table-cell>
          <table:table-cell office:value-type="float" office:value="1022.5" calcext:value-type="float">
            <text:p>1022.5</text:p>
          </table:table-cell>
        </table:table-row>
        <table:table-row table:style-name="ro1">
          <table:table-cell office:value-type="date" office:date-value="2014-07-27T18:59:02" calcext:value-type="date">
            <text:p>27 Jul 2014 18:59</text:p>
          </table:table-cell>
          <table:table-cell office:value-type="float" office:value="56.469482421875" calcext:value-type="float">
            <text:p>56.4694824219</text:p>
          </table:table-cell>
          <table:table-cell office:value-type="float" office:value="18" calcext:value-type="float">
            <text:p>18</text:p>
          </table:table-cell>
          <table:table-cell office:value-type="float" office:value="1022.59997558594" calcext:value-type="float">
            <text:p>1022.5999755859</text:p>
          </table:table-cell>
        </table:table-row>
        <table:table-row table:style-name="ro1">
          <table:table-cell office:value-type="date" office:date-value="2014-07-27T19:09:02" calcext:value-type="date">
            <text:p>27 Jul 2014 19:09</text:p>
          </table:table-cell>
          <table:table-cell office:value-type="float" office:value="56.7288818359375" calcext:value-type="float">
            <text:p>56.7288818359</text:p>
          </table:table-cell>
          <table:table-cell office:value-type="float" office:value="17.8999996185303" calcext:value-type="float">
            <text:p>17.8999996185</text:p>
          </table:table-cell>
          <table:table-cell office:value-type="float" office:value="1022.65997314453" calcext:value-type="float">
            <text:p>1022.6599731445</text:p>
          </table:table-cell>
        </table:table-row>
        <table:table-row table:style-name="ro1">
          <table:table-cell office:value-type="date" office:date-value="2014-07-27T19:19:02" calcext:value-type="date">
            <text:p>27 Jul 2014 19:19</text:p>
          </table:table-cell>
          <table:table-cell office:value-type="float" office:value="56.530517578125" calcext:value-type="float">
            <text:p>56.5305175781</text:p>
          </table:table-cell>
          <table:table-cell office:value-type="float" office:value="17.8999996185303" calcext:value-type="float">
            <text:p>17.8999996185</text:p>
          </table:table-cell>
          <table:table-cell office:value-type="float" office:value="1022.91998291016" calcext:value-type="float">
            <text:p>1022.9199829102</text:p>
          </table:table-cell>
        </table:table-row>
        <table:table-row table:style-name="ro1">
          <table:table-cell office:value-type="date" office:date-value="2014-07-27T19:29:03" calcext:value-type="date">
            <text:p>27 Jul 2014 19:29</text:p>
          </table:table-cell>
          <table:table-cell office:value-type="float" office:value="56.5839233398438" calcext:value-type="float">
            <text:p>56.5839233398</text:p>
          </table:table-cell>
          <table:table-cell office:value-type="float" office:value="17.7999992370605" calcext:value-type="float">
            <text:p>17.7999992371</text:p>
          </table:table-cell>
          <table:table-cell office:value-type="float" office:value="1022.97998046875" calcext:value-type="float">
            <text:p>1022.9799804688</text:p>
          </table:table-cell>
        </table:table-row>
        <table:table-row table:style-name="ro1">
          <table:table-cell office:value-type="date" office:date-value="2014-07-27T19:39:03" calcext:value-type="date">
            <text:p>27 Jul 2014 19:39</text:p>
          </table:table-cell>
          <table:table-cell office:value-type="float" office:value="56.652587890625" calcext:value-type="float">
            <text:p>56.6525878906</text:p>
          </table:table-cell>
          <table:table-cell office:value-type="float" office:value="17.7999992370605" calcext:value-type="float">
            <text:p>17.7999992371</text:p>
          </table:table-cell>
          <table:table-cell office:value-type="float" office:value="1023.14001464844" calcext:value-type="float">
            <text:p>1023.1400146484</text:p>
          </table:table-cell>
        </table:table-row>
        <table:table-row table:style-name="ro1">
          <table:table-cell office:value-type="date" office:date-value="2014-07-27T19:49:03" calcext:value-type="date">
            <text:p>27 Jul 2014 19:49</text:p>
          </table:table-cell>
          <table:table-cell office:value-type="float" office:value="56.3245239257813" calcext:value-type="float">
            <text:p>56.3245239258</text:p>
          </table:table-cell>
          <table:table-cell office:value-type="float" office:value="17.7000007629395" calcext:value-type="float">
            <text:p>17.7000007629</text:p>
          </table:table-cell>
          <table:table-cell office:value-type="float" office:value="1023.17999267578" calcext:value-type="float">
            <text:p>1023.1799926758</text:p>
          </table:table-cell>
        </table:table-row>
        <table:table-row table:style-name="ro1">
          <table:table-cell office:value-type="date" office:date-value="2014-07-27T19:59:03" calcext:value-type="date">
            <text:p>27 Jul 2014 19:59</text:p>
          </table:table-cell>
          <table:table-cell office:value-type="float" office:value="56.6754760742188" calcext:value-type="float">
            <text:p>56.6754760742</text:p>
          </table:table-cell>
          <table:table-cell office:value-type="float" office:value="17.6000003814697" calcext:value-type="float">
            <text:p>17.6000003815</text:p>
          </table:table-cell>
          <table:table-cell office:value-type="float" office:value="1023.21997070313" calcext:value-type="float">
            <text:p>1023.2199707031</text:p>
          </table:table-cell>
        </table:table-row>
        <table:table-row table:style-name="ro1">
          <table:table-cell office:value-type="date" office:date-value="2014-07-27T20:09:03" calcext:value-type="date">
            <text:p>27 Jul 2014 20:09</text:p>
          </table:table-cell>
          <table:table-cell office:value-type="float" office:value="56.3550415039063" calcext:value-type="float">
            <text:p>56.3550415039</text:p>
          </table:table-cell>
          <table:table-cell office:value-type="float" office:value="17.6000003814697" calcext:value-type="float">
            <text:p>17.6000003815</text:p>
          </table:table-cell>
          <table:table-cell office:value-type="float" office:value="1023.11999511719" calcext:value-type="float">
            <text:p>1023.1199951172</text:p>
          </table:table-cell>
        </table:table-row>
        <table:table-row table:style-name="ro1">
          <table:table-cell office:value-type="date" office:date-value="2014-07-27T20:19:03" calcext:value-type="date">
            <text:p>27 Jul 2014 20:19</text:p>
          </table:table-cell>
          <table:table-cell office:value-type="float" office:value="56.5991821289063" calcext:value-type="float">
            <text:p>56.5991821289</text:p>
          </table:table-cell>
          <table:table-cell office:value-type="float" office:value="17.5" calcext:value-type="float">
            <text:p>17.5</text:p>
          </table:table-cell>
          <table:table-cell office:value-type="float" office:value="1023.15997314453" calcext:value-type="float">
            <text:p>1023.1599731445</text:p>
          </table:table-cell>
        </table:table-row>
        <table:table-row table:style-name="ro1">
          <table:table-cell office:value-type="date" office:date-value="2014-07-27T20:29:03" calcext:value-type="date">
            <text:p>27 Jul 2014 20:29</text:p>
          </table:table-cell>
          <table:table-cell office:value-type="float" office:value="56.3550415039063" calcext:value-type="float">
            <text:p>56.3550415039</text:p>
          </table:table-cell>
          <table:table-cell office:value-type="float" office:value="17.5" calcext:value-type="float">
            <text:p>17.5</text:p>
          </table:table-cell>
          <table:table-cell office:value-type="float" office:value="1023.46997070313" calcext:value-type="float">
            <text:p>1023.4699707031</text:p>
          </table:table-cell>
        </table:table-row>
        <table:table-row table:style-name="ro1">
          <table:table-cell office:value-type="date" office:date-value="2014-07-27T20:39:03" calcext:value-type="date">
            <text:p>27 Jul 2014 20:39</text:p>
          </table:table-cell>
          <table:table-cell office:value-type="float" office:value="56.56103515625" calcext:value-type="float">
            <text:p>56.5610351563</text:p>
          </table:table-cell>
          <table:table-cell office:value-type="float" office:value="17.5" calcext:value-type="float">
            <text:p>17.5</text:p>
          </table:table-cell>
          <table:table-cell office:value-type="float" office:value="1023.39001464844" calcext:value-type="float">
            <text:p>1023.3900146484</text:p>
          </table:table-cell>
        </table:table-row>
        <table:table-row table:style-name="ro1">
          <table:table-cell office:value-type="date" office:date-value="2014-07-27T20:49:03" calcext:value-type="date">
            <text:p>27 Jul 2014 20:49</text:p>
          </table:table-cell>
          <table:table-cell office:value-type="float" office:value="56.4465942382813" calcext:value-type="float">
            <text:p>56.4465942383</text:p>
          </table:table-cell>
          <table:table-cell office:value-type="float" office:value="17.3999996185303" calcext:value-type="float">
            <text:p>17.3999996185</text:p>
          </table:table-cell>
          <table:table-cell office:value-type="float" office:value="1023.33001708984" calcext:value-type="float">
            <text:p>1023.3300170899</text:p>
          </table:table-cell>
        </table:table-row>
        <table:table-row table:style-name="ro1">
          <table:table-cell office:value-type="date" office:date-value="2014-07-27T20:59:03" calcext:value-type="date">
            <text:p>27 Jul 2014 20:59</text:p>
          </table:table-cell>
          <table:table-cell office:value-type="float" office:value="56.286376953125" calcext:value-type="float">
            <text:p>56.2863769531</text:p>
          </table:table-cell>
          <table:table-cell office:value-type="float" office:value="17.2999992370605" calcext:value-type="float">
            <text:p>17.2999992371</text:p>
          </table:table-cell>
          <table:table-cell office:value-type="float" office:value="1023.26000976563" calcext:value-type="float">
            <text:p>1023.2600097656</text:p>
          </table:table-cell>
        </table:table-row>
        <table:table-row table:style-name="ro1">
          <table:table-cell office:value-type="date" office:date-value="2014-07-27T21:09:03" calcext:value-type="date">
            <text:p>27 Jul 2014 21:09</text:p>
          </table:table-cell>
          <table:table-cell office:value-type="float" office:value="56.5762939453125" calcext:value-type="float">
            <text:p>56.5762939453</text:p>
          </table:table-cell>
          <table:table-cell office:value-type="float" office:value="17.2999992370605" calcext:value-type="float">
            <text:p>17.2999992371</text:p>
          </table:table-cell>
          <table:table-cell office:value-type="float" office:value="1023.20001220703" calcext:value-type="float">
            <text:p>1023.200012207</text:p>
          </table:table-cell>
        </table:table-row>
        <table:table-row table:style-name="ro1">
          <table:table-cell office:value-type="date" office:date-value="2014-07-27T21:19:03" calcext:value-type="date">
            <text:p>27 Jul 2014 21:19</text:p>
          </table:table-cell>
          <table:table-cell office:value-type="float" office:value="56.286376953125" calcext:value-type="float">
            <text:p>56.2863769531</text:p>
          </table:table-cell>
          <table:table-cell office:value-type="float" office:value="17.2000007629395" calcext:value-type="float">
            <text:p>17.2000007629</text:p>
          </table:table-cell>
          <table:table-cell office:value-type="float" office:value="1023.20001220703" calcext:value-type="float">
            <text:p>1023.200012207</text:p>
          </table:table-cell>
        </table:table-row>
        <table:table-row table:style-name="ro1">
          <table:table-cell office:value-type="date" office:date-value="2014-07-27T21:29:04" calcext:value-type="date">
            <text:p>27 Jul 2014 21:29</text:p>
          </table:table-cell>
          <table:table-cell office:value-type="float" office:value="56.225341796875" calcext:value-type="float">
            <text:p>56.2253417969</text:p>
          </table:table-cell>
          <table:table-cell office:value-type="float" office:value="17.2000007629395" calcext:value-type="float">
            <text:p>17.2000007629</text:p>
          </table:table-cell>
          <table:table-cell office:value-type="float" office:value="1023.21997070313" calcext:value-type="float">
            <text:p>1023.2199707031</text:p>
          </table:table-cell>
        </table:table-row>
        <table:table-row table:style-name="ro1">
          <table:table-cell office:value-type="date" office:date-value="2014-07-27T21:39:04" calcext:value-type="date">
            <text:p>27 Jul 2014 21:39</text:p>
          </table:table-cell>
          <table:table-cell office:value-type="float" office:value="56.3931884765625" calcext:value-type="float">
            <text:p>56.3931884766</text:p>
          </table:table-cell>
          <table:table-cell office:value-type="float" office:value="17.2000007629395" calcext:value-type="float">
            <text:p>17.2000007629</text:p>
          </table:table-cell>
          <table:table-cell office:value-type="float" office:value="1023.17999267578" calcext:value-type="float">
            <text:p>1023.1799926758</text:p>
          </table:table-cell>
        </table:table-row>
        <table:table-row table:style-name="ro1">
          <table:table-cell office:value-type="date" office:date-value="2014-07-27T21:49:04" calcext:value-type="date">
            <text:p>27 Jul 2014 21:49</text:p>
          </table:table-cell>
          <table:table-cell office:value-type="float" office:value="56.530517578125" calcext:value-type="float">
            <text:p>56.5305175781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3.29998779297" calcext:value-type="float">
            <text:p>1023.299987793</text:p>
          </table:table-cell>
        </table:table-row>
        <table:table-row table:style-name="ro1">
          <table:table-cell office:value-type="date" office:date-value="2014-07-27T21:59:04" calcext:value-type="date">
            <text:p>27 Jul 2014 21:59</text:p>
          </table:table-cell>
          <table:table-cell office:value-type="float" office:value="56.3703002929688" calcext:value-type="float">
            <text:p>56.370300293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3.26000976563" calcext:value-type="float">
            <text:p>1023.2600097656</text:p>
          </table:table-cell>
        </table:table-row>
        <table:table-row table:style-name="ro1">
          <table:table-cell office:value-type="date" office:date-value="2014-07-27T22:09:04" calcext:value-type="date">
            <text:p>27 Jul 2014 22:09</text:p>
          </table:table-cell>
          <table:table-cell office:value-type="float" office:value="56.3703002929688" calcext:value-type="float">
            <text:p>56.370300293</text:p>
          </table:table-cell>
          <table:table-cell office:value-type="float" office:value="17" calcext:value-type="float">
            <text:p>17</text:p>
          </table:table-cell>
          <table:table-cell office:value-type="float" office:value="1023.29998779297" calcext:value-type="float">
            <text:p>1023.299987793</text:p>
          </table:table-cell>
        </table:table-row>
        <table:table-row table:style-name="ro1">
          <table:table-cell office:value-type="date" office:date-value="2014-07-27T22:19:04" calcext:value-type="date">
            <text:p>27 Jul 2014 22:19</text:p>
          </table:table-cell>
          <table:table-cell office:value-type="float" office:value="56.164306640625" calcext:value-type="float">
            <text:p>56.1643066406</text:p>
          </table:table-cell>
          <table:table-cell office:value-type="float" office:value="17" calcext:value-type="float">
            <text:p>17</text:p>
          </table:table-cell>
          <table:table-cell office:value-type="float" office:value="1023.48999023438" calcext:value-type="float">
            <text:p>1023.4899902344</text:p>
          </table:table-cell>
        </table:table-row>
        <table:table-row table:style-name="ro1">
          <table:table-cell office:value-type="date" office:date-value="2014-07-27T22:29:04" calcext:value-type="date">
            <text:p>27 Jul 2014 22:29</text:p>
          </table:table-cell>
          <table:table-cell office:value-type="float" office:value="56.347412109375" calcext:value-type="float">
            <text:p>56.3474121094</text:p>
          </table:table-cell>
          <table:table-cell office:value-type="float" office:value="17" calcext:value-type="float">
            <text:p>17</text:p>
          </table:table-cell>
          <table:table-cell office:value-type="float" office:value="1023.39001464844" calcext:value-type="float">
            <text:p>1023.3900146484</text:p>
          </table:table-cell>
        </table:table-row>
        <table:table-row table:style-name="ro1">
          <table:table-cell office:value-type="date" office:date-value="2014-07-27T22:39:04" calcext:value-type="date">
            <text:p>27 Jul 2014 22:39</text:p>
          </table:table-cell>
          <table:table-cell office:value-type="float" office:value="56.2329711914063" calcext:value-type="float">
            <text:p>56.2329711914</text:p>
          </table:table-cell>
          <table:table-cell office:value-type="float" office:value="16.8999996185303" calcext:value-type="float">
            <text:p>16.8999996185</text:p>
          </table:table-cell>
          <table:table-cell office:value-type="float" office:value="1023.42999267578" calcext:value-type="float">
            <text:p>1023.4299926758</text:p>
          </table:table-cell>
        </table:table-row>
        <table:table-row table:style-name="ro1">
          <table:table-cell office:value-type="date" office:date-value="2014-07-27T22:49:04" calcext:value-type="date">
            <text:p>27 Jul 2014 22:49</text:p>
          </table:table-cell>
          <table:table-cell office:value-type="float" office:value="55.859130859375" calcext:value-type="float">
            <text:p>55.8591308594</text:p>
          </table:table-cell>
          <table:table-cell office:value-type="float" office:value="17" calcext:value-type="float">
            <text:p>17</text:p>
          </table:table-cell>
          <table:table-cell office:value-type="float" office:value="1023.34997558594" calcext:value-type="float">
            <text:p>1023.3499755859</text:p>
          </table:table-cell>
        </table:table-row>
        <table:table-row table:style-name="ro1">
          <table:table-cell office:value-type="date" office:date-value="2014-07-27T22:59:04" calcext:value-type="date">
            <text:p>27 Jul 2014 22:59</text:p>
          </table:table-cell>
          <table:table-cell office:value-type="float" office:value="56.1566772460938" calcext:value-type="float">
            <text:p>56.1566772461</text:p>
          </table:table-cell>
          <table:table-cell office:value-type="float" office:value="16.8999996185303" calcext:value-type="float">
            <text:p>16.8999996185</text:p>
          </table:table-cell>
          <table:table-cell office:value-type="float" office:value="1023.32000732422" calcext:value-type="float">
            <text:p>1023.3200073242</text:p>
          </table:table-cell>
        </table:table-row>
        <table:table-row table:style-name="ro1">
          <table:table-cell office:value-type="date" office:date-value="2014-07-27T23:09:04" calcext:value-type="date">
            <text:p>27 Jul 2014 23:09</text:p>
          </table:table-cell>
          <table:table-cell office:value-type="float" office:value="56.1337890625" calcext:value-type="float">
            <text:p>56.1337890625</text:p>
          </table:table-cell>
          <table:table-cell office:value-type="float" office:value="16.8999996185303" calcext:value-type="float">
            <text:p>16.8999996185</text:p>
          </table:table-cell>
          <table:table-cell office:value-type="float" office:value="1023.21997070313" calcext:value-type="float">
            <text:p>1023.2199707031</text:p>
          </table:table-cell>
        </table:table-row>
        <table:table-row table:style-name="ro1">
          <table:table-cell office:value-type="date" office:date-value="2014-07-27T23:19:04" calcext:value-type="date">
            <text:p>27 Jul 2014 23:19</text:p>
          </table:table-cell>
          <table:table-cell office:value-type="float" office:value="55.8667602539063" calcext:value-type="float">
            <text:p>55.8667602539</text:p>
          </table:table-cell>
          <table:table-cell office:value-type="float" office:value="16.8999996185303" calcext:value-type="float">
            <text:p>16.8999996185</text:p>
          </table:table-cell>
          <table:table-cell office:value-type="float" office:value="1023.28002929688" calcext:value-type="float">
            <text:p>1023.2800292969</text:p>
          </table:table-cell>
        </table:table-row>
        <table:table-row table:style-name="ro1">
          <table:table-cell office:value-type="date" office:date-value="2014-07-27T23:29:04" calcext:value-type="date">
            <text:p>27 Jul 2014 23:29</text:p>
          </table:table-cell>
          <table:table-cell office:value-type="float" office:value="55.8438720703125" calcext:value-type="float">
            <text:p>55.8438720703</text:p>
          </table:table-cell>
          <table:table-cell office:value-type="float" office:value="16.8999996185303" calcext:value-type="float">
            <text:p>16.8999996185</text:p>
          </table:table-cell>
          <table:table-cell office:value-type="float" office:value="1023.34997558594" calcext:value-type="float">
            <text:p>1023.3499755859</text:p>
          </table:table-cell>
        </table:table-row>
        <table:table-row table:style-name="ro1">
          <table:table-cell office:value-type="date" office:date-value="2014-07-27T23:39:05" calcext:value-type="date">
            <text:p>27 Jul 2014 23:39</text:p>
          </table:table-cell>
          <table:table-cell office:value-type="float" office:value="55.7141723632813" calcext:value-type="float">
            <text:p>55.7141723633</text:p>
          </table:table-cell>
          <table:table-cell office:value-type="float" office:value="16.7999992370605" calcext:value-type="float">
            <text:p>16.7999992371</text:p>
          </table:table-cell>
          <table:table-cell office:value-type="float" office:value="1023.17999267578" calcext:value-type="float">
            <text:p>1023.1799926758</text:p>
          </table:table-cell>
        </table:table-row>
        <table:table-row table:style-name="ro1">
          <table:table-cell office:value-type="date" office:date-value="2014-07-27T23:49:05" calcext:value-type="date">
            <text:p>27 Jul 2014 23:49</text:p>
          </table:table-cell>
          <table:table-cell office:value-type="float" office:value="55.8820190429688" calcext:value-type="float">
            <text:p>55.882019043</text:p>
          </table:table-cell>
          <table:table-cell office:value-type="float" office:value="16.7999992370605" calcext:value-type="float">
            <text:p>16.7999992371</text:p>
          </table:table-cell>
          <table:table-cell office:value-type="float" office:value="1023.40997314453" calcext:value-type="float">
            <text:p>1023.4099731445</text:p>
          </table:table-cell>
        </table:table-row>
        <table:table-row table:style-name="ro1">
          <table:table-cell office:value-type="date" office:date-value="2014-07-27T23:59:05" calcext:value-type="date">
            <text:p>27 Jul 2014 23:59</text:p>
          </table:table-cell>
          <table:table-cell office:value-type="float" office:value="56.0651245117188" calcext:value-type="float">
            <text:p>56.0651245117</text:p>
          </table:table-cell>
          <table:table-cell office:value-type="float" office:value="16.7999992370605" calcext:value-type="float">
            <text:p>16.7999992371</text:p>
          </table:table-cell>
          <table:table-cell office:value-type="float" office:value="1023.40997314453" calcext:value-type="float">
            <text:p>1023.4099731445</text:p>
          </table:table-cell>
        </table:table-row>
        <table:table-row table:style-name="ro1">
          <table:table-cell office:value-type="date" office:date-value="2014-07-28T00:09:05" calcext:value-type="date">
            <text:p>28 Jul 2014 00:09</text:p>
          </table:table-cell>
          <table:table-cell office:value-type="float" office:value="56.01171875" calcext:value-type="float">
            <text:p>56.01171875</text:p>
          </table:table-cell>
          <table:table-cell office:value-type="float" office:value="16.7999992370605" calcext:value-type="float">
            <text:p>16.7999992371</text:p>
          </table:table-cell>
          <table:table-cell office:value-type="float" office:value="1023.33001708984" calcext:value-type="float">
            <text:p>1023.3300170899</text:p>
          </table:table-cell>
        </table:table-row>
        <table:table-row table:style-name="ro1">
          <table:table-cell office:value-type="date" office:date-value="2014-07-28T00:19:05" calcext:value-type="date">
            <text:p>28 Jul 2014 00:19</text:p>
          </table:table-cell>
          <table:table-cell office:value-type="float" office:value="55.8972778320313" calcext:value-type="float">
            <text:p>55.897277832</text:p>
          </table:table-cell>
          <table:table-cell office:value-type="float" office:value="16.7000007629395" calcext:value-type="float">
            <text:p>16.7000007629</text:p>
          </table:table-cell>
          <table:table-cell office:value-type="float" office:value="1023.23999023438" calcext:value-type="float">
            <text:p>1023.2399902344</text:p>
          </table:table-cell>
        </table:table-row>
        <table:table-row table:style-name="ro1">
          <table:table-cell office:value-type="date" office:date-value="2014-07-28T00:29:05" calcext:value-type="date">
            <text:p>28 Jul 2014 00:29</text:p>
          </table:table-cell>
          <table:table-cell office:value-type="float" office:value="55.7141723632813" calcext:value-type="float">
            <text:p>55.7141723633</text:p>
          </table:table-cell>
          <table:table-cell office:value-type="float" office:value="16.7000007629395" calcext:value-type="float">
            <text:p>16.7000007629</text:p>
          </table:table-cell>
          <table:table-cell office:value-type="float" office:value="1023.33001708984" calcext:value-type="float">
            <text:p>1023.3300170899</text:p>
          </table:table-cell>
        </table:table-row>
        <table:table-row table:style-name="ro1">
          <table:table-cell office:value-type="date" office:date-value="2014-07-28T00:39:05" calcext:value-type="date">
            <text:p>28 Jul 2014 00:39</text:p>
          </table:table-cell>
          <table:table-cell office:value-type="float" office:value="55.7752075195313" calcext:value-type="float">
            <text:p>55.7752075195</text:p>
          </table:table-cell>
          <table:table-cell office:value-type="float" office:value="16.7000007629395" calcext:value-type="float">
            <text:p>16.7000007629</text:p>
          </table:table-cell>
          <table:table-cell office:value-type="float" office:value="1023.45001220703" calcext:value-type="float">
            <text:p>1023.450012207</text:p>
          </table:table-cell>
        </table:table-row>
        <table:table-row table:style-name="ro1">
          <table:table-cell office:value-type="date" office:date-value="2014-07-28T00:49:05" calcext:value-type="date">
            <text:p>28 Jul 2014 00:49</text:p>
          </table:table-cell>
          <table:table-cell office:value-type="float" office:value="55.5310668945313" calcext:value-type="float">
            <text:p>55.5310668945</text:p>
          </table:table-cell>
          <table:table-cell office:value-type="float" office:value="16.7000007629395" calcext:value-type="float">
            <text:p>16.7000007629</text:p>
          </table:table-cell>
          <table:table-cell office:value-type="float" office:value="1023.45001220703" calcext:value-type="float">
            <text:p>1023.450012207</text:p>
          </table:table-cell>
        </table:table-row>
        <table:table-row table:style-name="ro1">
          <table:table-cell office:value-type="date" office:date-value="2014-07-28T00:59:05" calcext:value-type="date">
            <text:p>28 Jul 2014 00:59</text:p>
          </table:table-cell>
          <table:table-cell office:value-type="float" office:value="55.8133544921875" calcext:value-type="float">
            <text:p>55.8133544922</text:p>
          </table:table-cell>
          <table:table-cell office:value-type="float" office:value="16.6000003814697" calcext:value-type="float">
            <text:p>16.6000003815</text:p>
          </table:table-cell>
          <table:table-cell office:value-type="float" office:value="1023.42999267578" calcext:value-type="float">
            <text:p>1023.4299926758</text:p>
          </table:table-cell>
        </table:table-row>
        <table:table-row table:style-name="ro1">
          <table:table-cell office:value-type="date" office:date-value="2014-07-28T01:09:05" calcext:value-type="date">
            <text:p>28 Jul 2014 01:09</text:p>
          </table:table-cell>
          <table:table-cell office:value-type="float" office:value="55.5997314453125" calcext:value-type="float">
            <text:p>55.5997314453</text:p>
          </table:table-cell>
          <table:table-cell office:value-type="float" office:value="16.6000003814697" calcext:value-type="float">
            <text:p>16.6000003815</text:p>
          </table:table-cell>
          <table:table-cell office:value-type="float" office:value="1023.36999511719" calcext:value-type="float">
            <text:p>1023.3699951172</text:p>
          </table:table-cell>
        </table:table-row>
        <table:table-row table:style-name="ro1">
          <table:table-cell office:value-type="date" office:date-value="2014-07-28T01:19:05" calcext:value-type="date">
            <text:p>28 Jul 2014 01:19</text:p>
          </table:table-cell>
          <table:table-cell office:value-type="float" office:value="55.737060546875" calcext:value-type="float">
            <text:p>55.7370605469</text:p>
          </table:table-cell>
          <table:table-cell office:value-type="float" office:value="16.5" calcext:value-type="float">
            <text:p>16.5</text:p>
          </table:table-cell>
          <table:table-cell office:value-type="float" office:value="1023.51000976563" calcext:value-type="float">
            <text:p>1023.5100097656</text:p>
          </table:table-cell>
        </table:table-row>
        <table:table-row table:style-name="ro1">
          <table:table-cell office:value-type="date" office:date-value="2014-07-28T01:29:05" calcext:value-type="date">
            <text:p>28 Jul 2014 01:29</text:p>
          </table:table-cell>
          <table:table-cell office:value-type="float" office:value="55.8667602539063" calcext:value-type="float">
            <text:p>55.8667602539</text:p>
          </table:table-cell>
          <table:table-cell office:value-type="float" office:value="16.5" calcext:value-type="float">
            <text:p>16.5</text:p>
          </table:table-cell>
          <table:table-cell office:value-type="float" office:value="1023.48999023438" calcext:value-type="float">
            <text:p>1023.4899902344</text:p>
          </table:table-cell>
        </table:table-row>
        <table:table-row table:style-name="ro1">
          <table:table-cell office:value-type="date" office:date-value="2014-07-28T01:39:06" calcext:value-type="date">
            <text:p>28 Jul 2014 01:39</text:p>
          </table:table-cell>
          <table:table-cell office:value-type="float" office:value="55.7752075195313" calcext:value-type="float">
            <text:p>55.7752075195</text:p>
          </table:table-cell>
          <table:table-cell office:value-type="float" office:value="16.5" calcext:value-type="float">
            <text:p>16.5</text:p>
          </table:table-cell>
          <table:table-cell office:value-type="float" office:value="1023.57000732422" calcext:value-type="float">
            <text:p>1023.5700073242</text:p>
          </table:table-cell>
        </table:table-row>
        <table:table-row table:style-name="ro1">
          <table:table-cell office:value-type="date" office:date-value="2014-07-28T01:49:06" calcext:value-type="date">
            <text:p>28 Jul 2014 01:49</text:p>
          </table:table-cell>
          <table:table-cell office:value-type="float" office:value="55.767578125" calcext:value-type="float">
            <text:p>55.767578125</text:p>
          </table:table-cell>
          <table:table-cell office:value-type="float" office:value="16.5" calcext:value-type="float">
            <text:p>16.5</text:p>
          </table:table-cell>
          <table:table-cell office:value-type="float" office:value="1023.57000732422" calcext:value-type="float">
            <text:p>1023.5700073242</text:p>
          </table:table-cell>
        </table:table-row>
        <table:table-row table:style-name="ro1">
          <table:table-cell office:value-type="date" office:date-value="2014-07-28T01:59:06" calcext:value-type="date">
            <text:p>28 Jul 2014 01:59</text:p>
          </table:table-cell>
          <table:table-cell office:value-type="float" office:value="55.676025390625" calcext:value-type="float">
            <text:p>55.6760253906</text:p>
          </table:table-cell>
          <table:table-cell office:value-type="float" office:value="16.3999996185303" calcext:value-type="float">
            <text:p>16.3999996185</text:p>
          </table:table-cell>
          <table:table-cell office:value-type="float" office:value="1023.53002929688" calcext:value-type="float">
            <text:p>1023.5300292969</text:p>
          </table:table-cell>
        </table:table-row>
        <table:table-row table:style-name="ro1">
          <table:table-cell office:value-type="date" office:date-value="2014-07-28T02:09:06" calcext:value-type="date">
            <text:p>28 Jul 2014 02:09</text:p>
          </table:table-cell>
          <table:table-cell office:value-type="float" office:value="55.6226196289063" calcext:value-type="float">
            <text:p>55.6226196289</text:p>
          </table:table-cell>
          <table:table-cell office:value-type="float" office:value="16.3999996185303" calcext:value-type="float">
            <text:p>16.3999996185</text:p>
          </table:table-cell>
          <table:table-cell office:value-type="float" office:value="1023.77001953125" calcext:value-type="float">
            <text:p>1023.7700195313</text:p>
          </table:table-cell>
        </table:table-row>
        <table:table-row table:style-name="ro1">
          <table:table-cell office:value-type="date" office:date-value="2014-07-28T02:19:06" calcext:value-type="date">
            <text:p>28 Jul 2014 02:19</text:p>
          </table:table-cell>
          <table:table-cell office:value-type="float" office:value="55.737060546875" calcext:value-type="float">
            <text:p>55.7370605469</text:p>
          </table:table-cell>
          <table:table-cell office:value-type="float" office:value="16.2999992370605" calcext:value-type="float">
            <text:p>16.2999992371</text:p>
          </table:table-cell>
          <table:table-cell office:value-type="float" office:value="1023.92999267578" calcext:value-type="float">
            <text:p>1023.9299926758</text:p>
          </table:table-cell>
        </table:table-row>
        <table:table-row table:style-name="ro1">
          <table:table-cell office:value-type="date" office:date-value="2014-07-28T02:29:06" calcext:value-type="date">
            <text:p>28 Jul 2014 02:29</text:p>
          </table:table-cell>
          <table:table-cell office:value-type="float" office:value="55.5463256835938" calcext:value-type="float">
            <text:p>55.5463256836</text:p>
          </table:table-cell>
          <table:table-cell office:value-type="float" office:value="16.2999992370605" calcext:value-type="float">
            <text:p>16.2999992371</text:p>
          </table:table-cell>
          <table:table-cell office:value-type="float" office:value="1024.06994628906" calcext:value-type="float">
            <text:p>1024.0699462891</text:p>
          </table:table-cell>
        </table:table-row>
        <table:table-row table:style-name="ro1">
          <table:table-cell office:value-type="date" office:date-value="2014-07-28T02:39:06" calcext:value-type="date">
            <text:p>28 Jul 2014 02:39</text:p>
          </table:table-cell>
          <table:table-cell office:value-type="float" office:value="55.5158081054688" calcext:value-type="float">
            <text:p>55.5158081055</text:p>
          </table:table-cell>
          <table:table-cell office:value-type="float" office:value="16.2999992370605" calcext:value-type="float">
            <text:p>16.2999992371</text:p>
          </table:table-cell>
          <table:table-cell office:value-type="float" office:value="1024.25" calcext:value-type="float">
            <text:p>1024.25</text:p>
          </table:table-cell>
        </table:table-row>
        <table:table-row table:style-name="ro1">
          <table:table-cell office:value-type="date" office:date-value="2014-07-28T02:49:06" calcext:value-type="date">
            <text:p>28 Jul 2014 02:49</text:p>
          </table:table-cell>
          <table:table-cell office:value-type="float" office:value="55.6836547851563" calcext:value-type="float">
            <text:p>55.6836547852</text:p>
          </table:table-cell>
          <table:table-cell office:value-type="float" office:value="16.2999992370605" calcext:value-type="float">
            <text:p>16.2999992371</text:p>
          </table:table-cell>
          <table:table-cell office:value-type="float" office:value="1024.22998046875" calcext:value-type="float">
            <text:p>1024.2299804688</text:p>
          </table:table-cell>
        </table:table-row>
        <table:table-row table:style-name="ro1">
          <table:table-cell office:value-type="date" office:date-value="2014-07-28T02:59:06" calcext:value-type="date">
            <text:p>28 Jul 2014 02:59</text:p>
          </table:table-cell>
          <table:table-cell office:value-type="float" office:value="55.7218017578125" calcext:value-type="float">
            <text:p>55.7218017578</text:p>
          </table:table-cell>
          <table:table-cell office:value-type="float" office:value="16.2000007629395" calcext:value-type="float">
            <text:p>16.2000007629</text:p>
          </table:table-cell>
          <table:table-cell office:value-type="float" office:value="1024.32995605469" calcext:value-type="float">
            <text:p>1024.3299560547</text:p>
          </table:table-cell>
        </table:table-row>
        <table:table-row table:style-name="ro1">
          <table:table-cell office:value-type="date" office:date-value="2014-07-28T03:09:06" calcext:value-type="date">
            <text:p>28 Jul 2014 03:09</text:p>
          </table:table-cell>
          <table:table-cell office:value-type="float" office:value="55.5386962890625" calcext:value-type="float">
            <text:p>55.5386962891</text:p>
          </table:table-cell>
          <table:table-cell office:value-type="float" office:value="16.2999992370605" calcext:value-type="float">
            <text:p>16.2999992371</text:p>
          </table:table-cell>
          <table:table-cell office:value-type="float" office:value="1024.65002441406" calcext:value-type="float">
            <text:p>1024.6500244141</text:p>
          </table:table-cell>
        </table:table-row>
        <table:table-row table:style-name="ro1">
          <table:table-cell office:value-type="date" office:date-value="2014-07-28T03:19:06" calcext:value-type="date">
            <text:p>28 Jul 2014 03:19</text:p>
          </table:table-cell>
          <table:table-cell office:value-type="float" office:value="55.6683959960938" calcext:value-type="float">
            <text:p>55.6683959961</text:p>
          </table:table-cell>
          <table:table-cell office:value-type="float" office:value="16.2000007629395" calcext:value-type="float">
            <text:p>16.2000007629</text:p>
          </table:table-cell>
          <table:table-cell office:value-type="float" office:value="1024.84997558594" calcext:value-type="float">
            <text:p>1024.8499755859</text:p>
          </table:table-cell>
        </table:table-row>
        <table:table-row table:style-name="ro1">
          <table:table-cell office:value-type="date" office:date-value="2014-07-28T03:29:06" calcext:value-type="date">
            <text:p>28 Jul 2014 03:29</text:p>
          </table:table-cell>
          <table:table-cell office:value-type="float" office:value="55.7828369140625" calcext:value-type="float">
            <text:p>55.7828369141</text:p>
          </table:table-cell>
          <table:table-cell office:value-type="float" office:value="16.2000007629395" calcext:value-type="float">
            <text:p>16.2000007629</text:p>
          </table:table-cell>
          <table:table-cell office:value-type="float" office:value="1024.93005371094" calcext:value-type="float">
            <text:p>1024.9300537109</text:p>
          </table:table-cell>
        </table:table-row>
        <table:table-row table:style-name="ro1">
          <table:table-cell office:value-type="date" office:date-value="2014-07-28T03:39:06" calcext:value-type="date">
            <text:p>28 Jul 2014 03:39</text:p>
          </table:table-cell>
          <table:table-cell office:value-type="float" office:value="55.9430541992188" calcext:value-type="float">
            <text:p>55.9430541992</text:p>
          </table:table-cell>
          <table:table-cell office:value-type="float" office:value="16.2999992370605" calcext:value-type="float">
            <text:p>16.2999992371</text:p>
          </table:table-cell>
          <table:table-cell office:value-type="float" office:value="1025.05004882813" calcext:value-type="float">
            <text:p>1025.0500488281</text:p>
          </table:table-cell>
        </table:table-row>
        <table:table-row table:style-name="ro1">
          <table:table-cell office:value-type="date" office:date-value="2014-07-28T03:49:07" calcext:value-type="date">
            <text:p>28 Jul 2014 03:49</text:p>
          </table:table-cell>
          <table:table-cell office:value-type="float" office:value="55.6683959960938" calcext:value-type="float">
            <text:p>55.6683959961</text:p>
          </table:table-cell>
          <table:table-cell office:value-type="float" office:value="16.3999996185303" calcext:value-type="float">
            <text:p>16.3999996185</text:p>
          </table:table-cell>
          <table:table-cell office:value-type="float" office:value="1025.15002441406" calcext:value-type="float">
            <text:p>1025.1500244141</text:p>
          </table:table-cell>
        </table:table-row>
        <table:table-row table:style-name="ro1">
          <table:table-cell office:value-type="date" office:date-value="2014-07-28T03:59:07" calcext:value-type="date">
            <text:p>28 Jul 2014 03:59</text:p>
          </table:table-cell>
          <table:table-cell office:value-type="float" office:value="55.82861328125" calcext:value-type="float">
            <text:p>55.8286132813</text:p>
          </table:table-cell>
          <table:table-cell office:value-type="float" office:value="16.5" calcext:value-type="float">
            <text:p>16.5</text:p>
          </table:table-cell>
          <table:table-cell office:value-type="float" office:value="1025.21997070313" calcext:value-type="float">
            <text:p>1025.2199707031</text:p>
          </table:table-cell>
        </table:table-row>
        <table:table-row table:style-name="ro1">
          <table:table-cell office:value-type="date" office:date-value="2014-07-28T04:09:07" calcext:value-type="date">
            <text:p>28 Jul 2014 04:09</text:p>
          </table:table-cell>
          <table:table-cell office:value-type="float" office:value="55.3327026367188" calcext:value-type="float">
            <text:p>55.3327026367</text:p>
          </table:table-cell>
          <table:table-cell office:value-type="float" office:value="16.7000007629395" calcext:value-type="float">
            <text:p>16.7000007629</text:p>
          </table:table-cell>
          <table:table-cell office:value-type="float" office:value="1025.42004394531" calcext:value-type="float">
            <text:p>1025.4200439453</text:p>
          </table:table-cell>
        </table:table-row>
        <table:table-row table:style-name="ro1">
          <table:table-cell office:value-type="date" office:date-value="2014-07-28T04:19:07" calcext:value-type="date">
            <text:p>28 Jul 2014 04:19</text:p>
          </table:table-cell>
          <table:table-cell office:value-type="float" office:value="55.6073608398438" calcext:value-type="float">
            <text:p>55.6073608398</text:p>
          </table:table-cell>
          <table:table-cell office:value-type="float" office:value="16.7999992370605" calcext:value-type="float">
            <text:p>16.7999992371</text:p>
          </table:table-cell>
          <table:table-cell office:value-type="float" office:value="1025.4599609375" calcext:value-type="float">
            <text:p>1025.4599609375</text:p>
          </table:table-cell>
        </table:table-row>
        <table:table-row table:style-name="ro1">
          <table:table-cell office:value-type="date" office:date-value="2014-07-28T04:29:07" calcext:value-type="date">
            <text:p>28 Jul 2014 04:29</text:p>
          </table:table-cell>
          <table:table-cell office:value-type="float" office:value="55.3174438476563" calcext:value-type="float">
            <text:p>55.3174438477</text:p>
          </table:table-cell>
          <table:table-cell office:value-type="float" office:value="16.8999996185303" calcext:value-type="float">
            <text:p>16.8999996185</text:p>
          </table:table-cell>
          <table:table-cell office:value-type="float" office:value="1025.4599609375" calcext:value-type="float">
            <text:p>1025.4599609375</text:p>
          </table:table-cell>
        </table:table-row>
        <table:table-row table:style-name="ro1">
          <table:table-cell office:value-type="date" office:date-value="2014-07-28T04:39:07" calcext:value-type="date">
            <text:p>28 Jul 2014 04:39</text:p>
          </table:table-cell>
          <table:table-cell office:value-type="float" office:value="55.3021850585938" calcext:value-type="float">
            <text:p>55.3021850586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5.35998535156" calcext:value-type="float">
            <text:p>1025.3599853516</text:p>
          </table:table-cell>
        </table:table-row>
        <table:table-row table:style-name="ro1">
          <table:table-cell office:value-type="date" office:date-value="2014-07-28T04:49:07" calcext:value-type="date">
            <text:p>28 Jul 2014 04:49</text:p>
          </table:table-cell>
          <table:table-cell office:value-type="float" office:value="55.2106323242188" calcext:value-type="float">
            <text:p>55.2106323242</text:p>
          </table:table-cell>
          <table:table-cell office:value-type="float" office:value="17.2000007629395" calcext:value-type="float">
            <text:p>17.2000007629</text:p>
          </table:table-cell>
          <table:table-cell office:value-type="float" office:value="1025.47998046875" calcext:value-type="float">
            <text:p>1025.4799804688</text:p>
          </table:table-cell>
        </table:table-row>
        <table:table-row table:style-name="ro1">
          <table:table-cell office:value-type="date" office:date-value="2014-07-28T04:59:07" calcext:value-type="date">
            <text:p>28 Jul 2014 04:59</text:p>
          </table:table-cell>
          <table:table-cell office:value-type="float" office:value="55.248779296875" calcext:value-type="float">
            <text:p>55.2487792969</text:p>
          </table:table-cell>
          <table:table-cell office:value-type="float" office:value="17.3999996185303" calcext:value-type="float">
            <text:p>17.3999996185</text:p>
          </table:table-cell>
          <table:table-cell office:value-type="float" office:value="1025.42004394531" calcext:value-type="float">
            <text:p>1025.4200439453</text:p>
          </table:table-cell>
        </table:table-row>
        <table:table-row table:style-name="ro1">
          <table:table-cell office:value-type="date" office:date-value="2014-07-28T05:09:07" calcext:value-type="date">
            <text:p>28 Jul 2014 05:09</text:p>
          </table:table-cell>
          <table:table-cell office:value-type="float" office:value="55.4242553710938" calcext:value-type="float">
            <text:p>55.4242553711</text:p>
          </table:table-cell>
          <table:table-cell office:value-type="float" office:value="17.5" calcext:value-type="float">
            <text:p>17.5</text:p>
          </table:table-cell>
          <table:table-cell office:value-type="float" office:value="1025.40002441406" calcext:value-type="float">
            <text:p>1025.4000244141</text:p>
          </table:table-cell>
        </table:table-row>
        <table:table-row table:style-name="ro1">
          <table:table-cell office:value-type="date" office:date-value="2014-07-28T05:19:07" calcext:value-type="date">
            <text:p>28 Jul 2014 05:19</text:p>
          </table:table-cell>
          <table:table-cell office:value-type="float" office:value="55.3937377929688" calcext:value-type="float">
            <text:p>55.393737793</text:p>
          </table:table-cell>
          <table:table-cell office:value-type="float" office:value="17.7000007629395" calcext:value-type="float">
            <text:p>17.7000007629</text:p>
          </table:table-cell>
          <table:table-cell office:value-type="float" office:value="1025.30004882813" calcext:value-type="float">
            <text:p>1025.3000488281</text:p>
          </table:table-cell>
        </table:table-row>
        <table:table-row table:style-name="ro1">
          <table:table-cell office:value-type="date" office:date-value="2014-07-28T05:29:07" calcext:value-type="date">
            <text:p>28 Jul 2014 05:29</text:p>
          </table:table-cell>
          <table:table-cell office:value-type="float" office:value="55.0122680664063" calcext:value-type="float">
            <text:p>55.0122680664</text:p>
          </table:table-cell>
          <table:table-cell office:value-type="float" office:value="17.8999996185303" calcext:value-type="float">
            <text:p>17.8999996185</text:p>
          </table:table-cell>
          <table:table-cell office:value-type="float" office:value="1025.05004882813" calcext:value-type="float">
            <text:p>1025.0500488281</text:p>
          </table:table-cell>
        </table:table-row>
        <table:table-row table:style-name="ro1">
          <table:table-cell office:value-type="date" office:date-value="2014-07-28T05:39:07" calcext:value-type="date">
            <text:p>28 Jul 2014 05:39</text:p>
          </table:table-cell>
          <table:table-cell office:value-type="float" office:value="55.09619140625" calcext:value-type="float">
            <text:p>55.0961914063</text:p>
          </table:table-cell>
          <table:table-cell office:value-type="float" office:value="18.1000003814697" calcext:value-type="float">
            <text:p>18.1000003815</text:p>
          </table:table-cell>
          <table:table-cell office:value-type="float" office:value="1024.72998046875" calcext:value-type="float">
            <text:p>1024.7299804688</text:p>
          </table:table-cell>
        </table:table-row>
        <table:table-row table:style-name="ro1">
          <table:table-cell office:value-type="date" office:date-value="2014-07-28T05:49:08" calcext:value-type="date">
            <text:p>28 Jul 2014 05:49</text:p>
          </table:table-cell>
          <table:table-cell office:value-type="float" office:value="55.2869262695313" calcext:value-type="float">
            <text:p>55.2869262695</text:p>
          </table:table-cell>
          <table:table-cell office:value-type="float" office:value="18.2000007629395" calcext:value-type="float">
            <text:p>18.2000007629</text:p>
          </table:table-cell>
          <table:table-cell office:value-type="float" office:value="1024.58996582031" calcext:value-type="float">
            <text:p>1024.5899658203</text:p>
          </table:table-cell>
        </table:table-row>
        <table:table-row table:style-name="ro1">
          <table:table-cell office:value-type="date" office:date-value="2014-07-28T05:59:08" calcext:value-type="date">
            <text:p>28 Jul 2014 05:59</text:p>
          </table:table-cell>
          <table:table-cell office:value-type="float" office:value="55.248779296875" calcext:value-type="float">
            <text:p>55.2487792969</text:p>
          </table:table-cell>
          <table:table-cell office:value-type="float" office:value="18.3999996185303" calcext:value-type="float">
            <text:p>18.3999996185</text:p>
          </table:table-cell>
          <table:table-cell office:value-type="float" office:value="1024.46997070313" calcext:value-type="float">
            <text:p>1024.4699707031</text:p>
          </table:table-cell>
        </table:table-row>
        <table:table-row table:style-name="ro1">
          <table:table-cell office:value-type="date" office:date-value="2014-07-28T06:09:08" calcext:value-type="date">
            <text:p>28 Jul 2014 06:09</text:p>
          </table:table-cell>
          <table:table-cell office:value-type="float" office:value="55.2411499023438" calcext:value-type="float">
            <text:p>55.2411499023</text:p>
          </table:table-cell>
          <table:table-cell office:value-type="float" office:value="18.6000003814697" calcext:value-type="float">
            <text:p>18.6000003815</text:p>
          </table:table-cell>
          <table:table-cell office:value-type="float" office:value="1024.41003417969" calcext:value-type="float">
            <text:p>1024.4100341797</text:p>
          </table:table-cell>
        </table:table-row>
        <table:table-row table:style-name="ro1">
          <table:table-cell office:value-type="date" office:date-value="2014-07-28T06:19:08" calcext:value-type="date">
            <text:p>28 Jul 2014 06:19</text:p>
          </table:table-cell>
          <table:table-cell office:value-type="float" office:value="55.004638671875" calcext:value-type="float">
            <text:p>55.0046386719</text:p>
          </table:table-cell>
          <table:table-cell office:value-type="float" office:value="18.7999992370605" calcext:value-type="float">
            <text:p>18.7999992371</text:p>
          </table:table-cell>
          <table:table-cell office:value-type="float" office:value="1024.48999023438" calcext:value-type="float">
            <text:p>1024.4899902344</text:p>
          </table:table-cell>
        </table:table-row>
        <table:table-row table:style-name="ro1">
          <table:table-cell office:value-type="date" office:date-value="2014-07-28T06:29:08" calcext:value-type="date">
            <text:p>28 Jul 2014 06:29</text:p>
          </table:table-cell>
          <table:table-cell office:value-type="float" office:value="54.9054565429688" calcext:value-type="float">
            <text:p>54.905456543</text:p>
          </table:table-cell>
          <table:table-cell office:value-type="float" office:value="19" calcext:value-type="float">
            <text:p>19</text:p>
          </table:table-cell>
          <table:table-cell office:value-type="float" office:value="1024.2900390625" calcext:value-type="float">
            <text:p>1024.2900390625</text:p>
          </table:table-cell>
        </table:table-row>
        <table:table-row table:style-name="ro1">
          <table:table-cell office:value-type="date" office:date-value="2014-07-28T06:39:08" calcext:value-type="date">
            <text:p>28 Jul 2014 06:39</text:p>
          </table:table-cell>
          <table:table-cell office:value-type="float" office:value="54.97412109375" calcext:value-type="float">
            <text:p>54.9741210938</text:p>
          </table:table-cell>
          <table:table-cell office:value-type="float" office:value="19.1000003814697" calcext:value-type="float">
            <text:p>19.1000003815</text:p>
          </table:table-cell>
          <table:table-cell office:value-type="float" office:value="1024.48999023438" calcext:value-type="float">
            <text:p>1024.4899902344</text:p>
          </table:table-cell>
        </table:table-row>
        <table:table-row table:style-name="ro1">
          <table:table-cell office:value-type="date" office:date-value="2014-07-28T06:49:08" calcext:value-type="date">
            <text:p>28 Jul 2014 06:49</text:p>
          </table:table-cell>
          <table:table-cell office:value-type="float" office:value="55.0504150390625" calcext:value-type="float">
            <text:p>55.0504150391</text:p>
          </table:table-cell>
          <table:table-cell office:value-type="float" office:value="19.2999992370605" calcext:value-type="float">
            <text:p>19.2999992371</text:p>
          </table:table-cell>
          <table:table-cell office:value-type="float" office:value="1024.41003417969" calcext:value-type="float">
            <text:p>1024.4100341797</text:p>
          </table:table-cell>
        </table:table-row>
        <table:table-row table:style-name="ro1">
          <table:table-cell office:value-type="date" office:date-value="2014-07-28T06:59:08" calcext:value-type="date">
            <text:p>28 Jul 2014 06:59</text:p>
          </table:table-cell>
          <table:table-cell office:value-type="float" office:value="55.1572265625" calcext:value-type="float">
            <text:p>55.1572265625</text:p>
          </table:table-cell>
          <table:table-cell office:value-type="float" office:value="19.3999996185303" calcext:value-type="float">
            <text:p>19.3999996185</text:p>
          </table:table-cell>
          <table:table-cell office:value-type="float" office:value="1024.34997558594" calcext:value-type="float">
            <text:p>1024.3499755859</text:p>
          </table:table-cell>
        </table:table-row>
        <table:table-row table:style-name="ro1">
          <table:table-cell office:value-type="date" office:date-value="2014-07-28T07:09:08" calcext:value-type="date">
            <text:p>28 Jul 2014 07:09</text:p>
          </table:table-cell>
          <table:table-cell office:value-type="float" office:value="54.9512329101563" calcext:value-type="float">
            <text:p>54.9512329102</text:p>
          </table:table-cell>
          <table:table-cell office:value-type="float" office:value="19.6000003814697" calcext:value-type="float">
            <text:p>19.6000003815</text:p>
          </table:table-cell>
          <table:table-cell office:value-type="float" office:value="1024.34997558594" calcext:value-type="float">
            <text:p>1024.3499755859</text:p>
          </table:table-cell>
        </table:table-row>
        <table:table-row table:style-name="ro1">
          <table:table-cell office:value-type="date" office:date-value="2014-07-28T07:19:08" calcext:value-type="date">
            <text:p>28 Jul 2014 07:19</text:p>
          </table:table-cell>
          <table:table-cell office:value-type="float" office:value="55.2564086914063" calcext:value-type="float">
            <text:p>55.2564086914</text:p>
          </table:table-cell>
          <table:table-cell office:value-type="float" office:value="19.7000007629395" calcext:value-type="float">
            <text:p>19.7000007629</text:p>
          </table:table-cell>
          <table:table-cell office:value-type="float" office:value="1024.63000488281" calcext:value-type="float">
            <text:p>1024.6300048828</text:p>
          </table:table-cell>
        </table:table-row>
        <table:table-row table:style-name="ro1">
          <table:table-cell office:value-type="date" office:date-value="2014-07-28T07:29:08" calcext:value-type="date">
            <text:p>28 Jul 2014 07:29</text:p>
          </table:table-cell>
          <table:table-cell office:value-type="float" office:value="54.9817504882813" calcext:value-type="float">
            <text:p>54.9817504883</text:p>
          </table:table-cell>
          <table:table-cell office:value-type="float" office:value="19.8999996185303" calcext:value-type="float">
            <text:p>19.8999996185</text:p>
          </table:table-cell>
          <table:table-cell office:value-type="float" office:value="1024.58996582031" calcext:value-type="float">
            <text:p>1024.5899658203</text:p>
          </table:table-cell>
        </table:table-row>
        <table:table-row table:style-name="ro1">
          <table:table-cell office:value-type="date" office:date-value="2014-07-28T07:39:08" calcext:value-type="date">
            <text:p>28 Jul 2014 07:39</text:p>
          </table:table-cell>
          <table:table-cell office:value-type="float" office:value="55.2640380859375" calcext:value-type="float">
            <text:p>55.2640380859</text:p>
          </table:table-cell>
          <table:table-cell office:value-type="float" office:value="20" calcext:value-type="float">
            <text:p>20</text:p>
          </table:table-cell>
          <table:table-cell office:value-type="float" office:value="1024.53002929688" calcext:value-type="float">
            <text:p>1024.5300292969</text:p>
          </table:table-cell>
        </table:table-row>
        <table:table-row table:style-name="ro1">
          <table:table-cell office:value-type="date" office:date-value="2014-07-28T07:49:08" calcext:value-type="date">
            <text:p>28 Jul 2014 07:49</text:p>
          </table:table-cell>
          <table:table-cell office:value-type="float" office:value="55.1114501953125" calcext:value-type="float">
            <text:p>55.1114501953</text:p>
          </table:table-cell>
          <table:table-cell office:value-type="float" office:value="20.1000003814697" calcext:value-type="float">
            <text:p>20.1000003815</text:p>
          </table:table-cell>
          <table:table-cell office:value-type="float" office:value="1024.44995117188" calcext:value-type="float">
            <text:p>1024.4499511719</text:p>
          </table:table-cell>
        </table:table-row>
        <table:table-row table:style-name="ro1">
          <table:table-cell office:value-type="date" office:date-value="2014-07-28T07:59:09" calcext:value-type="date">
            <text:p>28 Jul 2014 07:59</text:p>
          </table:table-cell>
          <table:table-cell office:value-type="float" office:value="55.2564086914063" calcext:value-type="float">
            <text:p>55.2564086914</text:p>
          </table:table-cell>
          <table:table-cell office:value-type="float" office:value="20.2999992370605" calcext:value-type="float">
            <text:p>20.2999992371</text:p>
          </table:table-cell>
          <table:table-cell office:value-type="float" office:value="1024.46997070313" calcext:value-type="float">
            <text:p>1024.4699707031</text:p>
          </table:table-cell>
        </table:table-row>
        <table:table-row table:style-name="ro1">
          <table:table-cell office:value-type="date" office:date-value="2014-07-28T08:09:09" calcext:value-type="date">
            <text:p>28 Jul 2014 08:09</text:p>
          </table:table-cell>
          <table:table-cell office:value-type="float" office:value="55.2716674804688" calcext:value-type="float">
            <text:p>55.2716674805</text:p>
          </table:table-cell>
          <table:table-cell office:value-type="float" office:value="20.3999996185303" calcext:value-type="float">
            <text:p>20.3999996185</text:p>
          </table:table-cell>
          <table:table-cell office:value-type="float" office:value="1024.53002929688" calcext:value-type="float">
            <text:p>1024.5300292969</text:p>
          </table:table-cell>
        </table:table-row>
        <table:table-row table:style-name="ro1">
          <table:table-cell office:value-type="date" office:date-value="2014-07-28T08:19:09" calcext:value-type="date">
            <text:p>28 Jul 2014 08:19</text:p>
          </table:table-cell>
          <table:table-cell office:value-type="float" office:value="55.2716674804688" calcext:value-type="float">
            <text:p>55.2716674805</text:p>
          </table:table-cell>
          <table:table-cell office:value-type="float" office:value="20.5" calcext:value-type="float">
            <text:p>20.5</text:p>
          </table:table-cell>
          <table:table-cell office:value-type="float" office:value="1024.34997558594" calcext:value-type="float">
            <text:p>1024.3499755859</text:p>
          </table:table-cell>
        </table:table-row>
        <table:table-row table:style-name="ro1">
          <table:table-cell office:value-type="date" office:date-value="2014-07-28T08:29:09" calcext:value-type="date">
            <text:p>28 Jul 2014 08:29</text:p>
          </table:table-cell>
          <table:table-cell office:value-type="float" office:value="55.279296875" calcext:value-type="float">
            <text:p>55.279296875</text:p>
          </table:table-cell>
          <table:table-cell office:value-type="float" office:value="20.7000007629395" calcext:value-type="float">
            <text:p>20.7000007629</text:p>
          </table:table-cell>
          <table:table-cell office:value-type="float" office:value="1024.55004882813" calcext:value-type="float">
            <text:p>1024.5500488281</text:p>
          </table:table-cell>
        </table:table-row>
        <table:table-row table:style-name="ro1">
          <table:table-cell office:value-type="date" office:date-value="2014-07-28T08:39:09" calcext:value-type="date">
            <text:p>28 Jul 2014 08:39</text:p>
          </table:table-cell>
          <table:table-cell office:value-type="float" office:value="55.2640380859375" calcext:value-type="float">
            <text:p>55.2640380859</text:p>
          </table:table-cell>
          <table:table-cell office:value-type="float" office:value="20.7999992370605" calcext:value-type="float">
            <text:p>20.7999992371</text:p>
          </table:table-cell>
          <table:table-cell office:value-type="float" office:value="1024.32995605469" calcext:value-type="float">
            <text:p>1024.3299560547</text:p>
          </table:table-cell>
        </table:table-row>
        <table:table-row table:style-name="ro1">
          <table:table-cell office:value-type="date" office:date-value="2014-07-28T08:49:09" calcext:value-type="date">
            <text:p>28 Jul 2014 08:49</text:p>
          </table:table-cell>
          <table:table-cell office:value-type="float" office:value="55.3784790039063" calcext:value-type="float">
            <text:p>55.3784790039</text:p>
          </table:table-cell>
          <table:table-cell office:value-type="float" office:value="20.8999996185303" calcext:value-type="float">
            <text:p>20.8999996185</text:p>
          </table:table-cell>
          <table:table-cell office:value-type="float" office:value="1024.53002929688" calcext:value-type="float">
            <text:p>1024.5300292969</text:p>
          </table:table-cell>
        </table:table-row>
        <table:table-row table:style-name="ro1">
          <table:table-cell office:value-type="date" office:date-value="2014-07-28T08:59:09" calcext:value-type="date">
            <text:p>28 Jul 2014 08:59</text:p>
          </table:table-cell>
          <table:table-cell office:value-type="float" office:value="55.4852905273438" calcext:value-type="float">
            <text:p>55.4852905273</text:p>
          </table:table-cell>
          <table:table-cell office:value-type="float" office:value="21" calcext:value-type="float">
            <text:p>21</text:p>
          </table:table-cell>
          <table:table-cell office:value-type="float" office:value="1024.65002441406" calcext:value-type="float">
            <text:p>1024.6500244141</text:p>
          </table:table-cell>
        </table:table-row>
        <table:table-row table:style-name="ro1">
          <table:table-cell office:value-type="date" office:date-value="2014-07-28T09:09:09" calcext:value-type="date">
            <text:p>28 Jul 2014 09:09</text:p>
          </table:table-cell>
          <table:table-cell office:value-type="float" office:value="55.4700317382813" calcext:value-type="float">
            <text:p>55.4700317383</text:p>
          </table:table-cell>
          <table:table-cell office:value-type="float" office:value="21.1000003814697" calcext:value-type="float">
            <text:p>21.1000003815</text:p>
          </table:table-cell>
          <table:table-cell office:value-type="float" office:value="1024.72998046875" calcext:value-type="float">
            <text:p>1024.7299804688</text:p>
          </table:table-cell>
        </table:table-row>
        <table:table-row table:style-name="ro1">
          <table:table-cell office:value-type="date" office:date-value="2014-07-28T09:19:09" calcext:value-type="date">
            <text:p>28 Jul 2014 09:19</text:p>
          </table:table-cell>
          <table:table-cell office:value-type="float" office:value="55.6607666015625" calcext:value-type="float">
            <text:p>55.6607666016</text:p>
          </table:table-cell>
          <table:table-cell office:value-type="float" office:value="21.2000007629395" calcext:value-type="float">
            <text:p>21.2000007629</text:p>
          </table:table-cell>
          <table:table-cell office:value-type="float" office:value="1025.03002929688" calcext:value-type="float">
            <text:p>1025.0300292969</text:p>
          </table:table-cell>
        </table:table-row>
        <table:table-row table:style-name="ro1">
          <table:table-cell office:value-type="date" office:date-value="2014-07-28T09:29:09" calcext:value-type="date">
            <text:p>28 Jul 2014 09:29</text:p>
          </table:table-cell>
          <table:table-cell office:value-type="float" office:value="55.7218017578125" calcext:value-type="float">
            <text:p>55.7218017578</text:p>
          </table:table-cell>
          <table:table-cell office:value-type="float" office:value="21.2999992370605" calcext:value-type="float">
            <text:p>21.2999992371</text:p>
          </table:table-cell>
          <table:table-cell office:value-type="float" office:value="1025.19995117188" calcext:value-type="float">
            <text:p>1025.1999511719</text:p>
          </table:table-cell>
        </table:table-row>
        <table:table-row table:style-name="ro1">
          <table:table-cell office:value-type="date" office:date-value="2014-07-28T09:39:09" calcext:value-type="date">
            <text:p>28 Jul 2014 09:39</text:p>
          </table:table-cell>
          <table:table-cell office:value-type="float" office:value="55.7904663085938" calcext:value-type="float">
            <text:p>55.7904663086</text:p>
          </table:table-cell>
          <table:table-cell office:value-type="float" office:value="21.2999992370605" calcext:value-type="float">
            <text:p>21.2999992371</text:p>
          </table:table-cell>
          <table:table-cell office:value-type="float" office:value="1025.30004882813" calcext:value-type="float">
            <text:p>1025.3000488281</text:p>
          </table:table-cell>
        </table:table-row>
        <table:table-row table:style-name="ro1">
          <table:table-cell office:value-type="date" office:date-value="2014-07-28T09:49:09" calcext:value-type="date">
            <text:p>28 Jul 2014 09:49</text:p>
          </table:table-cell>
          <table:table-cell office:value-type="float" office:value="55.9049072265625" calcext:value-type="float">
            <text:p>55.9049072266</text:p>
          </table:table-cell>
          <table:table-cell office:value-type="float" office:value="21.3999996185303" calcext:value-type="float">
            <text:p>21.3999996185</text:p>
          </table:table-cell>
          <table:table-cell office:value-type="float" office:value="1025.17004394531" calcext:value-type="float">
            <text:p>1025.1700439453</text:p>
          </table:table-cell>
        </table:table-row>
        <table:table-row table:style-name="ro1">
          <table:table-cell office:value-type="date" office:date-value="2014-07-28T09:59:10" calcext:value-type="date">
            <text:p>28 Jul 2014 09:59</text:p>
          </table:table-cell>
          <table:table-cell office:value-type="float" office:value="55.8362426757813" calcext:value-type="float">
            <text:p>55.8362426758</text:p>
          </table:table-cell>
          <table:table-cell office:value-type="float" office:value="21.5" calcext:value-type="float">
            <text:p>21.5</text:p>
          </table:table-cell>
          <table:table-cell office:value-type="float" office:value="1025.33996582031" calcext:value-type="float">
            <text:p>1025.3399658203</text:p>
          </table:table-cell>
        </table:table-row>
        <table:table-row table:style-name="ro1">
          <table:table-cell office:value-type="date" office:date-value="2014-07-28T10:09:10" calcext:value-type="date">
            <text:p>28 Jul 2014 10:09</text:p>
          </table:table-cell>
          <table:table-cell office:value-type="float" office:value="56.0498657226563" calcext:value-type="float">
            <text:p>56.0498657227</text:p>
          </table:table-cell>
          <table:table-cell office:value-type="float" office:value="21.6000003814697" calcext:value-type="float">
            <text:p>21.6000003815</text:p>
          </table:table-cell>
          <table:table-cell office:value-type="float" office:value="1025.42004394531" calcext:value-type="float">
            <text:p>1025.4200439453</text:p>
          </table:table-cell>
        </table:table-row>
        <table:table-row table:style-name="ro1">
          <table:table-cell office:value-type="date" office:date-value="2014-07-28T10:19:10" calcext:value-type="date">
            <text:p>28 Jul 2014 10:19</text:p>
          </table:table-cell>
          <table:table-cell office:value-type="float" office:value="56.07275390625" calcext:value-type="float">
            <text:p>56.0727539063</text:p>
          </table:table-cell>
          <table:table-cell office:value-type="float" office:value="21.6000003814697" calcext:value-type="float">
            <text:p>21.6000003815</text:p>
          </table:table-cell>
          <table:table-cell office:value-type="float" office:value="1025.35998535156" calcext:value-type="float">
            <text:p>1025.3599853516</text:p>
          </table:table-cell>
        </table:table-row>
        <table:table-row table:style-name="ro1">
          <table:table-cell office:value-type="date" office:date-value="2014-07-28T10:29:10" calcext:value-type="date">
            <text:p>28 Jul 2014 10:29</text:p>
          </table:table-cell>
          <table:table-cell office:value-type="float" office:value="56.1566772460938" calcext:value-type="float">
            <text:p>56.1566772461</text:p>
          </table:table-cell>
          <table:table-cell office:value-type="float" office:value="21.7000007629395" calcext:value-type="float">
            <text:p>21.7000007629</text:p>
          </table:table-cell>
          <table:table-cell office:value-type="float" office:value="1025.31994628906" calcext:value-type="float">
            <text:p>1025.3199462891</text:p>
          </table:table-cell>
        </table:table-row>
        <table:table-row table:style-name="ro1">
          <table:table-cell office:value-type="date" office:date-value="2014-07-28T10:39:10" calcext:value-type="date">
            <text:p>28 Jul 2014 10:39</text:p>
          </table:table-cell>
          <table:table-cell office:value-type="float" office:value="56.1566772460938" calcext:value-type="float">
            <text:p>56.1566772461</text:p>
          </table:table-cell>
          <table:table-cell office:value-type="float" office:value="21.7999992370605" calcext:value-type="float">
            <text:p>21.7999992371</text:p>
          </table:table-cell>
          <table:table-cell office:value-type="float" office:value="1025.5" calcext:value-type="float">
            <text:p>1025.5</text:p>
          </table:table-cell>
        </table:table-row>
        <table:table-row table:style-name="ro1">
          <table:table-cell office:value-type="date" office:date-value="2014-07-28T10:49:10" calcext:value-type="date">
            <text:p>28 Jul 2014 10:49</text:p>
          </table:table-cell>
          <table:table-cell office:value-type="float" office:value="56.347412109375" calcext:value-type="float">
            <text:p>56.3474121094</text:p>
          </table:table-cell>
          <table:table-cell office:value-type="float" office:value="21.7999992370605" calcext:value-type="float">
            <text:p>21.7999992371</text:p>
          </table:table-cell>
          <table:table-cell office:value-type="float" office:value="1025.40002441406" calcext:value-type="float">
            <text:p>1025.4000244141</text:p>
          </table:table-cell>
        </table:table-row>
        <table:table-row table:style-name="ro1">
          <table:table-cell office:value-type="date" office:date-value="2014-07-28T10:59:10" calcext:value-type="date">
            <text:p>28 Jul 2014 10:59</text:p>
          </table:table-cell>
          <table:table-cell office:value-type="float" office:value="56.3016357421875" calcext:value-type="float">
            <text:p>56.3016357422</text:p>
          </table:table-cell>
          <table:table-cell office:value-type="float" office:value="21.8999996185303" calcext:value-type="float">
            <text:p>21.8999996185</text:p>
          </table:table-cell>
          <table:table-cell office:value-type="float" office:value="1025.35998535156" calcext:value-type="float">
            <text:p>1025.3599853516</text:p>
          </table:table-cell>
        </table:table-row>
        <table:table-row table:style-name="ro1">
          <table:table-cell office:value-type="date" office:date-value="2014-07-28T11:09:10" calcext:value-type="date">
            <text:p>28 Jul 2014 11:09</text:p>
          </table:table-cell>
          <table:table-cell office:value-type="float" office:value="56.3703002929688" calcext:value-type="float">
            <text:p>56.370300293</text:p>
          </table:table-cell>
          <table:table-cell office:value-type="float" office:value="21.8999996185303" calcext:value-type="float">
            <text:p>21.8999996185</text:p>
          </table:table-cell>
          <table:table-cell office:value-type="float" office:value="1025.4599609375" calcext:value-type="float">
            <text:p>1025.4599609375</text:p>
          </table:table-cell>
        </table:table-row>
        <table:table-row table:style-name="ro1">
          <table:table-cell office:value-type="date" office:date-value="2014-07-28T11:19:10" calcext:value-type="date">
            <text:p>28 Jul 2014 11:19</text:p>
          </table:table-cell>
          <table:table-cell office:value-type="float" office:value="56.3397827148438" calcext:value-type="float">
            <text:p>56.3397827148</text:p>
          </table:table-cell>
          <table:table-cell office:value-type="float" office:value="22" calcext:value-type="float">
            <text:p>22</text:p>
          </table:table-cell>
          <table:table-cell office:value-type="float" office:value="1025.40002441406" calcext:value-type="float">
            <text:p>1025.4000244141</text:p>
          </table:table-cell>
        </table:table-row>
        <table:table-row table:style-name="ro1">
          <table:table-cell office:value-type="date" office:date-value="2014-07-28T11:29:10" calcext:value-type="date">
            <text:p>28 Jul 2014 11:29</text:p>
          </table:table-cell>
          <table:table-cell office:value-type="float" office:value="56.3321533203125" calcext:value-type="float">
            <text:p>56.3321533203</text:p>
          </table:table-cell>
          <table:table-cell office:value-type="float" office:value="22" calcext:value-type="float">
            <text:p>22</text:p>
          </table:table-cell>
          <table:table-cell office:value-type="float" office:value="1025.31994628906" calcext:value-type="float">
            <text:p>1025.3199462891</text:p>
          </table:table-cell>
        </table:table-row>
        <table:table-row table:style-name="ro1">
          <table:table-cell office:value-type="date" office:date-value="2014-07-28T11:39:10" calcext:value-type="date">
            <text:p>28 Jul 2014 11:39</text:p>
          </table:table-cell>
          <table:table-cell office:value-type="float" office:value="56.3779296875" calcext:value-type="float">
            <text:p>56.3779296875</text:p>
          </table:table-cell>
          <table:table-cell office:value-type="float" office:value="22" calcext:value-type="float">
            <text:p>22</text:p>
          </table:table-cell>
          <table:table-cell office:value-type="float" office:value="1025.23999023438" calcext:value-type="float">
            <text:p>1025.2399902344</text:p>
          </table:table-cell>
        </table:table-row>
        <table:table-row table:style-name="ro1">
          <table:table-cell office:value-type="date" office:date-value="2014-07-28T11:49:10" calcext:value-type="date">
            <text:p>28 Jul 2014 11:49</text:p>
          </table:table-cell>
          <table:table-cell office:value-type="float" office:value="56.43896484375" calcext:value-type="float">
            <text:p>56.4389648438</text:p>
          </table:table-cell>
          <table:table-cell office:value-type="float" office:value="22" calcext:value-type="float">
            <text:p>22</text:p>
          </table:table-cell>
          <table:table-cell office:value-type="float" office:value="1025.57995605469" calcext:value-type="float">
            <text:p>1025.5799560547</text:p>
          </table:table-cell>
        </table:table-row>
        <table:table-row table:style-name="ro1">
          <table:table-cell office:value-type="date" office:date-value="2014-07-28T11:59:11" calcext:value-type="date">
            <text:p>28 Jul 2014 11:59</text:p>
          </table:table-cell>
          <table:table-cell office:value-type="float" office:value="56.4618530273438" calcext:value-type="float">
            <text:p>56.4618530273</text:p>
          </table:table-cell>
          <table:table-cell office:value-type="float" office:value="21.8999996185303" calcext:value-type="float">
            <text:p>21.8999996185</text:p>
          </table:table-cell>
          <table:table-cell office:value-type="float" office:value="1025.73999023438" calcext:value-type="float">
            <text:p>1025.7399902344</text:p>
          </table:table-cell>
        </table:table-row>
        <table:table-row table:style-name="ro1">
          <table:table-cell office:value-type="date" office:date-value="2014-07-28T12:09:11" calcext:value-type="date">
            <text:p>28 Jul 2014 12:09</text:p>
          </table:table-cell>
          <table:table-cell office:value-type="float" office:value="56.6373291015625" calcext:value-type="float">
            <text:p>56.6373291016</text:p>
          </table:table-cell>
          <table:table-cell office:value-type="float" office:value="21.8999996185303" calcext:value-type="float">
            <text:p>21.8999996185</text:p>
          </table:table-cell>
          <table:table-cell office:value-type="float" office:value="1025.71997070313" calcext:value-type="float">
            <text:p>1025.7199707031</text:p>
          </table:table-cell>
        </table:table-row>
        <table:table-row table:style-name="ro1">
          <table:table-cell office:value-type="date" office:date-value="2014-07-28T12:19:11" calcext:value-type="date">
            <text:p>28 Jul 2014 12:19</text:p>
          </table:table-cell>
          <table:table-cell office:value-type="float" office:value="56.6144409179688" calcext:value-type="float">
            <text:p>56.614440918</text:p>
          </table:table-cell>
          <table:table-cell office:value-type="float" office:value="21.8999996185303" calcext:value-type="float">
            <text:p>21.8999996185</text:p>
          </table:table-cell>
          <table:table-cell office:value-type="float" office:value="1025.85998535156" calcext:value-type="float">
            <text:p>1025.8599853516</text:p>
          </table:table-cell>
        </table:table-row>
        <table:table-row table:style-name="ro1">
          <table:table-cell office:value-type="date" office:date-value="2014-07-28T12:29:11" calcext:value-type="date">
            <text:p>28 Jul 2014 12:29</text:p>
          </table:table-cell>
          <table:table-cell office:value-type="float" office:value="56.469482421875" calcext:value-type="float">
            <text:p>56.4694824219</text:p>
          </table:table-cell>
          <table:table-cell office:value-type="float" office:value="21.7999992370605" calcext:value-type="float">
            <text:p>21.7999992371</text:p>
          </table:table-cell>
          <table:table-cell office:value-type="float" office:value="1025.9599609375" calcext:value-type="float">
            <text:p>1025.9599609375</text:p>
          </table:table-cell>
        </table:table-row>
        <table:table-row table:style-name="ro1">
          <table:table-cell office:value-type="date" office:date-value="2014-07-28T12:39:11" calcext:value-type="date">
            <text:p>28 Jul 2014 12:39</text:p>
          </table:table-cell>
          <table:table-cell office:value-type="float" office:value="56.5076293945313" calcext:value-type="float">
            <text:p>56.5076293945</text:p>
          </table:table-cell>
          <table:table-cell office:value-type="float" office:value="21.7999992370605" calcext:value-type="float">
            <text:p>21.7999992371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date" office:date-value="2014-07-28T12:49:11" calcext:value-type="date">
            <text:p>28 Jul 2014 12:49</text:p>
          </table:table-cell>
          <table:table-cell office:value-type="float" office:value="56.469482421875" calcext:value-type="float">
            <text:p>56.4694824219</text:p>
          </table:table-cell>
          <table:table-cell office:value-type="float" office:value="21.7000007629395" calcext:value-type="float">
            <text:p>21.7000007629</text:p>
          </table:table-cell>
          <table:table-cell office:value-type="float" office:value="1025.9599609375" calcext:value-type="float">
            <text:p>1025.9599609375</text:p>
          </table:table-cell>
        </table:table-row>
        <table:table-row table:style-name="ro1">
          <table:table-cell office:value-type="date" office:date-value="2014-07-28T12:59:11" calcext:value-type="date">
            <text:p>28 Jul 2014 12:59</text:p>
          </table:table-cell>
          <table:table-cell office:value-type="float" office:value="56.4618530273438" calcext:value-type="float">
            <text:p>56.4618530273</text:p>
          </table:table-cell>
          <table:table-cell office:value-type="float" office:value="21.7000007629395" calcext:value-type="float">
            <text:p>21.7000007629</text:p>
          </table:table-cell>
          <table:table-cell office:value-type="float" office:value="1025.93994140625" calcext:value-type="float">
            <text:p>1025.9399414063</text:p>
          </table:table-cell>
        </table:table-row>
        <table:table-row table:style-name="ro1">
          <table:table-cell office:value-type="date" office:date-value="2014-07-28T13:09:11" calcext:value-type="date">
            <text:p>28 Jul 2014 13:09</text:p>
          </table:table-cell>
          <table:table-cell office:value-type="float" office:value="56.56103515625" calcext:value-type="float">
            <text:p>56.5610351563</text:p>
          </table:table-cell>
          <table:table-cell office:value-type="float" office:value="21.6000003814697" calcext:value-type="float">
            <text:p>21.6000003815</text:p>
          </table:table-cell>
          <table:table-cell office:value-type="float" office:value="1025.97998046875" calcext:value-type="float">
            <text:p>1025.9799804688</text:p>
          </table:table-cell>
        </table:table-row>
        <table:table-row table:style-name="ro1">
          <table:table-cell office:value-type="date" office:date-value="2014-07-28T13:19:11" calcext:value-type="date">
            <text:p>28 Jul 2014 13:19</text:p>
          </table:table-cell>
          <table:table-cell office:value-type="float" office:value="56.6220703125" calcext:value-type="float">
            <text:p>56.6220703125</text:p>
          </table:table-cell>
          <table:table-cell office:value-type="float" office:value="21.5" calcext:value-type="float">
            <text:p>21.5</text:p>
          </table:table-cell>
          <table:table-cell office:value-type="float" office:value="1026.07995605469" calcext:value-type="float">
            <text:p>1026.0799560547</text:p>
          </table:table-cell>
        </table:table-row>
        <table:table-row table:style-name="ro1">
          <table:table-cell office:value-type="date" office:date-value="2014-07-28T13:29:11" calcext:value-type="date">
            <text:p>28 Jul 2014 13:29</text:p>
          </table:table-cell>
          <table:table-cell office:value-type="float" office:value="56.5228881835938" calcext:value-type="float">
            <text:p>56.5228881836</text:p>
          </table:table-cell>
          <table:table-cell office:value-type="float" office:value="21.3999996185303" calcext:value-type="float">
            <text:p>21.3999996185</text:p>
          </table:table-cell>
          <table:table-cell office:value-type="float" office:value="1026.07995605469" calcext:value-type="float">
            <text:p>1026.0799560547</text:p>
          </table:table-cell>
        </table:table-row>
        <table:table-row table:style-name="ro1">
          <table:table-cell office:value-type="date" office:date-value="2014-07-28T13:39:11" calcext:value-type="date">
            <text:p>28 Jul 2014 13:39</text:p>
          </table:table-cell>
          <table:table-cell office:value-type="float" office:value="56.5152587890625" calcext:value-type="float">
            <text:p>56.5152587891</text:p>
          </table:table-cell>
          <table:table-cell office:value-type="float" office:value="21.2999992370605" calcext:value-type="float">
            <text:p>21.2999992371</text:p>
          </table:table-cell>
          <table:table-cell office:value-type="float" office:value="1026.11999511719" calcext:value-type="float">
            <text:p>1026.1199951172</text:p>
          </table:table-cell>
        </table:table-row>
        <table:table-row table:style-name="ro1">
          <table:table-cell office:value-type="date" office:date-value="2014-07-28T13:49:11" calcext:value-type="date">
            <text:p>28 Jul 2014 13:49</text:p>
          </table:table-cell>
          <table:table-cell office:value-type="float" office:value="56.3092651367188" calcext:value-type="float">
            <text:p>56.3092651367</text:p>
          </table:table-cell>
          <table:table-cell office:value-type="float" office:value="21.2999992370605" calcext:value-type="float">
            <text:p>21.2999992371</text:p>
          </table:table-cell>
          <table:table-cell office:value-type="float" office:value="1026.02001953125" calcext:value-type="float">
            <text:p>1026.0200195313</text:p>
          </table:table-cell>
        </table:table-row>
        <table:table-row table:style-name="ro1">
          <table:table-cell office:value-type="date" office:date-value="2014-07-28T13:59:11" calcext:value-type="date">
            <text:p>28 Jul 2014 13:59</text:p>
          </table:table-cell>
          <table:table-cell office:value-type="float" office:value="56.3016357421875" calcext:value-type="float">
            <text:p>56.3016357422</text:p>
          </table:table-cell>
          <table:table-cell office:value-type="float" office:value="21.2000007629395" calcext:value-type="float">
            <text:p>21.2000007629</text:p>
          </table:table-cell>
          <table:table-cell office:value-type="float" office:value="1026.0400390625" calcext:value-type="float">
            <text:p>1026.0400390625</text:p>
          </table:table-cell>
        </table:table-row>
        <table:table-row table:style-name="ro1">
          <table:table-cell office:value-type="date" office:date-value="2014-07-28T14:09:12" calcext:value-type="date">
            <text:p>28 Jul 2014 14:09</text:p>
          </table:table-cell>
          <table:table-cell office:value-type="float" office:value="56.43896484375" calcext:value-type="float">
            <text:p>56.4389648438</text:p>
          </table:table-cell>
          <table:table-cell office:value-type="float" office:value="21.1000003814697" calcext:value-type="float">
            <text:p>21.1000003815</text:p>
          </table:table-cell>
          <table:table-cell office:value-type="float" office:value="1026.06005859375" calcext:value-type="float">
            <text:p>1026.0600585938</text:p>
          </table:table-cell>
        </table:table-row>
        <table:table-row table:style-name="ro1">
          <table:table-cell office:value-type="date" office:date-value="2014-07-28T14:19:12" calcext:value-type="date">
            <text:p>28 Jul 2014 14:19</text:p>
          </table:table-cell>
          <table:table-cell office:value-type="float" office:value="56.4542236328125" calcext:value-type="float">
            <text:p>56.4542236328</text:p>
          </table:table-cell>
          <table:table-cell office:value-type="float" office:value="21" calcext:value-type="float">
            <text:p>21</text:p>
          </table:table-cell>
          <table:table-cell office:value-type="float" office:value="1026.14001464844" calcext:value-type="float">
            <text:p>1026.1400146484</text:p>
          </table:table-cell>
        </table:table-row>
        <table:table-row table:style-name="ro1">
          <table:table-cell office:value-type="date" office:date-value="2014-07-28T14:29:12" calcext:value-type="date">
            <text:p>28 Jul 2014 14:29</text:p>
          </table:table-cell>
          <table:table-cell office:value-type="float" office:value="56.347412109375" calcext:value-type="float">
            <text:p>56.3474121094</text:p>
          </table:table-cell>
          <table:table-cell office:value-type="float" office:value="20.7999992370605" calcext:value-type="float">
            <text:p>20.7999992371</text:p>
          </table:table-cell>
          <table:table-cell office:value-type="float" office:value="1026.26000976563" calcext:value-type="float">
            <text:p>1026.2600097656</text:p>
          </table:table-cell>
        </table:table-row>
        <table:table-row table:style-name="ro1">
          <table:table-cell office:value-type="date" office:date-value="2014-07-28T14:39:12" calcext:value-type="date">
            <text:p>28 Jul 2014 14:39</text:p>
          </table:table-cell>
          <table:table-cell office:value-type="float" office:value="56.5991821289063" calcext:value-type="float">
            <text:p>56.5991821289</text:p>
          </table:table-cell>
          <table:table-cell office:value-type="float" office:value="20.7000007629395" calcext:value-type="float">
            <text:p>20.7000007629</text:p>
          </table:table-cell>
          <table:table-cell office:value-type="float" office:value="1026.42004394531" calcext:value-type="float">
            <text:p>1026.4200439453</text:p>
          </table:table-cell>
        </table:table-row>
        <table:table-row table:style-name="ro1">
          <table:table-cell office:value-type="date" office:date-value="2014-07-28T14:49:12" calcext:value-type="date">
            <text:p>28 Jul 2014 14:49</text:p>
          </table:table-cell>
          <table:table-cell office:value-type="float" office:value="56.5534057617188" calcext:value-type="float">
            <text:p>56.5534057617</text:p>
          </table:table-cell>
          <table:table-cell office:value-type="float" office:value="20.5" calcext:value-type="float">
            <text:p>20.5</text:p>
          </table:table-cell>
          <table:table-cell office:value-type="float" office:value="1026.21997070313" calcext:value-type="float">
            <text:p>1026.2199707031</text:p>
          </table:table-cell>
        </table:table-row>
        <table:table-row table:style-name="ro1">
          <table:table-cell office:value-type="date" office:date-value="2014-07-28T14:59:12" calcext:value-type="date">
            <text:p>28 Jul 2014 14:59</text:p>
          </table:table-cell>
          <table:table-cell office:value-type="float" office:value="56.4465942382813" calcext:value-type="float">
            <text:p>56.4465942383</text:p>
          </table:table-cell>
          <table:table-cell office:value-type="float" office:value="20.3999996185303" calcext:value-type="float">
            <text:p>20.3999996185</text:p>
          </table:table-cell>
          <table:table-cell office:value-type="float" office:value="1026.14001464844" calcext:value-type="float">
            <text:p>1026.1400146484</text:p>
          </table:table-cell>
        </table:table-row>
        <table:table-row table:style-name="ro1">
          <table:table-cell office:value-type="date" office:date-value="2014-07-28T15:09:12" calcext:value-type="date">
            <text:p>28 Jul 2014 15:09</text:p>
          </table:table-cell>
          <table:table-cell office:value-type="float" office:value="56.6296997070313" calcext:value-type="float">
            <text:p>56.629699707</text:p>
          </table:table-cell>
          <table:table-cell office:value-type="float" office:value="20.2999992370605" calcext:value-type="float">
            <text:p>20.2999992371</text:p>
          </table:table-cell>
          <table:table-cell office:value-type="float" office:value="1026.06005859375" calcext:value-type="float">
            <text:p>1026.0600585938</text:p>
          </table:table-cell>
        </table:table-row>
        <table:table-row table:style-name="ro1">
          <table:table-cell office:value-type="date" office:date-value="2014-07-28T15:19:12" calcext:value-type="date">
            <text:p>28 Jul 2014 15:19</text:p>
          </table:table-cell>
          <table:table-cell office:value-type="float" office:value="56.7593994140625" calcext:value-type="float">
            <text:p>56.7593994141</text:p>
          </table:table-cell>
          <table:table-cell office:value-type="float" office:value="20.1000003814697" calcext:value-type="float">
            <text:p>20.1000003815</text:p>
          </table:table-cell>
          <table:table-cell office:value-type="float" office:value="1026.31994628906" calcext:value-type="float">
            <text:p>1026.3199462891</text:p>
          </table:table-cell>
        </table:table-row>
        <table:table-row table:style-name="ro1">
          <table:table-cell office:value-type="date" office:date-value="2014-07-28T15:29:12" calcext:value-type="date">
            <text:p>28 Jul 2014 15:29</text:p>
          </table:table-cell>
          <table:table-cell office:value-type="float" office:value="56.5991821289063" calcext:value-type="float">
            <text:p>56.5991821289</text:p>
          </table:table-cell>
          <table:table-cell office:value-type="float" office:value="20" calcext:value-type="float">
            <text:p>20</text:p>
          </table:table-cell>
          <table:table-cell office:value-type="float" office:value="1026.40002441406" calcext:value-type="float">
            <text:p>1026.4000244141</text:p>
          </table:table-cell>
        </table:table-row>
        <table:table-row table:style-name="ro1">
          <table:table-cell office:value-type="date" office:date-value="2014-07-28T15:39:12" calcext:value-type="date">
            <text:p>28 Jul 2014 15:39</text:p>
          </table:table-cell>
          <table:table-cell office:value-type="float" office:value="56.7517700195313" calcext:value-type="float">
            <text:p>56.7517700195</text:p>
          </table:table-cell>
          <table:table-cell office:value-type="float" office:value="19.8999996185303" calcext:value-type="float">
            <text:p>19.8999996185</text:p>
          </table:table-cell>
          <table:table-cell office:value-type="float" office:value="1026.66003417969" calcext:value-type="float">
            <text:p>1026.6600341797</text:p>
          </table:table-cell>
        </table:table-row>
        <table:table-row table:style-name="ro1">
          <table:table-cell office:value-type="date" office:date-value="2014-07-28T15:49:12" calcext:value-type="date">
            <text:p>28 Jul 2014 15:49</text:p>
          </table:table-cell>
          <table:table-cell office:value-type="float" office:value="56.6068115234375" calcext:value-type="float">
            <text:p>56.6068115234</text:p>
          </table:table-cell>
          <table:table-cell office:value-type="float" office:value="19.7999992370605" calcext:value-type="float">
            <text:p>19.7999992371</text:p>
          </table:table-cell>
          <table:table-cell office:value-type="float" office:value="1026.52001953125" calcext:value-type="float">
            <text:p>1026.5200195313</text:p>
          </table:table-cell>
        </table:table-row>
        <table:table-row table:style-name="ro1">
          <table:table-cell office:value-type="date" office:date-value="2014-07-28T15:59:12" calcext:value-type="date">
            <text:p>28 Jul 2014 15:59</text:p>
          </table:table-cell>
          <table:table-cell office:value-type="float" office:value="56.6296997070313" calcext:value-type="float">
            <text:p>56.629699707</text:p>
          </table:table-cell>
          <table:table-cell office:value-type="float" office:value="19.7000007629395" calcext:value-type="float">
            <text:p>19.7000007629</text:p>
          </table:table-cell>
          <table:table-cell office:value-type="float" office:value="1026.88000488281" calcext:value-type="float">
            <text:p>1026.8800048828</text:p>
          </table:table-cell>
        </table:table-row>
        <table:table-row table:style-name="ro1">
          <table:table-cell office:value-type="date" office:date-value="2014-07-28T16:09:12" calcext:value-type="date">
            <text:p>28 Jul 2014 16:09</text:p>
          </table:table-cell>
          <table:table-cell office:value-type="float" office:value="56.530517578125" calcext:value-type="float">
            <text:p>56.5305175781</text:p>
          </table:table-cell>
          <table:table-cell office:value-type="float" office:value="19.6000003814697" calcext:value-type="float">
            <text:p>19.6000003815</text:p>
          </table:table-cell>
          <table:table-cell office:value-type="float" office:value="1026.68005371094" calcext:value-type="float">
            <text:p>1026.6800537109</text:p>
          </table:table-cell>
        </table:table-row>
        <table:table-row table:style-name="ro1">
          <table:table-cell office:value-type="date" office:date-value="2014-07-28T16:19:13" calcext:value-type="date">
            <text:p>28 Jul 2014 16:19</text:p>
          </table:table-cell>
          <table:table-cell office:value-type="float" office:value="56.6296997070313" calcext:value-type="float">
            <text:p>56.629699707</text:p>
          </table:table-cell>
          <table:table-cell office:value-type="float" office:value="19.5" calcext:value-type="float">
            <text:p>19.5</text:p>
          </table:table-cell>
          <table:table-cell office:value-type="float" office:value="1026.81994628906" calcext:value-type="float">
            <text:p>1026.8199462891</text:p>
          </table:table-cell>
        </table:table-row>
        <table:table-row table:style-name="ro1">
          <table:table-cell office:value-type="date" office:date-value="2014-07-28T16:29:13" calcext:value-type="date">
            <text:p>28 Jul 2014 16:29</text:p>
          </table:table-cell>
          <table:table-cell office:value-type="float" office:value="56.4771118164063" calcext:value-type="float">
            <text:p>56.4771118164</text:p>
          </table:table-cell>
          <table:table-cell office:value-type="float" office:value="19.3999996185303" calcext:value-type="float">
            <text:p>19.3999996185</text:p>
          </table:table-cell>
          <table:table-cell office:value-type="float" office:value="1026.85998535156" calcext:value-type="float">
            <text:p>1026.8599853516</text:p>
          </table:table-cell>
        </table:table-row>
        <table:table-row table:style-name="ro1">
          <table:table-cell office:value-type="date" office:date-value="2014-07-28T16:39:13" calcext:value-type="date">
            <text:p>28 Jul 2014 16:39</text:p>
          </table:table-cell>
          <table:table-cell office:value-type="float" office:value="56.591552734375" calcext:value-type="float">
            <text:p>56.5915527344</text:p>
          </table:table-cell>
          <table:table-cell office:value-type="float" office:value="19.3999996185303" calcext:value-type="float">
            <text:p>19.3999996185</text:p>
          </table:table-cell>
          <table:table-cell office:value-type="float" office:value="1026.83996582031" calcext:value-type="float">
            <text:p>1026.8399658203</text:p>
          </table:table-cell>
        </table:table-row>
        <table:table-row table:style-name="ro1">
          <table:table-cell office:value-type="date" office:date-value="2014-07-28T16:49:13" calcext:value-type="date">
            <text:p>28 Jul 2014 16:49</text:p>
          </table:table-cell>
          <table:table-cell office:value-type="float" office:value="56.4237060546875" calcext:value-type="float">
            <text:p>56.4237060547</text:p>
          </table:table-cell>
          <table:table-cell office:value-type="float" office:value="19.2999992370605" calcext:value-type="float">
            <text:p>19.2999992371</text:p>
          </table:table-cell>
          <table:table-cell office:value-type="float" office:value="1027.11999511719" calcext:value-type="float">
            <text:p>1027.1199951172</text:p>
          </table:table-cell>
        </table:table-row>
        <table:table-row table:style-name="ro1">
          <table:table-cell office:value-type="date" office:date-value="2014-07-28T16:59:13" calcext:value-type="date">
            <text:p>28 Jul 2014 16:59</text:p>
          </table:table-cell>
          <table:table-cell office:value-type="float" office:value="56.5839233398438" calcext:value-type="float">
            <text:p>56.5839233398</text:p>
          </table:table-cell>
          <table:table-cell office:value-type="float" office:value="19.2000007629395" calcext:value-type="float">
            <text:p>19.2000007629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date" office:date-value="2014-07-28T17:09:13" calcext:value-type="date">
            <text:p>28 Jul 2014 17:09</text:p>
          </table:table-cell>
          <table:table-cell office:value-type="float" office:value="56.4237060546875" calcext:value-type="float">
            <text:p>56.4237060547</text:p>
          </table:table-cell>
          <table:table-cell office:value-type="float" office:value="19.1000003814697" calcext:value-type="float">
            <text:p>19.1000003815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date" office:date-value="2014-07-28T17:19:13" calcext:value-type="date">
            <text:p>28 Jul 2014 17:19</text:p>
          </table:table-cell>
          <table:table-cell office:value-type="float" office:value="56.652587890625" calcext:value-type="float">
            <text:p>56.6525878906</text:p>
          </table:table-cell>
          <table:table-cell office:value-type="float" office:value="19" calcext:value-type="float">
            <text:p>19</text:p>
          </table:table-cell>
          <table:table-cell office:value-type="float" office:value="1026.88000488281" calcext:value-type="float">
            <text:p>1026.8800048828</text:p>
          </table:table-cell>
        </table:table-row>
        <table:table-row table:style-name="ro1">
          <table:table-cell office:value-type="date" office:date-value="2014-07-28T17:29:13" calcext:value-type="date">
            <text:p>28 Jul 2014 17:29</text:p>
          </table:table-cell>
          <table:table-cell office:value-type="float" office:value="56.5076293945313" calcext:value-type="float">
            <text:p>56.5076293945</text:p>
          </table:table-cell>
          <table:table-cell office:value-type="float" office:value="18.8999996185303" calcext:value-type="float">
            <text:p>18.8999996185</text:p>
          </table:table-cell>
          <table:table-cell office:value-type="float" office:value="1026.97998046875" calcext:value-type="float">
            <text:p>1026.9799804688</text:p>
          </table:table-cell>
        </table:table-row>
        <table:table-row table:style-name="ro1">
          <table:table-cell office:value-type="date" office:date-value="2014-07-28T17:39:13" calcext:value-type="date">
            <text:p>28 Jul 2014 17:39</text:p>
          </table:table-cell>
          <table:table-cell office:value-type="float" office:value="56.7670288085938" calcext:value-type="float">
            <text:p>56.7670288086</text:p>
          </table:table-cell>
          <table:table-cell office:value-type="float" office:value="18.7999992370605" calcext:value-type="float">
            <text:p>18.7999992371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date" office:date-value="2014-07-28T17:49:13" calcext:value-type="date">
            <text:p>28 Jul 2014 17:49</text:p>
          </table:table-cell>
          <table:table-cell office:value-type="float" office:value="56.6144409179688" calcext:value-type="float">
            <text:p>56.614440918</text:p>
          </table:table-cell>
          <table:table-cell office:value-type="float" office:value="18.7000007629395" calcext:value-type="float">
            <text:p>18.7000007629</text:p>
          </table:table-cell>
          <table:table-cell office:value-type="float" office:value="1026.90002441406" calcext:value-type="float">
            <text:p>1026.9000244141</text:p>
          </table:table-cell>
        </table:table-row>
        <table:table-row table:style-name="ro1">
          <table:table-cell office:value-type="date" office:date-value="2014-07-28T17:59:13" calcext:value-type="date">
            <text:p>28 Jul 2014 17:59</text:p>
          </table:table-cell>
          <table:table-cell office:value-type="float" office:value="56.4923706054688" calcext:value-type="float">
            <text:p>56.4923706055</text:p>
          </table:table-cell>
          <table:table-cell office:value-type="float" office:value="18.6000003814697" calcext:value-type="float">
            <text:p>18.6000003815</text:p>
          </table:table-cell>
          <table:table-cell office:value-type="float" office:value="1027.0400390625" calcext:value-type="float">
            <text:p>1027.0400390625</text:p>
          </table:table-cell>
        </table:table-row>
        <table:table-row table:style-name="ro1">
          <table:table-cell office:value-type="date" office:date-value="2014-07-28T18:09:13" calcext:value-type="date">
            <text:p>28 Jul 2014 18:09</text:p>
          </table:table-cell>
          <table:table-cell office:value-type="float" office:value="56.591552734375" calcext:value-type="float">
            <text:p>56.5915527344</text:p>
          </table:table-cell>
          <table:table-cell office:value-type="float" office:value="18.5" calcext:value-type="float">
            <text:p>18.5</text:p>
          </table:table-cell>
          <table:table-cell office:value-type="float" office:value="1027.11999511719" calcext:value-type="float">
            <text:p>1027.1199951172</text:p>
          </table:table-cell>
        </table:table-row>
        <table:table-row table:style-name="ro1">
          <table:table-cell office:value-type="date" office:date-value="2014-07-28T18:19:14" calcext:value-type="date">
            <text:p>28 Jul 2014 18:19</text:p>
          </table:table-cell>
          <table:table-cell office:value-type="float" office:value="56.6754760742188" calcext:value-type="float">
            <text:p>56.6754760742</text:p>
          </table:table-cell>
          <table:table-cell office:value-type="float" office:value="18.5" calcext:value-type="float">
            <text:p>18.5</text:p>
          </table:table-cell>
          <table:table-cell office:value-type="float" office:value="1027.11999511719" calcext:value-type="float">
            <text:p>1027.1199951172</text:p>
          </table:table-cell>
        </table:table-row>
        <table:table-row table:style-name="ro1">
          <table:table-cell office:value-type="date" office:date-value="2014-07-28T18:29:14" calcext:value-type="date">
            <text:p>28 Jul 2014 18:29</text:p>
          </table:table-cell>
          <table:table-cell office:value-type="float" office:value="56.7059936523438" calcext:value-type="float">
            <text:p>56.7059936523</text:p>
          </table:table-cell>
          <table:table-cell office:value-type="float" office:value="18.3999996185303" calcext:value-type="float">
            <text:p>18.3999996185</text:p>
          </table:table-cell>
          <table:table-cell office:value-type="float" office:value="1026.9599609375" calcext:value-type="float">
            <text:p>1026.9599609375</text:p>
          </table:table-cell>
        </table:table-row>
        <table:table-row table:style-name="ro1">
          <table:table-cell office:value-type="date" office:date-value="2014-07-28T18:39:14" calcext:value-type="date">
            <text:p>28 Jul 2014 18:39</text:p>
          </table:table-cell>
          <table:table-cell office:value-type="float" office:value="56.6068115234375" calcext:value-type="float">
            <text:p>56.6068115234</text:p>
          </table:table-cell>
          <table:table-cell office:value-type="float" office:value="18.2999992370605" calcext:value-type="float">
            <text:p>18.2999992371</text:p>
          </table:table-cell>
          <table:table-cell office:value-type="float" office:value="1026.92004394531" calcext:value-type="float">
            <text:p>1026.9200439453</text:p>
          </table:table-cell>
        </table:table-row>
        <table:table-row table:style-name="ro1">
          <table:table-cell office:value-type="date" office:date-value="2014-07-28T18:49:14" calcext:value-type="date">
            <text:p>28 Jul 2014 18:49</text:p>
          </table:table-cell>
          <table:table-cell office:value-type="float" office:value="56.3321533203125" calcext:value-type="float">
            <text:p>56.3321533203</text:p>
          </table:table-cell>
          <table:table-cell office:value-type="float" office:value="18.2000007629395" calcext:value-type="float">
            <text:p>18.2000007629</text:p>
          </table:table-cell>
          <table:table-cell office:value-type="float" office:value="1026.85998535156" calcext:value-type="float">
            <text:p>1026.8599853516</text:p>
          </table:table-cell>
        </table:table-row>
        <table:table-row table:style-name="ro1">
          <table:table-cell office:value-type="date" office:date-value="2014-07-28T18:59:14" calcext:value-type="date">
            <text:p>28 Jul 2014 18:59</text:p>
          </table:table-cell>
          <table:table-cell office:value-type="float" office:value="56.5762939453125" calcext:value-type="float">
            <text:p>56.5762939453</text:p>
          </table:table-cell>
          <table:table-cell office:value-type="float" office:value="18.2000007629395" calcext:value-type="float">
            <text:p>18.2000007629</text:p>
          </table:table-cell>
          <table:table-cell office:value-type="float" office:value="1026.71997070313" calcext:value-type="float">
            <text:p>1026.7199707031</text:p>
          </table:table-cell>
        </table:table-row>
        <table:table-row table:style-name="ro1">
          <table:table-cell office:value-type="date" office:date-value="2014-07-28T19:09:14" calcext:value-type="date">
            <text:p>28 Jul 2014 19:09</text:p>
          </table:table-cell>
          <table:table-cell office:value-type="float" office:value="56.530517578125" calcext:value-type="float">
            <text:p>56.5305175781</text:p>
          </table:table-cell>
          <table:table-cell office:value-type="float" office:value="18.1000003814697" calcext:value-type="float">
            <text:p>18.1000003815</text:p>
          </table:table-cell>
          <table:table-cell office:value-type="float" office:value="1026.78002929688" calcext:value-type="float">
            <text:p>1026.7800292969</text:p>
          </table:table-cell>
        </table:table-row>
        <table:table-row table:style-name="ro1">
          <table:table-cell office:value-type="date" office:date-value="2014-07-28T19:19:14" calcext:value-type="date">
            <text:p>28 Jul 2014 19:19</text:p>
          </table:table-cell>
          <table:table-cell office:value-type="float" office:value="56.4618530273438" calcext:value-type="float">
            <text:p>56.4618530273</text:p>
          </table:table-cell>
          <table:table-cell office:value-type="float" office:value="18" calcext:value-type="float">
            <text:p>18</text:p>
          </table:table-cell>
          <table:table-cell office:value-type="float" office:value="1026.69995117188" calcext:value-type="float">
            <text:p>1026.6999511719</text:p>
          </table:table-cell>
        </table:table-row>
        <table:table-row table:style-name="ro1">
          <table:table-cell office:value-type="date" office:date-value="2014-07-28T19:29:14" calcext:value-type="date">
            <text:p>28 Jul 2014 19:29</text:p>
          </table:table-cell>
          <table:table-cell office:value-type="float" office:value="56.3397827148438" calcext:value-type="float">
            <text:p>56.3397827148</text:p>
          </table:table-cell>
          <table:table-cell office:value-type="float" office:value="18" calcext:value-type="float">
            <text:p>18</text:p>
          </table:table-cell>
          <table:table-cell office:value-type="float" office:value="1026.71997070313" calcext:value-type="float">
            <text:p>1026.7199707031</text:p>
          </table:table-cell>
        </table:table-row>
        <table:table-row table:style-name="ro1">
          <table:table-cell office:value-type="date" office:date-value="2014-07-28T19:39:14" calcext:value-type="date">
            <text:p>28 Jul 2014 19:39</text:p>
          </table:table-cell>
          <table:table-cell office:value-type="float" office:value="56.3550415039063" calcext:value-type="float">
            <text:p>56.3550415039</text:p>
          </table:table-cell>
          <table:table-cell office:value-type="float" office:value="17.8999996185303" calcext:value-type="float">
            <text:p>17.8999996185</text:p>
          </table:table-cell>
          <table:table-cell office:value-type="float" office:value="1026.88000488281" calcext:value-type="float">
            <text:p>1026.8800048828</text:p>
          </table:table-cell>
        </table:table-row>
        <table:table-row table:style-name="ro1">
          <table:table-cell office:value-type="date" office:date-value="2014-07-28T19:49:14" calcext:value-type="date">
            <text:p>28 Jul 2014 19:49</text:p>
          </table:table-cell>
          <table:table-cell office:value-type="float" office:value="56.4313354492188" calcext:value-type="float">
            <text:p>56.4313354492</text:p>
          </table:table-cell>
          <table:table-cell office:value-type="float" office:value="17.8999996185303" calcext:value-type="float">
            <text:p>17.8999996185</text:p>
          </table:table-cell>
          <table:table-cell office:value-type="float" office:value="1026.92004394531" calcext:value-type="float">
            <text:p>1026.9200439453</text:p>
          </table:table-cell>
        </table:table-row>
        <table:table-row table:style-name="ro1">
          <table:table-cell office:value-type="date" office:date-value="2014-07-28T19:59:14" calcext:value-type="date">
            <text:p>28 Jul 2014 19:59</text:p>
          </table:table-cell>
          <table:table-cell office:value-type="float" office:value="56.2634887695313" calcext:value-type="float">
            <text:p>56.2634887695</text:p>
          </table:table-cell>
          <table:table-cell office:value-type="float" office:value="17.7999992370605" calcext:value-type="float">
            <text:p>17.7999992371</text:p>
          </table:table-cell>
          <table:table-cell office:value-type="float" office:value="1027.02001953125" calcext:value-type="float">
            <text:p>1027.0200195313</text:p>
          </table:table-cell>
        </table:table-row>
        <table:table-row table:style-name="ro1">
          <table:table-cell office:value-type="date" office:date-value="2014-07-28T20:09:14" calcext:value-type="date">
            <text:p>28 Jul 2014 20:09</text:p>
          </table:table-cell>
          <table:table-cell office:value-type="float" office:value="56.4771118164063" calcext:value-type="float">
            <text:p>56.4771118164</text:p>
          </table:table-cell>
          <table:table-cell office:value-type="float" office:value="17.7000007629395" calcext:value-type="float">
            <text:p>17.7000007629</text:p>
          </table:table-cell>
          <table:table-cell office:value-type="float" office:value="1027.27001953125" calcext:value-type="float">
            <text:p>1027.2700195313</text:p>
          </table:table-cell>
        </table:table-row>
        <table:table-row table:style-name="ro1">
          <table:table-cell office:value-type="date" office:date-value="2014-07-28T20:19:14" calcext:value-type="date">
            <text:p>28 Jul 2014 20:19</text:p>
          </table:table-cell>
          <table:table-cell office:value-type="float" office:value="56.3397827148438" calcext:value-type="float">
            <text:p>56.3397827148</text:p>
          </table:table-cell>
          <table:table-cell office:value-type="float" office:value="17.7000007629395" calcext:value-type="float">
            <text:p>17.7000007629</text:p>
          </table:table-cell>
          <table:table-cell office:value-type="float" office:value="1027.11999511719" calcext:value-type="float">
            <text:p>1027.1199951172</text:p>
          </table:table-cell>
        </table:table-row>
        <table:table-row table:style-name="ro1">
          <table:table-cell office:value-type="date" office:date-value="2014-07-28T20:29:15" calcext:value-type="date">
            <text:p>28 Jul 2014 20:29</text:p>
          </table:table-cell>
          <table:table-cell office:value-type="float" office:value="56.2024536132813" calcext:value-type="float">
            <text:p>56.2024536133</text:p>
          </table:table-cell>
          <table:table-cell office:value-type="float" office:value="17.6000003814697" calcext:value-type="float">
            <text:p>17.6000003815</text:p>
          </table:table-cell>
          <table:table-cell office:value-type="float" office:value="1027.39001464844" calcext:value-type="float">
            <text:p>1027.3900146484</text:p>
          </table:table-cell>
        </table:table-row>
        <table:table-row table:style-name="ro1">
          <table:table-cell office:value-type="date" office:date-value="2014-07-28T20:39:15" calcext:value-type="date">
            <text:p>28 Jul 2014 20:39</text:p>
          </table:table-cell>
          <table:table-cell office:value-type="float" office:value="56.347412109375" calcext:value-type="float">
            <text:p>56.3474121094</text:p>
          </table:table-cell>
          <table:table-cell office:value-type="float" office:value="17.5" calcext:value-type="float">
            <text:p>17.5</text:p>
          </table:table-cell>
          <table:table-cell office:value-type="float" office:value="1027.43005371094" calcext:value-type="float">
            <text:p>1027.4300537109</text:p>
          </table:table-cell>
        </table:table-row>
        <table:table-row table:style-name="ro1">
          <table:table-cell office:value-type="date" office:date-value="2014-07-28T20:49:15" calcext:value-type="date">
            <text:p>28 Jul 2014 20:49</text:p>
          </table:table-cell>
          <table:table-cell office:value-type="float" office:value="56.5839233398438" calcext:value-type="float">
            <text:p>56.5839233398</text:p>
          </table:table-cell>
          <table:table-cell office:value-type="float" office:value="17.5" calcext:value-type="float">
            <text:p>17.5</text:p>
          </table:table-cell>
          <table:table-cell office:value-type="float" office:value="1027.44995117188" calcext:value-type="float">
            <text:p>1027.4499511719</text:p>
          </table:table-cell>
        </table:table-row>
        <table:table-row table:style-name="ro1">
          <table:table-cell office:value-type="date" office:date-value="2014-07-28T20:59:15" calcext:value-type="date">
            <text:p>28 Jul 2014 20:59</text:p>
          </table:table-cell>
          <table:table-cell office:value-type="float" office:value="56.2711181640625" calcext:value-type="float">
            <text:p>56.2711181641</text:p>
          </table:table-cell>
          <table:table-cell office:value-type="float" office:value="17.3999996185303" calcext:value-type="float">
            <text:p>17.3999996185</text:p>
          </table:table-cell>
          <table:table-cell office:value-type="float" office:value="1027.48999023438" calcext:value-type="float">
            <text:p>1027.4899902344</text:p>
          </table:table-cell>
        </table:table-row>
        <table:table-row table:style-name="ro1">
          <table:table-cell office:value-type="date" office:date-value="2014-07-28T21:09:15" calcext:value-type="date">
            <text:p>28 Jul 2014 21:09</text:p>
          </table:table-cell>
          <table:table-cell office:value-type="float" office:value="56.1490478515625" calcext:value-type="float">
            <text:p>56.1490478516</text:p>
          </table:table-cell>
          <table:table-cell office:value-type="float" office:value="17.3999996185303" calcext:value-type="float">
            <text:p>17.3999996185</text:p>
          </table:table-cell>
          <table:table-cell office:value-type="float" office:value="1027.67004394531" calcext:value-type="float">
            <text:p>1027.6700439453</text:p>
          </table:table-cell>
        </table:table-row>
        <table:table-row table:style-name="ro1">
          <table:table-cell office:value-type="date" office:date-value="2014-07-28T21:19:15" calcext:value-type="date">
            <text:p>28 Jul 2014 21:19</text:p>
          </table:table-cell>
          <table:table-cell office:value-type="float" office:value="56.31689453125" calcext:value-type="float">
            <text:p>56.3168945313</text:p>
          </table:table-cell>
          <table:table-cell office:value-type="float" office:value="17.2999992370605" calcext:value-type="float">
            <text:p>17.2999992371</text:p>
          </table:table-cell>
          <table:table-cell office:value-type="float" office:value="1027.77001953125" calcext:value-type="float">
            <text:p>1027.7700195313</text:p>
          </table:table-cell>
        </table:table-row>
        <table:table-row table:style-name="ro1">
          <table:table-cell office:value-type="date" office:date-value="2014-07-28T21:29:15" calcext:value-type="date">
            <text:p>28 Jul 2014 21:29</text:p>
          </table:table-cell>
          <table:table-cell office:value-type="float" office:value="56.43896484375" calcext:value-type="float">
            <text:p>56.4389648438</text:p>
          </table:table-cell>
          <table:table-cell office:value-type="float" office:value="17.2999992370605" calcext:value-type="float">
            <text:p>17.2999992371</text:p>
          </table:table-cell>
          <table:table-cell office:value-type="float" office:value="1027.93005371094" calcext:value-type="float">
            <text:p>1027.9300537109</text:p>
          </table:table-cell>
        </table:table-row>
        <table:table-row table:style-name="ro1">
          <table:table-cell office:value-type="date" office:date-value="2014-07-28T21:39:15" calcext:value-type="date">
            <text:p>28 Jul 2014 21:39</text:p>
          </table:table-cell>
          <table:table-cell office:value-type="float" office:value="56.225341796875" calcext:value-type="float">
            <text:p>56.2253417969</text:p>
          </table:table-cell>
          <table:table-cell office:value-type="float" office:value="17.2000007629395" calcext:value-type="float">
            <text:p>17.2000007629</text:p>
          </table:table-cell>
          <table:table-cell office:value-type="float" office:value="1027.94995117188" calcext:value-type="float">
            <text:p>1027.9499511719</text:p>
          </table:table-cell>
        </table:table-row>
        <table:table-row table:style-name="ro1">
          <table:table-cell office:value-type="date" office:date-value="2014-07-28T21:49:15" calcext:value-type="date">
            <text:p>28 Jul 2014 21:49</text:p>
          </table:table-cell>
          <table:table-cell office:value-type="float" office:value="56.1337890625" calcext:value-type="float">
            <text:p>56.1337890625</text:p>
          </table:table-cell>
          <table:table-cell office:value-type="float" office:value="17.2000007629395" calcext:value-type="float">
            <text:p>17.2000007629</text:p>
          </table:table-cell>
          <table:table-cell office:value-type="float" office:value="1027.86999511719" calcext:value-type="float">
            <text:p>1027.8699951172</text:p>
          </table:table-cell>
        </table:table-row>
        <table:table-row table:style-name="ro1">
          <table:table-cell office:value-type="date" office:date-value="2014-07-28T21:59:15" calcext:value-type="date">
            <text:p>28 Jul 2014 21:59</text:p>
          </table:table-cell>
          <table:table-cell office:value-type="float" office:value="55.9888305664063" calcext:value-type="float">
            <text:p>55.9888305664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7.58996582031" calcext:value-type="float">
            <text:p>1027.5899658203</text:p>
          </table:table-cell>
        </table:table-row>
        <table:table-row table:style-name="ro1">
          <table:table-cell office:value-type="date" office:date-value="2014-07-28T22:09:15" calcext:value-type="date">
            <text:p>28 Jul 2014 22:09</text:p>
          </table:table-cell>
          <table:table-cell office:value-type="float" office:value="56.1566772460938" calcext:value-type="float">
            <text:p>56.1566772461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7.77001953125" calcext:value-type="float">
            <text:p>1027.7700195313</text:p>
          </table:table-cell>
        </table:table-row>
        <table:table-row table:style-name="ro1">
          <table:table-cell office:value-type="date" office:date-value="2014-07-28T22:19:15" calcext:value-type="date">
            <text:p>28 Jul 2014 22:19</text:p>
          </table:table-cell>
          <table:table-cell office:value-type="float" office:value="56.3092651367188" calcext:value-type="float">
            <text:p>56.3092651367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8.01000976563" calcext:value-type="float">
            <text:p>1028.0100097656</text:p>
          </table:table-cell>
        </table:table-row>
        <table:table-row table:style-name="ro1">
          <table:table-cell office:value-type="date" office:date-value="2014-07-28T22:29:16" calcext:value-type="date">
            <text:p>28 Jul 2014 22:29</text:p>
          </table:table-cell>
          <table:table-cell office:value-type="float" office:value="56.164306640625" calcext:value-type="float">
            <text:p>56.1643066406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7.84997558594" calcext:value-type="float">
            <text:p>1027.8499755859</text:p>
          </table:table-cell>
        </table:table-row>
        <table:table-row table:style-name="ro1">
          <table:table-cell office:value-type="date" office:date-value="2014-07-28T22:39:16" calcext:value-type="date">
            <text:p>28 Jul 2014 22:39</text:p>
          </table:table-cell>
          <table:table-cell office:value-type="float" office:value="56.1490478515625" calcext:value-type="float">
            <text:p>56.1490478516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7.7099609375" calcext:value-type="float">
            <text:p>1027.7099609375</text:p>
          </table:table-cell>
        </table:table-row>
        <table:table-row table:style-name="ro1">
          <table:table-cell office:value-type="date" office:date-value="2014-07-28T22:49:16" calcext:value-type="date">
            <text:p>28 Jul 2014 22:49</text:p>
          </table:table-cell>
          <table:table-cell office:value-type="float" office:value="56.1490478515625" calcext:value-type="float">
            <text:p>56.1490478516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7.67004394531" calcext:value-type="float">
            <text:p>1027.6700439453</text:p>
          </table:table-cell>
        </table:table-row>
        <table:table-row table:style-name="ro1">
          <table:table-cell office:value-type="date" office:date-value="2014-07-28T22:59:16" calcext:value-type="date">
            <text:p>28 Jul 2014 22:59</text:p>
          </table:table-cell>
          <table:table-cell office:value-type="float" office:value="56.0880126953125" calcext:value-type="float">
            <text:p>56.0880126953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7.77001953125" calcext:value-type="float">
            <text:p>1027.7700195313</text:p>
          </table:table-cell>
        </table:table-row>
        <table:table-row table:style-name="ro1">
          <table:table-cell office:value-type="date" office:date-value="2014-07-28T23:09:16" calcext:value-type="date">
            <text:p>28 Jul 2014 23:09</text:p>
          </table:table-cell>
          <table:table-cell office:value-type="float" office:value="56.0956420898438" calcext:value-type="float">
            <text:p>56.0956420898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7.72998046875" calcext:value-type="float">
            <text:p>1027.7299804688</text:p>
          </table:table-cell>
        </table:table-row>
        <table:table-row table:style-name="ro1">
          <table:table-cell office:value-type="date" office:date-value="2014-07-28T23:19:16" calcext:value-type="date">
            <text:p>28 Jul 2014 23:19</text:p>
          </table:table-cell>
          <table:table-cell office:value-type="float" office:value="55.7523193359375" calcext:value-type="float">
            <text:p>55.7523193359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7.77001953125" calcext:value-type="float">
            <text:p>1027.7700195313</text:p>
          </table:table-cell>
        </table:table-row>
        <table:table-row table:style-name="ro1">
          <table:table-cell office:value-type="date" office:date-value="2014-07-28T23:29:16" calcext:value-type="date">
            <text:p>28 Jul 2014 23:29</text:p>
          </table:table-cell>
          <table:table-cell office:value-type="float" office:value="55.6226196289063" calcext:value-type="float">
            <text:p>55.6226196289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7.94995117188" calcext:value-type="float">
            <text:p>1027.9499511719</text:p>
          </table:table-cell>
        </table:table-row>
        <table:table-row table:style-name="ro1">
          <table:table-cell office:value-type="date" office:date-value="2014-07-28T23:39:16" calcext:value-type="date">
            <text:p>28 Jul 2014 23:39</text:p>
          </table:table-cell>
          <table:table-cell office:value-type="float" office:value="55.8667602539063" calcext:value-type="float">
            <text:p>55.8667602539</text:p>
          </table:table-cell>
          <table:table-cell office:value-type="float" office:value="17" calcext:value-type="float">
            <text:p>17</text:p>
          </table:table-cell>
          <table:table-cell office:value-type="float" office:value="1028.03002929688" calcext:value-type="float">
            <text:p>1028.0300292969</text:p>
          </table:table-cell>
        </table:table-row>
        <table:table-row table:style-name="ro1">
          <table:table-cell office:value-type="date" office:date-value="2014-07-28T23:49:16" calcext:value-type="date">
            <text:p>28 Jul 2014 23:49</text:p>
          </table:table-cell>
          <table:table-cell office:value-type="float" office:value="55.614990234375" calcext:value-type="float">
            <text:p>55.6149902344</text:p>
          </table:table-cell>
          <table:table-cell office:value-type="float" office:value="17" calcext:value-type="float">
            <text:p>17</text:p>
          </table:table-cell>
          <table:table-cell office:value-type="float" office:value="1027.96997070313" calcext:value-type="float">
            <text:p>1027.9699707031</text:p>
          </table:table-cell>
        </table:table-row>
        <table:table-row table:style-name="ro1">
          <table:table-cell office:value-type="date" office:date-value="2014-07-28T23:59:16" calcext:value-type="date">
            <text:p>28 Jul 2014 23:59</text:p>
          </table:table-cell>
          <table:table-cell office:value-type="float" office:value="55.7599487304688" calcext:value-type="float">
            <text:p>55.7599487305</text:p>
          </table:table-cell>
          <table:table-cell office:value-type="float" office:value="17" calcext:value-type="float">
            <text:p>17</text:p>
          </table:table-cell>
          <table:table-cell office:value-type="float" office:value="1028.01000976563" calcext:value-type="float">
            <text:p>1028.0100097656</text:p>
          </table:table-cell>
        </table:table-row>
        <table:table-row table:style-name="ro1">
          <table:table-cell office:value-type="date" office:date-value="2014-07-29T00:09:16" calcext:value-type="date">
            <text:p>29 Jul 2014 00:09</text:p>
          </table:table-cell>
          <table:table-cell office:value-type="float" office:value="55.6073608398438" calcext:value-type="float">
            <text:p>55.6073608398</text:p>
          </table:table-cell>
          <table:table-cell office:value-type="float" office:value="17" calcext:value-type="float">
            <text:p>17</text:p>
          </table:table-cell>
          <table:table-cell office:value-type="float" office:value="1028.15002441406" calcext:value-type="float">
            <text:p>1028.1500244141</text:p>
          </table:table-cell>
        </table:table-row>
        <table:table-row table:style-name="ro1">
          <table:table-cell office:value-type="date" office:date-value="2014-07-29T00:19:16" calcext:value-type="date">
            <text:p>29 Jul 2014 00:19</text:p>
          </table:table-cell>
          <table:table-cell office:value-type="float" office:value="55.58447265625" calcext:value-type="float">
            <text:p>55.5844726563</text:p>
          </table:table-cell>
          <table:table-cell office:value-type="float" office:value="17" calcext:value-type="float">
            <text:p>17</text:p>
          </table:table-cell>
          <table:table-cell office:value-type="float" office:value="1028.32995605469" calcext:value-type="float">
            <text:p>1028.3299560547</text:p>
          </table:table-cell>
        </table:table-row>
        <table:table-row table:style-name="ro1">
          <table:table-cell office:value-type="date" office:date-value="2014-07-29T00:29:16" calcext:value-type="date">
            <text:p>29 Jul 2014 00:29</text:p>
          </table:table-cell>
          <table:table-cell office:value-type="float" office:value="55.7752075195313" calcext:value-type="float">
            <text:p>55.7752075195</text:p>
          </table:table-cell>
          <table:table-cell office:value-type="float" office:value="17" calcext:value-type="float">
            <text:p>17</text:p>
          </table:table-cell>
          <table:table-cell office:value-type="float" office:value="1028.56994628906" calcext:value-type="float">
            <text:p>1028.5699462891</text:p>
          </table:table-cell>
        </table:table-row>
        <table:table-row table:style-name="ro1">
          <table:table-cell office:value-type="date" office:date-value="2014-07-29T00:39:17" calcext:value-type="date">
            <text:p>29 Jul 2014 00:39</text:p>
          </table:table-cell>
          <table:table-cell office:value-type="float" office:value="55.5463256835938" calcext:value-type="float">
            <text:p>55.5463256836</text:p>
          </table:table-cell>
          <table:table-cell office:value-type="float" office:value="17" calcext:value-type="float">
            <text:p>17</text:p>
          </table:table-cell>
          <table:table-cell office:value-type="float" office:value="1028.43005371094" calcext:value-type="float">
            <text:p>1028.4300537109</text:p>
          </table:table-cell>
        </table:table-row>
        <table:table-row table:style-name="ro1">
          <table:table-cell office:value-type="date" office:date-value="2014-07-29T00:49:17" calcext:value-type="date">
            <text:p>29 Jul 2014 00:49</text:p>
          </table:table-cell>
          <table:table-cell office:value-type="float" office:value="55.7752075195313" calcext:value-type="float">
            <text:p>55.7752075195</text:p>
          </table:table-cell>
          <table:table-cell office:value-type="float" office:value="17" calcext:value-type="float">
            <text:p>17</text:p>
          </table:table-cell>
          <table:table-cell office:value-type="float" office:value="1028.61999511719" calcext:value-type="float">
            <text:p>1028.6199951172</text:p>
          </table:table-cell>
        </table:table-row>
        <table:table-row table:style-name="ro1">
          <table:table-cell office:value-type="date" office:date-value="2014-07-29T00:59:17" calcext:value-type="date">
            <text:p>29 Jul 2014 00:59</text:p>
          </table:table-cell>
          <table:table-cell office:value-type="float" office:value="55.7904663085938" calcext:value-type="float">
            <text:p>55.7904663086</text:p>
          </table:table-cell>
          <table:table-cell office:value-type="float" office:value="17" calcext:value-type="float">
            <text:p>17</text:p>
          </table:table-cell>
          <table:table-cell office:value-type="float" office:value="1028.64001464844" calcext:value-type="float">
            <text:p>1028.6400146484</text:p>
          </table:table-cell>
        </table:table-row>
        <table:table-row table:style-name="ro1">
          <table:table-cell office:value-type="date" office:date-value="2014-07-29T01:09:17" calcext:value-type="date">
            <text:p>29 Jul 2014 01:09</text:p>
          </table:table-cell>
          <table:table-cell office:value-type="float" office:value="55.7294311523438" calcext:value-type="float">
            <text:p>55.7294311523</text:p>
          </table:table-cell>
          <table:table-cell office:value-type="float" office:value="17" calcext:value-type="float">
            <text:p>17</text:p>
          </table:table-cell>
          <table:table-cell office:value-type="float" office:value="1028.90002441406" calcext:value-type="float">
            <text:p>1028.9000244141</text:p>
          </table:table-cell>
        </table:table-row>
        <table:table-row table:style-name="ro1">
          <table:table-cell office:value-type="date" office:date-value="2014-07-29T01:19:17" calcext:value-type="date">
            <text:p>29 Jul 2014 01:19</text:p>
          </table:table-cell>
          <table:table-cell office:value-type="float" office:value="55.8133544921875" calcext:value-type="float">
            <text:p>55.8133544922</text:p>
          </table:table-cell>
          <table:table-cell office:value-type="float" office:value="16.8999996185303" calcext:value-type="float">
            <text:p>16.8999996185</text:p>
          </table:table-cell>
          <table:table-cell office:value-type="float" office:value="1028.98999023438" calcext:value-type="float">
            <text:p>1028.9899902344</text:p>
          </table:table-cell>
        </table:table-row>
        <table:table-row table:style-name="ro1">
          <table:table-cell office:value-type="date" office:date-value="2014-07-29T01:29:17" calcext:value-type="date">
            <text:p>29 Jul 2014 01:29</text:p>
          </table:table-cell>
          <table:table-cell office:value-type="float" office:value="55.5158081054688" calcext:value-type="float">
            <text:p>55.5158081055</text:p>
          </table:table-cell>
          <table:table-cell office:value-type="float" office:value="16.8999996185303" calcext:value-type="float">
            <text:p>16.8999996185</text:p>
          </table:table-cell>
          <table:table-cell office:value-type="float" office:value="1029.16003417969" calcext:value-type="float">
            <text:p>1029.1600341797</text:p>
          </table:table-cell>
        </table:table-row>
        <table:table-row table:style-name="ro1">
          <table:table-cell office:value-type="date" office:date-value="2014-07-29T01:39:17" calcext:value-type="date">
            <text:p>29 Jul 2014 01:39</text:p>
          </table:table-cell>
          <table:table-cell office:value-type="float" office:value="55.8362426757813" calcext:value-type="float">
            <text:p>55.8362426758</text:p>
          </table:table-cell>
          <table:table-cell office:value-type="float" office:value="16.8999996185303" calcext:value-type="float">
            <text:p>16.8999996185</text:p>
          </table:table-cell>
          <table:table-cell office:value-type="float" office:value="1029.06005859375" calcext:value-type="float">
            <text:p>1029.0600585938</text:p>
          </table:table-cell>
        </table:table-row>
        <table:table-row table:style-name="ro1">
          <table:table-cell office:value-type="date" office:date-value="2014-07-29T01:49:17" calcext:value-type="date">
            <text:p>29 Jul 2014 01:49</text:p>
          </table:table-cell>
          <table:table-cell office:value-type="float" office:value="55.5768432617188" calcext:value-type="float">
            <text:p>55.5768432617</text:p>
          </table:table-cell>
          <table:table-cell office:value-type="float" office:value="16.8999996185303" calcext:value-type="float">
            <text:p>16.8999996185</text:p>
          </table:table-cell>
          <table:table-cell office:value-type="float" office:value="1029.21997070313" calcext:value-type="float">
            <text:p>1029.2199707031</text:p>
          </table:table-cell>
        </table:table-row>
        <table:table-row table:style-name="ro1">
          <table:table-cell office:value-type="date" office:date-value="2014-07-29T01:59:17" calcext:value-type="date">
            <text:p>29 Jul 2014 01:59</text:p>
          </table:table-cell>
          <table:table-cell office:value-type="float" office:value="55.7752075195313" calcext:value-type="float">
            <text:p>55.7752075195</text:p>
          </table:table-cell>
          <table:table-cell office:value-type="float" office:value="16.8999996185303" calcext:value-type="float">
            <text:p>16.8999996185</text:p>
          </table:table-cell>
          <table:table-cell office:value-type="float" office:value="1028.96997070313" calcext:value-type="float">
            <text:p>1028.9699707031</text:p>
          </table:table-cell>
        </table:table-row>
        <table:table-row table:style-name="ro1">
          <table:table-cell office:value-type="date" office:date-value="2014-07-29T02:09:17" calcext:value-type="date">
            <text:p>29 Jul 2014 02:09</text:p>
          </table:table-cell>
          <table:table-cell office:value-type="float" office:value="55.6302490234375" calcext:value-type="float">
            <text:p>55.6302490234</text:p>
          </table:table-cell>
          <table:table-cell office:value-type="float" office:value="16.8999996185303" calcext:value-type="float">
            <text:p>16.8999996185</text:p>
          </table:table-cell>
          <table:table-cell office:value-type="float" office:value="1028.58996582031" calcext:value-type="float">
            <text:p>1028.5899658203</text:p>
          </table:table-cell>
        </table:table-row>
        <table:table-row table:style-name="ro1">
          <table:table-cell office:value-type="date" office:date-value="2014-07-29T02:19:17" calcext:value-type="date">
            <text:p>29 Jul 2014 02:19</text:p>
          </table:table-cell>
          <table:table-cell office:value-type="float" office:value="55.8438720703125" calcext:value-type="float">
            <text:p>55.8438720703</text:p>
          </table:table-cell>
          <table:table-cell office:value-type="float" office:value="16.8999996185303" calcext:value-type="float">
            <text:p>16.8999996185</text:p>
          </table:table-cell>
          <table:table-cell office:value-type="float" office:value="1028.25" calcext:value-type="float">
            <text:p>1028.25</text:p>
          </table:table-cell>
        </table:table-row>
        <table:table-row table:style-name="ro1">
          <table:table-cell office:value-type="date" office:date-value="2014-07-29T02:29:17" calcext:value-type="date">
            <text:p>29 Jul 2014 02:29</text:p>
          </table:table-cell>
          <table:table-cell office:value-type="float" office:value="55.5386962890625" calcext:value-type="float">
            <text:p>55.5386962891</text:p>
          </table:table-cell>
          <table:table-cell office:value-type="float" office:value="17" calcext:value-type="float">
            <text:p>17</text:p>
          </table:table-cell>
          <table:table-cell office:value-type="float" office:value="1028.2900390625" calcext:value-type="float">
            <text:p>1028.2900390625</text:p>
          </table:table-cell>
        </table:table-row>
        <table:table-row table:style-name="ro1">
          <table:table-cell office:value-type="date" office:date-value="2014-07-29T02:39:18" calcext:value-type="date">
            <text:p>29 Jul 2014 02:39</text:p>
          </table:table-cell>
          <table:table-cell office:value-type="float" office:value="55.3327026367188" calcext:value-type="float">
            <text:p>55.3327026367</text:p>
          </table:table-cell>
          <table:table-cell office:value-type="float" office:value="17" calcext:value-type="float">
            <text:p>17</text:p>
          </table:table-cell>
          <table:table-cell office:value-type="float" office:value="1028.98999023438" calcext:value-type="float">
            <text:p>1028.9899902344</text:p>
          </table:table-cell>
        </table:table-row>
        <table:table-row table:style-name="ro1">
          <table:table-cell office:value-type="date" office:date-value="2014-07-29T02:49:18" calcext:value-type="date">
            <text:p>29 Jul 2014 02:49</text:p>
          </table:table-cell>
          <table:table-cell office:value-type="float" office:value="55.4700317382813" calcext:value-type="float">
            <text:p>55.4700317383</text:p>
          </table:table-cell>
          <table:table-cell office:value-type="float" office:value="17" calcext:value-type="float">
            <text:p>17</text:p>
          </table:table-cell>
          <table:table-cell office:value-type="float" office:value="1028.73999023438" calcext:value-type="float">
            <text:p>1028.7399902344</text:p>
          </table:table-cell>
        </table:table-row>
        <table:table-row table:style-name="ro1">
          <table:table-cell office:value-type="date" office:date-value="2014-07-29T02:59:18" calcext:value-type="date">
            <text:p>29 Jul 2014 02:59</text:p>
          </table:table-cell>
          <table:table-cell office:value-type="float" office:value="55.6378784179688" calcext:value-type="float">
            <text:p>55.637878418</text:p>
          </table:table-cell>
          <table:table-cell office:value-type="float" office:value="17" calcext:value-type="float">
            <text:p>17</text:p>
          </table:table-cell>
          <table:table-cell office:value-type="float" office:value="1029.26000976563" calcext:value-type="float">
            <text:p>1029.2600097656</text:p>
          </table:table-cell>
        </table:table-row>
        <table:table-row table:style-name="ro1">
          <table:table-cell office:value-type="date" office:date-value="2014-07-29T03:09:18" calcext:value-type="date">
            <text:p>29 Jul 2014 03:09</text:p>
          </table:table-cell>
          <table:table-cell office:value-type="float" office:value="55.3784790039063" calcext:value-type="float">
            <text:p>55.3784790039</text:p>
          </table:table-cell>
          <table:table-cell office:value-type="float" office:value="17" calcext:value-type="float">
            <text:p>17</text:p>
          </table:table-cell>
          <table:table-cell office:value-type="float" office:value="1029.19995117188" calcext:value-type="float">
            <text:p>1029.1999511719</text:p>
          </table:table-cell>
        </table:table-row>
        <table:table-row table:style-name="ro1">
          <table:table-cell office:value-type="date" office:date-value="2014-07-29T03:19:18" calcext:value-type="date">
            <text:p>29 Jul 2014 03:19</text:p>
          </table:table-cell>
          <table:table-cell office:value-type="float" office:value="55.5615844726563" calcext:value-type="float">
            <text:p>55.5615844727</text:p>
          </table:table-cell>
          <table:table-cell office:value-type="float" office:value="17.1000003814697" calcext:value-type="float">
            <text:p>17.1000003815</text:p>
          </table:table-cell>
          <table:table-cell office:value-type="float" office:value="1029.93994140625" calcext:value-type="float">
            <text:p>1029.9399414063</text:p>
          </table:table-cell>
        </table:table-row>
        <table:table-row table:style-name="ro1">
          <table:table-cell office:value-type="date" office:date-value="2014-07-29T03:29:18" calcext:value-type="date">
            <text:p>29 Jul 2014 03:29</text:p>
          </table:table-cell>
          <table:table-cell office:value-type="float" office:value="55.370849609375" calcext:value-type="float">
            <text:p>55.3708496094</text:p>
          </table:table-cell>
          <table:table-cell office:value-type="float" office:value="17.2000007629395" calcext:value-type="float">
            <text:p>17.2000007629</text:p>
          </table:table-cell>
          <table:table-cell office:value-type="float" office:value="1030.30004882813" calcext:value-type="float">
            <text:p>1030.3000488281</text:p>
          </table:table-cell>
        </table:table-row>
        <table:table-row table:style-name="ro1">
          <table:table-cell office:value-type="date" office:date-value="2014-07-29T03:39:18" calcext:value-type="date">
            <text:p>29 Jul 2014 03:39</text:p>
          </table:table-cell>
          <table:table-cell office:value-type="float" office:value="55.5615844726563" calcext:value-type="float">
            <text:p>55.5615844727</text:p>
          </table:table-cell>
          <table:table-cell office:value-type="float" office:value="17.2000007629395" calcext:value-type="float">
            <text:p>17.2000007629</text:p>
          </table:table-cell>
          <table:table-cell office:value-type="float" office:value="1030.18005371094" calcext:value-type="float">
            <text:p>1030.1800537109</text:p>
          </table:table-cell>
        </table:table-row>
        <table:table-row table:style-name="ro1">
          <table:table-cell office:value-type="date" office:date-value="2014-07-29T03:49:18" calcext:value-type="date">
            <text:p>29 Jul 2014 03:49</text:p>
          </table:table-cell>
          <table:table-cell office:value-type="float" office:value="55.5158081054688" calcext:value-type="float">
            <text:p>55.5158081055</text:p>
          </table:table-cell>
          <table:table-cell office:value-type="float" office:value="17.2999992370605" calcext:value-type="float">
            <text:p>17.2999992371</text:p>
          </table:table-cell>
          <table:table-cell office:value-type="float" office:value="1030.53002929688" calcext:value-type="float">
            <text:p>1030.5300292969</text:p>
          </table:table-cell>
        </table:table-row>
        <table:table-row table:style-name="ro1">
          <table:table-cell office:value-type="date" office:date-value="2014-07-29T03:59:18" calcext:value-type="date">
            <text:p>29 Jul 2014 03:59</text:p>
          </table:table-cell>
          <table:table-cell office:value-type="float" office:value="55.6607666015625" calcext:value-type="float">
            <text:p>55.6607666016</text:p>
          </table:table-cell>
          <table:table-cell office:value-type="float" office:value="17.3999996185303" calcext:value-type="float">
            <text:p>17.3999996185</text:p>
          </table:table-cell>
          <table:table-cell office:value-type="float" office:value="1030.55004882813" calcext:value-type="float">
            <text:p>1030.5500488281</text:p>
          </table:table-cell>
        </table:table-row>
        <table:table-row table:style-name="ro1">
          <table:table-cell office:value-type="date" office:date-value="2014-07-29T04:09:18" calcext:value-type="date">
            <text:p>29 Jul 2014 04:09</text:p>
          </table:table-cell>
          <table:table-cell office:value-type="float" office:value="55.6912841796875" calcext:value-type="float">
            <text:p>55.6912841797</text:p>
          </table:table-cell>
          <table:table-cell office:value-type="float" office:value="17.5" calcext:value-type="float">
            <text:p>17.5</text:p>
          </table:table-cell>
          <table:table-cell office:value-type="float" office:value="1030.40002441406" calcext:value-type="float">
            <text:p>1030.4000244141</text:p>
          </table:table-cell>
        </table:table-row>
        <table:table-row table:style-name="ro1">
          <table:table-cell office:value-type="date" office:date-value="2014-07-29T04:19:18" calcext:value-type="date">
            <text:p>29 Jul 2014 04:19</text:p>
          </table:table-cell>
          <table:table-cell office:value-type="float" office:value="55.5692138671875" calcext:value-type="float">
            <text:p>55.5692138672</text:p>
          </table:table-cell>
          <table:table-cell office:value-type="float" office:value="17.6000003814697" calcext:value-type="float">
            <text:p>17.6000003815</text:p>
          </table:table-cell>
          <table:table-cell office:value-type="float" office:value="1030.23999023438" calcext:value-type="float">
            <text:p>1030.2399902344</text:p>
          </table:table-cell>
        </table:table-row>
        <table:table-row table:style-name="ro1">
          <table:table-cell office:value-type="date" office:date-value="2014-07-29T04:29:18" calcext:value-type="date">
            <text:p>29 Jul 2014 04:29</text:p>
          </table:table-cell>
          <table:table-cell office:value-type="float" office:value="55.6531372070313" calcext:value-type="float">
            <text:p>55.653137207</text:p>
          </table:table-cell>
          <table:table-cell office:value-type="float" office:value="17.7000007629395" calcext:value-type="float">
            <text:p>17.7000007629</text:p>
          </table:table-cell>
          <table:table-cell office:value-type="float" office:value="1030.38000488281" calcext:value-type="float">
            <text:p>1030.3800048828</text:p>
          </table:table-cell>
        </table:table-row>
        <table:table-row table:style-name="ro1">
          <table:table-cell office:value-type="date" office:date-value="2014-07-29T04:39:18" calcext:value-type="date">
            <text:p>29 Jul 2014 04:39</text:p>
          </table:table-cell>
          <table:table-cell office:value-type="float" office:value="55.3861083984375" calcext:value-type="float">
            <text:p>55.3861083984</text:p>
          </table:table-cell>
          <table:table-cell office:value-type="float" office:value="17.7999992370605" calcext:value-type="float">
            <text:p>17.7999992371</text:p>
          </table:table-cell>
          <table:table-cell office:value-type="float" office:value="1030.11999511719" calcext:value-type="float">
            <text:p>1030.1199951172</text:p>
          </table:table-cell>
        </table:table-row>
        <table:table-row table:style-name="ro1">
          <table:table-cell office:value-type="date" office:date-value="2014-07-29T04:49:19" calcext:value-type="date">
            <text:p>29 Jul 2014 04:49</text:p>
          </table:table-cell>
          <table:table-cell office:value-type="float" office:value="55.5234375" calcext:value-type="float">
            <text:p>55.5234375</text:p>
          </table:table-cell>
          <table:table-cell office:value-type="float" office:value="18" calcext:value-type="float">
            <text:p>18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date" office:date-value="2014-07-29T04:59:19" calcext:value-type="date">
            <text:p>29 Jul 2014 04:59</text:p>
          </table:table-cell>
          <table:table-cell office:value-type="float" office:value="55.4242553710938" calcext:value-type="float">
            <text:p>55.4242553711</text:p>
          </table:table-cell>
          <table:table-cell office:value-type="float" office:value="18.1000003814697" calcext:value-type="float">
            <text:p>18.1000003815</text:p>
          </table:table-cell>
          <table:table-cell office:value-type="float" office:value="1029.81994628906" calcext:value-type="float">
            <text:p>1029.8199462891</text:p>
          </table:table-cell>
        </table:table-row>
        <table:table-row table:style-name="ro1">
          <table:table-cell office:value-type="date" office:date-value="2014-07-29T05:09:19" calcext:value-type="date">
            <text:p>29 Jul 2014 05:09</text:p>
          </table:table-cell>
          <table:table-cell office:value-type="float" office:value="55.46240234375" calcext:value-type="float">
            <text:p>55.4624023438</text:p>
          </table:table-cell>
          <table:table-cell office:value-type="float" office:value="18.2999992370605" calcext:value-type="float">
            <text:p>18.2999992371</text:p>
          </table:table-cell>
          <table:table-cell office:value-type="float" office:value="1029.57995605469" calcext:value-type="float">
            <text:p>1029.5799560547</text:p>
          </table:table-cell>
        </table:table-row>
        <table:table-row table:style-name="ro1">
          <table:table-cell office:value-type="date" office:date-value="2014-07-29T05:19:19" calcext:value-type="date">
            <text:p>29 Jul 2014 05:19</text:p>
          </table:table-cell>
          <table:table-cell office:value-type="float" office:value="55.553955078125" calcext:value-type="float">
            <text:p>55.5539550781</text:p>
          </table:table-cell>
          <table:table-cell office:value-type="float" office:value="18.3999996185303" calcext:value-type="float">
            <text:p>18.3999996185</text:p>
          </table:table-cell>
          <table:table-cell office:value-type="float" office:value="1029.31994628906" calcext:value-type="float">
            <text:p>1029.3199462891</text:p>
          </table:table-cell>
        </table:table-row>
        <table:table-row table:style-name="ro1">
          <table:table-cell office:value-type="date" office:date-value="2014-07-29T05:29:19" calcext:value-type="date">
            <text:p>29 Jul 2014 05:29</text:p>
          </table:table-cell>
          <table:table-cell office:value-type="float" office:value="55.5310668945313" calcext:value-type="float">
            <text:p>55.5310668945</text:p>
          </table:table-cell>
          <table:table-cell office:value-type="float" office:value="18.5" calcext:value-type="float">
            <text:p>18.5</text:p>
          </table:table-cell>
          <table:table-cell office:value-type="float" office:value="1028.81994628906" calcext:value-type="float">
            <text:p>1028.8199462891</text:p>
          </table:table-cell>
        </table:table-row>
        <table:table-row table:style-name="ro1">
          <table:table-cell office:value-type="date" office:date-value="2014-07-29T05:39:19" calcext:value-type="date">
            <text:p>29 Jul 2014 05:39</text:p>
          </table:table-cell>
          <table:table-cell office:value-type="float" office:value="55.5463256835938" calcext:value-type="float">
            <text:p>55.5463256836</text:p>
          </table:table-cell>
          <table:table-cell office:value-type="float" office:value="18.7999992370605" calcext:value-type="float">
            <text:p>18.7999992371</text:p>
          </table:table-cell>
          <table:table-cell office:value-type="float" office:value="1029.11999511719" calcext:value-type="float">
            <text:p>1029.1199951172</text:p>
          </table:table-cell>
        </table:table-row>
        <table:table-row table:style-name="ro1">
          <table:table-cell office:value-type="date" office:date-value="2014-07-29T05:49:19" calcext:value-type="date">
            <text:p>29 Jul 2014 05:49</text:p>
          </table:table-cell>
          <table:table-cell office:value-type="float" office:value="55.4089965820313" calcext:value-type="float">
            <text:p>55.408996582</text:p>
          </table:table-cell>
          <table:table-cell office:value-type="float" office:value="19.1000003814697" calcext:value-type="float">
            <text:p>19.1000003815</text:p>
          </table:table-cell>
          <table:table-cell office:value-type="float" office:value="1029.09997558594" calcext:value-type="float">
            <text:p>1029.0999755859</text:p>
          </table:table-cell>
        </table:table-row>
        <table:table-row table:style-name="ro1">
          <table:table-cell office:value-type="date" office:date-value="2014-07-29T05:59:19" calcext:value-type="date">
            <text:p>29 Jul 2014 05:59</text:p>
          </table:table-cell>
          <table:table-cell office:value-type="float" office:value="55.5310668945313" calcext:value-type="float">
            <text:p>55.5310668945</text:p>
          </table:table-cell>
          <table:table-cell office:value-type="float" office:value="19.3999996185303" calcext:value-type="float">
            <text:p>19.3999996185</text:p>
          </table:table-cell>
          <table:table-cell office:value-type="float" office:value="1028.90002441406" calcext:value-type="float">
            <text:p>1028.9000244141</text:p>
          </table:table-cell>
        </table:table-row>
      </table:table>
      <table:table table:name="Temperature" table:style-name="ta1">
        <table:shapes>
          <draw:frame draw:z-index="0" draw:style-name="gr1" draw:text-style-name="P1" svg:width="12.4224in" svg:height="3.5429in" svg:x="0in" svg:y="0.1681in">
            <draw:object draw:notify-on-update-of-ranges="Data.C1:Data.C1 Data.C2:Data.C88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Humidity" table:style-name="ta1">
        <table:shapes>
          <draw:frame draw:z-index="0" draw:style-name="gr1" draw:text-style-name="P1" svg:width="12.4331in" svg:height="3.5429in" svg:x="0.0004in" svg:y="0.0004in">
            <draw:object draw:notify-on-update-of-ranges="Data.B1:Data.B1 Data.B2:Data.B8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table table:name="Pressure" table:style-name="ta1">
        <table:shapes>
          <draw:frame draw:z-index="0" draw:style-name="gr1" draw:text-style-name="P1" svg:width="12.422in" svg:height="3.5429in" svg:x="0.0004in" svg:y="0.0004in">
            <draw:object draw:notify-on-update-of-ranges="Data.D1:Data.D1 Data.D2:Data.D88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0">
      <number:day number:style="long"/>
      <number:text> </number:text>
      <number:month number:textual="true"/>
      <number:text> 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07T13:36:12.938000000</dc:date>
    <meta:generator>LibreOffice/4.1.4.2$Windows_x86 LibreOffice_project/0a0440ccc0227ad9829de5f46be37cfb6edcf72</meta:generator>
    <meta:editing-duration>P0D</meta:editing-duration>
    <meta:editing-cycles>1</meta:editing-cycles>
    <meta:document-statistic meta:table-count="4" meta:cell-count="352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554cm" svg:height="9cm" xlink:href=".." xlink:type="simple" chart:class="chart:line" chart:style-name="ch1">
        <chart:title svg:x="13.458cm" svg:y="0.316cm" chart:style-name="ch2">
          <text:p>Temperature in Celcius</text:p>
        </chart:title>
        <chart:plot-area chart:style-name="ch3" table:cell-range-address="Data.C1:Data.C882" chart:data-source-has-labels="row" svg:x="1.081cm" svg:y="1.635cm" svg:width="29.211cm" svg:height="6.765cm">
          <chartooo:coordinate-region svg:x="1.702cm" svg:y="1.847cm" svg:width="28.59cm" svg:height="5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C2:Data.C882" chart:label-cell-address="Data.C1:Data.C1" chart:class="chart:line">
            <chart:data-point chart:repeated="8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</text:p>
                <draw:g>
                  <svg:desc>Data.C1:Data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.1999998092651">
                <text:p>12.1999998092651</text:p>
                <draw:g>
                  <svg:desc>Data.C2:Data.C8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6000003814697">
                <text:p>12.60000038146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.3999996185303">
                <text:p>14.39999961853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8000001907349">
                <text:p>15.80000019073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7999992370605">
                <text:p>16.7999992370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1000003814697">
                <text:p>18.10000038146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6000003814697">
                <text:p>18.60000038146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1000003814697">
                <text:p>19.1000003814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.7999992370605">
                <text:p>19.79999923706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.1000003814697">
                <text:p>20.10000038146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.2999992370605">
                <text:p>20.299999237060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.6000003814697">
                <text:p>20.60000038146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.7999992370605">
                <text:p>20.79999923706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2000007629395">
                <text:p>21.20000076293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.3999996185303">
                <text:p>21.39999961853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1.6000003814697">
                <text:p>21.60000038146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.7000007629395">
                <text:p>21.70000076293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.8999996185303">
                <text:p>21.89999961853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.1000003814697">
                <text:p>22.100000381469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.2000007629395">
                <text:p>22.20000076293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2999992370605">
                <text:p>22.29999923706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.3999996185303">
                <text:p>22.39999961853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.6000003814697">
                <text:p>22.6000003814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.7000007629395">
                <text:p>22.70000076293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.7999992370605">
                <text:p>22.79999923706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.7999992370605">
                <text:p>22.79999923706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2.8999996185303">
                <text:p>22.89999961853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.1000003814697">
                <text:p>23.10000038146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.1000003814697">
                <text:p>23.10000038146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3.2000007629395">
                <text:p>23.20000076293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.2000007629395">
                <text:p>23.200000762939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3.2999992370605">
                <text:p>23.299999237060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.2999992370605">
                <text:p>23.29999923706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3.3999996185303">
                <text:p>23.39999961853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.3999996185303">
                <text:p>23.39999961853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.3999996185303">
                <text:p>23.39999961853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.3999996185303">
                <text:p>23.39999961853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3.3999996185303">
                <text:p>23.39999961853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.3999996185303">
                <text:p>23.39999961853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3.2999992370605">
                <text:p>23.299999237060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3.2999992370605">
                <text:p>23.29999923706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.2000007629395">
                <text:p>23.200000762939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.2000007629395">
                <text:p>23.20000076293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.2000007629395">
                <text:p>23.20000076293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3.1000003814697">
                <text:p>23.10000038146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3.1000003814697">
                <text:p>23.10000038146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.8999996185303">
                <text:p>22.899999618530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2.8999996185303">
                <text:p>22.89999961853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.7999992370605">
                <text:p>22.79999923706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.7000007629395">
                <text:p>22.700000762939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2.7000007629395">
                <text:p>22.70000076293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.6000003814697">
                <text:p>22.60000038146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2.3999996185303">
                <text:p>22.399999618530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.2999992370605">
                <text:p>22.29999923706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.2999992370605">
                <text:p>22.29999923706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2.2000007629395">
                <text:p>22.20000076293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.2000007629395">
                <text:p>22.20000076293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.2000007629395">
                <text:p>22.20000076293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.2000007629395">
                <text:p>22.20000076293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.1000003814697">
                <text:p>22.10000038146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.1000003814697">
                <text:p>22.10000038146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.1000003814697">
                <text:p>22.10000038146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.8999996185303">
                <text:p>21.89999961853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1.8999996185303">
                <text:p>21.899999618530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1.8999996185303">
                <text:p>21.899999618530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1.7999992370605">
                <text:p>21.799999237060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1.7999992370605">
                <text:p>21.79999923706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.7000007629395">
                <text:p>21.700000762939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.6000003814697">
                <text:p>21.60000038146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1.6000003814697">
                <text:p>21.60000038146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.6000003814697">
                <text:p>21.60000038146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.6000003814697">
                <text:p>21.60000038146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1.3999996185303">
                <text:p>21.39999961853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1.3999996185303">
                <text:p>21.39999961853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1.3999996185303">
                <text:p>21.399999618530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1.2999992370605">
                <text:p>21.29999923706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.2999992370605">
                <text:p>21.29999923706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.2000007629395">
                <text:p>21.20000076293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.2000007629395">
                <text:p>21.20000076293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1.2000007629395">
                <text:p>21.20000076293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1.1000003814697">
                <text:p>21.10000038146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1.1000003814697">
                <text:p>21.10000038146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.8999996185303">
                <text:p>20.89999961853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.8999996185303">
                <text:p>20.89999961853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.7999992370605">
                <text:p>20.79999923706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7000007629395">
                <text:p>20.70000076293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7000007629395">
                <text:p>20.70000076293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6000003814697">
                <text:p>20.60000038146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6000003814697">
                <text:p>20.60000038146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.3999996185303">
                <text:p>20.39999961853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.2999992370605">
                <text:p>20.299999237060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.2999992370605">
                <text:p>20.29999923706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.2000007629395">
                <text:p>20.20000076293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.2000007629395">
                <text:p>20.20000076293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.1000003814697">
                <text:p>20.10000038146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.1000003814697">
                <text:p>20.10000038146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.8999996185303">
                <text:p>19.899999618530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.8999996185303">
                <text:p>19.899999618530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9.8999996185303">
                <text:p>19.89999961853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.7999992370605">
                <text:p>19.799999237060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9.7999992370605">
                <text:p>19.7999992370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9.7000007629395">
                <text:p>19.70000076293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.7000007629395">
                <text:p>19.70000076293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.6000003814697">
                <text:p>19.60000038146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9.6000003814697">
                <text:p>19.60000038146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9.3999996185303">
                <text:p>19.39999961853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.3999996185303">
                <text:p>19.399999618530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9.2999992370605">
                <text:p>19.299999237060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9.2000007629395">
                <text:p>19.200000762939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.2000007629395">
                <text:p>19.200000762939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9.1000003814697">
                <text:p>19.10000038146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.1000003814697">
                <text:p>19.10000038146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8.8999996185303">
                <text:p>18.89999961853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8.7999992370605">
                <text:p>18.79999923706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8.7999992370605">
                <text:p>18.799999237060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8.7000007629395">
                <text:p>18.700000762939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.7000007629395">
                <text:p>18.70000076293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8.6000003814697">
                <text:p>18.60000038146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8.6000003814697">
                <text:p>18.600000381469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8.7000007629395">
                <text:p>18.700000762939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8.7999992370605">
                <text:p>18.79999923706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.8999996185303">
                <text:p>18.899999618530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.1000003814697">
                <text:p>19.100000381469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9.2000007629395">
                <text:p>19.200000762939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.2999992370605">
                <text:p>19.299999237060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.3999996185303">
                <text:p>19.39999961853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9.6000003814697">
                <text:p>19.600000381469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7000007629395">
                <text:p>19.70000076293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.8999996185303">
                <text:p>19.89999961853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0.1000003814697">
                <text:p>20.100000381469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0.2000007629395">
                <text:p>20.20000076293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20.2999992370605">
                <text:p>20.299999237060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20.6000003814697">
                <text:p>20.600000381469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0.7000007629395">
                <text:p>20.700000762939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.8999996185303">
                <text:p>20.899999618530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1.1000003814697">
                <text:p>21.100000381469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.2000007629395">
                <text:p>21.200000762939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1.2999992370605">
                <text:p>21.29999923706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1.3999996185303">
                <text:p>21.399999618530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1.3999996185303">
                <text:p>21.39999961853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1.6000003814697">
                <text:p>21.60000038146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1.7000007629395">
                <text:p>21.70000076293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1.7999992370605">
                <text:p>21.79999923706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1.7999992370605">
                <text:p>21.79999923706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.7999992370605">
                <text:p>21.79999923706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1.8999996185303">
                <text:p>21.899999618530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.8999996185303">
                <text:p>21.89999961853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1.8999996185303">
                <text:p>21.89999961853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.7999992370605">
                <text:p>21.79999923706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.7999992370605">
                <text:p>21.799999237060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.7000007629395">
                <text:p>21.700000762939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.6000003814697">
                <text:p>21.600000381469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.6000003814697">
                <text:p>21.600000381469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.3999996185303">
                <text:p>21.39999961853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.2999992370605">
                <text:p>21.29999923706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2000007629395">
                <text:p>21.200000762939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.1000003814697">
                <text:p>21.100000381469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.8999996185303">
                <text:p>20.89999961853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7999992370605">
                <text:p>20.799999237060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.7000007629395">
                <text:p>20.70000076293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.6000003814697">
                <text:p>20.600000381469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.6000003814697">
                <text:p>20.600000381469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0.3999996185303">
                <text:p>20.39999961853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.2999992370605">
                <text:p>20.299999237060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.2999992370605">
                <text:p>20.299999237060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2000007629395">
                <text:p>20.200000762939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.2000007629395">
                <text:p>20.200000762939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0.1000003814697">
                <text:p>20.100000381469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.8999996185303">
                <text:p>19.899999618530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.8999996185303">
                <text:p>19.899999618530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9.7999992370605">
                <text:p>19.799999237060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.7999992370605">
                <text:p>19.799999237060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9.7000007629395">
                <text:p>19.70000076293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9.7000007629395">
                <text:p>19.70000076293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9.6000003814697">
                <text:p>19.60000038146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9.6000003814697">
                <text:p>19.600000381469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.6000003814697">
                <text:p>19.600000381469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.3999996185303">
                <text:p>19.399999618530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9.3999996185303">
                <text:p>19.39999961853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9.2999992370605">
                <text:p>19.299999237060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9.2999992370605">
                <text:p>19.29999923706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.2000007629395">
                <text:p>19.20000076293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9.1000003814697">
                <text:p>19.100000381469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9.1000003814697">
                <text:p>19.100000381469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8.8999996185303">
                <text:p>18.899999618530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.7999992370605">
                <text:p>18.799999237060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8.7999992370605">
                <text:p>18.799999237060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8.7000007629395">
                <text:p>18.700000762939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8.7000007629395">
                <text:p>18.700000762939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8.6000003814697">
                <text:p>18.60000038146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8.6000003814697">
                <text:p>18.60000038146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.6000003814697">
                <text:p>18.60000038146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.6000003814697">
                <text:p>18.60000038146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.3999996185303">
                <text:p>18.39999961853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.3999996185303">
                <text:p>18.399999618530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.3999996185303">
                <text:p>18.399999618530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8.2999992370605">
                <text:p>18.29999923706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8.2999992370605">
                <text:p>18.299999237060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8.2999992370605">
                <text:p>18.299999237060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.2000007629395">
                <text:p>18.200000762939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.2000007629395">
                <text:p>18.200000762939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.2000007629395">
                <text:p>18.200000762939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.2000007629395">
                <text:p>18.200000762939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8.1000003814697">
                <text:p>18.100000381469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8.1000003814697">
                <text:p>18.1000003814697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8.1000003814697">
                <text:p>18.100000381469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.1000003814697">
                <text:p>18.100000381469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.1000003814697">
                <text:p>18.100000381469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7.8999996185303">
                <text:p>17.899999618530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7.8999996185303">
                <text:p>17.89999961853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.8999996185303">
                <text:p>17.899999618530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.7999992370605">
                <text:p>17.799999237060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7.7999992370605">
                <text:p>17.799999237060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7.7999992370605">
                <text:p>17.799999237060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7.7999992370605">
                <text:p>17.799999237060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7.7999992370605">
                <text:p>17.799999237060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7.7999992370605">
                <text:p>17.799999237060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7.7999992370605">
                <text:p>17.799999237060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7.7999992370605">
                <text:p>17.799999237060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7.7999992370605">
                <text:p>17.799999237060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7.7999992370605">
                <text:p>17.799999237060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7.7999992370605">
                <text:p>17.799999237060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7.7999992370605">
                <text:p>17.799999237060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7.7999992370605">
                <text:p>17.799999237060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7.8999996185303">
                <text:p>17.899999618530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8.1000003814697">
                <text:p>18.100000381469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8.2000007629395">
                <text:p>18.200000762939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8.2999992370605">
                <text:p>18.299999237060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8.3999996185303">
                <text:p>18.399999618530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8.6000003814697">
                <text:p>18.60000038146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8.7000007629395">
                <text:p>18.700000762939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8.7999992370605">
                <text:p>18.799999237060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.1000003814697">
                <text:p>19.10000038146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.2999992370605">
                <text:p>19.299999237060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9.6000003814697">
                <text:p>19.600000381469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.7999992370605">
                <text:p>19.799999237060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9.8999996185303">
                <text:p>19.899999618530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.1000003814697">
                <text:p>20.100000381469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0.2000007629395">
                <text:p>20.200000762939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.2999992370605">
                <text:p>20.299999237060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.6000003814697">
                <text:p>20.60000038146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0.7000007629395">
                <text:p>20.700000762939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.7999992370605">
                <text:p>20.799999237060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.8999996185303">
                <text:p>20.89999961853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1.1000003814697">
                <text:p>21.100000381469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1.2000007629395">
                <text:p>21.200000762939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1.2999992370605">
                <text:p>21.299999237060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1.3999996185303">
                <text:p>21.399999618530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1.6000003814697">
                <text:p>21.600000381469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1.6000003814697">
                <text:p>21.600000381469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1.7000007629395">
                <text:p>21.700000762939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1.7999992370605">
                <text:p>21.799999237060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1.8999996185303">
                <text:p>21.899999618530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1.8999996185303">
                <text:p>21.899999618530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2.1000003814697">
                <text:p>22.100000381469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2.1000003814697">
                <text:p>22.100000381469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2.2000007629395">
                <text:p>22.200000762939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2.2000007629395">
                <text:p>22.200000762939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2.2000007629395">
                <text:p>22.200000762939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2.2999992370605">
                <text:p>22.299999237060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2.2999992370605">
                <text:p>22.299999237060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2.2999992370605">
                <text:p>22.29999923706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2.2000007629395">
                <text:p>22.200000762939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2.2000007629395">
                <text:p>22.200000762939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2.2000007629395">
                <text:p>22.200000762939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2.1000003814697">
                <text:p>22.100000381469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2.1000003814697">
                <text:p>22.100000381469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2.1000003814697">
                <text:p>22.100000381469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1.8999996185303">
                <text:p>21.899999618530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1.8999996185303">
                <text:p>21.899999618530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1.7999992370605">
                <text:p>21.799999237060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1.7000007629395">
                <text:p>21.700000762939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1.6000003814697">
                <text:p>21.600000381469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1.2999992370605">
                <text:p>21.299999237060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.2000007629395">
                <text:p>21.200000762939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1.1000003814697">
                <text:p>21.100000381469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.8999996185303">
                <text:p>20.899999618530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.7999992370605">
                <text:p>20.799999237060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0.7000007629395">
                <text:p>20.700000762939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.3999996185303">
                <text:p>20.399999618530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.2999992370605">
                <text:p>20.299999237060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.2000007629395">
                <text:p>20.200000762939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.1000003814697">
                <text:p>20.100000381469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.8999996185303">
                <text:p>19.899999618530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.7999992370605">
                <text:p>19.799999237060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9.7000007629395">
                <text:p>19.700000762939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.6000003814697">
                <text:p>19.600000381469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.3999996185303">
                <text:p>19.39999961853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9.2999992370605">
                <text:p>19.299999237060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.2000007629395">
                <text:p>19.200000762939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9.1000003814697">
                <text:p>19.100000381469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8.8999996185303">
                <text:p>18.899999618530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8.7999992370605">
                <text:p>18.799999237060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8.7000007629395">
                <text:p>18.70000076293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.6000003814697">
                <text:p>18.600000381469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8.6000003814697">
                <text:p>18.600000381469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8.3999996185303">
                <text:p>18.399999618530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.2999992370605">
                <text:p>18.299999237060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8.2000007629395">
                <text:p>18.200000762939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8.1000003814697">
                <text:p>18.10000038146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8.1000003814697">
                <text:p>18.100000381469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7.8999996185303">
                <text:p>17.899999618530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7.8999996185303">
                <text:p>17.8999996185303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7.7999992370605">
                <text:p>17.799999237060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7.7999992370605">
                <text:p>17.799999237060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.7000007629395">
                <text:p>17.700000762939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.7000007629395">
                <text:p>17.700000762939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.6000003814697">
                <text:p>17.600000381469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7.3999996185303">
                <text:p>17.399999618530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7.3999996185303">
                <text:p>17.399999618530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7.2999992370605">
                <text:p>17.299999237060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7.2999992370605">
                <text:p>17.299999237060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7.2999992370605">
                <text:p>17.299999237060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7.2999992370605">
                <text:p>17.299999237060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7.2000007629395">
                <text:p>17.200000762939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7.2000007629395">
                <text:p>17.200000762939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7.2000007629395">
                <text:p>17.200000762939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7.2000007629395">
                <text:p>17.200000762939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7.2000007629395">
                <text:p>17.200000762939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7.2000007629395">
                <text:p>17.20000076293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7.2000007629395">
                <text:p>17.200000762939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7.2000007629395">
                <text:p>17.200000762939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7.3999996185303">
                <text:p>17.399999618530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7.6000003814697">
                <text:p>17.600000381469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7.7000007629395">
                <text:p>17.700000762939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7.7999992370605">
                <text:p>17.799999237060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7.8999996185303">
                <text:p>17.89999961853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.2000007629395">
                <text:p>18.200000762939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.2999992370605">
                <text:p>18.299999237060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8.6000003814697">
                <text:p>18.600000381469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8.7999992370605">
                <text:p>18.799999237060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9.1000003814697">
                <text:p>19.10000038146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.2999992370605">
                <text:p>19.299999237060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9.7000007629395">
                <text:p>19.700000762939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9.8999996185303">
                <text:p>19.899999618530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0.1000003814697">
                <text:p>20.100000381469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.2999992370605">
                <text:p>20.299999237060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0.3999996185303">
                <text:p>20.399999618530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0.6000003814697">
                <text:p>20.600000381469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0.7000007629395">
                <text:p>20.700000762939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.7999992370605">
                <text:p>20.79999923706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0.8999996185303">
                <text:p>20.899999618530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1.2000007629395">
                <text:p>21.20000076293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1.2999992370605">
                <text:p>21.299999237060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1.2999992370605">
                <text:p>21.299999237060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.3999996185303">
                <text:p>21.399999618530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1.6000003814697">
                <text:p>21.600000381469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.7000007629395">
                <text:p>21.700000762939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1.7999992370605">
                <text:p>21.799999237060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1.7999992370605">
                <text:p>21.799999237060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.8999996185303">
                <text:p>21.899999618530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2.1000003814697">
                <text:p>22.10000038146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2.1000003814697">
                <text:p>22.100000381469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2.2000007629395">
                <text:p>22.200000762939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2.2000007629395">
                <text:p>22.200000762939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2.2000007629395">
                <text:p>22.200000762939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.2000007629395">
                <text:p>22.200000762939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2.2000007629395">
                <text:p>22.200000762939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2.2000007629395">
                <text:p>22.200000762939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2.2000007629395">
                <text:p>22.200000762939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2.1000003814697">
                <text:p>22.100000381469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2.1000003814697">
                <text:p>22.100000381469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2.1000003814697">
                <text:p>22.100000381469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1.8999996185303">
                <text:p>21.899999618530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1.7999992370605">
                <text:p>21.799999237060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1.7000007629395">
                <text:p>21.70000076293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1.6000003814697">
                <text:p>21.600000381469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1.3999996185303">
                <text:p>21.39999961853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1.2999992370605">
                <text:p>21.299999237060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1.2000007629395">
                <text:p>21.200000762939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1.1000003814697">
                <text:p>21.100000381469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.8999996185303">
                <text:p>20.899999618530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0.7999992370605">
                <text:p>20.799999237060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0.6000003814697">
                <text:p>20.6000003814697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0.3999996185303">
                <text:p>20.399999618530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0.2000007629395">
                <text:p>20.200000762939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0.1000003814697">
                <text:p>20.1000003814697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9.8999996185303">
                <text:p>19.899999618530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9.7999992370605">
                <text:p>19.799999237060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9.7000007629395">
                <text:p>19.700000762939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9.6000003814697">
                <text:p>19.6000003814697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9.3999996185303">
                <text:p>19.399999618530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9.2999992370605">
                <text:p>19.299999237060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9.2000007629395">
                <text:p>19.200000762939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9.1000003814697">
                <text:p>19.100000381469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9.1000003814697">
                <text:p>19.1000003814697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8.8999996185303">
                <text:p>18.899999618530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8.7999992370605">
                <text:p>18.799999237060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8.7000007629395">
                <text:p>18.700000762939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8.6000003814697">
                <text:p>18.600000381469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8.3999996185303">
                <text:p>18.399999618530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8.3999996185303">
                <text:p>18.399999618530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8.2999992370605">
                <text:p>18.299999237060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8.2000007629395">
                <text:p>18.200000762939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8.1000003814697">
                <text:p>18.100000381469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8.1000003814697">
                <text:p>18.100000381469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7.8999996185303">
                <text:p>17.899999618530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7.8999996185303">
                <text:p>17.899999618530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7.7999992370605">
                <text:p>17.799999237060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7.7000007629395">
                <text:p>17.700000762939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7.7000007629395">
                <text:p>17.700000762939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7.6000003814697">
                <text:p>17.600000381469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7.3999996185303">
                <text:p>17.399999618530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7.3999996185303">
                <text:p>17.399999618530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7.2999992370605">
                <text:p>17.299999237060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7.2000007629395">
                <text:p>17.200000762939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7.2000007629395">
                <text:p>17.200000762939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7.2000007629395">
                <text:p>17.200000762939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.8999996185303">
                <text:p>16.899999618530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.8999996185303">
                <text:p>16.899999618530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.8999996185303">
                <text:p>16.899999618530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.8999996185303">
                <text:p>16.899999618530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.8999996185303">
                <text:p>16.899999618530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.8999996185303">
                <text:p>16.899999618530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.7999992370605">
                <text:p>16.7999992370605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.7999992370605">
                <text:p>16.799999237060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.7999992370605">
                <text:p>16.799999237060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.7999992370605">
                <text:p>16.799999237060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.7000007629395">
                <text:p>16.700000762939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.7000007629395">
                <text:p>16.700000762939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.7000007629395">
                <text:p>16.7000007629395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.6000003814697">
                <text:p>16.600000381469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.6000003814697">
                <text:p>16.600000381469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.6000003814697">
                <text:p>16.6000003814697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.3999996185303">
                <text:p>16.399999618530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.3999996185303">
                <text:p>16.399999618530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.3999996185303">
                <text:p>16.399999618530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.2999992370605">
                <text:p>16.299999237060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.2999992370605">
                <text:p>16.299999237060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.2999992370605">
                <text:p>16.299999237060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6.2999992370605">
                <text:p>16.299999237060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.3999996185303">
                <text:p>16.399999618530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6.6000003814697">
                <text:p>16.600000381469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.7999992370605">
                <text:p>16.79999923706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.8999996185303">
                <text:p>16.899999618530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.2999992370605">
                <text:p>17.299999237060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.3999996185303">
                <text:p>17.399999618530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7.6000003814697">
                <text:p>17.600000381469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.7999992370605">
                <text:p>17.799999237060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.8999996185303">
                <text:p>17.899999618530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8.1000003814697">
                <text:p>18.100000381469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8.2999992370605">
                <text:p>18.299999237060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8.3999996185303">
                <text:p>18.399999618530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8.6000003814697">
                <text:p>18.600000381469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8.7999992370605">
                <text:p>18.799999237060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9.2000007629395">
                <text:p>19.200000762939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9.3999996185303">
                <text:p>19.3999996185303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9.6000003814697">
                <text:p>19.600000381469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9.7999992370605">
                <text:p>19.799999237060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9.8999996185303">
                <text:p>19.8999996185303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0.1000003814697">
                <text:p>20.100000381469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0.2999992370605">
                <text:p>20.299999237060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0.3999996185303">
                <text:p>20.399999618530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0.6000003814697">
                <text:p>20.600000381469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0.7000007629395">
                <text:p>20.700000762939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0.7999992370605">
                <text:p>20.799999237060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20.8999996185303">
                <text:p>20.899999618530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21.1000003814697">
                <text:p>21.100000381469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1.2000007629395">
                <text:p>21.200000762939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21.2000007629395">
                <text:p>21.200000762939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21.2999992370605">
                <text:p>21.299999237060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1.3999996185303">
                <text:p>21.3999996185303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21.6000003814697">
                <text:p>21.600000381469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21.6000003814697">
                <text:p>21.600000381469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1.7000007629395">
                <text:p>21.700000762939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21.7999992370605">
                <text:p>21.799999237060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21.7999992370605">
                <text:p>21.799999237060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1.7999992370605">
                <text:p>21.799999237060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21.7999992370605">
                <text:p>21.79999923706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21.7999992370605">
                <text:p>21.799999237060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21.7999992370605">
                <text:p>21.799999237060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21.7999992370605">
                <text:p>21.799999237060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1.7000007629395">
                <text:p>21.700000762939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1.7000007629395">
                <text:p>21.700000762939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21.7000007629395">
                <text:p>21.700000762939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1.6000003814697">
                <text:p>21.6000003814697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1.6000003814697">
                <text:p>21.600000381469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1.3999996185303">
                <text:p>21.3999996185303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21.3999996185303">
                <text:p>21.399999618530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1.2999992370605">
                <text:p>21.299999237060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21.2000007629395">
                <text:p>21.200000762939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21.1000003814697">
                <text:p>21.100000381469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20.8999996185303">
                <text:p>20.899999618530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20.7999992370605">
                <text:p>20.799999237060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0.6000003814697">
                <text:p>20.600000381469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20.3999996185303">
                <text:p>20.399999618530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0.2000007629395">
                <text:p>20.200000762939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0.1000003814697">
                <text:p>20.100000381469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9.8999996185303">
                <text:p>19.899999618530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9.7999992370605">
                <text:p>19.7999992370605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9.7000007629395">
                <text:p>19.7000007629395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.6000003814697">
                <text:p>19.600000381469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9.3999996185303">
                <text:p>19.399999618530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9.2999992370605">
                <text:p>19.299999237060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9.2000007629395">
                <text:p>19.200000762939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9.1000003814697">
                <text:p>19.100000381469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8.8999996185303">
                <text:p>18.899999618530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8.7999992370605">
                <text:p>18.799999237060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8.7000007629395">
                <text:p>18.700000762939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8.6000003814697">
                <text:p>18.600000381469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8.3999996185303">
                <text:p>18.399999618530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8.3999996185303">
                <text:p>18.399999618530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8.2999992370605">
                <text:p>18.299999237060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8.2000007629395">
                <text:p>18.200000762939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8.2000007629395">
                <text:p>18.200000762939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8.1000003814697">
                <text:p>18.1000003814697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7.8999996185303">
                <text:p>17.899999618530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.8999996185303">
                <text:p>17.899999618530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.7999992370605">
                <text:p>17.799999237060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.7999992370605">
                <text:p>17.799999237060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.7000007629395">
                <text:p>17.700000762939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.6000003814697">
                <text:p>17.6000003814697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7.6000003814697">
                <text:p>17.600000381469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.3999996185303">
                <text:p>17.399999618530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.2999992370605">
                <text:p>17.299999237060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.2999992370605">
                <text:p>17.299999237060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.2000007629395">
                <text:p>17.200000762939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7.2000007629395">
                <text:p>17.200000762939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7.2000007629395">
                <text:p>17.200000762939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.8999996185303">
                <text:p>16.899999618530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6.8999996185303">
                <text:p>16.89999961853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6.8999996185303">
                <text:p>16.899999618530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.8999996185303">
                <text:p>16.899999618530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6.8999996185303">
                <text:p>16.899999618530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.7999992370605">
                <text:p>16.799999237060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6.7999992370605">
                <text:p>16.799999237060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.7999992370605">
                <text:p>16.799999237060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.7999992370605">
                <text:p>16.799999237060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.7000007629395">
                <text:p>16.7000007629395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.7000007629395">
                <text:p>16.700000762939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.7000007629395">
                <text:p>16.700000762939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.7000007629395">
                <text:p>16.700000762939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.6000003814697">
                <text:p>16.600000381469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.6000003814697">
                <text:p>16.600000381469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6.3999996185303">
                <text:p>16.399999618530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6.3999996185303">
                <text:p>16.399999618530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6.2999992370605">
                <text:p>16.299999237060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6.2999992370605">
                <text:p>16.299999237060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6.2999992370605">
                <text:p>16.299999237060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6.2999992370605">
                <text:p>16.299999237060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6.2000007629395">
                <text:p>16.200000762939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6.2999992370605">
                <text:p>16.299999237060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6.2000007629395">
                <text:p>16.200000762939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6.2000007629395">
                <text:p>16.200000762939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6.2999992370605">
                <text:p>16.299999237060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6.3999996185303">
                <text:p>16.399999618530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6.7000007629395">
                <text:p>16.700000762939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6.7999992370605">
                <text:p>16.799999237060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6.8999996185303">
                <text:p>16.899999618530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7.2000007629395">
                <text:p>17.200000762939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7.3999996185303">
                <text:p>17.399999618530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7.7000007629395">
                <text:p>17.700000762939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7.8999996185303">
                <text:p>17.899999618530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8.1000003814697">
                <text:p>18.100000381469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8.2000007629395">
                <text:p>18.200000762939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8.3999996185303">
                <text:p>18.399999618530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8.6000003814697">
                <text:p>18.600000381469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8.7999992370605">
                <text:p>18.799999237060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9.1000003814697">
                <text:p>19.100000381469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9.2999992370605">
                <text:p>19.299999237060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9.3999996185303">
                <text:p>19.399999618530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9.6000003814697">
                <text:p>19.600000381469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9.7000007629395">
                <text:p>19.7000007629395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9.8999996185303">
                <text:p>19.899999618530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20.1000003814697">
                <text:p>20.100000381469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0.2999992370605">
                <text:p>20.299999237060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0.3999996185303">
                <text:p>20.399999618530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0.7000007629395">
                <text:p>20.700000762939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0.7999992370605">
                <text:p>20.799999237060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0.8999996185303">
                <text:p>20.899999618530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1.1000003814697">
                <text:p>21.100000381469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1.2000007629395">
                <text:p>21.200000762939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1.2999992370605">
                <text:p>21.29999923706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1.2999992370605">
                <text:p>21.2999992370605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1.3999996185303">
                <text:p>21.399999618530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1.6000003814697">
                <text:p>21.600000381469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1.6000003814697">
                <text:p>21.600000381469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1.7000007629395">
                <text:p>21.700000762939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21.7999992370605">
                <text:p>21.799999237060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1.7999992370605">
                <text:p>21.799999237060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1.8999996185303">
                <text:p>21.899999618530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21.8999996185303">
                <text:p>21.899999618530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21.8999996185303">
                <text:p>21.899999618530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21.8999996185303">
                <text:p>21.899999618530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21.8999996185303">
                <text:p>21.899999618530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21.7999992370605">
                <text:p>21.799999237060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21.7999992370605">
                <text:p>21.799999237060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21.7000007629395">
                <text:p>21.700000762939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21.7000007629395">
                <text:p>21.700000762939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21.6000003814697">
                <text:p>21.600000381469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21.3999996185303">
                <text:p>21.399999618530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21.2999992370605">
                <text:p>21.299999237060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21.2999992370605">
                <text:p>21.299999237060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21.2000007629395">
                <text:p>21.200000762939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21.1000003814697">
                <text:p>21.100000381469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0.7999992370605">
                <text:p>20.799999237060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20.7000007629395">
                <text:p>20.700000762939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20.3999996185303">
                <text:p>20.399999618530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20.2999992370605">
                <text:p>20.299999237060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20.1000003814697">
                <text:p>20.1000003814697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9.8999996185303">
                <text:p>19.899999618530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9.7999992370605">
                <text:p>19.799999237060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9.7000007629395">
                <text:p>19.700000762939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9.6000003814697">
                <text:p>19.600000381469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9.3999996185303">
                <text:p>19.399999618530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9.3999996185303">
                <text:p>19.399999618530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9.2999992370605">
                <text:p>19.299999237060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9.2000007629395">
                <text:p>19.2000007629395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9.1000003814697">
                <text:p>19.100000381469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8.8999996185303">
                <text:p>18.899999618530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8.7999992370605">
                <text:p>18.799999237060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8.7000007629395">
                <text:p>18.700000762939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8.6000003814697">
                <text:p>18.600000381469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8.3999996185303">
                <text:p>18.399999618530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8.2999992370605">
                <text:p>18.299999237060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8.2000007629395">
                <text:p>18.200000762939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8.2000007629395">
                <text:p>18.200000762939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8.1000003814697">
                <text:p>18.1000003814697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7.8999996185303">
                <text:p>17.899999618530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7.8999996185303">
                <text:p>17.899999618530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7.7999992370605">
                <text:p>17.799999237060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7.7000007629395">
                <text:p>17.700000762939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7.7000007629395">
                <text:p>17.700000762939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7.6000003814697">
                <text:p>17.600000381469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7.3999996185303">
                <text:p>17.399999618530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7.3999996185303">
                <text:p>17.399999618530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7.2999992370605">
                <text:p>17.299999237060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.2999992370605">
                <text:p>17.299999237060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7.2000007629395">
                <text:p>17.200000762939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.2000007629395">
                <text:p>17.200000762939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.8999996185303">
                <text:p>16.899999618530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.8999996185303">
                <text:p>16.899999618530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.8999996185303">
                <text:p>16.899999618530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6.8999996185303">
                <text:p>16.899999618530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.8999996185303">
                <text:p>16.899999618530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6.8999996185303">
                <text:p>16.899999618530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6.8999996185303">
                <text:p>16.899999618530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7.1000003814697">
                <text:p>17.1000003814697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7.2000007629395">
                <text:p>17.200000762939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7.2000007629395">
                <text:p>17.200000762939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7.2999992370605">
                <text:p>17.299999237060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7.3999996185303">
                <text:p>17.399999618530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7.5">
                <text:p>17.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7.6000003814697">
                <text:p>17.6000003814697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7.7000007629395">
                <text:p>17.700000762939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7.7999992370605">
                <text:p>17.799999237060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8.1000003814697">
                <text:p>18.100000381469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.2999992370605">
                <text:p>18.299999237060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8.3999996185303">
                <text:p>18.399999618530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8.7999992370605">
                <text:p>18.799999237060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9.1000003814697">
                <text:p>19.1000003814697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9.3999996185303">
                <text:p>19.39999961853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581cm" svg:height="9cm" xlink:href=".." xlink:type="simple" chart:class="chart:line" chart:style-name="ch1">
        <chart:title svg:x="14.371cm" svg:y="0.316cm" chart:style-name="ch2">
          <text:p>Humidity in %</text:p>
        </chart:title>
        <chart:plot-area chart:style-name="ch3" table:cell-range-address="Data.B1:Data.B882" chart:data-source-has-labels="row" svg:x="1.081cm" svg:y="1.635cm" svg:width="29.238cm" svg:height="6.765cm">
          <chartooo:coordinate-region svg:x="1.702cm" svg:y="1.847cm" svg:width="28.617cm" svg:height="5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B2:Data.B882" chart:label-cell-address="Data.B1:Data.B1" chart:class="chart:line">
            <chart:data-point chart:repeated="8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umidity</text:p>
                <draw:g>
                  <svg:desc>Data.B1:Data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6.0846557617188">
                <text:p>76.0846557617188</text:p>
                <draw:g>
                  <svg:desc>Data.B2:Data.B8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.2061767578125">
                <text:p>77.2061767578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7.8775634765625">
                <text:p>77.8775634765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3.89501953125">
                <text:p>73.89501953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1.4307250976563">
                <text:p>71.4307250976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9.5691528320313">
                <text:p>69.56915283203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8.1043090820313">
                <text:p>68.10430908203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.0819702148438">
                <text:p>67.08197021484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6.7081298828125">
                <text:p>66.7081298828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.9985961914063">
                <text:p>65.99859619140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3272094726563">
                <text:p>65.32720947265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.9304809570313">
                <text:p>64.93048095703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4.4116821289063">
                <text:p>64.41168212890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.343017578125">
                <text:p>64.343017578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4.037841796875">
                <text:p>64.0378417968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3.7784423828125">
                <text:p>63.7784423828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3.7479248046875">
                <text:p>63.74792480468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5953369140625">
                <text:p>63.59533691406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.39697265625">
                <text:p>63.39697265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.2596435546875">
                <text:p>63.2596435546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2520141601563">
                <text:p>63.252014160156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3.0994262695313">
                <text:p>63.09942626953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3.0841674804688">
                <text:p>63.08416748046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2.9239501953125">
                <text:p>62.9239501953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2.9010620117188">
                <text:p>62.9010620117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2.9544677734375">
                <text:p>62.954467773437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2.9620971679688">
                <text:p>62.962097167968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2.8323974609375">
                <text:p>62.83239746093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2.7942504882813">
                <text:p>62.79425048828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.7637329101563">
                <text:p>62.76373291015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2.878173828125">
                <text:p>62.878173828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.817138671875">
                <text:p>62.81713867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2.8629150390625">
                <text:p>62.86291503906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2.78662109375">
                <text:p>62.7866210937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2.8247680664063">
                <text:p>62.82476806640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2.8323974609375">
                <text:p>62.832397460937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.9010620117188">
                <text:p>62.90106201171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2.9163208007813">
                <text:p>62.91632080078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2.9926147460938">
                <text:p>62.99261474609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2.9849853515625">
                <text:p>62.98498535156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.091796875">
                <text:p>63.0917968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.1909790039063">
                <text:p>63.190979003906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3.122314453125">
                <text:p>63.12231445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3.3206787109375">
                <text:p>63.32067871093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3.3130493164063">
                <text:p>63.313049316406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3.4046020507813">
                <text:p>63.40460205078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.3740844726563">
                <text:p>63.37408447265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3.4656372070313">
                <text:p>63.46563720703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.4503784179688">
                <text:p>63.45037841796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.4503784179688">
                <text:p>63.45037841796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3.4580078125">
                <text:p>63.4580078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3.4503784179688">
                <text:p>63.45037841796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3.4427490234375">
                <text:p>63.442749023437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3.4198608398438">
                <text:p>63.41986083984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.3435668945313">
                <text:p>63.34356689453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.4656372070313">
                <text:p>63.46563720703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3.4732666015625">
                <text:p>63.47326660156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3.5037841796875">
                <text:p>63.50378417968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.6029663085938">
                <text:p>63.60296630859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3.5953369140625">
                <text:p>63.59533691406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3.610595703125">
                <text:p>63.610595703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.6182250976563">
                <text:p>63.61822509765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.5877075195313">
                <text:p>63.58770751953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.4808959960938">
                <text:p>63.480895996093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.2672729492188">
                <text:p>63.26727294921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3.1757202148438">
                <text:p>63.175720214843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3.03076171875">
                <text:p>63.030761718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2.9544677734375">
                <text:p>62.954467773437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2.90869140625">
                <text:p>62.908691406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2.8247680664063">
                <text:p>62.82476806640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2.7255859375">
                <text:p>62.72558593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2.66455078125">
                <text:p>62.66455078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2.450927734375">
                <text:p>62.4509277343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2.4280395507813">
                <text:p>62.42803955078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2.3059692382813">
                <text:p>62.30596923828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2.328857421875">
                <text:p>62.3288574218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2.359375">
                <text:p>62.35937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2.4356689453125">
                <text:p>62.4356689453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.3517456054688">
                <text:p>62.351745605468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.3517456054688">
                <text:p>62.351745605468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2.267822265625">
                <text:p>62.2678222656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2.2601928710938">
                <text:p>62.26019287109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2.115234375">
                <text:p>62.1152343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2.0313110351563">
                <text:p>62.031311035156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2.1228637695313">
                <text:p>62.12286376953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2.1228637695313">
                <text:p>62.122863769531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2.0160522460938">
                <text:p>62.016052246093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2.0160522460938">
                <text:p>62.01605224609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1.9779052734375">
                <text:p>61.977905273437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1.9550170898438">
                <text:p>61.95501708984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1.9092407226563">
                <text:p>61.90924072265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1.8176879882813">
                <text:p>61.817687988281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1.7108764648438">
                <text:p>61.710876464843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1.718505859375">
                <text:p>61.7185058593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.6651000976563">
                <text:p>61.66510009765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1.7032470703125">
                <text:p>61.7032470703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.6498413085938">
                <text:p>61.64984130859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1.6345825195313">
                <text:p>61.634582519531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1.6345825195313">
                <text:p>61.63458251953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1.6727294921875">
                <text:p>61.672729492187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1.4972534179688">
                <text:p>61.49725341796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1.5125122070313">
                <text:p>61.51251220703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1.535400390625">
                <text:p>61.5354003906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1.6422119140625">
                <text:p>61.64221191406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1.4972534179688">
                <text:p>61.497253417968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1.5735473632813">
                <text:p>61.57354736328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61.56591796875">
                <text:p>61.565917968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61.32177734375">
                <text:p>61.3217773437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1.3675537109375">
                <text:p>61.367553710937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1.32177734375">
                <text:p>61.3217773437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1.352294921875">
                <text:p>61.35229492187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1.3065185546875">
                <text:p>61.306518554687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1.2225952148438">
                <text:p>61.22259521484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1.2531127929688">
                <text:p>61.25311279296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.0242309570313">
                <text:p>61.02423095703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1.1310424804688">
                <text:p>61.131042480468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0.9097900390625">
                <text:p>60.90979003906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1.0166015625">
                <text:p>61.01660156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0.9708251953125">
                <text:p>60.9708251953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1.1005249023438">
                <text:p>61.100524902343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1.0318603515625">
                <text:p>61.03186035156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60.9784545898438">
                <text:p>60.978454589843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60.8563842773438">
                <text:p>60.85638427734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1.1234130859375">
                <text:p>61.12341308593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60.986083984375">
                <text:p>60.98608398437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0.9021606445313">
                <text:p>60.90216064453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0.8258666992188">
                <text:p>60.82586669921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60.9097900390625">
                <text:p>60.90979003906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60.8182373046875">
                <text:p>60.81823730468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60.95556640625">
                <text:p>60.95556640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0.7877197265625">
                <text:p>60.78771972656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0.9326782226563">
                <text:p>60.932678222656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0.6580200195313">
                <text:p>60.65802001953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0.7724609375">
                <text:p>60.772460937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0.8411254882813">
                <text:p>60.841125488281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0.6351318359375">
                <text:p>60.635131835937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60.4596557617188">
                <text:p>60.459655761718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0.6656494140625">
                <text:p>60.66564941406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60.5435791015625">
                <text:p>60.54357910156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0.5359497070313">
                <text:p>60.53594970703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60.58935546875">
                <text:p>60.5893554687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0.4596557617188">
                <text:p>60.459655761718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60.7343139648438">
                <text:p>60.734313964843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60.4901733398438">
                <text:p>60.49017333984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0.4749145507813">
                <text:p>60.474914550781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0.6885375976563">
                <text:p>60.68853759765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0.5206909179688">
                <text:p>60.52069091796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0.3909912109375">
                <text:p>60.39099121093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0.3681030273438">
                <text:p>60.36810302734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60.5206909179688">
                <text:p>60.52069091796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60.3909912109375">
                <text:p>60.390991210937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60.2155151367188">
                <text:p>60.21551513671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59.9561157226563">
                <text:p>59.95611572265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60.1239624023438">
                <text:p>60.12396240234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9.9942626953125">
                <text:p>59.9942626953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59.73486328125">
                <text:p>59.73486328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9.85693359375">
                <text:p>59.8569335937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9.6967163085938">
                <text:p>59.69671630859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9.8416748046875">
                <text:p>59.841674804687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.5746459960938">
                <text:p>59.574645996093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9.5364990234375">
                <text:p>59.536499023437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9.5517578125">
                <text:p>59.5517578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59.4754638671875">
                <text:p>59.47546386718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59.2389526367188">
                <text:p>59.238952636718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59.24658203125">
                <text:p>59.24658203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9.3305053710938">
                <text:p>59.330505371093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9.24658203125">
                <text:p>59.2465820312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9.2847290039063">
                <text:p>59.284729003906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9.2084350585938">
                <text:p>59.20843505859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9.0787353515625">
                <text:p>59.07873535156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9.2389526367188">
                <text:p>59.23895263671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59.2236938476563">
                <text:p>59.223693847656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9.3610229492188">
                <text:p>59.36102294921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59.2008056640625">
                <text:p>59.20080566406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9.216064453125">
                <text:p>59.2160644531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9.1473999023438">
                <text:p>59.14739990234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59.2008056640625">
                <text:p>59.200805664062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9.155029296875">
                <text:p>59.1550292968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9.155029296875">
                <text:p>59.15502929687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59.1779174804688">
                <text:p>59.17791748046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9.0253295898438">
                <text:p>59.02532958984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59.155029296875">
                <text:p>59.1550292968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59.1931762695313">
                <text:p>59.193176269531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9.185546875">
                <text:p>59.18554687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9.093994140625">
                <text:p>59.0939941406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9.2236938476563">
                <text:p>59.223693847656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59.155029296875">
                <text:p>59.1550292968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9.1779174804688">
                <text:p>59.177917480468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9.1779174804688">
                <text:p>59.177917480468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59.0787353515625">
                <text:p>59.07873535156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9.0405883789063">
                <text:p>59.040588378906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59.0558471679688">
                <text:p>59.055847167968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59.0177001953125">
                <text:p>59.01770019531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9.00244140625">
                <text:p>59.0024414062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9.0177001953125">
                <text:p>59.017700195312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8.94140625">
                <text:p>58.941406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9.0711059570313">
                <text:p>59.07110595703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8.94140625">
                <text:p>58.941406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8.9490356445313">
                <text:p>58.94903564453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8.9261474609375">
                <text:p>58.926147460937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8.9871826171875">
                <text:p>58.98718261718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9.00244140625">
                <text:p>59.0024414062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8.9566650390625">
                <text:p>58.956665039062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9.0100708007813">
                <text:p>59.01007080078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.9642944335938">
                <text:p>58.964294433593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9.0711059570313">
                <text:p>59.071105957031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9.0405883789063">
                <text:p>59.04058837890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9.1168823242188">
                <text:p>59.116882324218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9.4144287109375">
                <text:p>59.414428710937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9.2694702148438">
                <text:p>59.269470214843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9.4525756835938">
                <text:p>59.452575683593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9.2618408203125">
                <text:p>59.261840820312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9.1626586914063">
                <text:p>59.162658691406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9.2999877929688">
                <text:p>59.299987792968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9.3839111328125">
                <text:p>59.38391113281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.0100708007813">
                <text:p>59.010070800781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9.155029296875">
                <text:p>59.15502929687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8.9795532226563">
                <text:p>58.979553222656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9.1092529296875">
                <text:p>59.10925292968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9.185546875">
                <text:p>59.18554687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9.0405883789063">
                <text:p>59.040588378906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9.24658203125">
                <text:p>59.246582031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9.1702880859375">
                <text:p>59.170288085937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9.0787353515625">
                <text:p>59.078735351562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9.1779174804688">
                <text:p>59.177917480468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.0405883789063">
                <text:p>59.040588378906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.9261474609375">
                <text:p>58.926147460937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9.032958984375">
                <text:p>59.0329589843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.093994140625">
                <text:p>59.09399414062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8.9185180664063">
                <text:p>58.91851806640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8.971923828125">
                <text:p>58.9719238281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.8117065429688">
                <text:p>58.811706542968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8.7430419921875">
                <text:p>58.743041992187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8.6743774414063">
                <text:p>58.67437744140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8.8880004882813">
                <text:p>58.888000488281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58.849853515625">
                <text:p>58.8498535156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8.6896362304688">
                <text:p>58.68963623046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58.697265625">
                <text:p>58.6972656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58.7125244140625">
                <text:p>58.71252441406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58.7811889648438">
                <text:p>58.78118896484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8.7506713867188">
                <text:p>58.750671386718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8.5904541015625">
                <text:p>58.590454101562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58.7201538085938">
                <text:p>58.72015380859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8.544677734375">
                <text:p>58.54467773437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58.6743774414063">
                <text:p>58.674377441406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58.5523071289063">
                <text:p>58.55230712890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58.6591186523438">
                <text:p>58.65911865234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58.5751953125">
                <text:p>58.57519531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58.8193359375">
                <text:p>58.81933593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8.6896362304688">
                <text:p>58.689636230468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8.7201538085938">
                <text:p>58.72015380859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8.5065307617188">
                <text:p>58.506530761718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8.39208984375">
                <text:p>58.392089843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8.2318725585938">
                <text:p>58.231872558593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8.361572265625">
                <text:p>58.36157226562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8.2929077148438">
                <text:p>58.29290771484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8.4989013671875">
                <text:p>58.498901367187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8.1555786132813">
                <text:p>58.15557861328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8.4073486328125">
                <text:p>58.407348632812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8.3157958984375">
                <text:p>58.315795898437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8.1250610351563">
                <text:p>58.12506103515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8.2623901367188">
                <text:p>58.262390136718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8.14794921875">
                <text:p>58.1479492187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7.9877319335938">
                <text:p>57.987731933593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7.9801025390625">
                <text:p>57.98010253906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7.6825561523438">
                <text:p>57.68255615234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7.8198852539063">
                <text:p>57.819885253906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7.7054443359375">
                <text:p>57.705444335937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7.5604858398438">
                <text:p>57.560485839843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7.8427734375">
                <text:p>57.84277343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7.6215209960938">
                <text:p>57.621520996093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7.2400512695313">
                <text:p>57.240051269531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7.3392333984375">
                <text:p>57.33923339843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7.1637573242188">
                <text:p>57.163757324218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7.29345703125">
                <text:p>57.2934570312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7.2705688476563">
                <text:p>57.270568847656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7.3468627929688">
                <text:p>57.34686279296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7.1256103515625">
                <text:p>57.125610351562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7.201904296875">
                <text:p>57.20190429687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7.4384155273438">
                <text:p>57.43841552734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7.079833984375">
                <text:p>57.0798339843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.9653930664063">
                <text:p>56.965393066406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7.0874633789063">
                <text:p>57.08746337890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7.2781982421875">
                <text:p>57.278198242187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.9959106445313">
                <text:p>56.99591064453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.3316040039063">
                <text:p>57.331604003906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.1484985351563">
                <text:p>57.14849853515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.04931640625">
                <text:p>57.0493164062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.2247924804688">
                <text:p>57.224792480468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.1866455078125">
                <text:p>57.186645507812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7.2400512695313">
                <text:p>57.24005126953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7.3621215820313">
                <text:p>57.36212158203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7.2171630859375">
                <text:p>57.217163085937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7.2553100585938">
                <text:p>57.25531005859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7.0950927734375">
                <text:p>57.09509277343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7.1790161132813">
                <text:p>57.179016113281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7.3392333984375">
                <text:p>57.339233398437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7.3544921875">
                <text:p>57.354492187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7.3163452148438">
                <text:p>57.316345214843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7.1332397460938">
                <text:p>57.133239746093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6.9806518554688">
                <text:p>56.980651855468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7.140869140625">
                <text:p>57.14086914062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7.201904296875">
                <text:p>57.20190429687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7.0645751953125">
                <text:p>57.064575195312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6.9043579101563">
                <text:p>56.90435791015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6.8662109375">
                <text:p>56.86621093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6.6449584960938">
                <text:p>56.644958496093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6.8662109375">
                <text:p>56.866210937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6.6983642578125">
                <text:p>56.698364257812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6.774658203125">
                <text:p>56.77465820312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6.7212524414063">
                <text:p>56.721252441406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6.8433227539063">
                <text:p>56.843322753906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6.8128051757813">
                <text:p>56.81280517578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6.9043579101563">
                <text:p>56.904357910156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6.7365112304688">
                <text:p>56.736511230468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6.8509521484375">
                <text:p>56.850952148437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57.0035400390625">
                <text:p>57.003540039062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6.9196166992188">
                <text:p>56.91961669921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6.9806518554688">
                <text:p>56.980651855468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6.8433227539063">
                <text:p>56.843322753906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7.0111694335938">
                <text:p>57.011169433593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6.9806518554688">
                <text:p>56.980651855468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57.0874633789063">
                <text:p>57.087463378906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7.1179809570313">
                <text:p>57.11798095703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7.262939453125">
                <text:p>57.26293945312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57.3087158203125">
                <text:p>57.308715820312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7.3621215820313">
                <text:p>57.36212158203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7.4078979492188">
                <text:p>57.407897949218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7.4536743164063">
                <text:p>57.453674316406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7.5986328125">
                <text:p>57.598632812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57.6749267578125">
                <text:p>57.674926757812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7.7283325195313">
                <text:p>57.72833251953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57.65966796875">
                <text:p>57.6596679687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7.720703125">
                <text:p>57.7207031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7.7359619140625">
                <text:p>57.735961914062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7.6367797851563">
                <text:p>57.636779785156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7.7359619140625">
                <text:p>57.735961914062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7.6825561523438">
                <text:p>57.682556152343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57.6520385742188">
                <text:p>57.652038574218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57.6749267578125">
                <text:p>57.674926757812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7.690185546875">
                <text:p>57.69018554687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7.6825561523438">
                <text:p>57.682556152343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57.6749267578125">
                <text:p>57.674926757812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57.6138916015625">
                <text:p>57.613891601562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7.690185546875">
                <text:p>57.69018554687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7.5147094726563">
                <text:p>57.514709472656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7.4994506835938">
                <text:p>57.499450683593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57.6215209960938">
                <text:p>57.621520996093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57.385009765625">
                <text:p>57.38500976562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7.5528564453125">
                <text:p>57.552856445312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57.5910034179688">
                <text:p>57.591003417968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7.5757446289063">
                <text:p>57.575744628906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7.5910034179688">
                <text:p>57.591003417968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57.720703125">
                <text:p>57.72070312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7.6978149414063">
                <text:p>57.697814941406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7.8351440429688">
                <text:p>57.835144042968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7.7741088867188">
                <text:p>57.774108886718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7.8809204101563">
                <text:p>57.880920410156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7.8351440429688">
                <text:p>57.835144042968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57.6367797851563">
                <text:p>57.636779785156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7.8809204101563">
                <text:p>57.880920410156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7.690185546875">
                <text:p>57.69018554687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57.7359619140625">
                <text:p>57.73596191406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7.7283325195313">
                <text:p>57.72833251953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7.5910034179688">
                <text:p>57.591003417968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7.7054443359375">
                <text:p>57.705444335937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7.7283325195313">
                <text:p>57.728332519531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7.8275146484375">
                <text:p>57.827514648437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7.690185546875">
                <text:p>57.69018554687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57.6520385742188">
                <text:p>57.652038574218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7.90380859375">
                <text:p>57.9038085937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57.5910034179688">
                <text:p>57.591003417968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57.5833740234375">
                <text:p>57.583374023437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7.7588500976563">
                <text:p>57.758850097656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7.7359619140625">
                <text:p>57.73596191406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7.3697509765625">
                <text:p>57.369750976562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7.6367797851563">
                <text:p>57.63677978515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7.4994506835938">
                <text:p>57.499450683593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7.507080078125">
                <text:p>57.50708007812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7.4384155273438">
                <text:p>57.438415527343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7.4078979492188">
                <text:p>57.407897949218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57.2858276367188">
                <text:p>57.285827636718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7.079833984375">
                <text:p>57.0798339843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7.262939453125">
                <text:p>57.2629394531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6.9119873046875">
                <text:p>56.91198730468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7.1866455078125">
                <text:p>57.18664550781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57.2858276367188">
                <text:p>57.285827636718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7.0645751953125">
                <text:p>57.06457519531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56.8509521484375">
                <text:p>56.850952148437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6.8890991210938">
                <text:p>56.889099121093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56.8433227539063">
                <text:p>56.843322753906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7.018798828125">
                <text:p>57.01879882812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6.8814697265625">
                <text:p>56.881469726562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6.5534057617188">
                <text:p>56.553405761718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56.7670288085938">
                <text:p>56.76702880859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6.8814697265625">
                <text:p>56.881469726562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6.652587890625">
                <text:p>56.65258789062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6.8738403320313">
                <text:p>56.873840332031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6.5991821289063">
                <text:p>56.599182128906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6.8585815429688">
                <text:p>56.858581542968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6.6754760742188">
                <text:p>56.675476074218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6.5381469726563">
                <text:p>56.538146972656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6.6296997070313">
                <text:p>56.629699707031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6.530517578125">
                <text:p>56.53051757812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6.6754760742188">
                <text:p>56.675476074218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6.744140625">
                <text:p>56.74414062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6.4160766601563">
                <text:p>56.41607666015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6.530517578125">
                <text:p>56.53051757812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6.43896484375">
                <text:p>56.43896484375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6.68310546875">
                <text:p>56.683105468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6.43896484375">
                <text:p>56.4389648437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6.6602172851563">
                <text:p>56.660217285156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6.7059936523438">
                <text:p>56.705993652343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6.3703002929688">
                <text:p>56.370300292968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6.3245239257813">
                <text:p>56.32452392578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6.4847412109375">
                <text:p>56.484741210937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6.469482421875">
                <text:p>56.46948242187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6.347412109375">
                <text:p>56.34741210937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6.2406005859375">
                <text:p>56.240600585937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6.591552734375">
                <text:p>56.59155273437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6.2329711914063">
                <text:p>56.23297119140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6.4923706054688">
                <text:p>56.492370605468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56.225341796875">
                <text:p>56.22534179687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6.5381469726563">
                <text:p>56.538146972656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6.4160766601563">
                <text:p>56.416076660156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6.3703002929688">
                <text:p>56.370300292968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6.3779296875">
                <text:p>56.377929687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56.4771118164063">
                <text:p>56.477111816406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56.255859375">
                <text:p>56.25585937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56.2406005859375">
                <text:p>56.240600585937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6.4618530273438">
                <text:p>56.461853027343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6.4465942382813">
                <text:p>56.446594238281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56.408447265625">
                <text:p>56.4084472656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6.408447265625">
                <text:p>56.40844726562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6.19482421875">
                <text:p>56.1948242187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6.1337890625">
                <text:p>56.133789062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6.1109008789063">
                <text:p>56.110900878906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6.3626708984375">
                <text:p>56.36267089843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56.0040893554688">
                <text:p>56.004089355468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6.3855590820313">
                <text:p>56.38555908203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56.042236328125">
                <text:p>56.0422363281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6.347412109375">
                <text:p>56.34741210937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5.9354248046875">
                <text:p>55.935424804687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55.8972778320313">
                <text:p>55.897277832031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55.8743896484375">
                <text:p>55.874389648437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5.9049072265625">
                <text:p>55.904907226562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55.8743896484375">
                <text:p>55.874389648437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5.95068359375">
                <text:p>55.95068359375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55.8209838867188">
                <text:p>55.820983886718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5.7599487304688">
                <text:p>55.759948730468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55.737060546875">
                <text:p>55.73706054687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55.7523193359375">
                <text:p>55.752319335937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5.6912841796875">
                <text:p>55.69128417968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55.5692138671875">
                <text:p>55.56921386718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5.5768432617188">
                <text:p>55.576843261718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5.6607666015625">
                <text:p>55.660766601562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55.8133544921875">
                <text:p>55.81335449218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55.8362426757813">
                <text:p>55.83624267578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5.7828369140625">
                <text:p>55.782836914062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55.7294311523438">
                <text:p>55.729431152343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5.82861328125">
                <text:p>55.8286132812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5.8667602539063">
                <text:p>55.866760253906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5.9354248046875">
                <text:p>55.935424804687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6.042236328125">
                <text:p>56.04223632812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55.981201171875">
                <text:p>55.9812011718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6.1337890625">
                <text:p>56.133789062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6.1414184570313">
                <text:p>56.14141845703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56.2329711914063">
                <text:p>56.232971191406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6.3931884765625">
                <text:p>56.393188476562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56.4237060546875">
                <text:p>56.423706054687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6.43896484375">
                <text:p>56.438964843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56.56103515625">
                <text:p>56.561035156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6.6296997070313">
                <text:p>56.62969970703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56.530517578125">
                <text:p>56.5305175781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6.6449584960938">
                <text:p>56.644958496093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56.6144409179688">
                <text:p>56.614440917968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56.6678466796875">
                <text:p>56.667846679687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6.80517578125">
                <text:p>56.805175781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6.8204345703125">
                <text:p>56.820434570312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6.8738403320313">
                <text:p>56.873840332031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7.0416870117188">
                <text:p>57.041687011718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7.1256103515625">
                <text:p>57.125610351562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7.1637573242188">
                <text:p>57.163757324218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7.1561279296875">
                <text:p>57.156127929687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7.1027221679688">
                <text:p>57.102722167968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56.9653930664063">
                <text:p>56.965393066406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57.0035400390625">
                <text:p>57.003540039062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56.9043579101563">
                <text:p>56.90435791015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6.9653930664063">
                <text:p>56.96539306640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56.92724609375">
                <text:p>56.92724609375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6.9501342773438">
                <text:p>56.950134277343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6.9425048828125">
                <text:p>56.94250488281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6.9501342773438">
                <text:p>56.950134277343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56.8890991210938">
                <text:p>56.889099121093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6.9119873046875">
                <text:p>56.911987304687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6.8128051757813">
                <text:p>56.812805175781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6.774658203125">
                <text:p>56.77465820312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6.7365112304688">
                <text:p>56.736511230468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6.8814697265625">
                <text:p>56.881469726562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6.9730224609375">
                <text:p>56.97302246093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7.0264282226563">
                <text:p>57.026428222656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7.0645751953125">
                <text:p>57.06457519531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7.1027221679688">
                <text:p>57.102722167968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7.0722045898438">
                <text:p>57.072204589843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6.9196166992188">
                <text:p>56.919616699218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6.9959106445313">
                <text:p>56.995910644531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7.1332397460938">
                <text:p>57.133239746093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6.896728515625">
                <text:p>56.8967285156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7.1256103515625">
                <text:p>57.12561035156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6.8128051757813">
                <text:p>56.812805175781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7.0416870117188">
                <text:p>57.041687011718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6.9501342773438">
                <text:p>56.950134277343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6.9043579101563">
                <text:p>56.90435791015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6.7670288085938">
                <text:p>56.767028808593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6.98828125">
                <text:p>56.988281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7.0950927734375">
                <text:p>57.095092773437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6.8662109375">
                <text:p>56.86621093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6.8890991210938">
                <text:p>56.889099121093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6.7365112304688">
                <text:p>56.736511230468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6.7899169921875">
                <text:p>56.78991699218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7.0569458007813">
                <text:p>57.056945800781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6.7975463867188">
                <text:p>56.7975463867188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6.6678466796875">
                <text:p>56.66784667968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6.957763671875">
                <text:p>56.95776367187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7.018798828125">
                <text:p>57.01879882812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6.68310546875">
                <text:p>56.6831054687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6.957763671875">
                <text:p>56.95776367187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6.6678466796875">
                <text:p>56.667846679687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6.896728515625">
                <text:p>56.89672851562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6.5686645507813">
                <text:p>56.568664550781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6.744140625">
                <text:p>56.74414062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6.5228881835938">
                <text:p>56.522888183593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6.7365112304688">
                <text:p>56.7365112304688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6.5991821289063">
                <text:p>56.599182128906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6.8204345703125">
                <text:p>56.820434570312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6.7593994140625">
                <text:p>56.759399414062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6.7822875976563">
                <text:p>56.782287597656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6.7059936523438">
                <text:p>56.705993652343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6.6220703125">
                <text:p>56.622070312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6.5152587890625">
                <text:p>56.51525878906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6.6373291015625">
                <text:p>56.63732910156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6.68310546875">
                <text:p>56.6831054687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6.43896484375">
                <text:p>56.4389648437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6.3855590820313">
                <text:p>56.38555908203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6.5457763671875">
                <text:p>56.545776367187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6.4008178710938">
                <text:p>56.400817871093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6.5381469726563">
                <text:p>56.53814697265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6.2482299804688">
                <text:p>56.248229980468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6.1414184570313">
                <text:p>56.14141845703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6.2406005859375">
                <text:p>56.240600585937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6.0880126953125">
                <text:p>56.088012695312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6.3321533203125">
                <text:p>56.33215332031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6.0651245117188">
                <text:p>56.065124511718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.95068359375">
                <text:p>55.9506835937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6.042236328125">
                <text:p>56.0422363281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6.1261596679688">
                <text:p>56.126159667968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6.1261596679688">
                <text:p>56.126159667968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6.0651245117188">
                <text:p>56.065124511718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5.9354248046875">
                <text:p>55.935424804687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5.9659423828125">
                <text:p>55.965942382812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.0040893554688">
                <text:p>56.004089355468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.0880126953125">
                <text:p>56.08801269531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5.7523193359375">
                <text:p>55.752319335937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.0803833007813">
                <text:p>56.0803833007813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.0193481445313">
                <text:p>56.019348144531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5.6836547851563">
                <text:p>55.683654785156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5.8667602539063">
                <text:p>55.866760253906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5.6607666015625">
                <text:p>55.660766601562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5.9659423828125">
                <text:p>55.965942382812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5.6073608398438">
                <text:p>55.607360839843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5.8972778320313">
                <text:p>55.897277832031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5.58447265625">
                <text:p>55.5844726562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5.7218017578125">
                <text:p>55.72180175781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5.6455078125">
                <text:p>55.645507812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5.7141723632813">
                <text:p>55.714172363281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5.9583129882813">
                <text:p>55.95831298828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5.8362426757813">
                <text:p>55.836242675781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5.8896484375">
                <text:p>55.889648437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5.7752075195313">
                <text:p>55.775207519531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5.9964599609375">
                <text:p>55.996459960937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5.8896484375">
                <text:p>55.889648437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5.7523193359375">
                <text:p>55.752319335937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5.676025390625">
                <text:p>55.67602539062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5.5463256835938">
                <text:p>55.546325683593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5.7294311523438">
                <text:p>55.729431152343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5.6836547851563">
                <text:p>55.683654785156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5.5081787109375">
                <text:p>55.508178710937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5.431884765625">
                <text:p>55.43188476562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5.4013671875">
                <text:p>55.4013671875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5.6073608398438">
                <text:p>55.607360839843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5.3250732421875">
                <text:p>55.325073242187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5.492919921875">
                <text:p>55.49291992187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5.5768432617188">
                <text:p>55.576843261718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5.614990234375">
                <text:p>55.61499023437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5.2640380859375">
                <text:p>55.264038085937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5.5081787109375">
                <text:p>55.5081787109375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5.279296875">
                <text:p>55.27929687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5.4242553710938">
                <text:p>55.424255371093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5.3327026367188">
                <text:p>55.33270263671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5.4395141601563">
                <text:p>55.439514160156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5.58447265625">
                <text:p>55.58447265625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5.4852905273438">
                <text:p>55.485290527343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5.5234375">
                <text:p>55.523437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5.6073608398438">
                <text:p>55.607360839843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5.5768432617188">
                <text:p>55.576843261718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5.676025390625">
                <text:p>55.67602539062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5.7828369140625">
                <text:p>55.782836914062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5.8438720703125">
                <text:p>55.843872070312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5.7446899414063">
                <text:p>55.744689941406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5.82861328125">
                <text:p>55.8286132812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5.9964599609375">
                <text:p>55.996459960937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5.95068359375">
                <text:p>55.9506835937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6.1109008789063">
                <text:p>56.110900878906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6.0651245117188">
                <text:p>56.065124511718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6.0880126953125">
                <text:p>56.088012695312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6.164306640625">
                <text:p>56.16430664062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6.3016357421875">
                <text:p>56.301635742187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6.2406005859375">
                <text:p>56.240600585937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6.3626708984375">
                <text:p>56.362670898437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56.4237060546875">
                <text:p>56.4237060546875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56.408447265625">
                <text:p>56.408447265625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6.4465942382813">
                <text:p>56.446594238281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6.4771118164063">
                <text:p>56.477111816406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56.5076293945313">
                <text:p>56.507629394531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6.5534057617188">
                <text:p>56.553405761718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6.6449584960938">
                <text:p>56.644958496093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56.652587890625">
                <text:p>56.65258789062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56.6983642578125">
                <text:p>56.6983642578125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6.6373291015625">
                <text:p>56.63732910156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6.6449584960938">
                <text:p>56.644958496093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6.68310546875">
                <text:p>56.6831054687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56.6220703125">
                <text:p>56.622070312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6.7365112304688">
                <text:p>56.736511230468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6.6220703125">
                <text:p>56.622070312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6.6754760742188">
                <text:p>56.675476074218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6.591552734375">
                <text:p>56.59155273437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6.43896484375">
                <text:p>56.4389648437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6.3779296875">
                <text:p>56.377929687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6.408447265625">
                <text:p>56.40844726562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6.4618530273438">
                <text:p>56.461853027343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56.5457763671875">
                <text:p>56.54577636718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6.6754760742188">
                <text:p>56.675476074218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6.4847412109375">
                <text:p>56.484741210937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6.5152587890625">
                <text:p>56.51525878906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6.6144409179688">
                <text:p>56.614440917968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6.6754760742188">
                <text:p>56.675476074218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6.713623046875">
                <text:p>56.71362304687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6.9196166992188">
                <text:p>56.919616699218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56.8280639648438">
                <text:p>56.828063964843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6.8585815429688">
                <text:p>56.858581542968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6.591552734375">
                <text:p>56.59155273437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56.6296997070313">
                <text:p>56.629699707031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6.7670288085938">
                <text:p>56.767028808593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56.744140625">
                <text:p>56.74414062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56.896728515625">
                <text:p>56.89672851562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6.6144409179688">
                <text:p>56.614440917968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6.5381469726563">
                <text:p>56.538146972656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56.7593994140625">
                <text:p>56.7593994140625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56.591552734375">
                <text:p>56.59155273437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6.652587890625">
                <text:p>56.65258789062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56.7975463867188">
                <text:p>56.797546386718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6.591552734375">
                <text:p>56.59155273437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56.7975463867188">
                <text:p>56.797546386718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56.7822875976563">
                <text:p>56.782287597656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6.7365112304688">
                <text:p>56.736511230468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56.5">
                <text:p>56.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56.5381469726563">
                <text:p>56.538146972656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56.7899169921875">
                <text:p>56.789916992187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6.408447265625">
                <text:p>56.40844726562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56.469482421875">
                <text:p>56.4694824218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6.7288818359375">
                <text:p>56.72888183593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6.530517578125">
                <text:p>56.53051757812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6.5839233398438">
                <text:p>56.583923339843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56.652587890625">
                <text:p>56.65258789062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6.3245239257813">
                <text:p>56.324523925781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6.6754760742188">
                <text:p>56.675476074218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6.3550415039063">
                <text:p>56.355041503906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56.5991821289063">
                <text:p>56.599182128906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6.3550415039063">
                <text:p>56.355041503906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56.56103515625">
                <text:p>56.5610351562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56.4465942382813">
                <text:p>56.4465942382813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6.286376953125">
                <text:p>56.28637695312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56.5762939453125">
                <text:p>56.576293945312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6.286376953125">
                <text:p>56.2863769531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6.225341796875">
                <text:p>56.2253417968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6.3931884765625">
                <text:p>56.393188476562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6.530517578125">
                <text:p>56.53051757812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6.3703002929688">
                <text:p>56.370300292968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6.3703002929688">
                <text:p>56.370300292968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56.164306640625">
                <text:p>56.16430664062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6.347412109375">
                <text:p>56.34741210937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6.2329711914063">
                <text:p>56.232971191406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55.859130859375">
                <text:p>55.85913085937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56.1566772460938">
                <text:p>56.15667724609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6.1337890625">
                <text:p>56.133789062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5.8667602539063">
                <text:p>55.866760253906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5.8438720703125">
                <text:p>55.843872070312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5.7141723632813">
                <text:p>55.714172363281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5.8820190429688">
                <text:p>55.882019042968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6.0651245117188">
                <text:p>56.065124511718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6.01171875">
                <text:p>56.0117187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5.8972778320313">
                <text:p>55.897277832031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5.7141723632813">
                <text:p>55.714172363281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5.7752075195313">
                <text:p>55.775207519531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5.5310668945313">
                <text:p>55.531066894531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5.8133544921875">
                <text:p>55.8133544921875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5.5997314453125">
                <text:p>55.599731445312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5.737060546875">
                <text:p>55.73706054687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5.8667602539063">
                <text:p>55.866760253906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5.7752075195313">
                <text:p>55.775207519531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5.767578125">
                <text:p>55.76757812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5.676025390625">
                <text:p>55.67602539062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5.6226196289063">
                <text:p>55.622619628906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5.737060546875">
                <text:p>55.73706054687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5.5463256835938">
                <text:p>55.546325683593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55.5158081054688">
                <text:p>55.515808105468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5.6836547851563">
                <text:p>55.683654785156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5.7218017578125">
                <text:p>55.721801757812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55.5386962890625">
                <text:p>55.538696289062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5.6683959960938">
                <text:p>55.668395996093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55.7828369140625">
                <text:p>55.782836914062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5.9430541992188">
                <text:p>55.943054199218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5.6683959960938">
                <text:p>55.668395996093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5.82861328125">
                <text:p>55.8286132812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5.3327026367188">
                <text:p>55.332702636718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5.6073608398438">
                <text:p>55.6073608398438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5.3174438476563">
                <text:p>55.317443847656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5.3021850585938">
                <text:p>55.302185058593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5.2106323242188">
                <text:p>55.2106323242188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5.248779296875">
                <text:p>55.248779296875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5.4242553710938">
                <text:p>55.424255371093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5.3937377929688">
                <text:p>55.393737792968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55.0122680664063">
                <text:p>55.012268066406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5.09619140625">
                <text:p>55.096191406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5.2869262695313">
                <text:p>55.286926269531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5.248779296875">
                <text:p>55.24877929687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5.2411499023438">
                <text:p>55.241149902343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5.004638671875">
                <text:p>55.00463867187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54.9054565429688">
                <text:p>54.9054565429688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4.97412109375">
                <text:p>54.9741210937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5.0504150390625">
                <text:p>55.050415039062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55.1572265625">
                <text:p>55.15722656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4.9512329101563">
                <text:p>54.951232910156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55.2564086914063">
                <text:p>55.256408691406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54.9817504882813">
                <text:p>54.981750488281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5.2640380859375">
                <text:p>55.264038085937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55.1114501953125">
                <text:p>55.1114501953125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5.2564086914063">
                <text:p>55.256408691406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5.2716674804688">
                <text:p>55.271667480468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5.2716674804688">
                <text:p>55.271667480468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5.279296875">
                <text:p>55.27929687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55.2640380859375">
                <text:p>55.264038085937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55.3784790039063">
                <text:p>55.378479003906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5.4852905273438">
                <text:p>55.485290527343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5.4700317382813">
                <text:p>55.470031738281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55.6607666015625">
                <text:p>55.660766601562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5.7218017578125">
                <text:p>55.721801757812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5.7904663085938">
                <text:p>55.790466308593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55.9049072265625">
                <text:p>55.9049072265625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55.8362426757813">
                <text:p>55.836242675781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6.0498657226563">
                <text:p>56.049865722656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6.07275390625">
                <text:p>56.0727539062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56.1566772460938">
                <text:p>56.156677246093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6.1566772460938">
                <text:p>56.156677246093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56.347412109375">
                <text:p>56.347412109375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56.3016357421875">
                <text:p>56.301635742187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56.3703002929688">
                <text:p>56.370300292968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56.3397827148438">
                <text:p>56.3397827148438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56.3321533203125">
                <text:p>56.332153320312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6.3779296875">
                <text:p>56.3779296875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6.43896484375">
                <text:p>56.4389648437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6.4618530273438">
                <text:p>56.461853027343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56.6373291015625">
                <text:p>56.637329101562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6.6144409179688">
                <text:p>56.614440917968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6.469482421875">
                <text:p>56.4694824218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56.5076293945313">
                <text:p>56.507629394531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56.469482421875">
                <text:p>56.4694824218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6.4618530273438">
                <text:p>56.4618530273438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6.56103515625">
                <text:p>56.5610351562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56.6220703125">
                <text:p>56.6220703125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6.5228881835938">
                <text:p>56.522888183593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6.5152587890625">
                <text:p>56.5152587890625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6.3092651367188">
                <text:p>56.309265136718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6.3016357421875">
                <text:p>56.301635742187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56.43896484375">
                <text:p>56.438964843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56.4542236328125">
                <text:p>56.454223632812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56.347412109375">
                <text:p>56.34741210937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6.5991821289063">
                <text:p>56.599182128906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56.5534057617188">
                <text:p>56.553405761718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56.4465942382813">
                <text:p>56.446594238281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56.6296997070313">
                <text:p>56.629699707031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6.7593994140625">
                <text:p>56.75939941406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56.5991821289063">
                <text:p>56.599182128906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56.7517700195313">
                <text:p>56.751770019531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56.6068115234375">
                <text:p>56.606811523437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6.6296997070313">
                <text:p>56.629699707031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6.530517578125">
                <text:p>56.5305175781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6.6296997070313">
                <text:p>56.629699707031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6.4771118164063">
                <text:p>56.477111816406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6.591552734375">
                <text:p>56.59155273437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6.4237060546875">
                <text:p>56.423706054687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6.5839233398438">
                <text:p>56.583923339843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56.4237060546875">
                <text:p>56.4237060546875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6.652587890625">
                <text:p>56.65258789062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56.5076293945313">
                <text:p>56.507629394531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6.7670288085938">
                <text:p>56.767028808593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56.6144409179688">
                <text:p>56.614440917968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56.4923706054688">
                <text:p>56.492370605468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6.591552734375">
                <text:p>56.59155273437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56.6754760742188">
                <text:p>56.675476074218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6.7059936523438">
                <text:p>56.705993652343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6.6068115234375">
                <text:p>56.606811523437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56.3321533203125">
                <text:p>56.332153320312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56.5762939453125">
                <text:p>56.576293945312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6.530517578125">
                <text:p>56.53051757812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56.4618530273438">
                <text:p>56.461853027343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56.3397827148438">
                <text:p>56.339782714843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6.3550415039063">
                <text:p>56.355041503906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56.4313354492188">
                <text:p>56.431335449218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6.2634887695313">
                <text:p>56.263488769531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6.4771118164063">
                <text:p>56.477111816406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56.3397827148438">
                <text:p>56.339782714843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6.2024536132813">
                <text:p>56.202453613281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56.347412109375">
                <text:p>56.34741210937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56.5839233398438">
                <text:p>56.583923339843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6.2711181640625">
                <text:p>56.271118164062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56.1490478515625">
                <text:p>56.149047851562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6.31689453125">
                <text:p>56.316894531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6.43896484375">
                <text:p>56.4389648437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6.225341796875">
                <text:p>56.22534179687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6.1337890625">
                <text:p>56.133789062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5.9888305664063">
                <text:p>55.988830566406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6.1566772460938">
                <text:p>56.156677246093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56.3092651367188">
                <text:p>56.309265136718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6.164306640625">
                <text:p>56.16430664062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6.1490478515625">
                <text:p>56.149047851562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56.1490478515625">
                <text:p>56.149047851562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56.0880126953125">
                <text:p>56.088012695312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56.0956420898438">
                <text:p>56.095642089843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5.7523193359375">
                <text:p>55.752319335937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55.6226196289063">
                <text:p>55.622619628906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55.8667602539063">
                <text:p>55.866760253906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5.614990234375">
                <text:p>55.61499023437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55.7599487304688">
                <text:p>55.759948730468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55.6073608398438">
                <text:p>55.607360839843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55.58447265625">
                <text:p>55.5844726562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5.7752075195313">
                <text:p>55.775207519531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5.5463256835938">
                <text:p>55.546325683593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5.7752075195313">
                <text:p>55.775207519531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5.7904663085938">
                <text:p>55.790466308593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55.7294311523438">
                <text:p>55.729431152343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5.8133544921875">
                <text:p>55.813354492187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5.5158081054688">
                <text:p>55.5158081054688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5.8362426757813">
                <text:p>55.836242675781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5.5768432617188">
                <text:p>55.576843261718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55.7752075195313">
                <text:p>55.775207519531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55.6302490234375">
                <text:p>55.6302490234375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5.8438720703125">
                <text:p>55.843872070312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55.5386962890625">
                <text:p>55.538696289062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55.3327026367188">
                <text:p>55.332702636718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5.4700317382813">
                <text:p>55.470031738281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5.6378784179688">
                <text:p>55.637878417968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5.3784790039063">
                <text:p>55.378479003906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55.5615844726563">
                <text:p>55.561584472656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55.370849609375">
                <text:p>55.37084960937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5.5615844726563">
                <text:p>55.561584472656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55.5158081054688">
                <text:p>55.515808105468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55.6607666015625">
                <text:p>55.660766601562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5.6912841796875">
                <text:p>55.691284179687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5.5692138671875">
                <text:p>55.569213867187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55.6531372070313">
                <text:p>55.653137207031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5.3861083984375">
                <text:p>55.386108398437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5.5234375">
                <text:p>55.523437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55.4242553710938">
                <text:p>55.424255371093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5.46240234375">
                <text:p>55.4624023437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55.553955078125">
                <text:p>55.553955078125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55.5310668945313">
                <text:p>55.531066894531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5.5463256835938">
                <text:p>55.546325683593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55.4089965820313">
                <text:p>55.408996582031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55.5310668945313">
                <text:p>55.531066894531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553cm" svg:height="9cm" xlink:href=".." xlink:type="simple" chart:class="chart:line" chart:style-name="ch1">
        <chart:title svg:x="14.132cm" svg:y="0.316cm" chart:style-name="ch2">
          <text:p>Pressure in hPa</text:p>
        </chart:title>
        <chart:plot-area chart:style-name="ch3" table:cell-range-address="Data.D1:Data.D882" chart:data-source-has-labels="row" svg:x="1.081cm" svg:y="1.635cm" svg:width="29.21cm" svg:height="6.765cm">
          <chartooo:coordinate-region svg:x="2.073cm" svg:y="1.848cm" svg:width="28.218cm" svg:height="5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Data.D2:Data.D882" chart:label-cell-address="Data.D1:Data.D1" chart:class="chart:line">
            <chart:data-point chart:repeated="8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essure</text:p>
                <draw:g>
                  <svg:desc>Data.D1:Dat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4.03002929688">
                <text:p>1024.03002929688</text:p>
                <draw:g>
                  <svg:desc>Data.D2:Data.D8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4.17004394531">
                <text:p>1024.170043945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4.06994628906">
                <text:p>1024.0699462890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4.08996582031">
                <text:p>1024.089965820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4.08996582031">
                <text:p>1024.089965820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4.27001953125">
                <text:p>1024.27001953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4.25">
                <text:p>1024.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4.2099609375">
                <text:p>1024.2099609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4.25">
                <text:p>1024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4.25">
                <text:p>1024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.06994628906">
                <text:p>1024.069946289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3.95001220703">
                <text:p>1023.950012207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3.72998046875">
                <text:p>1023.729980468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3.66998291016">
                <text:p>1023.669982910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3.45001220703">
                <text:p>1023.450012207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23.29998779297">
                <text:p>1023.299987792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23.05999755859">
                <text:p>1023.059997558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22.82000732422">
                <text:p>1022.820007324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22.79998779297">
                <text:p>1022.799987792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22.53997802734">
                <text:p>1022.539978027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22.38000488281">
                <text:p>1022.3800048828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2.20001220703">
                <text:p>1022.200012207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22.02001953125">
                <text:p>1022.02001953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21.89001464844">
                <text:p>1021.890014648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21.90997314453">
                <text:p>1021.9099731445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21.90997314453">
                <text:p>1021.909973144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21.83001708984">
                <text:p>1021.830017089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21.63000488281">
                <text:p>1021.6300048828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21.57000732422">
                <text:p>1021.570007324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21.45001220703">
                <text:p>1021.450012207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21.53002929688">
                <text:p>1021.5300292968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21.42999267578">
                <text:p>1021.429992675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21.54998779297">
                <text:p>1021.5499877929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1.51000976563">
                <text:p>1021.5100097656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21.40997314453">
                <text:p>1021.409973144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21.46997070313">
                <text:p>1021.469970703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21.36999511719">
                <text:p>1021.369995117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21.30999755859">
                <text:p>1021.309997558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1.46997070313">
                <text:p>1021.469970703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21.33001708984">
                <text:p>1021.330017089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21.10998535156">
                <text:p>1021.109985351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21.13000488281">
                <text:p>1021.1300048828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21.10998535156">
                <text:p>1021.109985351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21.13000488281">
                <text:p>1021.130004882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1.07000732422">
                <text:p>1021.070007324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20.90997314453">
                <text:p>1020.909973144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20.96997070313">
                <text:p>1020.9699707031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20.95001220703">
                <text:p>1020.950012207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20.78997802734">
                <text:p>1020.789978027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0.66998291016">
                <text:p>1020.669982910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0.66998291016">
                <text:p>1020.66998291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.71002197266">
                <text:p>1020.7100219726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20.71002197266">
                <text:p>1020.710021972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20.71002197266">
                <text:p>1020.710021972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20.60998535156">
                <text:p>1020.6099853515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20.59002685547">
                <text:p>1020.5900268554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020.60998535156">
                <text:p>1020.609985351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20.60998535156">
                <text:p>1020.609985351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020.63000488281">
                <text:p>1020.630004882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20.80999755859">
                <text:p>1020.809997558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0.75">
                <text:p>1020.7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20.75">
                <text:p>1020.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20.89001464844">
                <text:p>1020.8900146484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20.75">
                <text:p>1020.7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20.75">
                <text:p>1020.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20.83001708984">
                <text:p>1020.830017089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20.84997558594">
                <text:p>1020.8499755859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20.80999755859">
                <text:p>1020.809997558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20.66998291016">
                <text:p>1020.6699829101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20.65002441406">
                <text:p>1020.650024414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20.80999755859">
                <text:p>1020.809997558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20.75">
                <text:p>1020.7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0.71002197266">
                <text:p>1020.710021972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20.83001708984">
                <text:p>1020.830017089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20.71002197266">
                <text:p>1020.7100219726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20.77001953125">
                <text:p>1020.77001953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20.96997070313">
                <text:p>1020.969970703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1.09002685547">
                <text:p>1021.090026855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21.07000732422">
                <text:p>1021.070007324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21.13000488281">
                <text:p>1021.1300048828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21.16998291016">
                <text:p>1021.169982910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21.07000732422">
                <text:p>1021.070007324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1.09002685547">
                <text:p>1021.090026855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0.98999023438">
                <text:p>1020.9899902343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20.92999267578">
                <text:p>1020.929992675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20.84997558594">
                <text:p>1020.849975585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20.84997558594">
                <text:p>1020.849975585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0.69000244141">
                <text:p>1020.690002441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20.69000244141">
                <text:p>1020.6900024414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20.69000244141">
                <text:p>1020.6900024414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20.60998535156">
                <text:p>1020.609985351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20.69000244141">
                <text:p>1020.6900024414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20.60998535156">
                <text:p>1020.6099853515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20.66998291016">
                <text:p>1020.669982910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20.66998291016">
                <text:p>1020.669982910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20.75">
                <text:p>1020.7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20.63000488281">
                <text:p>1020.630004882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20.59002685547">
                <text:p>1020.590026855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20.53002929688">
                <text:p>1020.530029296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20.51000976563">
                <text:p>1020.5100097656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20.39001464844">
                <text:p>1020.3900146484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0.51000976563">
                <text:p>1020.5100097656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.51000976563">
                <text:p>1020.5100097656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20.46997070313">
                <text:p>1020.469970703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20.54998779297">
                <text:p>1020.549987792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20.54998779297">
                <text:p>1020.549987792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20.54998779297">
                <text:p>1020.549987792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20.59002685547">
                <text:p>1020.590026855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20.39001464844">
                <text:p>1020.3900146484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20.15002441406">
                <text:p>1020.1500244140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20.15002441406">
                <text:p>1020.150024414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20.09997558594">
                <text:p>1020.0999755859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019.88000488281">
                <text:p>1019.880004882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019.96002197266">
                <text:p>1019.960021972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19.85998535156">
                <text:p>1019.859985351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19.88000488281">
                <text:p>1019.8800048828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19.71997070313">
                <text:p>1019.719970703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019.91998291016">
                <text:p>1019.9199829101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020.05999755859">
                <text:p>1020.059997558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020.15002441406">
                <text:p>1020.1500244140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020.09997558594">
                <text:p>1020.0999755859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020.19000244141">
                <text:p>1020.1900024414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020.21002197266">
                <text:p>1020.210021972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020.21002197266">
                <text:p>1020.210021972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20.19000244141">
                <text:p>1020.1900024414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020.22998046875">
                <text:p>1020.2299804687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20.16998291016">
                <text:p>1020.169982910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20.39001464844">
                <text:p>1020.3900146484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020.36999511719">
                <text:p>1020.369995117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20.48999023438">
                <text:p>1020.489990234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20.48999023438">
                <text:p>1020.4899902343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20.53002929688">
                <text:p>1020.5300292968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20.66998291016">
                <text:p>1020.669982910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20.78997802734">
                <text:p>1020.7899780273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20.86999511719">
                <text:p>1020.8699951171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20.96997070313">
                <text:p>1020.969970703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21.09002685547">
                <text:p>1021.0900268554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021.33001708984">
                <text:p>1021.3300170898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21.36999511719">
                <text:p>1021.369995117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21.25">
                <text:p>1021.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021.27001953125">
                <text:p>1021.27001953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021.54998779297">
                <text:p>1021.549987792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21.54998779297">
                <text:p>1021.549987792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21.72998046875">
                <text:p>1021.729980468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21.78997802734">
                <text:p>1021.789978027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21.89001464844">
                <text:p>1021.890014648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21.84997558594">
                <text:p>1021.849975585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021.84997558594">
                <text:p>1021.8499755859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021.86999511719">
                <text:p>1021.8699951171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21.75">
                <text:p>1021.7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021.90997314453">
                <text:p>1021.9099731445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021.97998046875">
                <text:p>1021.9799804687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21.86999511719">
                <text:p>1021.8699951171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021.96002197266">
                <text:p>1021.960021972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21.78997802734">
                <text:p>1021.7899780273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21.96002197266">
                <text:p>1021.960021972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21.89001464844">
                <text:p>1021.890014648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21.63000488281">
                <text:p>1021.630004882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021.65002441406">
                <text:p>1021.650024414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21.46997070313">
                <text:p>1021.4699707031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21.33001708984">
                <text:p>1021.3300170898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21.07000732422">
                <text:p>1021.070007324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021.01000976563">
                <text:p>1021.0100097656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21.04998779297">
                <text:p>1021.049987792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021.21002197266">
                <text:p>1021.2100219726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021.19000244141">
                <text:p>1021.190002441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21.01000976563">
                <text:p>1021.0100097656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021.09002685547">
                <text:p>1021.090026855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21.07000732422">
                <text:p>1021.070007324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21.33001708984">
                <text:p>1021.3300170898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21.21002197266">
                <text:p>1021.210021972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21.19000244141">
                <text:p>1021.1900024414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21.28997802734">
                <text:p>1021.2899780273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21.19000244141">
                <text:p>1021.1900024414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021.25">
                <text:p>1021.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021.36999511719">
                <text:p>1021.3699951171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021.16998291016">
                <text:p>1021.169982910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20.95001220703">
                <text:p>1020.9500122070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21.19000244141">
                <text:p>1021.190002441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21.33001708984">
                <text:p>1021.3300170898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21.48999023438">
                <text:p>1021.4899902343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21.53002929688">
                <text:p>1021.5300292968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21.71002197266">
                <text:p>1021.710021972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021.66998291016">
                <text:p>1021.669982910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021.66998291016">
                <text:p>1021.6699829101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021.34997558594">
                <text:p>1021.3499755859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21.66998291016">
                <text:p>1021.669982910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021.83001708984">
                <text:p>1021.8300170898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022.03997802734">
                <text:p>1022.0399780273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022.03997802734">
                <text:p>1022.039978027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022.09997558594">
                <text:p>1022.099975585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022.26000976563">
                <text:p>1022.260009765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022.26000976563">
                <text:p>1022.260009765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022.40002441406">
                <text:p>1022.4000244140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022.70001220703">
                <text:p>1022.700012207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22.90002441406">
                <text:p>1022.900024414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022.79998779297">
                <text:p>1022.799987792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022.91998291016">
                <text:p>1022.919982910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23.02001953125">
                <text:p>1023.0200195312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23.33001708984">
                <text:p>1023.3300170898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23.54998779297">
                <text:p>1023.5499877929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23.71002197266">
                <text:p>1023.710021972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023.90997314453">
                <text:p>1023.9099731445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24.05004882813">
                <text:p>1024.050048828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024.2900390625">
                <text:p>1024.290039062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024.65002441406">
                <text:p>1024.650024414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24.75">
                <text:p>1024.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024.51000976563">
                <text:p>1024.5100097656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24.36999511719">
                <text:p>1024.369995117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024.43005371094">
                <text:p>1024.430053710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24.39001464844">
                <text:p>1024.3900146484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024.53002929688">
                <text:p>1024.5300292968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024.67004394531">
                <text:p>1024.6700439453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024.41003417969">
                <text:p>1024.410034179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024.60998535156">
                <text:p>1024.6099853515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24.39001464844">
                <text:p>1024.3900146484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024.18994140625">
                <text:p>1024.189941406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024.27001953125">
                <text:p>1024.2700195312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024.15002441406">
                <text:p>1024.1500244140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024.27001953125">
                <text:p>1024.2700195312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24.41003417969">
                <text:p>1024.4100341796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024.44995117188">
                <text:p>1024.4499511718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024.36999511719">
                <text:p>1024.369995117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024.34997558594">
                <text:p>1024.3499755859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24.18994140625">
                <text:p>1024.189941406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024.18994140625">
                <text:p>1024.1899414062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024.06994628906">
                <text:p>1024.069946289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024.22998046875">
                <text:p>1024.2299804687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024.39001464844">
                <text:p>1024.3900146484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024.56994628906">
                <text:p>1024.5699462890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24.63000488281">
                <text:p>1024.6300048828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24.7900390625">
                <text:p>1024.790039062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24.60998535156">
                <text:p>1024.6099853515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24.7099609375">
                <text:p>1024.70996093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024.67004394531">
                <text:p>1024.67004394531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024.7099609375">
                <text:p>1024.70996093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24.72998046875">
                <text:p>1024.7299804687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24.63000488281">
                <text:p>1024.6300048828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024.55004882813">
                <text:p>1024.550048828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024.51000976563">
                <text:p>1024.510009765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024.55004882813">
                <text:p>1024.5500488281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24.56994628906">
                <text:p>1024.5699462890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024.68994140625">
                <text:p>1024.6899414062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024.7900390625">
                <text:p>1024.790039062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024.72998046875">
                <text:p>1024.7299804687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024.89001464844">
                <text:p>1024.890014648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025.08996582031">
                <text:p>1025.089965820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025.18994140625">
                <text:p>1025.1899414062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025.03002929688">
                <text:p>1025.0300292968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025.05004882813">
                <text:p>1025.0500488281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25.08996582031">
                <text:p>1025.0899658203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25.23999023438">
                <text:p>1025.2399902343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25.23999023438">
                <text:p>1025.2399902343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025.17004394531">
                <text:p>1025.1700439453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25.23999023438">
                <text:p>1025.2399902343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025.10998535156">
                <text:p>1025.1099853515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25.03002929688">
                <text:p>1025.030029296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025.06994628906">
                <text:p>1025.0699462890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024.91003417969">
                <text:p>1024.910034179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024.82995605469">
                <text:p>1024.8299560546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24.60998535156">
                <text:p>1024.6099853515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24.60998535156">
                <text:p>1024.6099853515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24.53002929688">
                <text:p>1024.5300292968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024.41003417969">
                <text:p>1024.4100341796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024.25">
                <text:p>1024.2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24.10998535156">
                <text:p>1024.1099853515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023.98999023438">
                <text:p>1023.9899902343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023.86999511719">
                <text:p>1023.8699951171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023.65002441406">
                <text:p>1023.6500244140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023.60998535156">
                <text:p>1023.6099853515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023.34997558594">
                <text:p>1023.3499755859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023.28002929688">
                <text:p>1023.2800292968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023.09997558594">
                <text:p>1023.099975585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023.14001464844">
                <text:p>1023.140014648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23.34997558594">
                <text:p>1023.3499755859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023.48999023438">
                <text:p>1023.4899902343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023.33001708984">
                <text:p>1023.330017089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23.23999023438">
                <text:p>1023.239990234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23.02001953125">
                <text:p>1023.0200195312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22.73999023438">
                <text:p>1022.7399902343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22.79998779297">
                <text:p>1022.7999877929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022.94000244141">
                <text:p>1022.9400024414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022.90002441406">
                <text:p>1022.900024414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023.26000976563">
                <text:p>1023.2600097656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23.54998779297">
                <text:p>1023.5499877929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23.98999023438">
                <text:p>1023.9899902343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024.48999023438">
                <text:p>1024.4899902343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024.58996582031">
                <text:p>1024.5899658203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024.72998046875">
                <text:p>1024.729980468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024.82995605469">
                <text:p>1024.829956054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024.77001953125">
                <text:p>1024.7700195312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024.84997558594">
                <text:p>1024.8499755859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024.77001953125">
                <text:p>1024.7700195312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024.58996582031">
                <text:p>1024.5899658203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24.31005859375">
                <text:p>1024.3100585937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024.18994140625">
                <text:p>1024.1899414062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024.10998535156">
                <text:p>1024.1099853515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24.03002929688">
                <text:p>1024.0300292968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024.10998535156">
                <text:p>1024.1099853515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024.08996582031">
                <text:p>1024.0899658203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23.80999755859">
                <text:p>1023.8099975585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23.51000976563">
                <text:p>1023.5100097656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23.45001220703">
                <text:p>1023.450012207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23.21997070313">
                <text:p>1023.219970703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022.82000732422">
                <text:p>1022.8200073242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22.64001464844">
                <text:p>1022.6400146484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22.52001953125">
                <text:p>1022.5200195312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22.23999023438">
                <text:p>1022.2399902343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021.83001708984">
                <text:p>1021.8300170898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021.51000976563">
                <text:p>1021.5100097656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021.34997558594">
                <text:p>1021.3499755859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21.27001953125">
                <text:p>1021.270019531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021.16998291016">
                <text:p>1021.1699829101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020.78997802734">
                <text:p>1020.7899780273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020.51000976563">
                <text:p>1020.5100097656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020.53002929688">
                <text:p>1020.5300292968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020.60998535156">
                <text:p>1020.6099853515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020.54998779297">
                <text:p>1020.5499877929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020.34997558594">
                <text:p>1020.3499755859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020.39001464844">
                <text:p>1020.3900146484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020.36999511719">
                <text:p>1020.3699951171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20.27001953125">
                <text:p>1020.2700195312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020.27001953125">
                <text:p>1020.2700195312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020.05999755859">
                <text:p>1020.0599975585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020.13000488281">
                <text:p>1020.1300048828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020.22998046875">
                <text:p>1020.2299804687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020.27001953125">
                <text:p>1020.270019531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020.03997802734">
                <text:p>1020.039978027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019.96002197266">
                <text:p>1019.9600219726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020.09997558594">
                <text:p>1020.099975585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20.05999755859">
                <text:p>1020.0599975585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20.02001953125">
                <text:p>1020.020019531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19.96002197266">
                <text:p>1019.960021972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019.91998291016">
                <text:p>1019.9199829101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019.73999023438">
                <text:p>1019.7399902343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019.58001708984">
                <text:p>1019.5800170898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019.59997558594">
                <text:p>1019.599975585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019.58001708984">
                <text:p>1019.580017089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019.41998291016">
                <text:p>1019.419982910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019.52001953125">
                <text:p>1019.5200195312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019.71997070313">
                <text:p>1019.719970703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019.76000976563">
                <text:p>1019.7600097656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19.78002929688">
                <text:p>1019.7800292968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019.71997070313">
                <text:p>1019.719970703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019.78002929688">
                <text:p>1019.780029296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019.78002929688">
                <text:p>1019.7800292968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019.90002441406">
                <text:p>1019.9000244140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019.88000488281">
                <text:p>1019.8800048828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019.90002441406">
                <text:p>1019.9000244140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019.82000732422">
                <text:p>1019.8200073242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019.78002929688">
                <text:p>1019.7800292968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019.52001953125">
                <text:p>1019.5200195312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019.58001708984">
                <text:p>1019.5800170898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019.35998535156">
                <text:p>1019.3599853515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019.34002685547">
                <text:p>1019.3400268554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19.17999267578">
                <text:p>1019.179992675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019.28002929687">
                <text:p>1019.2800292968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019.23999023438">
                <text:p>1019.2399902343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019.05999755859">
                <text:p>1019.0599975585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019.03997802734">
                <text:p>1019.0399780273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019.03997802734">
                <text:p>1019.0399780273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018.88000488281">
                <text:p>1018.8800048828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018.85998535156">
                <text:p>1018.859985351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18.97998046875">
                <text:p>1018.9799804687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19.20001220703">
                <text:p>1019.200012207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019.11999511719">
                <text:p>1019.11999511719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019.11999511719">
                <text:p>1019.1199951171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19.17999267578">
                <text:p>1019.1799926757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19.17999267578">
                <text:p>1019.1799926757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18.79998779297">
                <text:p>1018.7999877929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19.03997802734">
                <text:p>1019.0399780273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19.02001953125">
                <text:p>1019.0200195312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19.05999755859">
                <text:p>1019.0599975585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18.94000244141">
                <text:p>1018.9400024414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18.97998046875">
                <text:p>1018.979980468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18.84002685547">
                <text:p>1018.84002685547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18.90002441406">
                <text:p>1018.9000244140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18.79998779297">
                <text:p>1018.7999877929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018.70001220703">
                <text:p>1018.7000122070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018.71997070313">
                <text:p>1018.7199707031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018.88000488281">
                <text:p>1018.8800048828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019.02001953125">
                <text:p>1019.020019531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019.02001953125">
                <text:p>1019.020019531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019.05999755859">
                <text:p>1019.0599975585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019.11999511719">
                <text:p>1019.119995117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019.20001220703">
                <text:p>1019.2000122070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019.23999023438">
                <text:p>1019.2399902343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019.44000244141">
                <text:p>1019.4400024414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019.32000732422">
                <text:p>1019.3200073242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19.23999023438">
                <text:p>1019.2399902343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019.32000732422">
                <text:p>1019.32000732422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19.28002929687">
                <text:p>1019.28002929687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019.23999023438">
                <text:p>1019.2399902343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019.03997802734">
                <text:p>1019.0399780273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019.14001464844">
                <text:p>1019.1400146484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018.90002441406">
                <text:p>1018.900024414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018.85998535156">
                <text:p>1018.8599853515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018.90002441406">
                <text:p>1018.9000244140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018.90002441406">
                <text:p>1018.9000244140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018.85998535156">
                <text:p>1018.859985351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018.73999023438">
                <text:p>1018.7399902343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018.76000976563">
                <text:p>1018.7600097656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018.76000976563">
                <text:p>1018.7600097656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018.76000976563">
                <text:p>1018.7600097656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018.79998779297">
                <text:p>1018.7999877929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018.78002929688">
                <text:p>1018.7800292968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018.61999511719">
                <text:p>1018.6199951171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018.79998779297">
                <text:p>1018.7999877929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019">
                <text:p>101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018.97998046875">
                <text:p>1018.9799804687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18.85998535156">
                <text:p>1018.8599853515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019.05999755859">
                <text:p>1019.0599975585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019.44000244141">
                <text:p>1019.4400024414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019.52001953125">
                <text:p>1019.5200195312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019.61999511719">
                <text:p>1019.61999511719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019.61999511719">
                <text:p>1019.6199951171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019.76000976563">
                <text:p>1019.7600097656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019.76000976563">
                <text:p>1019.7600097656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019.85998535156">
                <text:p>1019.8599853515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019.90002441406">
                <text:p>1019.90002441406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020.02001953125">
                <text:p>1020.0200195312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020.09997558594">
                <text:p>1020.0999755859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020.10998535156">
                <text:p>1020.1099853515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20.22998046875">
                <text:p>1020.2299804687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020.16998291016">
                <text:p>1020.1699829101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020.33001708984">
                <text:p>1020.3300170898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20.51000976563">
                <text:p>1020.5100097656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20.65002441406">
                <text:p>1020.6500244140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20.63000488281">
                <text:p>1020.6300048828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20.84997558594">
                <text:p>1020.8499755859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20.89001464844">
                <text:p>1020.8900146484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020.90997314453">
                <text:p>1020.9099731445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021.10998535156">
                <text:p>1021.10998535156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021.33001708984">
                <text:p>1021.3300170898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021.45001220703">
                <text:p>1021.4500122070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021.53002929688">
                <text:p>1021.5300292968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21.51000976563">
                <text:p>1021.510009765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021.59002685547">
                <text:p>1021.590026855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021.63000488281">
                <text:p>1021.6300048828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021.42999267578">
                <text:p>1021.4299926757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021.28997802734">
                <text:p>1021.2899780273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021.21002197266">
                <text:p>1021.2100219726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020.89001464844">
                <text:p>1020.8900146484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020.77001953125">
                <text:p>1020.7700195312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020.83001708984">
                <text:p>1020.8300170898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020.69000244141">
                <text:p>1020.6900024414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020.45001220703">
                <text:p>1020.4500122070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020.36999511719">
                <text:p>1020.3699951171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020.34997558594">
                <text:p>1020.3499755859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020.36999511719">
                <text:p>1020.3699951171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020.22998046875">
                <text:p>1020.229980468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20.28997802734">
                <text:p>1020.2899780273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020.15002441406">
                <text:p>1020.1500244140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020">
                <text:p>102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019.79998779297">
                <text:p>1019.7999877929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019.90002441406">
                <text:p>1019.9000244140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019.67999267578">
                <text:p>1019.6799926757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019.70001220703">
                <text:p>1019.7000122070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019.67999267578">
                <text:p>1019.6799926757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019.94000244141">
                <text:p>1019.9400024414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019.90002441406">
                <text:p>1019.9000244140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19.91998291016">
                <text:p>1019.9199829101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019.96002197266">
                <text:p>1019.9600219726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020.19000244141">
                <text:p>1020.1900024414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020.27001953125">
                <text:p>1020.2700195312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020.42999267578">
                <text:p>1020.4299926757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020.45001220703">
                <text:p>1020.4500122070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020.66998291016">
                <text:p>1020.6699829101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020.65002441406">
                <text:p>1020.6500244140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020.84997558594">
                <text:p>1020.849975585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20.83001708984">
                <text:p>1020.8300170898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020.89001464844">
                <text:p>1020.8900146484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020.77001953125">
                <text:p>1020.7700195312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20.80999755859">
                <text:p>1020.8099975585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20.86999511719">
                <text:p>1020.8699951171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20.83001708984">
                <text:p>1020.8300170898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20.80999755859">
                <text:p>1020.8099975585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020.95001220703">
                <text:p>1020.9500122070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21.09002685547">
                <text:p>1021.0900268554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020.96997070313">
                <text:p>1020.9699707031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021.09002685547">
                <text:p>1021.09002685547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021.09002685547">
                <text:p>1021.0900268554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021.13000488281">
                <text:p>1021.13000488281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021.03002929688">
                <text:p>1021.0300292968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021.01000976563">
                <text:p>1021.0100097656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021.15002441406">
                <text:p>1021.1500244140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021.07000732422">
                <text:p>1021.0700073242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021.19000244141">
                <text:p>1021.1900024414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021.25">
                <text:p>1021.2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021.40997314453">
                <text:p>1021.4099731445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021.45001220703">
                <text:p>1021.4500122070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021.34997558594">
                <text:p>1021.3499755859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021.39001464844">
                <text:p>1021.3900146484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21.25">
                <text:p>1021.2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021.34997558594">
                <text:p>1021.3499755859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021.39001464844">
                <text:p>1021.3900146484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021.16998291016">
                <text:p>1021.1699829101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021.25">
                <text:p>1021.2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021.36999511719">
                <text:p>1021.3699951171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021.30999755859">
                <text:p>1021.3099975585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021.42999267578">
                <text:p>1021.4299926757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021.42999267578">
                <text:p>1021.4299926757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021.45001220703">
                <text:p>1021.4500122070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021.51000976563">
                <text:p>1021.5100097656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021.60998535156">
                <text:p>1021.6099853515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021.57000732422">
                <text:p>1021.5700073242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021.40997314453">
                <text:p>1021.409973144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021.54998779297">
                <text:p>1021.5499877929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021.69000244141">
                <text:p>1021.6900024414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021.77001953125">
                <text:p>1021.770019531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021.83001708984">
                <text:p>1021.8300170898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021.78997802734">
                <text:p>1021.7899780273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021.97998046875">
                <text:p>1021.9799804687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021.89001464844">
                <text:p>1021.890014648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021.90997314453">
                <text:p>1021.9099731445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021.83001708984">
                <text:p>1021.8300170898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021.89001464844">
                <text:p>1021.8900146484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021.90997314453">
                <text:p>1021.9099731445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021.96002197266">
                <text:p>1021.9600219726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021.96002197266">
                <text:p>1021.9600219726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22.05999755859">
                <text:p>1022.05999755859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021.89001464844">
                <text:p>1021.8900146484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021.77001953125">
                <text:p>1021.77001953125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021.90997314453">
                <text:p>1021.9099731445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21.84997558594">
                <text:p>1021.8499755859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21.89001464844">
                <text:p>1021.89001464844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21.97998046875">
                <text:p>1021.97998046875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22.20001220703">
                <text:p>1022.2000122070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022.20001220703">
                <text:p>1022.2000122070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022.17999267578">
                <text:p>1022.1799926757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022.08001708984">
                <text:p>1022.0800170898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022.08001708984">
                <text:p>1022.080017089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21.86999511719">
                <text:p>1021.86999511719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022.02001953125">
                <text:p>1022.0200195312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022.02001953125">
                <text:p>1022.0200195312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021.83001708984">
                <text:p>1021.8300170898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021.83001708984">
                <text:p>1021.8300170898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21.86999511719">
                <text:p>1021.86999511719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21.78997802734">
                <text:p>1021.78997802734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21.77001953125">
                <text:p>1021.770019531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21.78997802734">
                <text:p>1021.789978027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21.69000244141">
                <text:p>1021.6900024414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21.78997802734">
                <text:p>1021.7899780273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21.63000488281">
                <text:p>1021.6300048828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21.48999023438">
                <text:p>1021.4899902343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021.45001220703">
                <text:p>1021.4500122070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021.59002685547">
                <text:p>1021.5900268554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021.53002929688">
                <text:p>1021.5300292968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021.69000244141">
                <text:p>1021.6900024414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21.63000488281">
                <text:p>1021.6300048828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021.71002197266">
                <text:p>1021.71002197266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021.66998291016">
                <text:p>1021.6699829101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021.83001708984">
                <text:p>1021.83001708984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021.90997314453">
                <text:p>1021.9099731445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21.97998046875">
                <text:p>1021.9799804687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022.02001953125">
                <text:p>1022.0200195312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022.05999755859">
                <text:p>1022.0599975585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022.09997558594">
                <text:p>1022.0999755859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022.20001220703">
                <text:p>1022.2000122070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022.58001708984">
                <text:p>1022.58001708984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022.67999267578">
                <text:p>1022.6799926757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22.88000488281">
                <text:p>1022.8800048828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022.76000976563">
                <text:p>1022.760009765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022.88000488281">
                <text:p>1022.8800048828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023.03997802734">
                <text:p>1023.0399780273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023.08001708984">
                <text:p>1023.0800170898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023.02001953125">
                <text:p>1023.0200195312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023.05999755859">
                <text:p>1023.0599975585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023.21997070313">
                <text:p>1023.2199707031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23.29998779297">
                <text:p>1023.29998779297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23.17999267578">
                <text:p>1023.17999267578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23.29998779297">
                <text:p>1023.2999877929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23.23999023438">
                <text:p>1023.2399902343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023.21997070313">
                <text:p>1023.2199707031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023.21997070313">
                <text:p>1023.2199707031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023.09997558594">
                <text:p>1023.0999755859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23.08001708984">
                <text:p>1023.0800170898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23.08001708984">
                <text:p>1023.0800170898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22.90002441406">
                <text:p>1022.9000244140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22.79998779297">
                <text:p>1022.7999877929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22.53997802734">
                <text:p>1022.5399780273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22.32000732422">
                <text:p>1022.32000732422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022.15997314453">
                <text:p>1022.1599731445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022">
                <text:p>102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21.83001708984">
                <text:p>1021.83001708984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21.63000488281">
                <text:p>1021.6300048828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021.48999023438">
                <text:p>1021.489990234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021.42999267578">
                <text:p>1021.4299926757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021.33001708984">
                <text:p>1021.3300170898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021.09002685547">
                <text:p>1021.0900268554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020.90997314453">
                <text:p>1020.9099731445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020.77001953125">
                <text:p>1020.7700195312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020.51000976563">
                <text:p>1020.5100097656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020.30999755859">
                <text:p>1020.3099975585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020.30999755859">
                <text:p>1020.3099975585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020.28997802734">
                <text:p>1020.28997802734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020.25">
                <text:p>1020.2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020.28997802734">
                <text:p>1020.2899780273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020.34997558594">
                <text:p>1020.3499755859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20.13000488281">
                <text:p>1020.1300048828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020.30999755859">
                <text:p>1020.3099975585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20.40997314453">
                <text:p>1020.4099731445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020.30999755859">
                <text:p>1020.3099975585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020.30999755859">
                <text:p>1020.3099975585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020.22998046875">
                <text:p>1020.2299804687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020.22998046875">
                <text:p>1020.2299804687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20.21002197266">
                <text:p>1020.2100219726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020.15002441406">
                <text:p>1020.1500244140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020.39001464844">
                <text:p>1020.39001464844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20.51000976563">
                <text:p>1020.5100097656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20.59002685547">
                <text:p>1020.59002685547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20.57000732422">
                <text:p>1020.5700073242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020.46997070313">
                <text:p>1020.4699707031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020.46997070313">
                <text:p>1020.4699707031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020.59002685547">
                <text:p>1020.5900268554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020.51000976563">
                <text:p>1020.51000976563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20.59002685547">
                <text:p>1020.5900268554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020.51000976563">
                <text:p>1020.51000976563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020.30999755859">
                <text:p>1020.30999755859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020.25">
                <text:p>1020.2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020.34997558594">
                <text:p>1020.3499755859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020.45001220703">
                <text:p>1020.4500122070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20.71002197266">
                <text:p>1020.7100219726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20.84997558594">
                <text:p>1020.8499755859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21.15002441406">
                <text:p>1021.1500244140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21.30999755859">
                <text:p>1021.30999755859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021.30999755859">
                <text:p>1021.3099975585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021.33001708984">
                <text:p>1021.33001708984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021.48999023438">
                <text:p>1021.4899902343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021.48999023438">
                <text:p>1021.4899902343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021.40997314453">
                <text:p>1021.4099731445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021.75">
                <text:p>1021.7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021.65002441406">
                <text:p>1021.6500244140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021.69000244141">
                <text:p>1021.6900024414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021.80999755859">
                <text:p>1021.8099975585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022.05999755859">
                <text:p>1022.0599975585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022.11999511719">
                <text:p>1022.11999511719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022.09997558594">
                <text:p>1022.0999755859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022.28002929688">
                <text:p>1022.2800292968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022.44000244141">
                <text:p>1022.4400024414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022.40002441406">
                <text:p>1022.4000244140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022.29998779297">
                <text:p>1022.2999877929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022.46002197266">
                <text:p>1022.4600219726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022.65997314453">
                <text:p>1022.6599731445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022.53997802734">
                <text:p>1022.53997802734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022.55999755859">
                <text:p>1022.55999755859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022.61999511719">
                <text:p>1022.6199951171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022.65997314453">
                <text:p>1022.6599731445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022.55999755859">
                <text:p>1022.55999755859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22.53997802734">
                <text:p>1022.53997802734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22.58001708984">
                <text:p>1022.5800170898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022.53997802734">
                <text:p>1022.5399780273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022.28002929688">
                <text:p>1022.2800292968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22.28002929688">
                <text:p>1022.2800292968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022.5">
                <text:p>1022.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022.79998779297">
                <text:p>1022.7999877929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022.59997558594">
                <text:p>1022.59997558594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22.67999267578">
                <text:p>1022.6799926757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022.70001220703">
                <text:p>1022.7000122070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022.79998779297">
                <text:p>1022.7999877929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022.59997558594">
                <text:p>1022.5999755859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022.5">
                <text:p>1022.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022.59997558594">
                <text:p>1022.59997558594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022.65997314453">
                <text:p>1022.6599731445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022.91998291016">
                <text:p>1022.9199829101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022.97998046875">
                <text:p>1022.9799804687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023.14001464844">
                <text:p>1023.1400146484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023.17999267578">
                <text:p>1023.1799926757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023.21997070313">
                <text:p>1023.2199707031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23.11999511719">
                <text:p>1023.1199951171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23.15997314453">
                <text:p>1023.1599731445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23.46997070313">
                <text:p>1023.4699707031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23.39001464844">
                <text:p>1023.3900146484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023.33001708984">
                <text:p>1023.3300170898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023.26000976563">
                <text:p>1023.2600097656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023.20001220703">
                <text:p>1023.2000122070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023.20001220703">
                <text:p>1023.2000122070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023.21997070313">
                <text:p>1023.21997070313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023.17999267578">
                <text:p>1023.1799926757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023.29998779297">
                <text:p>1023.2999877929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023.26000976563">
                <text:p>1023.2600097656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023.29998779297">
                <text:p>1023.2999877929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023.48999023438">
                <text:p>1023.4899902343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023.39001464844">
                <text:p>1023.3900146484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023.42999267578">
                <text:p>1023.4299926757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023.34997558594">
                <text:p>1023.34997558594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023.32000732422">
                <text:p>1023.3200073242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023.21997070313">
                <text:p>1023.2199707031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023.28002929688">
                <text:p>1023.2800292968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023.34997558594">
                <text:p>1023.34997558594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23.17999267578">
                <text:p>1023.1799926757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023.40997314453">
                <text:p>1023.4099731445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023.40997314453">
                <text:p>1023.4099731445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023.33001708984">
                <text:p>1023.33001708984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023.23999023438">
                <text:p>1023.2399902343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023.33001708984">
                <text:p>1023.33001708984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023.45001220703">
                <text:p>1023.4500122070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023.45001220703">
                <text:p>1023.4500122070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023.42999267578">
                <text:p>1023.4299926757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023.36999511719">
                <text:p>1023.3699951171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023.51000976563">
                <text:p>1023.5100097656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023.48999023438">
                <text:p>1023.4899902343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023.57000732422">
                <text:p>1023.5700073242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023.57000732422">
                <text:p>1023.5700073242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023.53002929688">
                <text:p>1023.5300292968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023.77001953125">
                <text:p>1023.7700195312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023.92999267578">
                <text:p>1023.9299926757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024.06994628906">
                <text:p>1024.0699462890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024.25">
                <text:p>1024.2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024.22998046875">
                <text:p>1024.2299804687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024.32995605469">
                <text:p>1024.3299560546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024.65002441406">
                <text:p>1024.65002441406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024.84997558594">
                <text:p>1024.8499755859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024.93005371094">
                <text:p>1024.9300537109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025.05004882813">
                <text:p>1025.0500488281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025.15002441406">
                <text:p>1025.15002441406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025.21997070313">
                <text:p>1025.2199707031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025.42004394531">
                <text:p>1025.4200439453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025.4599609375">
                <text:p>1025.459960937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025.4599609375">
                <text:p>1025.459960937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025.35998535156">
                <text:p>1025.35998535156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025.47998046875">
                <text:p>1025.4799804687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025.42004394531">
                <text:p>1025.4200439453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025.40002441406">
                <text:p>1025.4000244140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25.30004882813">
                <text:p>1025.3000488281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25.05004882813">
                <text:p>1025.0500488281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24.72998046875">
                <text:p>1024.7299804687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024.58996582031">
                <text:p>1024.5899658203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024.46997070313">
                <text:p>1024.4699707031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024.41003417969">
                <text:p>1024.41003417969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024.48999023438">
                <text:p>1024.4899902343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024.2900390625">
                <text:p>1024.290039062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024.48999023438">
                <text:p>1024.4899902343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024.41003417969">
                <text:p>1024.41003417969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24.34997558594">
                <text:p>1024.34997558594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024.34997558594">
                <text:p>1024.34997558594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024.63000488281">
                <text:p>1024.6300048828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024.58996582031">
                <text:p>1024.5899658203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024.53002929688">
                <text:p>1024.5300292968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024.44995117188">
                <text:p>1024.4499511718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024.46997070313">
                <text:p>1024.4699707031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024.53002929688">
                <text:p>1024.5300292968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024.34997558594">
                <text:p>1024.34997558594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024.55004882813">
                <text:p>1024.5500488281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024.32995605469">
                <text:p>1024.3299560546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024.53002929688">
                <text:p>1024.5300292968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024.65002441406">
                <text:p>1024.65002441406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024.72998046875">
                <text:p>1024.72998046875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025.03002929688">
                <text:p>1025.0300292968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025.19995117188">
                <text:p>1025.1999511718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025.30004882813">
                <text:p>1025.3000488281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025.17004394531">
                <text:p>1025.1700439453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025.33996582031">
                <text:p>1025.33996582031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025.42004394531">
                <text:p>1025.4200439453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025.35998535156">
                <text:p>1025.3599853515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025.31994628906">
                <text:p>1025.3199462890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025.5">
                <text:p>1025.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025.40002441406">
                <text:p>1025.4000244140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025.35998535156">
                <text:p>1025.3599853515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025.4599609375">
                <text:p>1025.4599609375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025.40002441406">
                <text:p>1025.4000244140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025.31994628906">
                <text:p>1025.3199462890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025.23999023438">
                <text:p>1025.2399902343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025.57995605469">
                <text:p>1025.57995605469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025.73999023438">
                <text:p>1025.7399902343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025.71997070313">
                <text:p>1025.7199707031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025.85998535156">
                <text:p>1025.85998535156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025.9599609375">
                <text:p>1025.959960937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026">
                <text:p>102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025.9599609375">
                <text:p>1025.9599609375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025.93994140625">
                <text:p>1025.9399414062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025.97998046875">
                <text:p>1025.9799804687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026.07995605469">
                <text:p>1026.0799560546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026.07995605469">
                <text:p>1026.0799560546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026.11999511719">
                <text:p>1026.11999511719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026.02001953125">
                <text:p>1026.0200195312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026.0400390625">
                <text:p>1026.040039062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26.06005859375">
                <text:p>1026.06005859375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026.14001464844">
                <text:p>1026.1400146484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026.26000976563">
                <text:p>1026.2600097656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026.42004394531">
                <text:p>1026.42004394531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026.21997070313">
                <text:p>1026.2199707031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026.14001464844">
                <text:p>1026.1400146484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026.06005859375">
                <text:p>1026.0600585937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026.31994628906">
                <text:p>1026.3199462890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026.40002441406">
                <text:p>1026.40002441406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026.66003417969">
                <text:p>1026.66003417969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026.52001953125">
                <text:p>1026.520019531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026.88000488281">
                <text:p>1026.88000488281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026.68005371094">
                <text:p>1026.6800537109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026.81994628906">
                <text:p>1026.8199462890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026.85998535156">
                <text:p>1026.85998535156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026.83996582031">
                <text:p>1026.83996582031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027.11999511719">
                <text:p>1027.1199951171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026.88000488281">
                <text:p>1026.8800048828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026.97998046875">
                <text:p>1026.9799804687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026.90002441406">
                <text:p>1026.90002441406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027.0400390625">
                <text:p>1027.0400390625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027.11999511719">
                <text:p>1027.11999511719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027.11999511719">
                <text:p>1027.11999511719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026.9599609375">
                <text:p>1026.959960937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026.92004394531">
                <text:p>1026.9200439453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026.85998535156">
                <text:p>1026.8599853515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026.71997070313">
                <text:p>1026.7199707031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026.78002929688">
                <text:p>1026.7800292968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026.69995117188">
                <text:p>1026.6999511718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026.71997070313">
                <text:p>1026.7199707031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026.88000488281">
                <text:p>1026.88000488281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026.92004394531">
                <text:p>1026.9200439453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027.02001953125">
                <text:p>1027.0200195312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027.27001953125">
                <text:p>1027.2700195312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027.11999511719">
                <text:p>1027.11999511719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027.39001464844">
                <text:p>1027.3900146484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027.43005371094">
                <text:p>1027.4300537109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027.44995117188">
                <text:p>1027.4499511718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027.48999023438">
                <text:p>1027.4899902343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027.67004394531">
                <text:p>1027.6700439453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27.77001953125">
                <text:p>1027.7700195312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27.93005371094">
                <text:p>1027.9300537109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027.94995117188">
                <text:p>1027.9499511718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027.86999511719">
                <text:p>1027.86999511719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027.58996582031">
                <text:p>1027.58996582031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027.77001953125">
                <text:p>1027.7700195312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028.01000976563">
                <text:p>1028.0100097656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027.84997558594">
                <text:p>1027.84997558594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027.7099609375">
                <text:p>1027.709960937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027.67004394531">
                <text:p>1027.6700439453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027.77001953125">
                <text:p>1027.77001953125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027.72998046875">
                <text:p>1027.72998046875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027.77001953125">
                <text:p>1027.7700195312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027.94995117188">
                <text:p>1027.9499511718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028.03002929688">
                <text:p>1028.0300292968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027.96997070313">
                <text:p>1027.9699707031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028.01000976563">
                <text:p>1028.0100097656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028.15002441406">
                <text:p>1028.1500244140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028.32995605469">
                <text:p>1028.32995605469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028.56994628906">
                <text:p>1028.5699462890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028.43005371094">
                <text:p>1028.4300537109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028.61999511719">
                <text:p>1028.61999511719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028.64001464844">
                <text:p>1028.6400146484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28.90002441406">
                <text:p>1028.9000244140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028.98999023438">
                <text:p>1028.9899902343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029.16003417969">
                <text:p>1029.16003417969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029.06005859375">
                <text:p>1029.0600585937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029.21997070313">
                <text:p>1029.2199707031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028.96997070313">
                <text:p>1028.9699707031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028.58996582031">
                <text:p>1028.5899658203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028.25">
                <text:p>1028.2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028.2900390625">
                <text:p>1028.2900390625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028.98999023438">
                <text:p>1028.9899902343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028.73999023438">
                <text:p>1028.7399902343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029.26000976563">
                <text:p>1029.2600097656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029.19995117188">
                <text:p>1029.1999511718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029.93994140625">
                <text:p>1029.9399414062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30.30004882813">
                <text:p>1030.3000488281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30.18005371094">
                <text:p>1030.1800537109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30.53002929688">
                <text:p>1030.5300292968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030.55004882813">
                <text:p>1030.5500488281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030.40002441406">
                <text:p>1030.4000244140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030.23999023438">
                <text:p>1030.2399902343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030.38000488281">
                <text:p>1030.38000488281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030.11999511719">
                <text:p>1030.11999511719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030">
                <text:p>103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029.81994628906">
                <text:p>1029.8199462890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029.57995605469">
                <text:p>1029.57995605469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029.31994628906">
                <text:p>1029.3199462890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028.81994628906">
                <text:p>1028.81994628906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029.11999511719">
                <text:p>1029.1199951171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029.09997558594">
                <text:p>1029.0999755859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028.90002441406">
                <text:p>1028.900024414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